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37"/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8" style:family="table-cell" style:parent-style-name="Default" style:data-style-name="N11"/>
    <style:style style:name="ce9" style:family="table-cell" style:parent-style-name="Default" style:data-style-name="N4">
      <style:table-cell-properties fo:background-color="transparent"/>
    </style:style>
    <style:style style:name="ce10" style:family="table-cell" style:parent-style-name="Default" style:data-style-name="N11">
      <style:table-cell-properties fo:background-color="#ffff00"/>
    </style:style>
    <style:style style:name="ce11" style:family="table-cell" style:parent-style-name="Default" style:data-style-name="N11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2040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225225.65325367" calcext:value-type="float">
            <text:p>1225225.65325367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221161.83661904" calcext:value-type="float">
            <text:p>1221161.8366190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13497.14986412" calcext:value-type="float">
            <text:p>1213497.14986412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02131.65993773" calcext:value-type="float">
            <text:p>1202131.65993773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188396.01801115" calcext:value-type="float">
            <text:p>1188396.01801115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172661.9625553" calcext:value-type="float">
            <text:p>1172661.9625553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54803.05304939" calcext:value-type="float">
            <text:p>1154803.05304939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34519.5457792" calcext:value-type="float">
            <text:p>1134519.545779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12818.16170476" calcext:value-type="float">
            <text:p>1112818.16170476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091519.54804676" calcext:value-type="float">
            <text:p>1091519.54804676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70837.04337689" calcext:value-type="float">
            <text:p>1070837.04337689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50768.13430284" calcext:value-type="float">
            <text:p>1050768.13430284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32717.10448078" calcext:value-type="float">
            <text:p>1032717.1044807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16582.37337023" calcext:value-type="float">
            <text:p>1016582.37337023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03487.52279245" calcext:value-type="float">
            <text:p>1003487.52279245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93886.608771427" calcext:value-type="float">
            <text:p>993886.60877142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87724.832476748" calcext:value-type="float">
            <text:p>987724.832476748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85140.282204749" calcext:value-type="float">
            <text:p>985140.282204749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86208.452628364" calcext:value-type="float">
            <text:p>986208.452628364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990776.779205306" calcext:value-type="float">
            <text:p>990776.779205306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97231.967933214" calcext:value-type="float">
            <text:p>997231.96793321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06581.75691971" calcext:value-type="float">
            <text:p>1006581.75691971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016791.52573228" calcext:value-type="float">
            <text:p>1016791.52573228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27264.39287272" calcext:value-type="float">
            <text:p>1027264.39287272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7108.1322188" calcext:value-type="float">
            <text:p>1037108.1322188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46606.19079905" calcext:value-type="float">
            <text:p>1046606.19079905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55100.25457194" calcext:value-type="float">
            <text:p>1055100.2545719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62844.93468102" calcext:value-type="float">
            <text:p>1062844.93468102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69182.23509926" calcext:value-type="float">
            <text:p>1069182.2350992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74578.80594417" calcext:value-type="float">
            <text:p>1074578.80594417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79282.99854664" calcext:value-type="float">
            <text:p>1079282.99854664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84176.64488056" calcext:value-type="float">
            <text:p>1084176.64488056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8964.73051117" calcext:value-type="float">
            <text:p>1088964.73051117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093775.99829496" calcext:value-type="float">
            <text:p>1093775.99829496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099070.70362963" calcext:value-type="float">
            <text:p>1099070.70362963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103638.67736126" calcext:value-type="float">
            <text:p>1103638.67736126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107611.78444115" calcext:value-type="float">
            <text:p>1107611.78444115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112247.7745548" calcext:value-type="float">
            <text:p>1112247.7745548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118021.2044387" calcext:value-type="float">
            <text:p>1118021.204438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124891.06437716" calcext:value-type="float">
            <text:p>1124891.06437716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132961.24402994" calcext:value-type="float">
            <text:p>1132961.24402994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42942.97691262" calcext:value-type="float">
            <text:p>1142942.97691262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155368.48174719" calcext:value-type="float">
            <text:p>1155368.4817471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171934.93729835" calcext:value-type="float">
            <text:p>1171934.93729835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96707.86614131" calcext:value-type="float">
            <text:p>1196707.8661413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29409.73091686" calcext:value-type="float">
            <text:p>1229409.7309168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69200.43706022" calcext:value-type="float">
            <text:p>1269200.43706022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15981.43205328" calcext:value-type="float">
            <text:p>1315981.43205328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370710.61757525" calcext:value-type="float">
            <text:p>1370710.61757525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432303.1275663" calcext:value-type="float">
            <text:p>1432303.1275663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500933.82501413" calcext:value-type="float">
            <text:p>1500933.82501413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575673.97506158" calcext:value-type="float">
            <text:p>1575673.9750615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656593.63105086" calcext:value-type="float">
            <text:p>1656593.63105086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42628.07986191" calcext:value-type="float">
            <text:p>1742628.0798619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830702.95432837" calcext:value-type="float">
            <text:p>1830702.9543283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19438.10352442" calcext:value-type="float">
            <text:p>1919438.10352442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07610.66064007" calcext:value-type="float">
            <text:p>2007610.6606400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94060.70716616" calcext:value-type="float">
            <text:p>2094060.70716616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177312.82952321" calcext:value-type="float">
            <text:p>2177312.82952321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258299.42138797" calcext:value-type="float">
            <text:p>2258299.42138797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336172.54667223" calcext:value-type="float">
            <text:p>2336172.5466722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409954.4467259" calcext:value-type="float">
            <text:p>2409954.446725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477673.60128534" calcext:value-type="float">
            <text:p>2477673.60128534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539531.79667837" calcext:value-type="float">
            <text:p>2539531.79667837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594926.84368055" calcext:value-type="float">
            <text:p>2594926.84368055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642460.38602982" calcext:value-type="float">
            <text:p>2642460.38602982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681354.24460668" calcext:value-type="float">
            <text:p>2681354.2446066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11498.80222384" calcext:value-type="float">
            <text:p>2711498.80222384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733235.20342781" calcext:value-type="float">
            <text:p>2733235.20342781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746377.06056317" calcext:value-type="float">
            <text:p>2746377.06056317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750193.9517426" calcext:value-type="float">
            <text:p>2750193.9517426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743510.53346998" calcext:value-type="float">
            <text:p>2743510.53346998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725973.07078637" calcext:value-type="float">
            <text:p>2725973.0707863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697898.94109244" calcext:value-type="float">
            <text:p>2697898.94109244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661183.24560049" calcext:value-type="float">
            <text:p>2661183.2456004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617601.06895556" calcext:value-type="float">
            <text:p>2617601.06895556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569289.07254374" calcext:value-type="float">
            <text:p>2569289.07254374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517512.20846105" calcext:value-type="float">
            <text:p>2517512.20846105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462507.47281987" calcext:value-type="float">
            <text:p>2462507.4728198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407604.16338639" calcext:value-type="float">
            <text:p>2407604.16338639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55591.37419954" calcext:value-type="float">
            <text:p>2355591.37419954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08789.26745214" calcext:value-type="float">
            <text:p>2308789.26745214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268097.03744749" calcext:value-type="float">
            <text:p>2268097.03744749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235066.91831615" calcext:value-type="float">
            <text:p>2235066.9183161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210771.93688579" calcext:value-type="float">
            <text:p>2210771.93688579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195530.43039408" calcext:value-type="float">
            <text:p>2195530.43039408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189752.56706795" calcext:value-type="float">
            <text:p>2189752.56706795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193745.30893546" calcext:value-type="float">
            <text:p>2193745.30893546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2206545.57952518" calcext:value-type="float">
            <text:p>2206545.57952518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2227761.58783144" calcext:value-type="float">
            <text:p>2227761.5878314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2256169.1758445" calcext:value-type="float">
            <text:p>2256169.1758445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2289912.32492456" calcext:value-type="float">
            <text:p>2289912.32492456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327811.4902091" calcext:value-type="float">
            <text:p>2327811.4902091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369461.69461441" calcext:value-type="float">
            <text:p>2369461.69461441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413683.82807985" calcext:value-type="float">
            <text:p>2413683.82807985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458228.38040988" calcext:value-type="float">
            <text:p>2458228.38040988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502201.10270068" calcext:value-type="float">
            <text:p>2502201.10270068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543736.01503" calcext:value-type="float">
            <text:p>2543736.01503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581133.71089688" calcext:value-type="float">
            <text:p>2581133.71089688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613437.72736932" calcext:value-type="float">
            <text:p>2613437.72736932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639851.50049568" calcext:value-type="float">
            <text:p>2639851.50049568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659850.21328853" calcext:value-type="float">
            <text:p>2659850.21328853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674163.45907564" calcext:value-type="float">
            <text:p>2674163.45907564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682372.13425227" calcext:value-type="float">
            <text:p>2682372.13425227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683736.42491193" calcext:value-type="float">
            <text:p>2683736.42491193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678949.47448495" calcext:value-type="float">
            <text:p>2678949.47448495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667597.84886694" calcext:value-type="float">
            <text:p>2667597.84886694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649263.43745461" calcext:value-type="float">
            <text:p>2649263.43745461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627171.16641734" calcext:value-type="float">
            <text:p>2627171.16641734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601043.58100839" calcext:value-type="float">
            <text:p>2601043.58100839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571559.92090826" calcext:value-type="float">
            <text:p>2571559.9209082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539288.38834797" calcext:value-type="float">
            <text:p>2539288.38834797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504998.25170073" calcext:value-type="float">
            <text:p>2504998.25170073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468326.10256982" calcext:value-type="float">
            <text:p>2468326.10256982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429999.26432166" calcext:value-type="float">
            <text:p>2429999.2643216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2391305.93631846" calcext:value-type="float">
            <text:p>2391305.93631846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2353562.91433675" calcext:value-type="float">
            <text:p>2353562.91433675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2317026.76331251" calcext:value-type="float">
            <text:p>2317026.76331251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2283198.30916072" calcext:value-type="float">
            <text:p>2283198.30916072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2252301.14240576" calcext:value-type="float">
            <text:p>2252301.14240576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2224037.58753879" calcext:value-type="float">
            <text:p>2224037.58753879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2200829.21195052" calcext:value-type="float">
            <text:p>2200829.21195052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2182742.76225924" calcext:value-type="float">
            <text:p>2182742.76225924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2171214.31829348" calcext:value-type="float">
            <text:p>2171214.31829348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2166601.80342667" calcext:value-type="float">
            <text:p>2166601.80342667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2169494.96638992" calcext:value-type="float">
            <text:p>2169494.96638992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2181524.36625129" calcext:value-type="float">
            <text:p>2181524.36625129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2205095.87533586" calcext:value-type="float">
            <text:p>2205095.87533586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240462.42999339" calcext:value-type="float">
            <text:p>2240462.42999339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288746.80929362" calcext:value-type="float">
            <text:p>2288746.80929362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349851.60354518" calcext:value-type="float">
            <text:p>2349851.60354518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423082.56816634" calcext:value-type="float">
            <text:p>2423082.56816634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07133.86324099" calcext:value-type="float">
            <text:p>2507133.86324099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01933.58163299" calcext:value-type="float">
            <text:p>2601933.58163299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06486.36889106" calcext:value-type="float">
            <text:p>2706486.36889106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18667.58447118" calcext:value-type="float">
            <text:p>2818667.58447118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2940192.23220466" calcext:value-type="float">
            <text:p>2940192.23220466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068345.72817281" calcext:value-type="float">
            <text:p>3068345.72817281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0283.6560356" calcext:value-type="float">
            <text:p>3200283.6560356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335465.81380341" calcext:value-type="float">
            <text:p>3335465.81380341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471048.87935953" calcext:value-type="float">
            <text:p>3471048.87935953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605768.98110139" calcext:value-type="float">
            <text:p>3605768.98110139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737106.98740981" calcext:value-type="float">
            <text:p>3737106.98740981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863465.45636865" calcext:value-type="float">
            <text:p>3863465.45636865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984019.16781891" calcext:value-type="float">
            <text:p>3984019.16781891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4097863.08988523" calcext:value-type="float">
            <text:p>4097863.08988523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4201714.98265371" calcext:value-type="float">
            <text:p>4201714.98265371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4293484.03910085" calcext:value-type="float">
            <text:p>4293484.03910085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4374572.90902805" calcext:value-type="float">
            <text:p>4374572.90902805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4442987.31516464" calcext:value-type="float">
            <text:p>4442987.31516464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float" office:value="4498791.40002867" calcext:value-type="float">
            <text:p>4498791.40002867</text:p>
          </table:table-cell>
        </table:table-row>
      </table:table>
      <table:table table:name="p_from_i_UK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973.93654829277" calcext:value-type="float">
            <text:p>2973.93654829277</text:p>
          </table:table-cell>
          <table:table-cell office:value-type="float" office:value="65029.7967083864" calcext:value-type="float">
            <text:p>65029.7967083864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755.33720560688" calcext:value-type="float">
            <text:p>2755.33720560688</text:p>
          </table:table-cell>
          <table:table-cell office:value-type="float" office:value="61918.3312805138" calcext:value-type="float">
            <text:p>61918.3312805138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565.69858181582" calcext:value-type="float">
            <text:p>2565.69858181582</text:p>
          </table:table-cell>
          <table:table-cell office:value-type="float" office:value="58852.8461186675" calcext:value-type="float">
            <text:p>58852.8461186675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596.35819237395" calcext:value-type="float">
            <text:p>2596.35819237395</text:p>
          </table:table-cell>
          <table:table-cell office:value-type="float" office:value="56058.4988198601" calcext:value-type="float">
            <text:p>56058.4988198601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605.67695044539" calcext:value-type="float">
            <text:p>2605.67695044539</text:p>
          </table:table-cell>
          <table:table-cell office:value-type="float" office:value="53525.9429799778" calcext:value-type="float">
            <text:p>53525.9429799778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584.2502621236" calcext:value-type="float">
            <text:p>2584.2502621236</text:p>
          </table:table-cell>
          <table:table-cell office:value-type="float" office:value="51185.027692933" calcext:value-type="float">
            <text:p>51185.027692933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38.42432744262" calcext:value-type="float">
            <text:p>2638.42432744262</text:p>
          </table:table-cell>
          <table:table-cell office:value-type="float" office:value="49110.6921200349" calcext:value-type="float">
            <text:p>49110.692120034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715.3725124689" calcext:value-type="float">
            <text:p>2715.3725124689</text:p>
          </table:table-cell>
          <table:table-cell office:value-type="float" office:value="47319.1661944445" calcext:value-type="float">
            <text:p>47319.1661944445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685.59420114453" calcext:value-type="float">
            <text:p>2685.59420114453</text:p>
          </table:table-cell>
          <table:table-cell office:value-type="float" office:value="45706.683845251" calcext:value-type="float">
            <text:p>45706.683845251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588.42281811591" calcext:value-type="float">
            <text:p>2588.42281811591</text:p>
          </table:table-cell>
          <table:table-cell office:value-type="float" office:value="44193.1178566474" calcext:value-type="float">
            <text:p>44193.1178566474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550.10613474723" calcext:value-type="float">
            <text:p>2550.10613474723</text:p>
          </table:table-cell>
          <table:table-cell office:value-type="float" office:value="42824.2069944726" calcext:value-type="float">
            <text:p>42824.2069944726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337.83516295002" calcext:value-type="float">
            <text:p>2337.83516295002</text:p>
          </table:table-cell>
          <table:table-cell office:value-type="float" office:value="41405.6126418292" calcext:value-type="float">
            <text:p>41405.6126418292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85.10869616025" calcext:value-type="float">
            <text:p>2185.10869616025</text:p>
          </table:table-cell>
          <table:table-cell office:value-type="float" office:value="39978.310474946" calcext:value-type="float">
            <text:p>39978.310474946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74.67633405553" calcext:value-type="float">
            <text:p>2074.67633405553</text:p>
          </table:table-cell>
          <table:table-cell office:value-type="float" office:value="38573.6388408717" calcext:value-type="float">
            <text:p>38573.638840871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896.49460696724" calcext:value-type="float">
            <text:p>1896.49460696724</text:p>
          </table:table-cell>
          <table:table-cell office:value-type="float" office:value="37121.5767950186" calcext:value-type="float">
            <text:p>37121.5767950186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897.44580829375" calcext:value-type="float">
            <text:p>1897.44580829375</text:p>
          </table:table-cell>
          <table:table-cell office:value-type="float" office:value="35789.1679464728" calcext:value-type="float">
            <text:p>35789.1679464728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17.14392182821" calcext:value-type="float">
            <text:p>1917.14392182821</text:p>
          </table:table-cell>
          <table:table-cell office:value-type="float" office:value="34591.798588245" calcext:value-type="float">
            <text:p>34591.798588245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05.949201655" calcext:value-type="float">
            <text:p>1905.949201655</text:p>
          </table:table-cell>
          <table:table-cell office:value-type="float" office:value="33489.3131387227" calcext:value-type="float">
            <text:p>33489.3131387227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21.87289953493" calcext:value-type="float">
            <text:p>2021.87289953493</text:p>
          </table:table-cell>
          <table:table-cell office:value-type="float" office:value="32607.4273951773" calcext:value-type="float">
            <text:p>32607.4273951773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825.79297139433" calcext:value-type="float">
            <text:p>1825.79297139433</text:p>
          </table:table-cell>
          <table:table-cell office:value-type="float" office:value="31618.2863308755" calcext:value-type="float">
            <text:p>31618.286330875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73.23553777764" calcext:value-type="float">
            <text:p>1973.23553777764</text:p>
          </table:table-cell>
          <table:table-cell office:value-type="float" office:value="30873.4718108979" calcext:value-type="float">
            <text:p>30873.4718108979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723.16549429498" calcext:value-type="float">
            <text:p>1723.16549429498</text:p>
          </table:table-cell>
          <table:table-cell office:value-type="float" office:value="29974.2777671142" calcext:value-type="float">
            <text:p>29974.277767114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559.23444900944" calcext:value-type="float">
            <text:p>1559.23444900944</text:p>
          </table:table-cell>
          <table:table-cell office:value-type="float" office:value="29005.4610208634" calcext:value-type="float">
            <text:p>29005.4610208634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26.68384353983" calcext:value-type="float">
            <text:p>1626.68384353983</text:p>
          </table:table-cell>
          <table:table-cell office:value-type="float" office:value="28173.0083615518" calcext:value-type="float">
            <text:p>28173.0083615518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58.11597453266" calcext:value-type="float">
            <text:p>1458.11597453266</text:p>
          </table:table-cell>
          <table:table-cell office:value-type="float" office:value="27245.5483926531" calcext:value-type="float">
            <text:p>27245.548392653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570.07885312019" calcext:value-type="float">
            <text:p>1570.07885312019</text:p>
          </table:table-cell>
          <table:table-cell office:value-type="float" office:value="26508.8425739292" calcext:value-type="float">
            <text:p>26508.842573929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10.43624970089" calcext:value-type="float">
            <text:p>1610.43624970089</text:p>
          </table:table-cell>
          <table:table-cell office:value-type="float" office:value="25887.5383397488" calcext:value-type="float">
            <text:p>25887.5383397488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70.21905085277" calcext:value-type="float">
            <text:p>1670.21905085277</text:p>
          </table:table-cell>
          <table:table-cell office:value-type="float" office:value="25385.0846345197" calcext:value-type="float">
            <text:p>25385.0846345197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68.85802190101" calcext:value-type="float">
            <text:p>1768.85802190101</text:p>
          </table:table-cell>
          <table:table-cell office:value-type="float" office:value="25041.2080308336" calcext:value-type="float">
            <text:p>25041.2080308336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76.69875685769" calcext:value-type="float">
            <text:p>1976.69875685769</text:p>
          </table:table-cell>
          <table:table-cell office:value-type="float" office:value="24966.3620981507" calcext:value-type="float">
            <text:p>24966.3620981507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29.63258867734" calcext:value-type="float">
            <text:p>1929.63258867734</text:p>
          </table:table-cell>
          <table:table-cell office:value-type="float" office:value="24902.3555805286" calcext:value-type="float">
            <text:p>24902.3555805286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50.54511238531" calcext:value-type="float">
            <text:p>1950.54511238531</text:p>
          </table:table-cell>
          <table:table-cell office:value-type="float" office:value="24908.3513159217" calcext:value-type="float">
            <text:p>24908.3513159217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01.572680727" calcext:value-type="float">
            <text:p>2001.572680727</text:p>
          </table:table-cell>
          <table:table-cell office:value-type="float" office:value="25005.9508667354" calcext:value-type="float">
            <text:p>25005.950866735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000.91707469644" calcext:value-type="float">
            <text:p>2000.91707469644</text:p>
          </table:table-cell>
          <table:table-cell office:value-type="float" office:value="25130.0660976312" calcext:value-type="float">
            <text:p>25130.0660976312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71.71181206204" calcext:value-type="float">
            <text:p>1971.71181206204</text:p>
          </table:table-cell>
          <table:table-cell office:value-type="float" office:value="25245.1410484942" calcext:value-type="float">
            <text:p>25245.141048494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55.25242215483" calcext:value-type="float">
            <text:p>1955.25242215483</text:p>
          </table:table-cell>
          <table:table-cell office:value-type="float" office:value="25357.2960190081" calcext:value-type="float">
            <text:p>25357.2960190081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64.53082394952" calcext:value-type="float">
            <text:p>1864.53082394952</text:p>
          </table:table-cell>
          <table:table-cell office:value-type="float" office:value="25383.8820114918" calcext:value-type="float">
            <text:p>25383.882011491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08.94801283361" calcext:value-type="float">
            <text:p>1808.94801283361</text:p>
          </table:table-cell>
          <table:table-cell office:value-type="float" office:value="25354.4116454945" calcext:value-type="float">
            <text:p>25354.4116454945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82.22601490232" calcext:value-type="float">
            <text:p>1982.22601490232</text:p>
          </table:table-cell>
          <table:table-cell office:value-type="float" office:value="25496.7222682566" calcext:value-type="float">
            <text:p>25496.722268256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36.98062844071" calcext:value-type="float">
            <text:p>1936.98062844071</text:p>
          </table:table-cell>
          <table:table-cell office:value-type="float" office:value="25591.5449154815" calcext:value-type="float">
            <text:p>25591.5449154815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32.02518973151" calcext:value-type="float">
            <text:p>2032.02518973151</text:p>
          </table:table-cell>
          <table:table-cell office:value-type="float" office:value="25776.2608155641" calcext:value-type="float">
            <text:p>25776.2608155641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83.03213305529" calcext:value-type="float">
            <text:p>1883.03213305529</text:p>
          </table:table-cell>
          <table:table-cell office:value-type="float" office:value="25809.9974787486" calcext:value-type="float">
            <text:p>25809.997478748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96.83388425125" calcext:value-type="float">
            <text:p>1996.83388425125</text:p>
          </table:table-cell>
          <table:table-cell office:value-type="float" office:value="25952.7174347279" calcext:value-type="float">
            <text:p>25952.7174347279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28.77084331823" calcext:value-type="float">
            <text:p>2028.77084331823</text:p>
          </table:table-cell>
          <table:table-cell office:value-type="float" office:value="26120.7782457818" calcext:value-type="float">
            <text:p>26120.778245781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10.74662598503" calcext:value-type="float">
            <text:p>2110.74662598503</text:p>
          </table:table-cell>
          <table:table-cell office:value-type="float" office:value="26365.419955371" calcext:value-type="float">
            <text:p>26365.419955371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288.35600082827" calcext:value-type="float">
            <text:p>2288.35600082827</text:p>
          </table:table-cell>
          <table:table-cell office:value-type="float" office:value="26777.4209223436" calcext:value-type="float">
            <text:p>26777.420922343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367.99349594336" calcext:value-type="float">
            <text:p>2367.99349594336</text:p>
          </table:table-cell>
          <table:table-cell office:value-type="float" office:value="27257.987938748" calcext:value-type="float">
            <text:p>27257.987938748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334.97028463035" calcext:value-type="float">
            <text:p>2334.97028463035</text:p>
          </table:table-cell>
          <table:table-cell office:value-type="float" office:value="27693.7804291578" calcext:value-type="float">
            <text:p>27693.7804291578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281.54703581614" calcext:value-type="float">
            <text:p>2281.54703581614</text:p>
          </table:table-cell>
          <table:table-cell office:value-type="float" office:value="28058.7048678245" calcext:value-type="float">
            <text:p>28058.7048678245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377.71872528365" calcext:value-type="float">
            <text:p>2377.71872528365</text:p>
          </table:table-cell>
          <table:table-cell office:value-type="float" office:value="28506.5850549911" calcext:value-type="float">
            <text:p>28506.5850549911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370.76827623511" calcext:value-type="float">
            <text:p>2370.76827623511</text:p>
          </table:table-cell>
          <table:table-cell office:value-type="float" office:value="28922.2021745715" calcext:value-type="float">
            <text:p>28922.2021745715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73.28069208374" calcext:value-type="float">
            <text:p>2173.28069208374</text:p>
          </table:table-cell>
          <table:table-cell office:value-type="float" office:value="29121.9559983514" calcext:value-type="float">
            <text:p>29121.955998351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08.65893686377" calcext:value-type="float">
            <text:p>2108.65893686377</text:p>
          </table:table-cell>
          <table:table-cell office:value-type="float" office:value="29233.3522840496" calcext:value-type="float">
            <text:p>29233.352284049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36.29273162934" calcext:value-type="float">
            <text:p>2036.29273162934</text:p>
          </table:table-cell>
          <table:table-cell office:value-type="float" office:value="29241.859974961" calcext:value-type="float">
            <text:p>29241.85997496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50.8900637023" calcext:value-type="float">
            <text:p>2250.8900637023</text:p>
          </table:table-cell>
          <table:table-cell office:value-type="float" office:value="29441.3162676327" calcext:value-type="float">
            <text:p>29441.3162676327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034.60189838171" calcext:value-type="float">
            <text:p>2034.60189838171</text:p>
          </table:table-cell>
          <table:table-cell office:value-type="float" office:value="29396.5111712416" calcext:value-type="float">
            <text:p>29396.511171241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000.58470757384" calcext:value-type="float">
            <text:p>2000.58470757384</text:p>
          </table:table-cell>
          <table:table-cell office:value-type="float" office:value="29295.5021456235" calcext:value-type="float">
            <text:p>29295.5021456235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27.57030188161" calcext:value-type="float">
            <text:p>1727.57030188161</text:p>
          </table:table-cell>
          <table:table-cell office:value-type="float" office:value="28902.9830820858" calcext:value-type="float">
            <text:p>28902.9830820858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71.11525620652" calcext:value-type="float">
            <text:p>1471.11525620652</text:p>
          </table:table-cell>
          <table:table-cell office:value-type="float" office:value="28239.4122409754" calcext:value-type="float">
            <text:p>28239.412240975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566.97821544811" calcext:value-type="float">
            <text:p>1566.97821544811</text:p>
          </table:table-cell>
          <table:table-cell office:value-type="float" office:value="27660.7041591272" calcext:value-type="float">
            <text:p>27660.704159127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504.42143758683" calcext:value-type="float">
            <text:p>1504.42143758683</text:p>
          </table:table-cell>
          <table:table-cell office:value-type="float" office:value="27022.5888628462" calcext:value-type="float">
            <text:p>27022.5888628462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424.51374643561" calcext:value-type="float">
            <text:p>1424.51374643561</text:p>
          </table:table-cell>
          <table:table-cell office:value-type="float" office:value="26314.3832920613" calcext:value-type="float">
            <text:p>26314.383292061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629.2831547348" calcext:value-type="float">
            <text:p>1629.2831547348</text:p>
          </table:table-cell>
          <table:table-cell office:value-type="float" office:value="25828.7719259591" calcext:value-type="float">
            <text:p>25828.7719259591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16.67280106318" calcext:value-type="float">
            <text:p>1416.67280106318</text:p>
          </table:table-cell>
          <table:table-cell office:value-type="float" office:value="25157.8285993206" calcext:value-type="float">
            <text:p>25157.8285993206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26.30535289298" calcext:value-type="float">
            <text:p>1426.30535289298</text:p>
          </table:table-cell>
          <table:table-cell office:value-type="float" office:value="24530.9192990261" calcext:value-type="float">
            <text:p>24530.9192990261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516.83541603053" calcext:value-type="float">
            <text:p>1516.83541603053</text:p>
          </table:table-cell>
          <table:table-cell office:value-type="float" office:value="24033.3564081022" calcext:value-type="float">
            <text:p>24033.356408102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730.95084253432" calcext:value-type="float">
            <text:p>1730.95084253432</text:p>
          </table:table-cell>
          <table:table-cell office:value-type="float" office:value="23793.8375267438" calcext:value-type="float">
            <text:p>23793.8375267438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52.7624049186" calcext:value-type="float">
            <text:p>1752.7624049186</text:p>
          </table:table-cell>
          <table:table-cell office:value-type="float" office:value="23620.6877389295" calcext:value-type="float">
            <text:p>23620.687738929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55.61042531859" calcext:value-type="float">
            <text:p>1755.61042531859</text:p>
          </table:table-cell>
          <table:table-cell office:value-type="float" office:value="23489.0105675428" calcext:value-type="float">
            <text:p>23489.0105675428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90.99548352604" calcext:value-type="float">
            <text:p>1990.99548352604</text:p>
          </table:table-cell>
          <table:table-cell office:value-type="float" office:value="23634.2634854054" calcext:value-type="float">
            <text:p>23634.263485405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066.41270346136" calcext:value-type="float">
            <text:p>2066.41270346136</text:p>
          </table:table-cell>
          <table:table-cell office:value-type="float" office:value="23888.2346061063" calcext:value-type="float">
            <text:p>23888.234606106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053.47804294677" calcext:value-type="float">
            <text:p>2053.47804294677</text:p>
          </table:table-cell>
          <table:table-cell office:value-type="float" office:value="24162.0344327668" calcext:value-type="float">
            <text:p>24162.0344327668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046.50391148038" calcext:value-type="float">
            <text:p>2046.50391148038</text:p>
          </table:table-cell>
          <table:table-cell office:value-type="float" office:value="24446.8243703052" calcext:value-type="float">
            <text:p>24446.8243703052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058.4093237404" calcext:value-type="float">
            <text:p>2058.4093237404</text:p>
          </table:table-cell>
          <table:table-cell office:value-type="float" office:value="24755.1169346104" calcext:value-type="float">
            <text:p>24755.1169346104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148.2133281478" calcext:value-type="float">
            <text:p>2148.2133281478</text:p>
          </table:table-cell>
          <table:table-cell office:value-type="float" office:value="25155.2045513235" calcext:value-type="float">
            <text:p>25155.204551323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208.74915605067" calcext:value-type="float">
            <text:p>2208.74915605067</text:p>
          </table:table-cell>
          <table:table-cell office:value-type="float" office:value="25608.2157894515" calcext:value-type="float">
            <text:p>25608.2157894515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210.73450292211" calcext:value-type="float">
            <text:p>2210.73450292211</text:p>
          </table:table-cell>
          <table:table-cell office:value-type="float" office:value="26051.7453389455" calcext:value-type="float">
            <text:p>26051.745338945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141.64364277135" calcext:value-type="float">
            <text:p>2141.64364277135</text:p>
          </table:table-cell>
          <table:table-cell office:value-type="float" office:value="26411.5093268217" calcext:value-type="float">
            <text:p>26411.5093268217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199.0629506403" calcext:value-type="float">
            <text:p>2199.0629506403</text:p>
          </table:table-cell>
          <table:table-cell office:value-type="float" office:value="26809.1208503579" calcext:value-type="float">
            <text:p>26809.120850357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333.6118519329" calcext:value-type="float">
            <text:p>2333.6118519329</text:p>
          </table:table-cell>
          <table:table-cell office:value-type="float" office:value="27314.1474306568" calcext:value-type="float">
            <text:p>27314.1474306568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292.13346826121" calcext:value-type="float">
            <text:p>2292.13346826121</text:p>
          </table:table-cell>
          <table:table-cell office:value-type="float" office:value="27750.7145519252" calcext:value-type="float">
            <text:p>27750.7145519252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46.5106068965" calcext:value-type="float">
            <text:p>2546.5106068965</text:p>
          </table:table-cell>
          <table:table-cell office:value-type="float" office:value="28417.0132920235" calcext:value-type="float">
            <text:p>28417.013292023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5.60524290058" calcext:value-type="float">
            <text:p>2915.60524290058</text:p>
          </table:table-cell>
          <table:table-cell office:value-type="float" office:value="29422.2868477824" calcext:value-type="float">
            <text:p>29422.2868477824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182.84116068829" calcext:value-type="float">
            <text:p>3182.84116068829</text:p>
          </table:table-cell>
          <table:table-cell office:value-type="float" office:value="30662.8014827796" calcext:value-type="float">
            <text:p>30662.8014827796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366.82003280956" calcext:value-type="float">
            <text:p>3366.82003280956</text:p>
          </table:table-cell>
          <table:table-cell office:value-type="float" office:value="32044.9329812973" calcext:value-type="float">
            <text:p>32044.9329812973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770.72554920242" calcext:value-type="float">
            <text:p>3770.72554920242</text:p>
          </table:table-cell>
          <table:table-cell office:value-type="float" office:value="33793.33312829" calcext:value-type="float">
            <text:p>33793.33312829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183.61427297246" calcext:value-type="float">
            <text:p>4183.61427297246</text:p>
          </table:table-cell>
          <table:table-cell office:value-type="float" office:value="35903.0285090055" calcext:value-type="float">
            <text:p>35903.028509005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4488.72394306608" calcext:value-type="float">
            <text:p>4488.72394306608</text:p>
          </table:table-cell>
          <table:table-cell office:value-type="float" office:value="38260.2435766796" calcext:value-type="float">
            <text:p>38260.243576679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996.34133910694" calcext:value-type="float">
            <text:p>4996.34133910694</text:p>
          </table:table-cell>
          <table:table-cell office:value-type="float" office:value="41051.8024212247" calcext:value-type="float">
            <text:p>41051.8024212247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5413.39205217709" calcext:value-type="float">
            <text:p>5413.39205217709</text:p>
          </table:table-cell>
          <table:table-cell office:value-type="float" office:value="44161.4944718119" calcext:value-type="float">
            <text:p>44161.4944718119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128.23965150458" calcext:value-type="float">
            <text:p>6128.23965150458</text:p>
          </table:table-cell>
          <table:table-cell office:value-type="float" office:value="47872.514137741" calcext:value-type="float">
            <text:p>47872.51413774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523.04766201627" calcext:value-type="float">
            <text:p>6523.04766201627</text:p>
          </table:table-cell>
          <table:table-cell office:value-type="float" office:value="51844.0145835006" calcext:value-type="float">
            <text:p>51844.014583500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295.49394146364" calcext:value-type="float">
            <text:p>7295.49394146364</text:p>
          </table:table-cell>
          <table:table-cell office:value-type="float" office:value="56423.445594486" calcext:value-type="float">
            <text:p>56423.44559448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7398.79243883544" calcext:value-type="float">
            <text:p>7398.79243883544</text:p>
          </table:table-cell>
          <table:table-cell office:value-type="float" office:value="60926.6687929888" calcext:value-type="float">
            <text:p>60926.6687929888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948.40935382211" calcext:value-type="float">
            <text:p>7948.40935382211</text:p>
          </table:table-cell>
          <table:table-cell office:value-type="float" office:value="65766.5362458557" calcext:value-type="float">
            <text:p>65766.5362458557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32.40785737887" calcext:value-type="float">
            <text:p>8832.40785737887</text:p>
          </table:table-cell>
          <table:table-cell office:value-type="float" office:value="71248.0112661044" calcext:value-type="float">
            <text:p>71248.011266104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56.63963903878" calcext:value-type="float">
            <text:p>9256.63963903878</text:p>
          </table:table-cell>
          <table:table-cell office:value-type="float" office:value="76882.2242790255" calcext:value-type="float">
            <text:p>76882.224279025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231.2337920624" calcext:value-type="float">
            <text:p>10231.2337920624</text:p>
          </table:table-cell>
          <table:table-cell office:value-type="float" office:value="83198.4944970918" calcext:value-type="float">
            <text:p>83198.4944970918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508.7702175624" calcext:value-type="float">
            <text:p>10508.7702175624</text:p>
          </table:table-cell>
          <table:table-cell office:value-type="float" office:value="89473.8655546991" calcext:value-type="float">
            <text:p>89473.865554699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897.6320454039" calcext:value-type="float">
            <text:p>11897.6320454039</text:p>
          </table:table-cell>
          <table:table-cell office:value-type="float" office:value="96787.521140976" calcext:value-type="float">
            <text:p>96787.521140976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658.6531114266" calcext:value-type="float">
            <text:p>12658.6531114266</text:p>
          </table:table-cell>
          <table:table-cell office:value-type="float" office:value="104489.442121988" calcext:value-type="float">
            <text:p>104489.44212198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504.6272678441" calcext:value-type="float">
            <text:p>13504.6272678441</text:p>
          </table:table-cell>
          <table:table-cell office:value-type="float" office:value="112638.744136319" calcext:value-type="float">
            <text:p>112638.744136319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27.2896004888" calcext:value-type="float">
            <text:p>15027.2896004888</text:p>
          </table:table-cell>
          <table:table-cell office:value-type="float" office:value="121881.478670855" calcext:value-type="float">
            <text:p>121881.478670855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5989.3850785938" calcext:value-type="float">
            <text:p>15989.3850785938</text:p>
          </table:table-cell>
          <table:table-cell office:value-type="float" office:value="131624.061062444" calcext:value-type="float">
            <text:p>131624.061062444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6862.4633151515" calcext:value-type="float">
            <text:p>16862.4633151515</text:p>
          </table:table-cell>
          <table:table-cell office:value-type="float" office:value="141739.872728489" calcext:value-type="float">
            <text:p>141739.87272848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300.0413762495" calcext:value-type="float">
            <text:p>17300.0413762495</text:p>
          </table:table-cell>
          <table:table-cell office:value-type="float" office:value="151754.983154347" calcext:value-type="float">
            <text:p>151754.983154347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367.6002172198" calcext:value-type="float">
            <text:p>18367.6002172198</text:p>
          </table:table-cell>
          <table:table-cell office:value-type="float" office:value="162259.611560214" calcext:value-type="float">
            <text:p>162259.611560214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139.9915010132" calcext:value-type="float">
            <text:p>19139.9915010132</text:p>
          </table:table-cell>
          <table:table-cell office:value-type="float" office:value="172920.266288165" calcext:value-type="float">
            <text:p>172920.266288165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548.8580049901" calcext:value-type="float">
            <text:p>19548.8580049901</text:p>
          </table:table-cell>
          <table:table-cell office:value-type="float" office:value="183333.530285486" calcext:value-type="float">
            <text:p>183333.530285486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6.2623537536" calcext:value-type="float">
            <text:p>20486.2623537536</text:p>
          </table:table-cell>
          <table:table-cell office:value-type="float" office:value="193993.855162323" calcext:value-type="float">
            <text:p>193993.85516232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973.2226944556" calcext:value-type="float">
            <text:p>20973.2226944556</text:p>
          </table:table-cell>
          <table:table-cell office:value-type="float" office:value="204428.410111008" calcext:value-type="float">
            <text:p>204428.41011100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1384.6051502769" calcext:value-type="float">
            <text:p>21384.6051502769</text:p>
          </table:table-cell>
          <table:table-cell office:value-type="float" office:value="214533.516863973" calcext:value-type="float">
            <text:p>214533.51686397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128.7949536428" calcext:value-type="float">
            <text:p>22128.7949536428</text:p>
          </table:table-cell>
          <table:table-cell office:value-type="float" office:value="224625.386094281" calcext:value-type="float">
            <text:p>224625.386094281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646.1679165568" calcext:value-type="float">
            <text:p>22646.1679165568</text:p>
          </table:table-cell>
          <table:table-cell office:value-type="float" office:value="234472.448098009" calcext:value-type="float">
            <text:p>234472.448098009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099.3618221979" calcext:value-type="float">
            <text:p>24099.3618221979</text:p>
          </table:table-cell>
          <table:table-cell office:value-type="float" office:value="245010.643698601" calcext:value-type="float">
            <text:p>245010.64369860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196.3069111594" calcext:value-type="float">
            <text:p>25196.3069111594</text:p>
          </table:table-cell>
          <table:table-cell office:value-type="float" office:value="255881.040142145" calcext:value-type="float">
            <text:p>255881.040142145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308.11301673" calcext:value-type="float">
            <text:p>26308.11301673</text:p>
          </table:table-cell>
          <table:table-cell office:value-type="float" office:value="267102.610021284" calcext:value-type="float">
            <text:p>267102.6100212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494.4087444483" calcext:value-type="float">
            <text:p>27494.4087444483</text:p>
          </table:table-cell>
          <table:table-cell office:value-type="float" office:value="278753.831157124" calcext:value-type="float">
            <text:p>278753.831157124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195.0668295336" calcext:value-type="float">
            <text:p>29195.0668295336</text:p>
          </table:table-cell>
          <table:table-cell office:value-type="float" office:value="291340.711347422" calcext:value-type="float">
            <text:p>291340.711347422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0141.6951212223" calcext:value-type="float">
            <text:p>30141.6951212223</text:p>
          </table:table-cell>
          <table:table-cell office:value-type="float" office:value="304102.726937673" calcext:value-type="float">
            <text:p>304102.72693767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49.5192419894" calcext:value-type="float">
            <text:p>31149.5192419894</text:p>
          </table:table-cell>
          <table:table-cell office:value-type="float" office:value="317078.029045441" calcext:value-type="float">
            <text:p>317078.029045441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03.0425050582" calcext:value-type="float">
            <text:p>32403.0425050582</text:p>
          </table:table-cell>
          <table:table-cell office:value-type="float" office:value="330498.248044855" calcext:value-type="float">
            <text:p>330498.24804485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559.6398343429" calcext:value-type="float">
            <text:p>33559.6398343429</text:p>
          </table:table-cell>
          <table:table-cell office:value-type="float" office:value="344230.890779574" calcext:value-type="float">
            <text:p>344230.89077957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745.7331917343" calcext:value-type="float">
            <text:p>34745.7331917343</text:p>
          </table:table-cell>
          <table:table-cell office:value-type="float" office:value="358293.494575505" calcext:value-type="float">
            <text:p>358293.494575505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5330.3799997902" calcext:value-type="float">
            <text:p>35330.3799997902</text:p>
          </table:table-cell>
          <table:table-cell office:value-type="float" office:value="372043.198072279" calcext:value-type="float">
            <text:p>372043.19807227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465.77285285" calcext:value-type="float">
            <text:p>36465.77285285</text:p>
          </table:table-cell>
          <table:table-cell office:value-type="float" office:value="385994.541742689" calcext:value-type="float">
            <text:p>385994.541742689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7052.9832109015" calcext:value-type="float">
            <text:p>37052.9832109015</text:p>
          </table:table-cell>
          <table:table-cell office:value-type="float" office:value="399585.531359106" calcext:value-type="float">
            <text:p>399585.531359106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7130.5787619672" calcext:value-type="float">
            <text:p>37130.5787619672</text:p>
          </table:table-cell>
          <table:table-cell office:value-type="float" office:value="412271.750996812" calcext:value-type="float">
            <text:p>412271.750996812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631.7392055333" calcext:value-type="float">
            <text:p>36631.7392055333</text:p>
          </table:table-cell>
          <table:table-cell office:value-type="float" office:value="423479.016552133" calcext:value-type="float">
            <text:p>423479.01655213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409.3415389122" calcext:value-type="float">
            <text:p>37409.3415389122</text:p>
          </table:table-cell>
          <table:table-cell office:value-type="float" office:value="434450.670398796" calcext:value-type="float">
            <text:p>434450.670398796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083.7454265725" calcext:value-type="float">
            <text:p>38083.7454265725</text:p>
          </table:table-cell>
          <table:table-cell office:value-type="float" office:value="445108.950318546" calcext:value-type="float">
            <text:p>445108.95031854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511.8298770703" calcext:value-type="float">
            <text:p>39511.8298770703</text:p>
          </table:table-cell>
          <table:table-cell office:value-type="float" office:value="456226.754787019" calcext:value-type="float">
            <text:p>456226.75478701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140.2694881088" calcext:value-type="float">
            <text:p>40140.2694881088</text:p>
          </table:table-cell>
          <table:table-cell office:value-type="float" office:value="467019.429244078" calcext:value-type="float">
            <text:p>467019.42924407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406.6968571905" calcext:value-type="float">
            <text:p>41406.6968571905</text:p>
          </table:table-cell>
          <table:table-cell office:value-type="float" office:value="478173.619587036" calcext:value-type="float">
            <text:p>478173.619587036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842.0327182432" calcext:value-type="float">
            <text:p>41842.0327182432</text:p>
          </table:table-cell>
          <table:table-cell office:value-type="float" office:value="488890.964264551" calcext:value-type="float">
            <text:p>488890.96426455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792.3960620531" calcext:value-type="float">
            <text:p>42792.3960620531</text:p>
          </table:table-cell>
          <table:table-cell office:value-type="float" office:value="499721.606034098" calcext:value-type="float">
            <text:p>499721.60603409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4244.7967481921" calcext:value-type="float">
            <text:p>44244.7967481921</text:p>
          </table:table-cell>
          <table:table-cell office:value-type="float" office:value="511170.948629897" calcext:value-type="float">
            <text:p>511170.94862989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5066.1188065672" calcext:value-type="float">
            <text:p>45066.1188065672</text:p>
          </table:table-cell>
          <table:table-cell office:value-type="float" office:value="522630.41019218" calcext:value-type="float">
            <text:p>522630.41019218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4913.0524998588" calcext:value-type="float">
            <text:p>44913.0524998588</text:p>
          </table:table-cell>
          <table:table-cell office:value-type="float" office:value="533141.800824335" calcext:value-type="float">
            <text:p>533141.800824335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3853.9996748488" calcext:value-type="float">
            <text:p>43853.9996748488</text:p>
          </table:table-cell>
          <table:table-cell office:value-type="float" office:value="541787.308863236" calcext:value-type="float">
            <text:p>541787.30886323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3669.9055374849" calcext:value-type="float">
            <text:p>43669.9055374849</text:p>
          </table:table-cell>
          <table:table-cell office:value-type="float" office:value="549454.181760852" calcext:value-type="float">
            <text:p>549454.18176085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4616.5587734788" calcext:value-type="float">
            <text:p>44616.5587734788</text:p>
          </table:table-cell>
          <table:table-cell office:value-type="float" office:value="557282.683303402" calcext:value-type="float">
            <text:p>557282.683303402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528.2756442872" calcext:value-type="float">
            <text:p>44528.2756442872</text:p>
          </table:table-cell>
          <table:table-cell office:value-type="float" office:value="564250.95193422" calcext:value-type="float">
            <text:p>564250.9519342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4807.6470573144" calcext:value-type="float">
            <text:p>44807.6470573144</text:p>
          </table:table-cell>
          <table:table-cell office:value-type="float" office:value="570764.756285408" calcext:value-type="float">
            <text:p>570764.75628540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704.6397679594" calcext:value-type="float">
            <text:p>45704.6397679594</text:p>
          </table:table-cell>
          <table:table-cell office:value-type="float" office:value="577459.115904901" calcext:value-type="float">
            <text:p>577459.11590490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4195.9295740707" calcext:value-type="float">
            <text:p>44195.9295740707</text:p>
          </table:table-cell>
          <table:table-cell office:value-type="float" office:value="581983.408002597" calcext:value-type="float">
            <text:p>581983.408002597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265.5468296843" calcext:value-type="float">
            <text:p>43265.5468296843</text:p>
          </table:table-cell>
          <table:table-cell office:value-type="float" office:value="584960.534165189" calcext:value-type="float">
            <text:p>584960.53416518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967.2614947308" calcext:value-type="float">
            <text:p>41967.2614947308</text:p>
          </table:table-cell>
          <table:table-cell office:value-type="float" office:value="586068.171643172" calcext:value-type="float">
            <text:p>586068.171643172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96.9179038542" calcext:value-type="float">
            <text:p>42296.9179038542</text:p>
          </table:table-cell>
          <table:table-cell office:value-type="float" office:value="586977.849694616" calcext:value-type="float">
            <text:p>586977.849694616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233.49371503" calcext:value-type="float">
            <text:p>41233.49371503</text:p>
          </table:table-cell>
          <table:table-cell office:value-type="float" office:value="586382.384717625" calcext:value-type="float">
            <text:p>586382.384717625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1722.1615864854" calcext:value-type="float">
            <text:p>41722.1615864854</text:p>
          </table:table-cell>
          <table:table-cell office:value-type="float" office:value="585905.86260211" calcext:value-type="float">
            <text:p>585905.8626021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449.8023024928" calcext:value-type="float">
            <text:p>42449.8023024928</text:p>
          </table:table-cell>
          <table:table-cell office:value-type="float" office:value="585860.256019441" calcext:value-type="float">
            <text:p>585860.256019441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736.3860332536" calcext:value-type="float">
            <text:p>42736.3860332536</text:p>
          </table:table-cell>
          <table:table-cell office:value-type="float" office:value="585885.62068801" calcext:value-type="float">
            <text:p>585885.6206880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969.8879185127" calcext:value-type="float">
            <text:p>42969.8879185127</text:p>
          </table:table-cell>
          <table:table-cell office:value-type="float" office:value="585997.763147122" calcext:value-type="float">
            <text:p>585997.76314712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97.3477069003" calcext:value-type="float">
            <text:p>43097.3477069003</text:p>
          </table:table-cell>
          <table:table-cell office:value-type="float" office:value="586160.223760293" calcext:value-type="float">
            <text:p>586160.223760293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461.959580146" calcext:value-type="float">
            <text:p>42461.959580146</text:p>
          </table:table-cell>
          <table:table-cell office:value-type="float" office:value="585635.524988823" calcext:value-type="float">
            <text:p>585635.52498882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3706.5817454005" calcext:value-type="float">
            <text:p>43706.5817454005</text:p>
          </table:table-cell>
          <table:table-cell office:value-type="float" office:value="586343.27183703" calcext:value-type="float">
            <text:p>586343.2718370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3381.3144521114" calcext:value-type="float">
            <text:p>43381.3144521114</text:p>
          </table:table-cell>
          <table:table-cell office:value-type="float" office:value="586740.207304551" calcext:value-type="float">
            <text:p>586740.2073045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3869.558364397" calcext:value-type="float">
            <text:p>43869.558364397</text:p>
          </table:table-cell>
          <table:table-cell office:value-type="float" office:value="587657.1180347" calcext:value-type="float">
            <text:p>587657.118034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4447.6481904678" calcext:value-type="float">
            <text:p>44447.6481904678</text:p>
          </table:table-cell>
          <table:table-cell office:value-type="float" office:value="589148.849534097" calcext:value-type="float">
            <text:p>589148.849534097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3429.4362957505" calcext:value-type="float">
            <text:p>43429.4362957505</text:p>
          </table:table-cell>
          <table:table-cell office:value-type="float" office:value="589615.753369146" calcext:value-type="float">
            <text:p>589615.75336914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3221.9590970643" calcext:value-type="float">
            <text:p>43221.9590970643</text:p>
          </table:table-cell>
          <table:table-cell office:value-type="float" office:value="589839.318173583" calcext:value-type="float">
            <text:p>589839.318173583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880.5619087632" calcext:value-type="float">
            <text:p>41880.5619087632</text:p>
          </table:table-cell>
          <table:table-cell office:value-type="float" office:value="588694.204343043" calcext:value-type="float">
            <text:p>588694.20434304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313.6735896398" calcext:value-type="float">
            <text:p>41313.6735896398</text:p>
          </table:table-cell>
          <table:table-cell office:value-type="float" office:value="586930.85627416" calcext:value-type="float">
            <text:p>586930.85627416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281.7679843988" calcext:value-type="float">
            <text:p>40281.7679843988</text:p>
          </table:table-cell>
          <table:table-cell office:value-type="float" office:value="584106.186281364" calcext:value-type="float">
            <text:p>584106.18628136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9029.4150670983" calcext:value-type="float">
            <text:p>39029.4150670983</text:p>
          </table:table-cell>
          <table:table-cell office:value-type="float" office:value="579999.277296685" calcext:value-type="float">
            <text:p>579999.27729668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6522.8245484568" calcext:value-type="float">
            <text:p>36522.8245484568</text:p>
          </table:table-cell>
          <table:table-cell office:value-type="float" office:value="573371.34671149" calcext:value-type="float">
            <text:p>573371.34671149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4849.8789554042" calcext:value-type="float">
            <text:p>34849.8789554042</text:p>
          </table:table-cell>
          <table:table-cell office:value-type="float" office:value="565113.522024404" calcext:value-type="float">
            <text:p>565113.522024404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3156.4412093139" calcext:value-type="float">
            <text:p>33156.4412093139</text:p>
          </table:table-cell>
          <table:table-cell office:value-type="float" office:value="555284.748567644" calcext:value-type="float">
            <text:p>555284.74856764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2083.5748040479" calcext:value-type="float">
            <text:p>32083.5748040479</text:p>
          </table:table-cell>
          <table:table-cell office:value-type="float" office:value="544597.887023692" calcext:value-type="float">
            <text:p>544597.887023692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1407.0172756772" calcext:value-type="float">
            <text:p>31407.0172756772</text:p>
          </table:table-cell>
          <table:table-cell office:value-type="float" office:value="533513.429134078" calcext:value-type="float">
            <text:p>533513.429134078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1608.3738579437" calcext:value-type="float">
            <text:p>31608.3738579437</text:p>
          </table:table-cell>
          <table:table-cell office:value-type="float" office:value="522982.247272896" calcext:value-type="float">
            <text:p>522982.24727289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1255.2783824029" calcext:value-type="float">
            <text:p>31255.2783824029</text:p>
          </table:table-cell>
          <table:table-cell office:value-type="float" office:value="512578.49723824" calcext:value-type="float">
            <text:p>512578.49723824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870.8029384443" calcext:value-type="float">
            <text:p>30870.8029384443</text:p>
          </table:table-cell>
          <table:table-cell office:value-type="float" office:value="502352.744898788" calcext:value-type="float">
            <text:p>502352.744898788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449.4345858242" calcext:value-type="float">
            <text:p>30449.4345858242</text:p>
          </table:table-cell>
          <table:table-cell office:value-type="float" office:value="492329.23434368" calcext:value-type="float">
            <text:p>492329.23434368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0420.3878300248" calcext:value-type="float">
            <text:p>30420.3878300248</text:p>
          </table:table-cell>
          <table:table-cell office:value-type="float" office:value="483013.647286716" calcext:value-type="float">
            <text:p>483013.647286716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1600.0613723789" calcext:value-type="float">
            <text:p>31600.0613723789</text:p>
          </table:table-cell>
          <table:table-cell office:value-type="float" office:value="475629.451578754" calcext:value-type="float">
            <text:p>475629.451578754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884.1056921442" calcext:value-type="float">
            <text:p>30884.1056921442</text:p>
          </table:table-cell>
          <table:table-cell office:value-type="float" office:value="468302.274708549" calcext:value-type="float">
            <text:p>468302.274708549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1762.2692253463" calcext:value-type="float">
            <text:p>31762.2692253463</text:p>
          </table:table-cell>
          <table:table-cell office:value-type="float" office:value="462579.97072408" calcext:value-type="float">
            <text:p>462579.97072408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3483.1640963326" calcext:value-type="float">
            <text:p>33483.1640963326</text:p>
          </table:table-cell>
          <table:table-cell office:value-type="float" office:value="459317.265474047" calcext:value-type="float">
            <text:p>459317.26547404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4194.3796822816" calcext:value-type="float">
            <text:p>34194.3796822816</text:p>
          </table:table-cell>
          <table:table-cell office:value-type="float" office:value="457425.802444466" calcext:value-type="float">
            <text:p>457425.80244446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5490.931443585" calcext:value-type="float">
            <text:p>35490.931443585</text:p>
          </table:table-cell>
          <table:table-cell office:value-type="float" office:value="457430.901875863" calcext:value-type="float">
            <text:p>457430.90187586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5847.4067206362" calcext:value-type="float">
            <text:p>35847.4067206362</text:p>
          </table:table-cell>
          <table:table-cell office:value-type="float" office:value="458329.982341353" calcext:value-type="float">
            <text:p>458329.982341353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7203.9196280804" calcext:value-type="float">
            <text:p>37203.9196280804</text:p>
          </table:table-cell>
          <table:table-cell office:value-type="float" office:value="461033.255567872" calcext:value-type="float">
            <text:p>461033.25556787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8678.0769169588" calcext:value-type="float">
            <text:p>38678.0769169588</text:p>
          </table:table-cell>
          <table:table-cell office:value-type="float" office:value="465558.597024299" calcext:value-type="float">
            <text:p>465558.59702429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9912.9270509675" calcext:value-type="float">
            <text:p>39912.9270509675</text:p>
          </table:table-cell>
          <table:table-cell office:value-type="float" office:value="471574.811738812" calcext:value-type="float">
            <text:p>471574.811738812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1923.0600541513" calcext:value-type="float">
            <text:p>41923.0600541513</text:p>
          </table:table-cell>
          <table:table-cell office:value-type="float" office:value="479696.506541601" calcext:value-type="float">
            <text:p>479696.506541601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3699.0092207243" calcext:value-type="float">
            <text:p>43699.0092207243</text:p>
          </table:table-cell>
          <table:table-cell office:value-type="float" office:value="489613.116937793" calcext:value-type="float">
            <text:p>489613.116937793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171.829033395" calcext:value-type="float">
            <text:p>46171.829033395</text:p>
          </table:table-cell>
          <table:table-cell office:value-type="float" office:value="501879.651244312" calcext:value-type="float">
            <text:p>501879.651244312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49142.8400160479" calcext:value-type="float">
            <text:p>49142.8400160479</text:p>
          </table:table-cell>
          <table:table-cell office:value-type="float" office:value="516869.29703375" calcext:value-type="float">
            <text:p>516869.29703375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1275.601367409" calcext:value-type="float">
            <text:p>51275.601367409</text:p>
          </table:table-cell>
          <table:table-cell office:value-type="float" office:value="533652.608293526" calcext:value-type="float">
            <text:p>533652.608293526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3001.1576559269" calcext:value-type="float">
            <text:p>53001.1576559269</text:p>
          </table:table-cell>
          <table:table-cell office:value-type="float" office:value="551661.444503659" calcext:value-type="float">
            <text:p>551661.444503659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5855.9434406569" calcext:value-type="float">
            <text:p>55855.9434406569</text:p>
          </table:table-cell>
          <table:table-cell office:value-type="float" office:value="571906.395126942" calcext:value-type="float">
            <text:p>571906.39512694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928.1111568735" calcext:value-type="float">
            <text:p>58928.1111568735</text:p>
          </table:table-cell>
          <table:table-cell office:value-type="float" office:value="594435.705261678" calcext:value-type="float">
            <text:p>594435.70526167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342.2529282712" calcext:value-type="float">
            <text:p>60342.2529282712</text:p>
          </table:table-cell>
          <table:table-cell office:value-type="float" office:value="617455.276904028" calcext:value-type="float">
            <text:p>617455.276904028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5125.7392153528" calcext:value-type="float">
            <text:p>65125.7392153528</text:p>
          </table:table-cell>
          <table:table-cell office:value-type="float" office:value="644191.411019339" calcext:value-type="float">
            <text:p>644191.411019339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6099.9123397573" calcext:value-type="float">
            <text:p>66099.9123397573</text:p>
          </table:table-cell>
          <table:table-cell office:value-type="float" office:value="670718.509448325" calcext:value-type="float">
            <text:p>670718.50944832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8040.3264333875" calcext:value-type="float">
            <text:p>68040.3264333875</text:p>
          </table:table-cell>
          <table:table-cell office:value-type="float" office:value="697835.54048394" calcext:value-type="float">
            <text:p>697835.5404839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68706.133068651" calcext:value-type="float">
            <text:p>68706.133068651</text:p>
          </table:table-cell>
          <table:table-cell office:value-type="float" office:value="724129.622742556" calcext:value-type="float">
            <text:p>724129.62274255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1896.9025298722" calcext:value-type="float">
            <text:p>71896.9025298722</text:p>
          </table:table-cell>
          <table:table-cell office:value-type="float" office:value="751985.306700367" calcext:value-type="float">
            <text:p>751985.30670036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4303.1837197279" calcext:value-type="float">
            <text:p>74303.1837197279</text:p>
          </table:table-cell>
          <table:table-cell office:value-type="float" office:value="780505.529716843" calcext:value-type="float">
            <text:p>780505.529716843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6960.5276377793" calcext:value-type="float">
            <text:p>76960.5276377793</text:p>
          </table:table-cell>
          <table:table-cell office:value-type="float" office:value="809838.735069237" calcext:value-type="float">
            <text:p>809838.735069237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9691.8644819011" calcext:value-type="float">
            <text:p>79691.8644819011</text:p>
          </table:table-cell>
          <table:table-cell office:value-type="float" office:value="840006.93757273" calcext:value-type="float">
            <text:p>840006.93757273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1109.8940684515" calcext:value-type="float">
            <text:p>81109.8940684515</text:p>
          </table:table-cell>
          <table:table-cell office:value-type="float" office:value="869639.273725456" calcext:value-type="float">
            <text:p>869639.27372545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2679.1944532953" calcext:value-type="float">
            <text:p>82679.1944532953</text:p>
          </table:table-cell>
          <table:table-cell office:value-type="float" office:value="898835.166101958" calcext:value-type="float">
            <text:p>898835.166101958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83245.2346299049" calcext:value-type="float">
            <text:p>83245.2346299049</text:p>
          </table:table-cell>
          <table:table-cell office:value-type="float" office:value="926536.445036393" calcext:value-type="float">
            <text:p>926536.44503639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82885.8179762234" calcext:value-type="float">
            <text:p>82885.8179762234</text:p>
          </table:table-cell>
          <table:table-cell office:value-type="float" office:value="951756.673052038" calcext:value-type="float">
            <text:p>951756.673052038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82708.7254778706" calcext:value-type="float">
            <text:p>82708.7254778706</text:p>
          </table:table-cell>
          <table:table-cell office:value-type="float" office:value="974710.184576779" calcext:value-type="float">
            <text:p>974710.184576779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2071.3046117372" calcext:value-type="float">
            <text:p>82071.3046117372</text:p>
          </table:table-cell>
          <table:table-cell office:value-type="float" office:value="994904.389546572" calcext:value-type="float">
            <text:p>994904.389546572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80445.4684865057" calcext:value-type="float">
            <text:p>80445.4684865057</text:p>
          </table:table-cell>
          <table:table-cell office:value-type="float" office:value="1011373.81841258" calcext:value-type="float">
            <text:p>1011373.8184125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7906.1066455508" calcext:value-type="float">
            <text:p>77906.1066455508</text:p>
          </table:table-cell>
          <table:table-cell office:value-type="float" office:value="1023306.66768097" calcext:value-type="float">
            <text:p>1023306.66768097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5818.7595181698" calcext:value-type="float">
            <text:p>75818.7595181698</text:p>
          </table:table-cell>
          <table:table-cell office:value-type="float" office:value="1031250.75352183" calcext:value-type="float">
            <text:p>1031250.75352183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4761.7925426474" calcext:value-type="float">
            <text:p>74761.7925426474</text:p>
          </table:table-cell>
          <table:table-cell office:value-type="float" office:value="1036408.83748005" calcext:value-type="float">
            <text:p>1036408.8374800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2156.5625925264" calcext:value-type="float">
            <text:p>72156.5625925264</text:p>
          </table:table-cell>
          <table:table-cell office:value-type="float" office:value="1037394.34831941" calcext:value-type="float">
            <text:p>1037394.34831941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8599.1708361881" calcext:value-type="float">
            <text:p>68599.1708361881</text:p>
          </table:table-cell>
          <table:table-cell office:value-type="float" office:value="1033471.87955019" calcext:value-type="float">
            <text:p>1033471.8795501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16.4382661127" calcext:value-type="float">
            <text:p>65116.4382661127</text:p>
          </table:table-cell>
          <table:table-cell office:value-type="float" office:value="1024963.98410981" calcext:value-type="float">
            <text:p>1024963.98410981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0846.9537363925" calcext:value-type="float">
            <text:p>60846.9537363925</text:p>
          </table:table-cell>
          <table:table-cell office:value-type="float" office:value="1011327.67023124" calcext:value-type="float">
            <text:p>1011327.67023124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56832.5726808897" calcext:value-type="float">
            <text:p>56832.5726808897</text:p>
          </table:table-cell>
          <table:table-cell office:value-type="float" office:value="993107.477186462" calcext:value-type="float">
            <text:p>993107.477186462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55292.19022187" calcext:value-type="float">
            <text:p>55292.19022187</text:p>
          </table:table-cell>
          <table:table-cell office:value-type="float" office:value="973062.097901447" calcext:value-type="float">
            <text:p>973062.097901447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3654.0536085564" calcext:value-type="float">
            <text:p>53654.0536085564</text:p>
          </table:table-cell>
          <table:table-cell office:value-type="float" office:value="951400.2053717" calcext:value-type="float">
            <text:p>951400.2053717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1992.3225370416" calcext:value-type="float">
            <text:p>51992.3225370416</text:p>
          </table:table-cell>
          <table:table-cell office:value-type="float" office:value="928438.096645196" calcext:value-type="float">
            <text:p>928438.09664519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0511.8766177165" calcext:value-type="float">
            <text:p>50511.8766177165</text:p>
          </table:table-cell>
          <table:table-cell office:value-type="float" office:value="904666.949529702" calcext:value-type="float">
            <text:p>904666.949529702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48817.2437707967" calcext:value-type="float">
            <text:p>48817.2437707967</text:p>
          </table:table-cell>
          <table:table-cell office:value-type="float" office:value="880116.450507896" calcext:value-type="float">
            <text:p>880116.450507896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46751.1859325692" calcext:value-type="float">
            <text:p>46751.1859325692</text:p>
          </table:table-cell>
          <table:table-cell office:value-type="float" office:value="854647.701795376" calcext:value-type="float">
            <text:p>854647.701795376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447.5738867867" calcext:value-type="float">
            <text:p>44447.5738867867</text:p>
          </table:table-cell>
          <table:table-cell office:value-type="float" office:value="828258.685098612" calcext:value-type="float">
            <text:p>828258.68509861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2924.6346328031" calcext:value-type="float">
            <text:p>42924.6346328031</text:p>
          </table:table-cell>
          <table:table-cell office:value-type="float" office:value="801804.65933933" calcext:value-type="float">
            <text:p>801804.65933933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2512.7602058357" calcext:value-type="float">
            <text:p>42512.7602058357</text:p>
          </table:table-cell>
          <table:table-cell office:value-type="float" office:value="776618.489867659" calcext:value-type="float">
            <text:p>776618.489867659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1462.1502469961" calcext:value-type="float">
            <text:p>41462.1502469961</text:p>
          </table:table-cell>
          <table:table-cell office:value-type="float" office:value="752127.066422569" calcext:value-type="float">
            <text:p>752127.06642256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0662.9864921547" calcext:value-type="float">
            <text:p>40662.9864921547</text:p>
          </table:table-cell>
          <table:table-cell office:value-type="float" office:value="728675.066717374" calcext:value-type="float">
            <text:p>728675.066717374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425.8896663569" calcext:value-type="float">
            <text:p>38425.8896663569</text:p>
          </table:table-cell>
          <table:table-cell office:value-type="float" office:value="704796.184189263" calcext:value-type="float">
            <text:p>704796.18418926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6774.4722607811" calcext:value-type="float">
            <text:p>36774.4722607811</text:p>
          </table:table-cell>
          <table:table-cell office:value-type="float" office:value="681108.618896866" calcext:value-type="float">
            <text:p>681108.618896866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5891.6171485836" calcext:value-type="float">
            <text:p>35891.6171485836</text:p>
          </table:table-cell>
          <table:table-cell office:value-type="float" office:value="658365.95447156" calcext:value-type="float">
            <text:p>658365.95447156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052.7671315959" calcext:value-type="float">
            <text:p>34052.7671315959</text:p>
          </table:table-cell>
          <table:table-cell office:value-type="float" office:value="635590.817350693" calcext:value-type="float">
            <text:p>635590.817350693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2246.0021388789" calcext:value-type="float">
            <text:p>32246.0021388789</text:p>
          </table:table-cell>
          <table:table-cell office:value-type="float" office:value="612818.287926016" calcext:value-type="float">
            <text:p>612818.28792601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42.3990908912" calcext:value-type="float">
            <text:p>30342.3990908912</text:p>
          </table:table-cell>
          <table:table-cell office:value-type="float" office:value="589911.300873181" calcext:value-type="float">
            <text:p>589911.300873181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8497.5256633457" calcext:value-type="float">
            <text:p>28497.5256633457</text:p>
          </table:table-cell>
          <table:table-cell office:value-type="float" office:value="566916.904807275" calcext:value-type="float">
            <text:p>566916.904807275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7487.5525471957" calcext:value-type="float">
            <text:p>27487.5525471957</text:p>
          </table:table-cell>
          <table:table-cell office:value-type="float" office:value="544657.078570023" calcext:value-type="float">
            <text:p>544657.07857002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6229.1479961226" calcext:value-type="float">
            <text:p>26229.1479961226</text:p>
          </table:table-cell>
          <table:table-cell office:value-type="float" office:value="522848.469676818" calcext:value-type="float">
            <text:p>522848.46967681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5095.3276701255" calcext:value-type="float">
            <text:p>25095.3276701255</text:p>
          </table:table-cell>
          <table:table-cell office:value-type="float" office:value="501602.293596575" calcext:value-type="float">
            <text:p>501602.293596575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4384.1768064736" calcext:value-type="float">
            <text:p>24384.1768064736</text:p>
          </table:table-cell>
          <table:table-cell office:value-type="float" office:value="481340.499188224" calcext:value-type="float">
            <text:p>481340.49918822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3341.4475418759" calcext:value-type="float">
            <text:p>23341.4475418759</text:p>
          </table:table-cell>
          <table:table-cell office:value-type="float" office:value="461724.850676423" calcext:value-type="float">
            <text:p>461724.850676423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3443.2225385012" calcext:value-type="float">
            <text:p>23443.2225385012</text:p>
          </table:table-cell>
          <table:table-cell office:value-type="float" office:value="443855.653664245" calcext:value-type="float">
            <text:p>443855.653664245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4028.8830908653" calcext:value-type="float">
            <text:p>24028.8830908653</text:p>
          </table:table-cell>
          <table:table-cell office:value-type="float" office:value="428157.377411474" calcext:value-type="float">
            <text:p>428157.377411474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3728.6395254679" calcext:value-type="float">
            <text:p>23728.6395254679</text:p>
          </table:table-cell>
          <table:table-cell office:value-type="float" office:value="413740.137949068" calcext:value-type="float">
            <text:p>413740.137949068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295.5136344634" calcext:value-type="float">
            <text:p>22295.5136344634</text:p>
          </table:table-cell>
          <table:table-cell office:value-type="float" office:value="399432.72957199" calcext:value-type="float">
            <text:p>399432.72957199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1529.8399095264" calcext:value-type="float">
            <text:p>21529.8399095264</text:p>
          </table:table-cell>
          <table:table-cell office:value-type="float" office:value="385823.083830907" calcext:value-type="float">
            <text:p>385823.083830907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0833.9163785642" calcext:value-type="float">
            <text:p>20833.9163785642</text:p>
          </table:table-cell>
          <table:table-cell office:value-type="float" office:value="372914.722541679" calcext:value-type="float">
            <text:p>372914.722541679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9996.5675400008" calcext:value-type="float">
            <text:p>19996.5675400008</text:p>
          </table:table-cell>
          <table:table-cell office:value-type="float" office:value="360472.731074524" calcext:value-type="float">
            <text:p>360472.731074524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9903.868465731" calcext:value-type="float">
            <text:p>19903.868465731</text:p>
          </table:table-cell>
          <table:table-cell office:value-type="float" office:value="349103.219725241" calcext:value-type="float">
            <text:p>349103.219725241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9997.7909986316" calcext:value-type="float">
            <text:p>19997.7909986316</text:p>
          </table:table-cell>
          <table:table-cell office:value-type="float" office:value="338930.580342462" calcext:value-type="float">
            <text:p>338930.580342462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9702.9920065027" calcext:value-type="float">
            <text:p>19702.9920065027</text:p>
          </table:table-cell>
          <table:table-cell office:value-type="float" office:value="329505.871296455" calcext:value-type="float">
            <text:p>329505.871296455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525.5974140513" calcext:value-type="float">
            <text:p>19525.5974140513</text:p>
          </table:table-cell>
          <table:table-cell office:value-type="float" office:value="320882.95344897" calcext:value-type="float">
            <text:p>320882.95344897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8894.6835360128" calcext:value-type="float">
            <text:p>18894.6835360128</text:p>
          </table:table-cell>
          <table:table-cell office:value-type="float" office:value="312554.521020608" calcext:value-type="float">
            <text:p>312554.521020608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8122.5744678758" calcext:value-type="float">
            <text:p>18122.5744678758</text:p>
          </table:table-cell>
          <table:table-cell office:value-type="float" office:value="304328.043614321" calcext:value-type="float">
            <text:p>304328.043614321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7900.626033567" calcext:value-type="float">
            <text:p>17900.626033567</text:p>
          </table:table-cell>
          <table:table-cell office:value-type="float" office:value="296699.459753212" calcext:value-type="float">
            <text:p>296699.459753212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195.8703931642" calcext:value-type="float">
            <text:p>18195.8703931642</text:p>
          </table:table-cell>
          <table:table-cell office:value-type="float" office:value="290112.28746395" calcext:value-type="float">
            <text:p>290112.28746395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7274.7267723127" calcext:value-type="float">
            <text:p>17274.7267723127</text:p>
          </table:table-cell>
          <table:table-cell office:value-type="float" office:value="283277.979962039" calcext:value-type="float">
            <text:p>283277.979962039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6616.4112035158" calcext:value-type="float">
            <text:p>16616.4112035158</text:p>
          </table:table-cell>
          <table:table-cell office:value-type="float" office:value="276435.139386941" calcext:value-type="float">
            <text:p>276435.139386941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6406.3039245536" calcext:value-type="float">
            <text:p>16406.3039245536</text:p>
          </table:table-cell>
          <table:table-cell office:value-type="float" office:value="269987.274692753" calcext:value-type="float">
            <text:p>269987.274692753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6068.5675829636" calcext:value-type="float">
            <text:p>16068.5675829636</text:p>
          </table:table-cell>
          <table:table-cell office:value-type="float" office:value="263807.110212508" calcext:value-type="float">
            <text:p>263807.110212508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540.5910741356" calcext:value-type="float">
            <text:p>15540.5910741356</text:p>
          </table:table-cell>
          <table:table-cell office:value-type="float" office:value="257657.317986167" calcext:value-type="float">
            <text:p>257657.317986167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908.1865131871" calcext:value-type="float">
            <text:p>14908.1865131871</text:p>
          </table:table-cell>
          <table:table-cell office:value-type="float" office:value="251389.867343109" calcext:value-type="float">
            <text:p>251389.867343109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4436.6388449861" calcext:value-type="float">
            <text:p>14436.6388449861</text:p>
          </table:table-cell>
          <table:table-cell office:value-type="float" office:value="245169.094441937" calcext:value-type="float">
            <text:p>245169.094441937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3756.2147688107" calcext:value-type="float">
            <text:p>13756.2147688107</text:p>
          </table:table-cell>
          <table:table-cell office:value-type="float" office:value="238766.877971183" calcext:value-type="float">
            <text:p>238766.877971183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2956.1221358826" calcext:value-type="float">
            <text:p>12956.1221358826</text:p>
          </table:table-cell>
          <table:table-cell office:value-type="float" office:value="232052.206066497" calcext:value-type="float">
            <text:p>232052.206066497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2686.0591918372" calcext:value-type="float">
            <text:p>12686.0591918372</text:p>
          </table:table-cell>
          <table:table-cell office:value-type="float" office:value="225544.601944487" calcext:value-type="float">
            <text:p>225544.601944487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1941.6625455097" calcext:value-type="float">
            <text:p>11941.6625455097</text:p>
          </table:table-cell>
          <table:table-cell office:value-type="float" office:value="218746.84077645" calcext:value-type="float">
            <text:p>218746.84077645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041.7028692655" calcext:value-type="float">
            <text:p>11041.7028692655</text:p>
          </table:table-cell>
          <table:table-cell office:value-type="float" office:value="211512.807281304" calcext:value-type="float">
            <text:p>211512.807281304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107.9660231099" calcext:value-type="float">
            <text:p>10107.9660231099</text:p>
          </table:table-cell>
          <table:table-cell office:value-type="float" office:value="203810.982332565" calcext:value-type="float">
            <text:p>203810.982332565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414.71149660574" calcext:value-type="float">
            <text:p>9414.71149660574</text:p>
          </table:table-cell>
          <table:table-cell office:value-type="float" office:value="195880.988400869" calcext:value-type="float">
            <text:p>195880.988400869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845.41357959153" calcext:value-type="float">
            <text:p>8845.41357959153</text:p>
          </table:table-cell>
          <table:table-cell office:value-type="float" office:value="187868.860317484" calcext:value-type="float">
            <text:p>187868.860317484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081.36459657665" calcext:value-type="float">
            <text:p>8081.36459657665</text:p>
          </table:table-cell>
          <table:table-cell office:value-type="float" office:value="179569.828602151" calcext:value-type="float">
            <text:p>179569.828602151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7185.33003780314" calcext:value-type="float">
            <text:p>7185.33003780314</text:p>
          </table:table-cell>
          <table:table-cell office:value-type="float" office:value="170863.844535137" calcext:value-type="float">
            <text:p>170863.844535137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6979.69793571608" calcext:value-type="float">
            <text:p>6979.69793571608</text:p>
          </table:table-cell>
          <table:table-cell office:value-type="float" office:value="162486.616120546" calcext:value-type="float">
            <text:p>162486.616120546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6569.44012663962" calcext:value-type="float">
            <text:p>6569.44012663962</text:p>
          </table:table-cell>
          <table:table-cell office:value-type="float" office:value="154279.953279353" calcext:value-type="float">
            <text:p>154279.953279353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381.52796227391" calcext:value-type="float">
            <text:p>6381.52796227391</text:p>
          </table:table-cell>
          <table:table-cell office:value-type="float" office:value="146464.737946495" calcext:value-type="float">
            <text:p>146464.737946495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6203.90530974383" calcext:value-type="float">
            <text:p>6203.90530974383</text:p>
          </table:table-cell>
          <table:table-cell office:value-type="float" office:value="139063.087499129" calcext:value-type="float">
            <text:p>139063.087499129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963.4172307646" calcext:value-type="float">
            <text:p>5963.4172307646</text:p>
          </table:table-cell>
          <table:table-cell office:value-type="float" office:value="132023.355151717" calcext:value-type="float">
            <text:p>132023.355151717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5954.87721803988" calcext:value-type="float">
            <text:p>5954.87721803988</text:p>
          </table:table-cell>
          <table:table-cell office:value-type="float" office:value="125560.724201905" calcext:value-type="float">
            <text:p>125560.724201905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6194.24911976521" calcext:value-type="float">
            <text:p>6194.24911976521</text:p>
          </table:table-cell>
          <table:table-cell office:value-type="float" office:value="119915.11904539" calcext:value-type="float">
            <text:p>119915.11904539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6496.66751658586" calcext:value-type="float">
            <text:p>6496.66751658586</text:p>
          </table:table-cell>
          <table:table-cell office:value-type="float" office:value="115147.75676688" calcext:value-type="float">
            <text:p>115147.75676688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6554.35711843553" calcext:value-type="float">
            <text:p>6554.35711843553</text:p>
          </table:table-cell>
          <table:table-cell office:value-type="float" office:value="110990.34022821" calcext:value-type="float">
            <text:p>110990.34022821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6670.57735998802" calcext:value-type="float">
            <text:p>6670.57735998802</text:p>
          </table:table-cell>
          <table:table-cell office:value-type="float" office:value="107482.870446971" calcext:value-type="float">
            <text:p>107482.870446971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792.77051792807" calcext:value-type="float">
            <text:p>6792.77051792807</text:p>
          </table:table-cell>
          <table:table-cell office:value-type="float" office:value="104596.032843538" calcext:value-type="float">
            <text:p>104596.032843538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786.09023020165" calcext:value-type="float">
            <text:p>6786.09023020165</text:p>
          </table:table-cell>
          <table:table-cell office:value-type="float" office:value="102143.827521567" calcext:value-type="float">
            <text:p>102143.827521567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628.63997314237" calcext:value-type="float">
            <text:p>6628.63997314237</text:p>
          </table:table-cell>
          <table:table-cell office:value-type="float" office:value="99918.2140957095" calcext:value-type="float">
            <text:p>99918.2140957095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6421.31965566888" calcext:value-type="float">
            <text:p>6421.31965566888</text:p>
          </table:table-cell>
          <table:table-cell office:value-type="float" office:value="97852.648933819" calcext:value-type="float">
            <text:p>97852.648933819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94.41604344265" calcext:value-type="float">
            <text:p>6094.41604344265</text:p>
          </table:table-cell>
          <table:table-cell office:value-type="float" office:value="95772.7661314687" calcext:value-type="float">
            <text:p>95772.7661314687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221.30430998242" calcext:value-type="float">
            <text:p>6221.30430998242</text:p>
          </table:table-cell>
          <table:table-cell office:value-type="float" office:value="94078.9756080344" calcext:value-type="float">
            <text:p>94078.9756080344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6193.8888498607" calcext:value-type="float">
            <text:p>6193.8888498607</text:p>
          </table:table-cell>
          <table:table-cell office:value-type="float" office:value="92584.9013247505" calcext:value-type="float">
            <text:p>92584.9013247505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6183.27766406049" calcext:value-type="float">
            <text:p>6183.27766406049</text:p>
          </table:table-cell>
          <table:table-cell office:value-type="float" office:value="91281.9892760424" calcext:value-type="float">
            <text:p>91281.9892760424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6087.46927458803" calcext:value-type="float">
            <text:p>6087.46927458803</text:p>
          </table:table-cell>
          <table:table-cell office:value-type="float" office:value="90061.7992507145" calcext:value-type="float">
            <text:p>90061.7992507145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874.77049126256" calcext:value-type="float">
            <text:p>5874.77049126256</text:p>
          </table:table-cell>
          <table:table-cell office:value-type="float" office:value="88781.7639770195" calcext:value-type="float">
            <text:p>88781.7639770195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572.0098800637" calcext:value-type="float">
            <text:p>5572.0098800637</text:p>
          </table:table-cell>
          <table:table-cell office:value-type="float" office:value="87338.9339802667" calcext:value-type="float">
            <text:p>87338.9339802667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284.46441768612" calcext:value-type="float">
            <text:p>5284.46441768612</text:p>
          </table:table-cell>
          <table:table-cell office:value-type="float" office:value="85736.3011588006" calcext:value-type="float">
            <text:p>85736.3011588006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037.03158039255" calcext:value-type="float">
            <text:p>5037.03158039255</text:p>
          </table:table-cell>
          <table:table-cell office:value-type="float" office:value="83990.6466025864" calcext:value-type="float">
            <text:p>83990.6466025864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071.05605311345" calcext:value-type="float">
            <text:p>5071.05605311345</text:p>
          </table:table-cell>
          <table:table-cell office:value-type="float" office:value="82390.1137214314" calcext:value-type="float">
            <text:p>82390.1137214314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214.13886580768" calcext:value-type="float">
            <text:p>5214.13886580768</text:p>
          </table:table-cell>
          <table:table-cell office:value-type="float" office:value="81045.1423938978" calcext:value-type="float">
            <text:p>81045.1423938978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450.82712267641" calcext:value-type="float">
            <text:p>5450.82712267641</text:p>
          </table:table-cell>
          <table:table-cell office:value-type="float" office:value="80050.1617756066" calcext:value-type="float">
            <text:p>80050.1617756066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529.67828123227" calcext:value-type="float">
            <text:p>5529.67828123227</text:p>
          </table:table-cell>
          <table:table-cell office:value-type="float" office:value="79242.337804022" calcext:value-type="float">
            <text:p>79242.337804022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5604.61913136835" calcext:value-type="float">
            <text:p>5604.61913136835</text:p>
          </table:table-cell>
          <table:table-cell office:value-type="float" office:value="78614.7489833363" calcext:value-type="float">
            <text:p>78614.7489833363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824.61396936745" calcext:value-type="float">
            <text:p>5824.61396936745</text:p>
          </table:table-cell>
          <table:table-cell office:value-type="float" office:value="78314.1554934866" calcext:value-type="float">
            <text:p>78314.1554934866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5856.57166359287" calcext:value-type="float">
            <text:p>5856.57166359287</text:p>
          </table:table-cell>
          <table:table-cell office:value-type="float" office:value="78148.623681004" calcext:value-type="float">
            <text:p>78148.623681004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5730.17140034589" calcext:value-type="float">
            <text:p>5730.17140034589</text:p>
          </table:table-cell>
          <table:table-cell office:value-type="float" office:value="77933.400916424" calcext:value-type="float">
            <text:p>77933.400916424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5161.00260847112" calcext:value-type="float">
            <text:p>5161.00260847112</text:p>
          </table:table-cell>
          <table:table-cell office:value-type="float" office:value="77220.502035514" calcext:value-type="float">
            <text:p>77220.502035514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4729.21931754147" calcext:value-type="float">
            <text:p>4729.21931754147</text:p>
          </table:table-cell>
          <table:table-cell office:value-type="float" office:value="76130.416437095" calcext:value-type="float">
            <text:p>76130.416437095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4112.90672797998" calcext:value-type="float">
            <text:p>4112.90672797998</text:p>
          </table:table-cell>
          <table:table-cell office:value-type="float" office:value="74469.839701603" calcext:value-type="float">
            <text:p>74469.839701603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687.36098229157" calcext:value-type="float">
            <text:p>3687.36098229157</text:p>
          </table:table-cell>
          <table:table-cell office:value-type="float" office:value="72427.4989112098" calcext:value-type="float">
            <text:p>72427.4989112098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20.94410608046" calcext:value-type="float">
            <text:p>3020.94410608046</text:p>
          </table:table-cell>
          <table:table-cell office:value-type="float" office:value="69760.3568849139" calcext:value-type="float">
            <text:p>69760.3568849139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2450.00166061455" calcext:value-type="float">
            <text:p>2450.00166061455</text:p>
          </table:table-cell>
          <table:table-cell office:value-type="float" office:value="66569.7827878244" calcext:value-type="float">
            <text:p>66569.7827878244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2252.85685111228" calcext:value-type="float">
            <text:p>2252.85685111228</text:p>
          </table:table-cell>
          <table:table-cell office:value-type="float" office:value="63247.822825441" calcext:value-type="float">
            <text:p>63247.822825441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2147.37468532682" calcext:value-type="float">
            <text:p>2147.37468532682</text:p>
          </table:table-cell>
          <table:table-cell office:value-type="float" office:value="59917.7442371579" calcext:value-type="float">
            <text:p>59917.7442371579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91.61832763264" calcext:value-type="float">
            <text:p>2091.61832763264</text:p>
          </table:table-cell>
          <table:table-cell office:value-type="float" office:value="56656.378733355" calcext:value-type="float">
            <text:p>56656.378733355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2305.66389285093" calcext:value-type="float">
            <text:p>2305.66389285093</text:p>
          </table:table-cell>
          <table:table-cell office:value-type="float" office:value="53762.3341044416" calcext:value-type="float">
            <text:p>53762.3341044416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2247.82852726806" calcext:value-type="float">
            <text:p>2247.82852726806</text:p>
          </table:table-cell>
          <table:table-cell office:value-type="float" office:value="50992.6184373299" calcext:value-type="float">
            <text:p>50992.6184373299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2282.68656881206" calcext:value-type="float">
            <text:p>2282.68656881206</text:p>
          </table:table-cell>
          <table:table-cell office:value-type="float" office:value="48462.8451922479" calcext:value-type="float">
            <text:p>48462.8451922479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2291.2591208212" calcext:value-type="float">
            <text:p>2291.2591208212</text:p>
          </table:table-cell>
          <table:table-cell office:value-type="float" office:value="46159.4830439624" calcext:value-type="float">
            <text:p>46159.4830439624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2344.1843463704" calcext:value-type="float">
            <text:p>2344.1843463704</text:p>
          </table:table-cell>
          <table:table-cell office:value-type="float" office:value="44133.9119101953" calcext:value-type="float">
            <text:p>44133.9119101953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218.7486551775" calcext:value-type="float">
            <text:p>2218.7486551775</text:p>
          </table:table-cell>
          <table:table-cell office:value-type="float" office:value="42194.7211970907" calcext:value-type="float">
            <text:p>42194.7211970907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129.1305047035" calcext:value-type="float">
            <text:p>2129.1305047035</text:p>
          </table:table-cell>
          <table:table-cell office:value-type="float" office:value="40375.2451366892" calcext:value-type="float">
            <text:p>40375.2451366892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025.07529880248" calcext:value-type="float">
            <text:p>2025.07529880248</text:p>
          </table:table-cell>
          <table:table-cell office:value-type="float" office:value="38649.9257444839" calcext:value-type="float">
            <text:p>38649.9257444839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941.92772087417" calcext:value-type="float">
            <text:p>1941.92772087417</text:p>
          </table:table-cell>
          <table:table-cell office:value-type="float" office:value="37028.8280105998" calcext:value-type="float">
            <text:p>37028.8280105998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782.08395618327" calcext:value-type="float">
            <text:p>1782.08395618327</text:p>
          </table:table-cell>
          <table:table-cell office:value-type="float" office:value="35424.0937657448" calcext:value-type="float">
            <text:p>35424.0937657448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696.47047334802" calcext:value-type="float">
            <text:p>1696.47047334802</text:p>
          </table:table-cell>
          <table:table-cell office:value-type="float" office:value="33898.1045439715" calcext:value-type="float">
            <text:p>33898.1045439715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714.65281147502" calcext:value-type="float">
            <text:p>1714.65281147502</text:p>
          </table:table-cell>
          <table:table-cell office:value-type="float" office:value="32541.3328143549" calcext:value-type="float">
            <text:p>32541.3328143549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642.6546304163" calcext:value-type="float">
            <text:p>1642.6546304163</text:p>
          </table:table-cell>
          <table:table-cell office:value-type="float" office:value="31251.5120278891" calcext:value-type="float">
            <text:p>31251.5120278891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686.06096808014" calcext:value-type="float">
            <text:p>1686.06096808014</text:p>
          </table:table-cell>
          <table:table-cell office:value-type="float" office:value="30128.0212789376" calcext:value-type="float">
            <text:p>30128.0212789376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571.73082999394" calcext:value-type="float">
            <text:p>1571.73082999394</text:p>
          </table:table-cell>
          <table:table-cell office:value-type="float" office:value="29003.254927997" calcext:value-type="float">
            <text:p>29003.254927997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96.19209903114" calcext:value-type="float">
            <text:p>1496.19209903114</text:p>
          </table:table-cell>
          <table:table-cell office:value-type="float" office:value="27907.3233141183" calcext:value-type="float">
            <text:p>27907.3233141183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76.2777645089" calcext:value-type="float">
            <text:p>1476.2777645089</text:p>
          </table:table-cell>
          <table:table-cell office:value-type="float" office:value="26893.5886957657" calcext:value-type="float">
            <text:p>26893.5886957657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9.12249314607" calcext:value-type="float">
            <text:p>1479.12249314607</text:p>
          </table:table-cell>
          <table:table-cell office:value-type="float" office:value="25978.7561917424" calcext:value-type="float">
            <text:p>25978.7561917424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616.53079300821" calcext:value-type="float">
            <text:p>1616.53079300821</text:p>
          </table:table-cell>
          <table:table-cell office:value-type="float" office:value="25288.4307370199" calcext:value-type="float">
            <text:p>25288.4307370199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779.78439955285" calcext:value-type="float">
            <text:p>1779.78439955285</text:p>
          </table:table-cell>
          <table:table-cell office:value-type="float" office:value="24847.9910912557" calcext:value-type="float">
            <text:p>24847.9910912557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966.26934385386" calcext:value-type="float">
            <text:p>1966.26934385386</text:p>
          </table:table-cell>
          <table:table-cell office:value-type="float" office:value="24678.1599230393" calcext:value-type="float">
            <text:p>24678.1599230393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07.63417775779" calcext:value-type="float">
            <text:p>2207.63417775779</text:p>
          </table:table-cell>
          <table:table-cell office:value-type="float" office:value="24835.9173950005" calcext:value-type="float">
            <text:p>24835.9173950005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251.95054689805" calcext:value-type="float">
            <text:p>2251.95054689805</text:p>
          </table:table-cell>
          <table:table-cell office:value-type="float" office:value="25109.3624299814" calcext:value-type="float">
            <text:p>25109.3624299814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404.20392397868" calcext:value-type="float">
            <text:p>2404.20392397868</text:p>
          </table:table-cell>
          <table:table-cell office:value-type="float" office:value="25597.7296535336" calcext:value-type="float">
            <text:p>25597.7296535336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582.09613029957" calcext:value-type="float">
            <text:p>2582.09613029957</text:p>
          </table:table-cell>
          <table:table-cell office:value-type="float" office:value="26307.013284833" calcext:value-type="float">
            <text:p>26307.013284833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77.21821658605" calcext:value-type="float">
            <text:p>2677.21821658605</text:p>
          </table:table-cell>
          <table:table-cell office:value-type="float" office:value="27144.7505695606" calcext:value-type="float">
            <text:p>27144.7505695606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53.55783530366" calcext:value-type="float">
            <text:p>2753.55783530366</text:p>
          </table:table-cell>
          <table:table-cell office:value-type="float" office:value="28073.2511357411" calcext:value-type="float">
            <text:p>28073.2511357411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65.78739912906" calcext:value-type="float">
            <text:p>2865.78739912906</text:p>
          </table:table-cell>
          <table:table-cell office:value-type="float" office:value="29103.790409282" calcext:value-type="float">
            <text:p>29103.790409282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99.25661082733" calcext:value-type="float">
            <text:p>2999.25661082733</text:p>
          </table:table-cell>
          <table:table-cell office:value-type="float" office:value="30241.8924234057" calcext:value-type="float">
            <text:p>30241.8924234057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005.69413394698" calcext:value-type="float">
            <text:p>3005.69413394698</text:p>
          </table:table-cell>
          <table:table-cell office:value-type="float" office:value="31347.153648035" calcext:value-type="float">
            <text:p>31347.153648035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012.86014289182" calcext:value-type="float">
            <text:p>3012.86014289182</text:p>
          </table:table-cell>
          <table:table-cell office:value-type="float" office:value="32403.234364667" calcext:value-type="float">
            <text:p>32403.234364667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125.45799621527" calcext:value-type="float">
            <text:p>3125.45799621527</text:p>
          </table:table-cell>
          <table:table-cell office:value-type="float" office:value="33513.5611929894" calcext:value-type="float">
            <text:p>33513.5611929894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073.6670089595" calcext:value-type="float">
            <text:p>3073.6670089595</text:p>
          </table:table-cell>
          <table:table-cell office:value-type="float" office:value="34503.9641211742" calcext:value-type="float">
            <text:p>34503.9641211742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071.2746028" calcext:value-type="float">
            <text:p>3071.2746028</text:p>
          </table:table-cell>
          <table:table-cell office:value-type="float" office:value="35419.1686638371" calcext:value-type="float">
            <text:p>35419.1686638371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2944.27189382879" calcext:value-type="float">
            <text:p>2944.27189382879</text:p>
          </table:table-cell>
          <table:table-cell office:value-type="float" office:value="36130.1396004555" calcext:value-type="float">
            <text:p>36130.1396004555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2868.87801063685" calcext:value-type="float">
            <text:p>2868.87801063685</text:p>
          </table:table-cell>
          <table:table-cell office:value-type="float" office:value="36691.5016982769" calcext:value-type="float">
            <text:p>36691.5016982769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2921.59147667592" calcext:value-type="float">
            <text:p>2921.59147667592</text:p>
          </table:table-cell>
          <table:table-cell office:value-type="float" office:value="37231.0646992239" calcext:value-type="float">
            <text:p>37231.0646992239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887.95763956064" calcext:value-type="float">
            <text:p>2887.95763956064</text:p>
          </table:table-cell>
          <table:table-cell office:value-type="float" office:value="37666.0391574318" calcext:value-type="float">
            <text:p>37666.0391574318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2836.17740352718" calcext:value-type="float">
            <text:p>2836.17740352718</text:p>
          </table:table-cell>
          <table:table-cell office:value-type="float" office:value="37982.8803727057" calcext:value-type="float">
            <text:p>37982.8803727057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040.49196897232" calcext:value-type="float">
            <text:p>3040.49196897232</text:p>
          </table:table-cell>
          <table:table-cell office:value-type="float" office:value="38445.8453154194" calcext:value-type="float">
            <text:p>38445.8453154194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314.77411384575" calcext:value-type="float">
            <text:p>3314.77411384575</text:p>
          </table:table-cell>
          <table:table-cell office:value-type="float" office:value="39129.9719083701" calcext:value-type="float">
            <text:p>39129.9719083701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560.58445696877" calcext:value-type="float">
            <text:p>3560.58445696877</text:p>
          </table:table-cell>
          <table:table-cell office:value-type="float" office:value="40011.1294312088" calcext:value-type="float">
            <text:p>40011.1294312088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116.11914456574" calcext:value-type="float">
            <text:p>4116.11914456574</text:p>
          </table:table-cell>
          <table:table-cell office:value-type="float" office:value="41406.2800868208" calcext:value-type="float">
            <text:p>41406.2800868208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851.63299487397" calcext:value-type="float">
            <text:p>4851.63299487397</text:p>
          </table:table-cell>
          <table:table-cell office:value-type="float" office:value="43494.2084810576" calcext:value-type="float">
            <text:p>43494.2084810576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5622.99540806826" calcext:value-type="float">
            <text:p>5622.99540806826</text:p>
          </table:table-cell>
          <table:table-cell office:value-type="float" office:value="46311.5484119463" calcext:value-type="float">
            <text:p>46311.5484119463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308.09724256209" calcext:value-type="float">
            <text:p>6308.09724256209</text:p>
          </table:table-cell>
          <table:table-cell office:value-type="float" office:value="49760.9263629229" calcext:value-type="float">
            <text:p>49760.9263629229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6943.59667931659" calcext:value-type="float">
            <text:p>6943.59667931659</text:p>
          </table:table-cell>
          <table:table-cell office:value-type="float" office:value="53773.5135718099" calcext:value-type="float">
            <text:p>53773.5135718099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7577.09510042606" calcext:value-type="float">
            <text:p>7577.09510042606</text:p>
          </table:table-cell>
          <table:table-cell office:value-type="float" office:value="58321.1487815159" calcext:value-type="float">
            <text:p>58321.1487815159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7995.40851031816" calcext:value-type="float">
            <text:p>7995.40851031816</text:p>
          </table:table-cell>
          <table:table-cell office:value-type="float" office:value="63153.2906986514" calcext:value-type="float">
            <text:p>63153.2906986514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692.33266413863" calcext:value-type="float">
            <text:p>8692.33266413863</text:p>
          </table:table-cell>
          <table:table-cell office:value-type="float" office:value="68511.4471512573" calcext:value-type="float">
            <text:p>68511.4471512573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214.13989608618" calcext:value-type="float">
            <text:p>9214.13989608618</text:p>
          </table:table-cell>
          <table:table-cell office:value-type="float" office:value="74181.172599738" calcext:value-type="float">
            <text:p>74181.172599738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73.44578329911" calcext:value-type="float">
            <text:p>9573.44578329911</text:p>
          </table:table-cell>
          <table:table-cell office:value-type="float" office:value="79959.500899215" calcext:value-type="float">
            <text:p>79959.500899215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0131.0530893875" calcext:value-type="float">
            <text:p>10131.0530893875</text:p>
          </table:table-cell>
          <table:table-cell office:value-type="float" office:value="86011.2478808754" calcext:value-type="float">
            <text:p>86011.2478808754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0808.9274157169" calcext:value-type="float">
            <text:p>10808.9274157169</text:p>
          </table:table-cell>
          <table:table-cell office:value-type="float" office:value="92418.0368080067" calcext:value-type="float">
            <text:p>92418.0368080067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1428.6837507283" calcext:value-type="float">
            <text:p>11428.6837507283</text:p>
          </table:table-cell>
          <table:table-cell office:value-type="float" office:value="99089.234251788" calcext:value-type="float">
            <text:p>99089.234251788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981.7167150134" calcext:value-type="float">
            <text:p>11981.7167150134</text:p>
          </table:table-cell>
          <table:table-cell office:value-type="float" office:value="105931.625199095" calcext:value-type="float">
            <text:p>105931.625199095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2591.0369914357" calcext:value-type="float">
            <text:p>12591.0369914357</text:p>
          </table:table-cell>
          <table:table-cell office:value-type="float" office:value="112976.024088073" calcext:value-type="float">
            <text:p>112976.024088073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3040.246393505" calcext:value-type="float">
            <text:p>13040.246393505</text:p>
          </table:table-cell>
          <table:table-cell office:value-type="float" office:value="120038.145877979" calcext:value-type="float">
            <text:p>120038.145877979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3684.2580917175" calcext:value-type="float">
            <text:p>13684.2580917175</text:p>
          </table:table-cell>
          <table:table-cell office:value-type="float" office:value="127291.599454536" calcext:value-type="float">
            <text:p>127291.599454536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905.944641542" calcext:value-type="float">
            <text:p>13905.944641542</text:p>
          </table:table-cell>
          <table:table-cell office:value-type="float" office:value="134298.974853121" calcext:value-type="float">
            <text:p>134298.974853121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4098.133402362" calcext:value-type="float">
            <text:p>14098.133402362</text:p>
          </table:table-cell>
          <table:table-cell office:value-type="float" office:value="141014.824142475" calcext:value-type="float">
            <text:p>141014.824142475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38.4944981675" calcext:value-type="float">
            <text:p>14438.4944981675</text:p>
          </table:table-cell>
          <table:table-cell office:value-type="float" office:value="147572.434187675" calcext:value-type="float">
            <text:p>147572.434187675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003.1738560666" calcext:value-type="float">
            <text:p>15003.1738560666</text:p>
          </table:table-cell>
          <table:table-cell office:value-type="float" office:value="154192.626911624" calcext:value-type="float">
            <text:p>154192.626911624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546.6110795985" calcext:value-type="float">
            <text:p>15546.6110795985</text:p>
          </table:table-cell>
          <table:table-cell office:value-type="float" office:value="160850.077028752" calcext:value-type="float">
            <text:p>160850.077028752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633.8814446111" calcext:value-type="float">
            <text:p>16633.8814446111</text:p>
          </table:table-cell>
          <table:table-cell office:value-type="float" office:value="168092.707293533" calcext:value-type="float">
            <text:p>168092.707293533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716.2857204008" calcext:value-type="float">
            <text:p>17716.2857204008</text:p>
          </table:table-cell>
          <table:table-cell office:value-type="float" office:value="175917.107284307" calcext:value-type="float">
            <text:p>175917.107284307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9005.0620004416" calcext:value-type="float">
            <text:p>19005.0620004416</text:p>
          </table:table-cell>
          <table:table-cell office:value-type="float" office:value="184528.357701877" calcext:value-type="float">
            <text:p>184528.357701877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20408.9024221826" calcext:value-type="float">
            <text:p>20408.9024221826</text:p>
          </table:table-cell>
          <table:table-cell office:value-type="float" office:value="194040.92593438" calcext:value-type="float">
            <text:p>194040.92593438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2308.8768523937" calcext:value-type="float">
            <text:p>22308.8768523937</text:p>
          </table:table-cell>
          <table:table-cell office:value-type="float" office:value="204940.711252046" calcext:value-type="float">
            <text:p>204940.711252046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4390.4830163986" calcext:value-type="float">
            <text:p>24390.4830163986</text:p>
          </table:table-cell>
          <table:table-cell office:value-type="float" office:value="217382.952267576" calcext:value-type="float">
            <text:p>217382.952267576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6284.1532565555" calcext:value-type="float">
            <text:p>26284.1532565555</text:p>
          </table:table-cell>
          <table:table-cell office:value-type="float" office:value="231146.585641207" calcext:value-type="float">
            <text:p>231146.585641207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8236.9788474795" calcext:value-type="float">
            <text:p>28236.9788474795</text:p>
          </table:table-cell>
          <table:table-cell office:value-type="float" office:value="246245.886609327" calcext:value-type="float">
            <text:p>246245.886609327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0441.0483868692" calcext:value-type="float">
            <text:p>30441.0483868692</text:p>
          </table:table-cell>
          <table:table-cell office:value-type="float" office:value="262864.972601196" calcext:value-type="float">
            <text:p>262864.972601196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2399.6586700646" calcext:value-type="float">
            <text:p>32399.6586700646</text:p>
          </table:table-cell>
          <table:table-cell office:value-type="float" office:value="280682.92703443" calcext:value-type="float">
            <text:p>280682.92703443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4601.1199545283" calcext:value-type="float">
            <text:p>34601.1199545283</text:p>
          </table:table-cell>
          <table:table-cell office:value-type="float" office:value="299860.427797325" calcext:value-type="float">
            <text:p>299860.42779732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94.184597552" calcext:value-type="float">
            <text:p>37394.184597552</text:p>
          </table:table-cell>
          <table:table-cell office:value-type="float" office:value="320901.75318236" calcext:value-type="float">
            <text:p>320901.75318236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9288.4771153534" calcext:value-type="float">
            <text:p>39288.4771153534</text:p>
          </table:table-cell>
          <table:table-cell office:value-type="float" office:value="342814.064949945" calcext:value-type="float">
            <text:p>342814.064949945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1549.9451935352" calcext:value-type="float">
            <text:p>41549.9451935352</text:p>
          </table:table-cell>
          <table:table-cell office:value-type="float" office:value="365864.543433912" calcext:value-type="float">
            <text:p>365864.543433912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43024.5518504661" calcext:value-type="float">
            <text:p>43024.5518504661</text:p>
          </table:table-cell>
          <table:table-cell office:value-type="float" office:value="389168.932291935" calcext:value-type="float">
            <text:p>389168.932291935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45063.8159682711" calcext:value-type="float">
            <text:p>45063.8159682711</text:p>
          </table:table-cell>
          <table:table-cell office:value-type="float" office:value="413183.378087656" calcext:value-type="float">
            <text:p>413183.378087656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6273.42230973" calcext:value-type="float">
            <text:p>46273.42230973</text:p>
          </table:table-cell>
          <table:table-cell office:value-type="float" office:value="436987.065846057" calcext:value-type="float">
            <text:p>436987.065846057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7751.4362298497" calcext:value-type="float">
            <text:p>47751.4362298497</text:p>
          </table:table-cell>
          <table:table-cell office:value-type="float" office:value="460765.32241143" calcext:value-type="float">
            <text:p>460765.32241143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9509.6105345979" calcext:value-type="float">
            <text:p>49509.6105345979</text:p>
          </table:table-cell>
          <table:table-cell office:value-type="float" office:value="484718.966007981" calcext:value-type="float">
            <text:p>484718.96600798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51297.5514982438" calcext:value-type="float">
            <text:p>51297.5514982438</text:p>
          </table:table-cell>
          <table:table-cell office:value-type="float" office:value="508816.342458553" calcext:value-type="float">
            <text:p>508816.342458553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3531.1168029945" calcext:value-type="float">
            <text:p>53531.1168029945</text:p>
          </table:table-cell>
          <table:table-cell office:value-type="float" office:value="533460.963342148" calcext:value-type="float">
            <text:p>533460.963342148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5796.6605690844" calcext:value-type="float">
            <text:p>55796.6605690844</text:p>
          </table:table-cell>
          <table:table-cell office:value-type="float" office:value="558654.820674063" calcext:value-type="float">
            <text:p>558654.820674063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8493.0699835177" calcext:value-type="float">
            <text:p>58493.0699835177</text:p>
          </table:table-cell>
          <table:table-cell office:value-type="float" office:value="584803.76692855" calcext:value-type="float">
            <text:p>584803.76692855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61543.2254126811" calcext:value-type="float">
            <text:p>61543.2254126811</text:p>
          </table:table-cell>
          <table:table-cell office:value-type="float" office:value="612245.122477337" calcext:value-type="float">
            <text:p>612245.122477337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4281.2016534468" calcext:value-type="float">
            <text:p>64281.2016534468</text:p>
          </table:table-cell>
          <table:table-cell office:value-type="float" office:value="640639.800923815" calcext:value-type="float">
            <text:p>640639.800923815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6023.5570925775" calcext:value-type="float">
            <text:p>66023.5570925775</text:p>
          </table:table-cell>
          <table:table-cell office:value-type="float" office:value="668973.749761415" calcext:value-type="float">
            <text:p>668973.749761415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7518.2127288323" calcext:value-type="float">
            <text:p>67518.2127288323</text:p>
          </table:table-cell>
          <table:table-cell office:value-type="float" office:value="696961.127876713" calcext:value-type="float">
            <text:p>696961.127876713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68397.4640875835" calcext:value-type="float">
            <text:p>68397.4640875835</text:p>
          </table:table-cell>
          <table:table-cell office:value-type="float" office:value="723938.901932982" calcext:value-type="float">
            <text:p>723938.901932982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68242.5985480695" calcext:value-type="float">
            <text:p>68242.5985480695</text:p>
          </table:table-cell>
          <table:table-cell office:value-type="float" office:value="748825.78311565" calcext:value-type="float">
            <text:p>748825.78311565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68229.7105380744" calcext:value-type="float">
            <text:p>68229.7105380744</text:p>
          </table:table-cell>
          <table:table-cell office:value-type="float" office:value="771733.026621376" calcext:value-type="float">
            <text:p>771733.026621376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67769.3385729548" calcext:value-type="float">
            <text:p>67769.3385729548</text:p>
          </table:table-cell>
          <table:table-cell office:value-type="float" office:value="792188.84590348" calcext:value-type="float">
            <text:p>792188.84590348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67238.6556464083" calcext:value-type="float">
            <text:p>67238.6556464083</text:p>
          </table:table-cell>
          <table:table-cell office:value-type="float" office:value="810140.590292544" calcext:value-type="float">
            <text:p>810140.590292544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6414.9883069605" calcext:value-type="float">
            <text:p>66414.9883069605</text:p>
          </table:table-cell>
          <table:table-cell office:value-type="float" office:value="825338.809106456" calcext:value-type="float">
            <text:p>825338.809106456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64585.8625156421" calcext:value-type="float">
            <text:p>64585.8625156421</text:p>
          </table:table-cell>
          <table:table-cell office:value-type="float" office:value="836856.236945895" calcext:value-type="float">
            <text:p>836856.236945895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62906.948935905" calcext:value-type="float">
            <text:p>62906.948935905</text:p>
          </table:table-cell>
          <table:table-cell office:value-type="float" office:value="844943.405290691" calcext:value-type="float">
            <text:p>844943.405290691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60739.4612189833" calcext:value-type="float">
            <text:p>60739.4612189833</text:p>
          </table:table-cell>
          <table:table-cell office:value-type="float" office:value="849251.19021548" calcext:value-type="float">
            <text:p>849251.19021548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58061.3105826416" calcext:value-type="float">
            <text:p>58061.3105826416</text:p>
          </table:table-cell>
          <table:table-cell office:value-type="float" office:value="849445.819815467" calcext:value-type="float">
            <text:p>849445.819815467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5007.4300555481" calcext:value-type="float">
            <text:p>55007.4300555481</text:p>
          </table:table-cell>
          <table:table-cell office:value-type="float" office:value="845347.793666922" calcext:value-type="float">
            <text:p>845347.793666922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52003.8085179941" calcext:value-type="float">
            <text:p>52003.8085179941</text:p>
          </table:table-cell>
          <table:table-cell office:value-type="float" office:value="837223.404054485" calcext:value-type="float">
            <text:p>837223.404054485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50190.0731225125" calcext:value-type="float">
            <text:p>50190.0731225125</text:p>
          </table:table-cell>
          <table:table-cell office:value-type="float" office:value="826512.932944514" calcext:value-type="float">
            <text:p>826512.93294451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48377.5515140589" calcext:value-type="float">
            <text:p>48377.5515140589</text:p>
          </table:table-cell>
          <table:table-cell office:value-type="float" office:value="813473.553335946" calcext:value-type="float">
            <text:p>813473.553335946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47588.8115891305" calcext:value-type="float">
            <text:p>47588.8115891305</text:p>
          </table:table-cell>
          <table:table-cell office:value-type="float" office:value="799387.001015959" calcext:value-type="float">
            <text:p>799387.001015959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6671.9604110063" calcext:value-type="float">
            <text:p>46671.9604110063</text:p>
          </table:table-cell>
          <table:table-cell office:value-type="float" office:value="784416.640496902" calcext:value-type="float">
            <text:p>784416.640496902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6755.1014591928" calcext:value-type="float">
            <text:p>46755.1014591928</text:p>
          </table:table-cell>
          <table:table-cell office:value-type="float" office:value="769804.423333698" calcext:value-type="float">
            <text:p>769804.423333698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47117.0549501837" calcext:value-type="float">
            <text:p>47117.0549501837</text:p>
          </table:table-cell>
          <table:table-cell office:value-type="float" office:value="756071.797029553" calcext:value-type="float">
            <text:p>756071.797029553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47083.3258134965" calcext:value-type="float">
            <text:p>47083.3258134965</text:p>
          </table:table-cell>
          <table:table-cell office:value-type="float" office:value="742993.978296546" calcext:value-type="float">
            <text:p>742993.978296546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7829.0080016926" calcext:value-type="float">
            <text:p>47829.0080016926</text:p>
          </table:table-cell>
          <table:table-cell office:value-type="float" office:value="731511.542238478" calcext:value-type="float">
            <text:p>731511.542238478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48392.3015900056" calcext:value-type="float">
            <text:p>48392.3015900056</text:p>
          </table:table-cell>
          <table:table-cell office:value-type="float" office:value="721527.830405576" calcext:value-type="float">
            <text:p>721527.830405576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48964.3544157132" calcext:value-type="float">
            <text:p>48964.3544157132</text:p>
          </table:table-cell>
          <table:table-cell office:value-type="float" office:value="713092.890856434" calcext:value-type="float">
            <text:p>713092.890856434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49294.0303970248" calcext:value-type="float">
            <text:p>49294.0303970248</text:p>
          </table:table-cell>
          <table:table-cell office:value-type="float" office:value="705970.045479172" calcext:value-type="float">
            <text:p>705970.045479172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9683.1981069544" calcext:value-type="float">
            <text:p>49683.1981069544</text:p>
          </table:table-cell>
          <table:table-cell office:value-type="float" office:value="700178.02855034" calcext:value-type="float">
            <text:p>700178.02855034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50652.1262010445" calcext:value-type="float">
            <text:p>50652.1262010445</text:p>
          </table:table-cell>
          <table:table-cell office:value-type="float" office:value="696237.922767243" calcext:value-type="float">
            <text:p>696237.922767243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51429.5403356151" calcext:value-type="float">
            <text:p>51429.5403356151</text:p>
          </table:table-cell>
          <table:table-cell office:value-type="float" office:value="693868.965019741" calcext:value-type="float">
            <text:p>693868.965019741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52337.5929857859" calcext:value-type="float">
            <text:p>52337.5929857859</text:p>
          </table:table-cell>
          <table:table-cell office:value-type="float" office:value="693100.388563748" calcext:value-type="float">
            <text:p>693100.388563748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52795.7634493623" calcext:value-type="float">
            <text:p>52795.7634493623</text:p>
          </table:table-cell>
          <table:table-cell office:value-type="float" office:value="693386.043623352" calcext:value-type="float">
            <text:p>693386.043623352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53860.2571760909" calcext:value-type="float">
            <text:p>53860.2571760909</text:p>
          </table:table-cell>
          <table:table-cell office:value-type="float" office:value="695242.571128689" calcext:value-type="float">
            <text:p>695242.571128689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54631.92760166" calcext:value-type="float">
            <text:p>54631.92760166</text:p>
          </table:table-cell>
          <table:table-cell office:value-type="float" office:value="698263.235887795" calcext:value-type="float">
            <text:p>698263.235887795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54387.4410326177" calcext:value-type="float">
            <text:p>54387.4410326177</text:p>
          </table:table-cell>
          <table:table-cell office:value-type="float" office:value="701326.496300142" calcext:value-type="float">
            <text:p>701326.496300142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55042.4479249049" calcext:value-type="float">
            <text:p>55042.4479249049</text:p>
          </table:table-cell>
          <table:table-cell office:value-type="float" office:value="705237.327179376" calcext:value-type="float">
            <text:p>705237.327179376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55478.732163633" calcext:value-type="float">
            <text:p>55478.732163633</text:p>
          </table:table-cell>
          <table:table-cell office:value-type="float" office:value="709660.419964922" calcext:value-type="float">
            <text:p>709660.419964922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55711.3792615635" calcext:value-type="float">
            <text:p>55711.3792615635</text:p>
          </table:table-cell>
          <table:table-cell office:value-type="float" office:value="714302.975970058" calcext:value-type="float">
            <text:p>714302.975970058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56107.4119789179" calcext:value-type="float">
            <text:p>56107.4119789179</text:p>
          </table:table-cell>
          <table:table-cell office:value-type="float" office:value="719242.488388078" calcext:value-type="float">
            <text:p>719242.488388078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56610.863145264" calcext:value-type="float">
            <text:p>56610.863145264</text:p>
          </table:table-cell>
          <table:table-cell office:value-type="float" office:value="724519.709220845" calcext:value-type="float">
            <text:p>724519.709220845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56965.8206221057" calcext:value-type="float">
            <text:p>56965.8206221057</text:p>
          </table:table-cell>
          <table:table-cell office:value-type="float" office:value="729948.38803317" calcext:value-type="float">
            <text:p>729948.38803317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7021.2144986739" calcext:value-type="float">
            <text:p>57021.2144986739</text:p>
          </table:table-cell>
          <table:table-cell office:value-type="float" office:value="735172.715752041" calcext:value-type="float">
            <text:p>735172.715752041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57399.7431598693" calcext:value-type="float">
            <text:p>57399.7431598693</text:p>
          </table:table-cell>
          <table:table-cell office:value-type="float" office:value="740486.208109337" calcext:value-type="float">
            <text:p>740486.208109337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57288.1472817625" calcext:value-type="float">
            <text:p>57288.1472817625</text:p>
          </table:table-cell>
          <table:table-cell office:value-type="float" office:value="745377.985855422" calcext:value-type="float">
            <text:p>745377.985855422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7385.5628151469" calcext:value-type="float">
            <text:p>57385.5628151469</text:p>
          </table:table-cell>
          <table:table-cell office:value-type="float" office:value="750040.864917394" calcext:value-type="float">
            <text:p>750040.86491739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57185.0839057945" calcext:value-type="float">
            <text:p>57185.0839057945</text:p>
          </table:table-cell>
          <table:table-cell office:value-type="float" office:value="754159.091314237" calcext:value-type="float">
            <text:p>754159.091314237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56274.6587006346" calcext:value-type="float">
            <text:p>56274.6587006346</text:p>
          </table:table-cell>
          <table:table-cell office:value-type="float" office:value="756988.485939397" calcext:value-type="float">
            <text:p>756988.485939397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5575.6411090817" calcext:value-type="float">
            <text:p>55575.6411090817</text:p>
          </table:table-cell>
          <table:table-cell office:value-type="float" office:value="758747.95928824" calcext:value-type="float">
            <text:p>758747.95928824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55637.4408754906" calcext:value-type="float">
            <text:p>55637.4408754906</text:p>
          </table:table-cell>
          <table:table-cell office:value-type="float" office:value="760192.802656446" calcext:value-type="float">
            <text:p>760192.802656446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55311.6349732967" calcext:value-type="float">
            <text:p>55311.6349732967</text:p>
          </table:table-cell>
          <table:table-cell office:value-type="float" office:value="760972.564816494" calcext:value-type="float">
            <text:p>760972.564816494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5403.042476929" calcext:value-type="float">
            <text:p>55403.042476929</text:p>
          </table:table-cell>
          <table:table-cell office:value-type="float" office:value="761524.039023727" calcext:value-type="float">
            <text:p>761524.039023727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55843.6582141563" calcext:value-type="float">
            <text:p>55843.6582141563</text:p>
          </table:table-cell>
          <table:table-cell office:value-type="float" office:value="762242.148523671" calcext:value-type="float">
            <text:p>762242.148523671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55852.819038442" calcext:value-type="float">
            <text:p>55852.819038442</text:p>
          </table:table-cell>
          <table:table-cell office:value-type="float" office:value="762758.262228186" calcext:value-type="float">
            <text:p>762758.262228186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55477.5858770357" calcext:value-type="float">
            <text:p>55477.5858770357</text:p>
          </table:table-cell>
          <table:table-cell office:value-type="float" office:value="762717.697798515" calcext:value-type="float">
            <text:p>762717.697798515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5290.0327180482" calcext:value-type="float">
            <text:p>55290.0327180482</text:p>
          </table:table-cell>
          <table:table-cell office:value-type="float" office:value="762356.35690024" calcext:value-type="float">
            <text:p>762356.35690024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4552.5730047808" calcext:value-type="float">
            <text:p>54552.5730047808</text:p>
          </table:table-cell>
          <table:table-cell office:value-type="float" office:value="761160.513748966" calcext:value-type="float">
            <text:p>761160.513748966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4319.5410071101" calcext:value-type="float">
            <text:p>54319.5410071101</text:p>
          </table:table-cell>
          <table:table-cell office:value-type="float" office:value="759671.713766926" calcext:value-type="float">
            <text:p>759671.713766926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4046.1582600618" calcext:value-type="float">
            <text:p>54046.1582600618</text:p>
          </table:table-cell>
          <table:table-cell office:value-type="float" office:value="757876.718247139" calcext:value-type="float">
            <text:p>757876.718247139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3867.4910615991" calcext:value-type="float">
            <text:p>53867.4910615991</text:p>
          </table:table-cell>
          <table:table-cell office:value-type="float" office:value="755885.518111475" calcext:value-type="float">
            <text:p>755885.51811147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4097.0569126593" calcext:value-type="float">
            <text:p>54097.0569126593</text:p>
          </table:table-cell>
          <table:table-cell office:value-type="float" office:value="754141.570054712" calcext:value-type="float">
            <text:p>754141.570054712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2809.3491194112" calcext:value-type="float">
            <text:p>52809.3491194112</text:p>
          </table:table-cell>
          <table:table-cell office:value-type="float" office:value="751153.075040197" calcext:value-type="float">
            <text:p>751153.075040197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2815.4873850327" calcext:value-type="float">
            <text:p>52815.4873850327</text:p>
          </table:table-cell>
          <table:table-cell office:value-type="float" office:value="748250.231305264" calcext:value-type="float">
            <text:p>748250.231305264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1926.2926345138" calcext:value-type="float">
            <text:p>51926.2926345138</text:p>
          </table:table-cell>
          <table:table-cell office:value-type="float" office:value="744546.673518549" calcext:value-type="float">
            <text:p>744546.673518549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1666.0427862813" calcext:value-type="float">
            <text:p>51666.0427862813</text:p>
          </table:table-cell>
          <table:table-cell office:value-type="float" office:value="740703.94415836" calcext:value-type="float">
            <text:p>740703.94415836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1423.4132179221" calcext:value-type="float">
            <text:p>51423.4132179221</text:p>
          </table:table-cell>
          <table:table-cell office:value-type="float" office:value="736788.3495847" calcext:value-type="float">
            <text:p>736788.3495847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1861.3720068528" calcext:value-type="float">
            <text:p>51861.3720068528</text:p>
          </table:table-cell>
          <table:table-cell office:value-type="float" office:value="733481.888116542" calcext:value-type="float">
            <text:p>733481.888116542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2672.4006630503" calcext:value-type="float">
            <text:p>52672.4006630503</text:p>
          </table:table-cell>
          <table:table-cell office:value-type="float" office:value="731188.435153328" calcext:value-type="float">
            <text:p>731188.435153328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3976.3711870082" calcext:value-type="float">
            <text:p>53976.3711870082</text:p>
          </table:table-cell>
          <table:table-cell office:value-type="float" office:value="730425.688797326" calcext:value-type="float">
            <text:p>730425.688797326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6042.4434451053" calcext:value-type="float">
            <text:p>56042.4434451053</text:p>
          </table:table-cell>
          <table:table-cell office:value-type="float" office:value="731961.157662886" calcext:value-type="float">
            <text:p>731961.157662886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57169.1891480114" calcext:value-type="float">
            <text:p>57169.1891480114</text:p>
          </table:table-cell>
          <table:table-cell office:value-type="float" office:value="734846.977244489" calcext:value-type="float">
            <text:p>734846.977244489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59970.251284035" calcext:value-type="float">
            <text:p>59970.251284035</text:p>
          </table:table-cell>
          <table:table-cell office:value-type="float" office:value="740733.236242189" calcext:value-type="float">
            <text:p>740733.236242189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2473.4713925701" calcext:value-type="float">
            <text:p>62473.4713925701</text:p>
          </table:table-cell>
          <table:table-cell office:value-type="float" office:value="749276.662702593" calcext:value-type="float">
            <text:p>749276.662702593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64536.9073718431" calcext:value-type="float">
            <text:p>64536.9073718431</text:p>
          </table:table-cell>
          <table:table-cell office:value-type="float" office:value="759950.918782644" calcext:value-type="float">
            <text:p>759950.918782644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67046.1416033577" calcext:value-type="float">
            <text:p>67046.1416033577</text:p>
          </table:table-cell>
          <table:table-cell office:value-type="float" office:value="773109.005384969" calcext:value-type="float">
            <text:p>773109.005384969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68339.6560088182" calcext:value-type="float">
            <text:p>68339.6560088182</text:p>
          </table:table-cell>
          <table:table-cell office:value-type="float" office:value="787400.992306509" calcext:value-type="float">
            <text:p>787400.992306509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69315.5414089326" calcext:value-type="float">
            <text:p>69315.5414089326</text:p>
          </table:table-cell>
          <table:table-cell office:value-type="float" office:value="802369.982855033" calcext:value-type="float">
            <text:p>802369.982855033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0178.0624827099" calcext:value-type="float">
            <text:p>70178.0624827099</text:p>
          </table:table-cell>
          <table:table-cell office:value-type="float" office:value="817762.670447022" calcext:value-type="float">
            <text:p>817762.670447022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1001.6018232866" calcext:value-type="float">
            <text:p>71001.6018232866</text:p>
          </table:table-cell>
          <table:table-cell office:value-type="float" office:value="833378.790913225" calcext:value-type="float">
            <text:p>833378.790913225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1591.8376976074" calcext:value-type="float">
            <text:p>71591.8376976074</text:p>
          </table:table-cell>
          <table:table-cell office:value-type="float" office:value="848825.49251269" calcext:value-type="float">
            <text:p>848825.49251269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71814.7422307876" calcext:value-type="float">
            <text:p>71814.7422307876</text:p>
          </table:table-cell>
          <table:table-cell office:value-type="float" office:value="863625.674395288" calcext:value-type="float">
            <text:p>863625.674395288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72894.0331033322" calcext:value-type="float">
            <text:p>72894.0331033322</text:p>
          </table:table-cell>
          <table:table-cell office:value-type="float" office:value="878529.821589059" calcext:value-type="float">
            <text:p>878529.821589059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72065.4503402626" calcext:value-type="float">
            <text:p>72065.4503402626</text:p>
          </table:table-cell>
          <table:table-cell office:value-type="float" office:value="891554.263511502" calcext:value-type="float">
            <text:p>891554.263511502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71037.1207500573" calcext:value-type="float">
            <text:p>71037.1207500573</text:p>
          </table:table-cell>
          <table:table-cell office:value-type="float" office:value="902468.147612579" calcext:value-type="float">
            <text:p>902468.14761257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71267.8352951391" calcext:value-type="float">
            <text:p>71267.8352951391</text:p>
          </table:table-cell>
          <table:table-cell office:value-type="float" office:value="912522.550544902" calcext:value-type="float">
            <text:p>912522.550544902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71183.3550463767" calcext:value-type="float">
            <text:p>71183.3550463767</text:p>
          </table:table-cell>
          <table:table-cell office:value-type="float" office:value="921408.927483665" calcext:value-type="float">
            <text:p>921408.927483665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71077.0691650063" calcext:value-type="float">
            <text:p>71077.0691650063</text:p>
          </table:table-cell>
          <table:table-cell office:value-type="float" office:value="929157.080196431" calcext:value-type="float">
            <text:p>929157.080196431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0862.8534923392" calcext:value-type="float">
            <text:p>70862.8534923392</text:p>
          </table:table-cell>
          <table:table-cell office:value-type="float" office:value="935705.131793848" calcext:value-type="float">
            <text:p>935705.131793848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71534.1625631027" calcext:value-type="float">
            <text:p>71534.1625631027</text:p>
          </table:table-cell>
          <table:table-cell office:value-type="float" office:value="942014.477394798" calcext:value-type="float">
            <text:p>942014.477394798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73150.0618362768" calcext:value-type="float">
            <text:p>73150.0618362768</text:p>
          </table:table-cell>
          <table:table-cell office:value-type="float" office:value="949111.400335265" calcext:value-type="float">
            <text:p>949111.400335265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74755.6410477333" calcext:value-type="float">
            <text:p>74755.6410477333</text:p>
          </table:table-cell>
          <table:table-cell office:value-type="float" office:value="957062.132366773" calcext:value-type="float">
            <text:p>957062.132366773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76182.3515754084" calcext:value-type="float">
            <text:p>76182.3515754084</text:p>
          </table:table-cell>
          <table:table-cell office:value-type="float" office:value="965801.432726797" calcext:value-type="float">
            <text:p>965801.432726797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78152.9493036299" calcext:value-type="float">
            <text:p>78152.9493036299</text:p>
          </table:table-cell>
          <table:table-cell office:value-type="float" office:value="975897.477003099" calcext:value-type="float">
            <text:p>975897.477003099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0419.3284478298" calcext:value-type="float">
            <text:p>80419.3284478298</text:p>
          </table:table-cell>
          <table:table-cell office:value-type="float" office:value="987703.655734253" calcext:value-type="float">
            <text:p>987703.655734253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3339.560991018" calcext:value-type="float">
            <text:p>83339.560991018</text:p>
          </table:table-cell>
          <table:table-cell office:value-type="float" office:value="1001866.54451471" calcext:value-type="float">
            <text:p>1001866.54451471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4668.6299126904" calcext:value-type="float">
            <text:p>84668.6299126904</text:p>
          </table:table-cell>
          <table:table-cell office:value-type="float" office:value="1016777.32410309" calcext:value-type="float">
            <text:p>1016777.32410309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792.9461589465" calcext:value-type="float">
            <text:p>86792.9461589465</text:p>
          </table:table-cell>
          <table:table-cell office:value-type="float" office:value="1033169.99778913" calcext:value-type="float">
            <text:p>1033169.99778913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88614.4832818384" calcext:value-type="float">
            <text:p>88614.4832818384</text:p>
          </table:table-cell>
          <table:table-cell office:value-type="float" office:value="1050666.71519148" calcext:value-type="float">
            <text:p>1050666.71519148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0785.1644388286" calcext:value-type="float">
            <text:p>90785.1644388286</text:p>
          </table:table-cell>
          <table:table-cell office:value-type="float" office:value="1069523.13762227" calcext:value-type="float">
            <text:p>1069523.13762227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92580.4447485047" calcext:value-type="float">
            <text:p>92580.4447485047</text:p>
          </table:table-cell>
          <table:table-cell office:value-type="float" office:value="1089255.24877764" calcext:value-type="float">
            <text:p>1089255.24877764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93428.4115364016" calcext:value-type="float">
            <text:p>93428.4115364016</text:p>
          </table:table-cell>
          <table:table-cell office:value-type="float" office:value="1108843.1407999" calcext:value-type="float">
            <text:p>1108843.1407999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3210.5790618936" calcext:value-type="float">
            <text:p>93210.5790618936</text:p>
          </table:table-cell>
          <table:table-cell office:value-type="float" office:value="1127082.767294" calcext:value-type="float">
            <text:p>1127082.767294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3274.8081687197" calcext:value-type="float">
            <text:p>93274.8081687197</text:p>
          </table:table-cell>
          <table:table-cell office:value-type="float" office:value="1144177.12332929" calcext:value-type="float">
            <text:p>1144177.12332929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2051.7594584969" calcext:value-type="float">
            <text:p>92051.7594584969</text:p>
          </table:table-cell>
          <table:table-cell office:value-type="float" office:value="1158778.05317389" calcext:value-type="float">
            <text:p>1158778.05317389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1370.1265961594" calcext:value-type="float">
            <text:p>91370.1265961594</text:p>
          </table:table-cell>
          <table:table-cell office:value-type="float" office:value="1171369.535338" calcext:value-type="float">
            <text:p>1171369.535338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0333.3357463552" calcext:value-type="float">
            <text:p>90333.3357463552</text:p>
          </table:table-cell>
          <table:table-cell office:value-type="float" office:value="1181612.50598468" calcext:value-type="float">
            <text:p>1181612.50598468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88701.2352027469" calcext:value-type="float">
            <text:p>88701.2352027469</text:p>
          </table:table-cell>
          <table:table-cell office:value-type="float" office:value="1188938.8358029" calcext:value-type="float">
            <text:p>1188938.8358029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274.2164183334" calcext:value-type="float">
            <text:p>87274.2164183334</text:p>
          </table:table-cell>
          <table:table-cell office:value-type="float" office:value="1193612.07696682" calcext:value-type="float">
            <text:p>1193612.07696682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6852.1711868102" calcext:value-type="float">
            <text:p>86852.1711868102</text:p>
          </table:table-cell>
          <table:table-cell office:value-type="float" office:value="1196729.16809189" calcext:value-type="float">
            <text:p>1196729.16809189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4771.4311933852" calcext:value-type="float">
            <text:p>84771.4311933852</text:p>
          </table:table-cell>
          <table:table-cell office:value-type="float" office:value="1196759.13608885" calcext:value-type="float">
            <text:p>1196759.13608885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2187.3118648699" calcext:value-type="float">
            <text:p>82187.3118648699</text:p>
          </table:table-cell>
          <table:table-cell office:value-type="float" office:value="1193351.200589" calcext:value-type="float">
            <text:p>1193351.200589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9384.375202603" calcext:value-type="float">
            <text:p>79384.375202603</text:p>
          </table:table-cell>
          <table:table-cell office:value-type="float" office:value="1186426.37441467" calcext:value-type="float">
            <text:p>1186426.37441467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189.3892311843" calcext:value-type="float">
            <text:p>76189.3892311843</text:p>
          </table:table-cell>
          <table:table-cell office:value-type="float" office:value="1175815.37567442" calcext:value-type="float">
            <text:p>1175815.37567442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4067.051430594" calcext:value-type="float">
            <text:p>74067.051430594</text:p>
          </table:table-cell>
          <table:table-cell office:value-type="float" office:value="1162781.79001886" calcext:value-type="float">
            <text:p>1162781.79001886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187.9427959957" calcext:value-type="float">
            <text:p>72187.9427959957</text:p>
          </table:table-cell>
          <table:table-cell office:value-type="float" office:value="1147742.12234654" calcext:value-type="float">
            <text:p>1147742.12234654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089.9946644023" calcext:value-type="float">
            <text:p>70089.9946644023</text:p>
          </table:table-cell>
          <table:table-cell office:value-type="float" office:value="1130704.05698556" calcext:value-type="float">
            <text:p>1130704.05698556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7409.7277680438" calcext:value-type="float">
            <text:p>67409.7277680438</text:p>
          </table:table-cell>
          <table:table-cell office:value-type="float" office:value="1111305.77644038" calcext:value-type="float">
            <text:p>1111305.77644038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445.2671849734" calcext:value-type="float">
            <text:p>65445.2671849734</text:p>
          </table:table-cell>
          <table:table-cell office:value-type="float" office:value="1090479.96099804" calcext:value-type="float">
            <text:p>1090479.96099804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5087.9514418346" calcext:value-type="float">
            <text:p>65087.9514418346</text:p>
          </table:table-cell>
          <table:table-cell office:value-type="float" office:value="1070017.63239379" calcext:value-type="float">
            <text:p>1070017.63239379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705.8052899797" calcext:value-type="float">
            <text:p>64705.8052899797</text:p>
          </table:table-cell>
          <table:table-cell office:value-type="float" office:value="1050066.40058895" calcext:value-type="float">
            <text:p>1050066.40058895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60.1915401793" calcext:value-type="float">
            <text:p>64160.1915401793</text:p>
          </table:table-cell>
          <table:table-cell office:value-type="float" office:value="1030637.92115567" calcext:value-type="float">
            <text:p>1030637.92115567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4880.9397619069" calcext:value-type="float">
            <text:p>64880.9397619069</text:p>
          </table:table-cell>
          <table:table-cell office:value-type="float" office:value="1013144.42555708" calcext:value-type="float">
            <text:p>1013144.42555708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5339.5904526318" calcext:value-type="float">
            <text:p>65339.5904526318</text:p>
          </table:table-cell>
          <table:table-cell office:value-type="float" office:value="997414.169414934" calcext:value-type="float">
            <text:p>997414.169414934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66824.0117446686" calcext:value-type="float">
            <text:p>66824.0117446686</text:p>
          </table:table-cell>
          <table:table-cell office:value-type="float" office:value="984529.258566076" calcext:value-type="float">
            <text:p>984529.258566076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68731.8818977313" calcext:value-type="float">
            <text:p>68731.8818977313</text:p>
          </table:table-cell>
          <table:table-cell office:value-type="float" office:value="974918.098073115" calcext:value-type="float">
            <text:p>974918.098073115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672.6211743932" calcext:value-type="float">
            <text:p>70672.6211743932</text:p>
          </table:table-cell>
          <table:table-cell office:value-type="float" office:value="968627.280760434" calcext:value-type="float">
            <text:p>968627.280760434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72814.5214758451" calcext:value-type="float">
            <text:p>72814.5214758451</text:p>
          </table:table-cell>
          <table:table-cell office:value-type="float" office:value="965763.95510971" calcext:value-type="float">
            <text:p>965763.95510971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75061.0529379155" calcext:value-type="float">
            <text:p>75061.0529379155</text:p>
          </table:table-cell>
          <table:table-cell office:value-type="float" office:value="966324.539618654" calcext:value-type="float">
            <text:p>966324.539618654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77384.2880412366" calcext:value-type="float">
            <text:p>77384.2880412366</text:p>
          </table:table-cell>
          <table:table-cell office:value-type="float" office:value="970222.555697723" calcext:value-type="float">
            <text:p>970222.555697723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78302.7248388714" calcext:value-type="float">
            <text:p>78302.7248388714</text:p>
          </table:table-cell>
          <table:table-cell office:value-type="float" office:value="975876.056100024" calcext:value-type="float">
            <text:p>975876.056100024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0465.7848321019" calcext:value-type="float">
            <text:p>80465.7848321019</text:p>
          </table:table-cell>
          <table:table-cell office:value-type="float" office:value="984339.669536817" calcext:value-type="float">
            <text:p>984339.669536817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852.8231452841" calcext:value-type="float">
            <text:p>80852.8231452841</text:p>
          </table:table-cell>
          <table:table-cell office:value-type="float" office:value="993633.888179518" calcext:value-type="float">
            <text:p>993633.888179518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0885.8098317521" calcext:value-type="float">
            <text:p>80885.8098317521</text:p>
          </table:table-cell>
          <table:table-cell office:value-type="float" office:value="1003164.93650534" calcext:value-type="float">
            <text:p>1003164.93650534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0303.0156560814" calcext:value-type="float">
            <text:p>80303.0156560814</text:p>
          </table:table-cell>
          <table:table-cell office:value-type="float" office:value="1012125.8343748" calcext:value-type="float">
            <text:p>1012125.8343748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0300.0357182225" calcext:value-type="float">
            <text:p>80300.0357182225</text:p>
          </table:table-cell>
          <table:table-cell office:value-type="float" office:value="1020881.56610916" calcext:value-type="float">
            <text:p>1020881.56610916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79887.9680599486" calcext:value-type="float">
            <text:p>79887.9680599486</text:p>
          </table:table-cell>
          <table:table-cell office:value-type="float" office:value="1028866.69454544" calcext:value-type="float">
            <text:p>1028866.69454544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79767.9799399546" calcext:value-type="float">
            <text:p>79767.9799399546</text:p>
          </table:table-cell>
          <table:table-cell office:value-type="float" office:value="1036261.36612378" calcext:value-type="float">
            <text:p>1036261.36612378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79209.8202109914" calcext:value-type="float">
            <text:p>79209.8202109914</text:p>
          </table:table-cell>
          <table:table-cell office:value-type="float" office:value="1042535.78510538" calcext:value-type="float">
            <text:p>1042535.78510538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79175.3356719775" calcext:value-type="float">
            <text:p>79175.3356719775</text:p>
          </table:table-cell>
          <table:table-cell office:value-type="float" office:value="1048143.16686485" calcext:value-type="float">
            <text:p>1048143.16686485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79240.8960087776" calcext:value-type="float">
            <text:p>79240.8960087776</text:p>
          </table:table-cell>
          <table:table-cell office:value-type="float" office:value="1053212.26085913" calcext:value-type="float">
            <text:p>1053212.26085913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0107.3739990476" calcext:value-type="float">
            <text:p>80107.3739990476</text:p>
          </table:table-cell>
          <table:table-cell office:value-type="float" office:value="1058565.75035001" calcext:value-type="float">
            <text:p>1058565.75035001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80578.1133105311" calcext:value-type="float">
            <text:p>80578.1133105311</text:p>
          </table:table-cell>
          <table:table-cell office:value-type="float" office:value="1063840.76924859" calcext:value-type="float">
            <text:p>1063840.76924859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1102.5878311157" calcext:value-type="float">
            <text:p>81102.5878311157</text:p>
          </table:table-cell>
          <table:table-cell office:value-type="float" office:value="1069137.19175628" calcext:value-type="float">
            <text:p>1069137.19175628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2019.6804208842" calcext:value-type="float">
            <text:p>82019.6804208842</text:p>
          </table:table-cell>
          <table:table-cell office:value-type="float" office:value="1074860.45253367" calcext:value-type="float">
            <text:p>1074860.45253367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1621.5627892915" calcext:value-type="float">
            <text:p>81621.5627892915</text:p>
          </table:table-cell>
          <table:table-cell office:value-type="float" office:value="1079728.44021608" calcext:value-type="float">
            <text:p>1079728.44021608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1294.1359100355" calcext:value-type="float">
            <text:p>81294.1359100355</text:p>
          </table:table-cell>
          <table:table-cell office:value-type="float" office:value="1083848.68411095" calcext:value-type="float">
            <text:p>1083848.68411095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2190.207915988" calcext:value-type="float">
            <text:p>82190.207915988</text:p>
          </table:table-cell>
          <table:table-cell office:value-type="float" office:value="1088482.14768574" calcext:value-type="float">
            <text:p>1088482.14768574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3613.2433337079" calcext:value-type="float">
            <text:p>83613.2433337079</text:p>
          </table:table-cell>
          <table:table-cell office:value-type="float" office:value="1094158.41719874" calcext:value-type="float">
            <text:p>1094158.41719874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5037.1795380872" calcext:value-type="float">
            <text:p>85037.1795380872</text:p>
          </table:table-cell>
          <table:table-cell office:value-type="float" office:value="1100861.22713021" calcext:value-type="float">
            <text:p>1100861.22713021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86551.3825642854" calcext:value-type="float">
            <text:p>86551.3825642854</text:p>
          </table:table-cell>
          <table:table-cell office:value-type="float" office:value="1108700.23273662" calcext:value-type="float">
            <text:p>1108700.23273662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8853.2653798098" calcext:value-type="float">
            <text:p>88853.2653798098</text:p>
          </table:table-cell>
          <table:table-cell office:value-type="float" office:value="1118471.75185972" calcext:value-type="float">
            <text:p>1118471.75185972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1652.4868831668" calcext:value-type="float">
            <text:p>91652.4868831668</text:p>
          </table:table-cell>
          <table:table-cell office:value-type="float" office:value="1130631.37492926" calcext:value-type="float">
            <text:p>1130631.37492926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6061.5804848213" calcext:value-type="float">
            <text:p>96061.5804848213</text:p>
          </table:table-cell>
          <table:table-cell office:value-type="float" office:value="1146767.60472636" calcext:value-type="float">
            <text:p>1146767.60472636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4669.982858014" calcext:value-type="float">
            <text:p>104669.982858014</text:p>
          </table:table-cell>
          <table:table-cell office:value-type="float" office:value="1171002.42091975" calcext:value-type="float">
            <text:p>1171002.42091975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3084.162474164" calcext:value-type="float">
            <text:p>113084.162474164</text:p>
          </table:table-cell>
          <table:table-cell office:value-type="float" office:value="1203048.9362161" calcext:value-type="float">
            <text:p>1203048.936216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0764.033664761" calcext:value-type="float">
            <text:p>120764.033664761</text:p>
          </table:table-cell>
          <table:table-cell office:value-type="float" office:value="1242037.64346088" calcext:value-type="float">
            <text:p>1242037.64346088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8404.847188751" calcext:value-type="float">
            <text:p>128404.847188751</text:p>
          </table:table-cell>
          <table:table-cell office:value-type="float" office:value="1287718.7798555" calcext:value-type="float">
            <text:p>1287718.7798555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7230.153699839" calcext:value-type="float">
            <text:p>137230.153699839</text:p>
          </table:table-cell>
          <table:table-cell office:value-type="float" office:value="1340992.65247125" calcext:value-type="float">
            <text:p>1340992.65247125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45190.576077557" calcext:value-type="float">
            <text:p>145190.576077557</text:p>
          </table:table-cell>
          <table:table-cell office:value-type="float" office:value="1400641.62608605" calcext:value-type="float">
            <text:p>1400641.62608605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53645.888844874" calcext:value-type="float">
            <text:p>153645.888844874</text:p>
          </table:table-cell>
          <table:table-cell office:value-type="float" office:value="1466783.445278" calcext:value-type="float">
            <text:p>1466783.445278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1945.017086481" calcext:value-type="float">
            <text:p>161945.017086481</text:p>
          </table:table-cell>
          <table:table-cell office:value-type="float" office:value="1538773.99345754" calcext:value-type="float">
            <text:p>1538773.99345754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70878.07609813" calcext:value-type="float">
            <text:p>170878.07609813</text:p>
          </table:table-cell>
          <table:table-cell office:value-type="float" office:value="1616807.07555272" calcext:value-type="float">
            <text:p>1616807.07555272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9242.74193269" calcext:value-type="float">
            <text:p>179242.74193269</text:p>
          </table:table-cell>
          <table:table-cell office:value-type="float" office:value="1699821.39977515" calcext:value-type="float">
            <text:p>1699821.39977515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85118.46164077" calcext:value-type="float">
            <text:p>185118.46164077</text:p>
          </table:table-cell>
          <table:table-cell office:value-type="float" office:value="1784840.64464254" calcext:value-type="float">
            <text:p>1784840.64464254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90281.617586132" calcext:value-type="float">
            <text:p>190281.617586132</text:p>
          </table:table-cell>
          <table:table-cell office:value-type="float" office:value="1870647.73901077" calcext:value-type="float">
            <text:p>1870647.7390107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4698.82661866" calcext:value-type="float">
            <text:p>194698.82661866</text:p>
          </table:table-cell>
          <table:table-cell office:value-type="float" office:value="1956048.56678581" calcext:value-type="float">
            <text:p>1956048.56678581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98340.156925772" calcext:value-type="float">
            <text:p>198340.156925772</text:p>
          </table:table-cell>
          <table:table-cell office:value-type="float" office:value="2039852.86406501" calcext:value-type="float">
            <text:p>2039852.86406501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0863.086344526" calcext:value-type="float">
            <text:p>200863.086344526</text:p>
          </table:table-cell>
          <table:table-cell office:value-type="float" office:value="2120615.6294648" calcext:value-type="float">
            <text:p>2120615.6294648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04766.077724968" calcext:value-type="float">
            <text:p>204766.077724968</text:p>
          </table:table-cell>
          <table:table-cell office:value-type="float" office:value="2199448.96594322" calcext:value-type="float">
            <text:p>2199448.96594322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8195.740313205" calcext:value-type="float">
            <text:p>208195.740313205</text:p>
          </table:table-cell>
          <table:table-cell office:value-type="float" office:value="2275714.39121315" calcext:value-type="float">
            <text:p>2275714.39121315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10665.841681905" calcext:value-type="float">
            <text:p>210665.841681905</text:p>
          </table:table-cell>
          <table:table-cell office:value-type="float" office:value="2348359.64412712" calcext:value-type="float">
            <text:p>2348359.64412712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1074.792126791" calcext:value-type="float">
            <text:p>211074.792126791</text:p>
          </table:table-cell>
          <table:table-cell office:value-type="float" office:value="2415339.85622009" calcext:value-type="float">
            <text:p>2415339.8562200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11576.481048053" calcext:value-type="float">
            <text:p>211576.481048053</text:p>
          </table:table-cell>
          <table:table-cell office:value-type="float" office:value="2476820.20818522" calcext:value-type="float">
            <text:p>2476820.20818522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11230.270904005" calcext:value-type="float">
            <text:p>211230.270904005</text:p>
          </table:table-cell>
          <table:table-cell office:value-type="float" office:value="2532082.60285148" calcext:value-type="float">
            <text:p>2532082.60285148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09050.668831284" calcext:value-type="float">
            <text:p>209050.668831284</text:p>
          </table:table-cell>
          <table:table-cell office:value-type="float" office:value="2579526.92384544" calcext:value-type="float">
            <text:p>2579526.92384544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05843.096437548" calcext:value-type="float">
            <text:p>205843.096437548</text:p>
          </table:table-cell>
          <table:table-cell office:value-type="float" office:value="2618380.4343386" calcext:value-type="float">
            <text:p>2618380.4343386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02354.387150731" calcext:value-type="float">
            <text:p>202354.387150731</text:p>
          </table:table-cell>
          <table:table-cell office:value-type="float" office:value="2648651.23134036" calcext:value-type="float">
            <text:p>2648651.23134036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98887.6976052" calcext:value-type="float">
            <text:p>198887.6976052</text:p>
          </table:table-cell>
          <table:table-cell office:value-type="float" office:value="2670733.12517274" calcext:value-type="float">
            <text:p>2670733.12517274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194765.046476584" calcext:value-type="float">
            <text:p>194765.046476584</text:p>
          </table:table-cell>
          <table:table-cell office:value-type="float" office:value="2684414.96663695" calcext:value-type="float">
            <text:p>2684414.96663695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189440.684461932" calcext:value-type="float">
            <text:p>189440.684461932</text:p>
          </table:table-cell>
          <table:table-cell office:value-type="float" office:value="2688989.16663745" calcext:value-type="float">
            <text:p>2688989.16663745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2516.891185449" calcext:value-type="float">
            <text:p>182516.891185449</text:p>
          </table:table-cell>
          <table:table-cell office:value-type="float" office:value="2683376.6698455" calcext:value-type="float">
            <text:p>2683376.6698455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74533.787236614" calcext:value-type="float">
            <text:p>174533.787236614</text:p>
          </table:table-cell>
          <table:table-cell office:value-type="float" office:value="2667082.93880693" calcext:value-type="float">
            <text:p>2667082.93880693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66204.333464729" calcext:value-type="float">
            <text:p>166204.333464729</text:p>
          </table:table-cell>
          <table:table-cell office:value-type="float" office:value="2640334.19183978" calcext:value-type="float">
            <text:p>2640334.19183978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59231.628853149" calcext:value-type="float">
            <text:p>159231.628853149</text:p>
          </table:table-cell>
          <table:table-cell office:value-type="float" office:value="2605038.43814392" calcext:value-type="float">
            <text:p>2605038.43814392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53449.370026364" calcext:value-type="float">
            <text:p>153449.370026364</text:p>
          </table:table-cell>
          <table:table-cell office:value-type="float" office:value="2563084.22482184" calcext:value-type="float">
            <text:p>2563084.22482184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149147.333602096" calcext:value-type="float">
            <text:p>149147.333602096</text:p>
          </table:table-cell>
          <table:table-cell office:value-type="float" office:value="2516676.12082642" calcext:value-type="float">
            <text:p>2516676.12082642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145380.340106914" calcext:value-type="float">
            <text:p>145380.340106914</text:p>
          </table:table-cell>
          <table:table-cell office:value-type="float" office:value="2467049.57375481" calcext:value-type="float">
            <text:p>2467049.57375481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41104.080147846" calcext:value-type="float">
            <text:p>141104.080147846</text:p>
          </table:table-cell>
          <table:table-cell office:value-type="float" office:value="2414337.25501728" calcext:value-type="float">
            <text:p>2414337.25501728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39333.590130249" calcext:value-type="float">
            <text:p>139333.590130249</text:p>
          </table:table-cell>
          <table:table-cell office:value-type="float" office:value="2361683.62406801" calcext:value-type="float">
            <text:p>2361683.62406801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39635.728798361" calcext:value-type="float">
            <text:p>139635.728798361</text:p>
          </table:table-cell>
          <table:table-cell office:value-type="float" office:value="2311691.58648029" calcext:value-type="float">
            <text:p>2311691.58648029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41643.750733938" calcext:value-type="float">
            <text:p>141643.750733938</text:p>
          </table:table-cell>
          <table:table-cell office:value-type="float" office:value="2266526.10564926" calcext:value-type="float">
            <text:p>2266526.10564926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44150.102309994" calcext:value-type="float">
            <text:p>144150.102309994</text:p>
          </table:table-cell>
          <table:table-cell office:value-type="float" office:value="2227019.3650733" calcext:value-type="float">
            <text:p>2227019.3650733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47947.655905533" calcext:value-type="float">
            <text:p>147947.655905533</text:p>
          </table:table-cell>
          <table:table-cell office:value-type="float" office:value="2194703.62880258" calcext:value-type="float">
            <text:p>2194703.62880258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52666.049827599" calcext:value-type="float">
            <text:p>152666.049827599</text:p>
          </table:table-cell>
          <table:table-cell office:value-type="float" office:value="2170649.09101592" calcext:value-type="float">
            <text:p>2170649.09101592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57573.160292537" calcext:value-type="float">
            <text:p>157573.160292537</text:p>
          </table:table-cell>
          <table:table-cell office:value-type="float" office:value="2155007.46035803" calcext:value-type="float">
            <text:p>2155007.46035803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63115.259678949" calcext:value-type="float">
            <text:p>163115.259678949</text:p>
          </table:table-cell>
          <table:table-cell office:value-type="float" office:value="2148245.32026245" calcext:value-type="float">
            <text:p>2148245.32026245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69337.362999174" calcext:value-type="float">
            <text:p>169337.362999174</text:p>
          </table:table-cell>
          <table:table-cell office:value-type="float" office:value="2150753.88196986" calcext:value-type="float">
            <text:p>2150753.88196986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75058.197092673" calcext:value-type="float">
            <text:p>175058.197092673</text:p>
          </table:table-cell>
          <table:table-cell office:value-type="float" office:value="2161645.8734714" calcext:value-type="float">
            <text:p>2161645.8734714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80967.879246394" calcext:value-type="float">
            <text:p>180967.879246394</text:p>
          </table:table-cell>
          <table:table-cell office:value-type="float" office:value="2180578.51070301" calcext:value-type="float">
            <text:p>2180578.51070301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86308.690013499" calcext:value-type="float">
            <text:p>186308.690013499</text:p>
          </table:table-cell>
          <table:table-cell office:value-type="float" office:value="2206437.4628764" calcext:value-type="float">
            <text:p>2206437.462876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0576.397116253" calcext:value-type="float">
            <text:p>190576.397116253</text:p>
          </table:table-cell>
          <table:table-cell office:value-type="float" office:value="2237572.23809825" calcext:value-type="float">
            <text:p>2237572.23809825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4323.734126192" calcext:value-type="float">
            <text:p>194323.734126192</text:p>
          </table:table-cell>
          <table:table-cell office:value-type="float" office:value="2272888.82969012" calcext:value-type="float">
            <text:p>2272888.82969012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198392.138173276" calcext:value-type="float">
            <text:p>198392.138173276</text:p>
          </table:table-cell>
          <table:table-cell office:value-type="float" office:value="2312084.5891303" calcext:value-type="float">
            <text:p>2312084.5891303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1955.791917463" calcext:value-type="float">
            <text:p>201955.791917463</text:p>
          </table:table-cell>
          <table:table-cell office:value-type="float" office:value="2354085.93281035" calcext:value-type="float">
            <text:p>2354085.93281035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03816.156717187" calcext:value-type="float">
            <text:p>203816.156717187</text:p>
          </table:table-cell>
          <table:table-cell office:value-type="float" office:value="2396689.37084078" calcext:value-type="float">
            <text:p>2396689.37084078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05341.048090819" calcext:value-type="float">
            <text:p>205341.048090819</text:p>
          </table:table-cell>
          <table:table-cell office:value-type="float" office:value="2439094.58303756" calcext:value-type="float">
            <text:p>2439094.58303756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05449.863080489" calcext:value-type="float">
            <text:p>205449.863080489</text:p>
          </table:table-cell>
          <table:table-cell office:value-type="float" office:value="2479472.95486124" calcext:value-type="float">
            <text:p>2479472.95486124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04142.813601839" calcext:value-type="float">
            <text:p>204142.813601839</text:p>
          </table:table-cell>
          <table:table-cell office:value-type="float" office:value="2516071.63184451" calcext:value-type="float">
            <text:p>2516071.63184451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02081.443774795" calcext:value-type="float">
            <text:p>202081.443774795</text:p>
          </table:table-cell>
          <table:table-cell office:value-type="float" office:value="2547906.39550494" calcext:value-type="float">
            <text:p>2547906.39550494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199393.205092567" calcext:value-type="float">
            <text:p>199393.205092567</text:p>
          </table:table-cell>
          <table:table-cell office:value-type="float" office:value="2574228.78425351" calcext:value-type="float">
            <text:p>2574228.78425351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196226.221512667" calcext:value-type="float">
            <text:p>196226.221512667</text:p>
          </table:table-cell>
          <table:table-cell office:value-type="float" office:value="2594545.88172086" calcext:value-type="float">
            <text:p>2594545.88172086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193626.438907653" calcext:value-type="float">
            <text:p>193626.438907653</text:p>
          </table:table-cell>
          <table:table-cell office:value-type="float" office:value="2609495.21457683" calcext:value-type="float">
            <text:p>2609495.21457683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190464.82507405" calcext:value-type="float">
            <text:p>190464.82507405</text:p>
          </table:table-cell>
          <table:table-cell office:value-type="float" office:value="2618663.06656455" calcext:value-type="float">
            <text:p>2618663.06656455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186378.26591733" calcext:value-type="float">
            <text:p>186378.26591733</text:p>
          </table:table-cell>
          <table:table-cell office:value-type="float" office:value="2621318.25810357" calcext:value-type="float">
            <text:p>2621318.25810357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182607.478745078" calcext:value-type="float">
            <text:p>182607.478745078</text:p>
          </table:table-cell>
          <table:table-cell office:value-type="float" office:value="2618049.8136623" calcext:value-type="float">
            <text:p>2618049.8136623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178023.051514911" calcext:value-type="float">
            <text:p>178023.051514911</text:p>
          </table:table-cell>
          <table:table-cell office:value-type="float" office:value="2608369.91896009" calcext:value-type="float">
            <text:p>2608369.91896009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172477.877264264" calcext:value-type="float">
            <text:p>172477.877264264</text:p>
          </table:table-cell>
          <table:table-cell office:value-type="float" office:value="2591711.07668187" calcext:value-type="float">
            <text:p>2591711.07668187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169617.298346685" calcext:value-type="float">
            <text:p>169617.298346685</text:p>
          </table:table-cell>
          <table:table-cell office:value-type="float" office:value="2571204.11544586" calcext:value-type="float">
            <text:p>2571204.11544586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166135.411180784" calcext:value-type="float">
            <text:p>166135.411180784</text:p>
          </table:table-cell>
          <table:table-cell office:value-type="float" office:value="2546620.86234846" calcext:value-type="float">
            <text:p>2546620.86234846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162931.752270658" calcext:value-type="float">
            <text:p>162931.752270658</text:p>
          </table:table-cell>
          <table:table-cell office:value-type="float" office:value="2518657.9399926" calcext:value-type="float">
            <text:p>2518657.9399926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159812.781985465" calcext:value-type="float">
            <text:p>159812.781985465</text:p>
          </table:table-cell>
          <table:table-cell office:value-type="float" office:value="2487821.82026841" calcext:value-type="float">
            <text:p>2487821.82026841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157063.363896069" calcext:value-type="float">
            <text:p>157063.363896069</text:p>
          </table:table-cell>
          <table:table-cell office:value-type="float" office:value="2454910.15109517" calcext:value-type="float">
            <text:p>2454910.15109517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153521.620472588" calcext:value-type="float">
            <text:p>153521.620472588</text:p>
          </table:table-cell>
          <table:table-cell office:value-type="float" office:value="2419503.22888475" calcext:value-type="float">
            <text:p>2419503.22888475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150189.549152816" calcext:value-type="float">
            <text:p>150189.549152816</text:p>
          </table:table-cell>
          <table:table-cell office:value-type="float" office:value="2382151.5120658" calcext:value-type="float">
            <text:p>2382151.5120658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147950.213305407" calcext:value-type="float">
            <text:p>147950.213305407</text:p>
          </table:table-cell>
          <table:table-cell office:value-type="float" office:value="2344261.69928253" calcext:value-type="float">
            <text:p>2344261.69928253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46774.816768478" calcext:value-type="float">
            <text:p>146774.816768478</text:p>
          </table:table-cell>
          <table:table-cell office:value-type="float" office:value="2307156.68090015" calcext:value-type="float">
            <text:p>2307156.68090015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45653.986806254" calcext:value-type="float">
            <text:p>145653.986806254</text:p>
          </table:table-cell>
          <table:table-cell office:value-type="float" office:value="2271106.29096309" calcext:value-type="float">
            <text:p>2271106.29096309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45914.947436893" calcext:value-type="float">
            <text:p>145914.947436893</text:p>
          </table:table-cell>
          <table:table-cell office:value-type="float" office:value="2237688.21385687" calcext:value-type="float">
            <text:p>2237688.21385687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46325.642949725" calcext:value-type="float">
            <text:p>146325.642949725</text:p>
          </table:table-cell>
          <table:table-cell office:value-type="float" office:value="2207176.51425179" calcext:value-type="float">
            <text:p>2207176.51425179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46323.15120066" calcext:value-type="float">
            <text:p>146323.15120066</text:p>
          </table:table-cell>
          <table:table-cell office:value-type="float" office:value="2179243.21038897" calcext:value-type="float">
            <text:p>2179243.21038897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48591.025807268" calcext:value-type="float">
            <text:p>148591.025807268</text:p>
          </table:table-cell>
          <table:table-cell office:value-type="float" office:value="2156193.15077716" calcext:value-type="float">
            <text:p>2156193.15077716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50932.644230346" calcext:value-type="float">
            <text:p>150932.644230346</text:p>
          </table:table-cell>
          <table:table-cell office:value-type="float" office:value="2138060.27354166" calcext:value-type="float">
            <text:p>2138060.27354166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54861.374359208" calcext:value-type="float">
            <text:p>154861.374359208</text:p>
          </table:table-cell>
          <table:table-cell office:value-type="float" office:value="2126314.94494013" calcext:value-type="float">
            <text:p>2126314.94494013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59260.763981306" calcext:value-type="float">
            <text:p>159260.763981306</text:p>
          </table:table-cell>
          <table:table-cell office:value-type="float" office:value="2121275.72197421" calcext:value-type="float">
            <text:p>2121275.72197421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64480.032216521" calcext:value-type="float">
            <text:p>164480.032216521</text:p>
          </table:table-cell>
          <table:table-cell office:value-type="float" office:value="2123578.41746408" calcext:value-type="float">
            <text:p>2123578.41746408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1617.032826815" calcext:value-type="float">
            <text:p>171617.032826815</text:p>
          </table:table-cell>
          <table:table-cell office:value-type="float" office:value="2134860.34320582" calcext:value-type="float">
            <text:p>2134860.34320582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81360.944920494" calcext:value-type="float">
            <text:p>181360.944920494</text:p>
          </table:table-cell>
          <table:table-cell office:value-type="float" office:value="2157415.40926908" calcext:value-type="float">
            <text:p>2157415.40926908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91787.4316681" calcext:value-type="float">
            <text:p>191787.4316681</text:p>
          </table:table-cell>
          <table:table-cell office:value-type="float" office:value="2191549.35071811" calcext:value-type="float">
            <text:p>2191549.35071811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03723.550935863" calcext:value-type="float">
            <text:p>203723.550935863</text:p>
          </table:table-cell>
          <table:table-cell office:value-type="float" office:value="2238309.55352788" calcext:value-type="float">
            <text:p>2238309.55352788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16045.648369313" calcext:value-type="float">
            <text:p>216045.648369313</text:p>
          </table:table-cell>
          <table:table-cell office:value-type="float" office:value="2297543.10308393" calcext:value-type="float">
            <text:p>2297543.10308393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28233.586460838" calcext:value-type="float">
            <text:p>228233.586460838</text:p>
          </table:table-cell>
          <table:table-cell office:value-type="float" office:value="2368497.14860083" calcext:value-type="float">
            <text:p>2368497.14860083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39700.199649583" calcext:value-type="float">
            <text:p>239700.199649583</text:p>
          </table:table-cell>
          <table:table-cell office:value-type="float" office:value="2449734.65746704" calcext:value-type="float">
            <text:p>2449734.65746704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1896.925106905" calcext:value-type="float">
            <text:p>251896.925106905</text:p>
          </table:table-cell>
          <table:table-cell office:value-type="float" office:value="2541238.59248001" calcext:value-type="float">
            <text:p>2541238.59248001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3985.113690694" calcext:value-type="float">
            <text:p>263985.113690694</text:p>
          </table:table-cell>
          <table:table-cell office:value-type="float" office:value="2642118.24213754" calcext:value-type="float">
            <text:p>2642118.24213754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4884.382920303" calcext:value-type="float">
            <text:p>274884.382920303</text:p>
          </table:table-cell>
          <table:table-cell office:value-type="float" office:value="2750350.89124549" calcext:value-type="float">
            <text:p>2750350.89124549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8417.706359292" calcext:value-type="float">
            <text:p>288417.706359292</text:p>
          </table:table-cell>
          <table:table-cell office:value-type="float" office:value="2867765.66042945" calcext:value-type="float">
            <text:p>2867765.66042945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300195.956684151" calcext:value-type="float">
            <text:p>300195.956684151</text:p>
          </table:table-cell>
          <table:table-cell office:value-type="float" office:value="2991824.06374576" calcext:value-type="float">
            <text:p>2991824.06374576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10093.7771558" calcext:value-type="float">
            <text:p>310093.7771558</text:p>
          </table:table-cell>
          <table:table-cell office:value-type="float" office:value="3119808.89332015" calcext:value-type="float">
            <text:p>3119808.89332015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158.028475598" calcext:value-type="float">
            <text:p>320158.028475598</text:p>
          </table:table-cell>
          <table:table-cell office:value-type="float" office:value="3251181.29755149" calcext:value-type="float">
            <text:p>3251181.29755149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28085.359792308" calcext:value-type="float">
            <text:p>328085.359792308</text:p>
          </table:table-cell>
          <table:table-cell office:value-type="float" office:value="3383132.76725438" calcext:value-type="float">
            <text:p>3383132.76725438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35366.52633455" calcext:value-type="float">
            <text:p>335366.52633455</text:p>
          </table:table-cell>
          <table:table-cell office:value-type="float" office:value="3514423.85000764" calcext:value-type="float">
            <text:p>3514423.85000764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40539.682546862" calcext:value-type="float">
            <text:p>340539.682546862</text:p>
          </table:table-cell>
          <table:table-cell office:value-type="float" office:value="3642434.67639114" calcext:value-type="float">
            <text:p>3642434.67639114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44749.761392938" calcext:value-type="float">
            <text:p>344749.761392938</text:p>
          </table:table-cell>
          <table:table-cell office:value-type="float" office:value="3765819.99130599" calcext:value-type="float">
            <text:p>3765819.99130599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48519.858153704" calcext:value-type="float">
            <text:p>348519.858153704</text:p>
          </table:table-cell>
          <table:table-cell office:value-type="float" office:value="3883845.12024521" calcext:value-type="float">
            <text:p>3883845.12024521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51509.743165855" calcext:value-type="float">
            <text:p>351509.743165855</text:p>
          </table:table-cell>
          <table:table-cell office:value-type="float" office:value="3995539.62188191" calcext:value-type="float">
            <text:p>3995539.62188191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351460.208173847" calcext:value-type="float">
            <text:p>351460.208173847</text:p>
          </table:table-cell>
          <table:table-cell office:value-type="float" office:value="4097804.85718892" calcext:value-type="float">
            <text:p>4097804.85718892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349148.60058752" calcext:value-type="float">
            <text:p>349148.60058752</text:p>
          </table:table-cell>
          <table:table-cell office:value-type="float" office:value="4188468.29827164" calcext:value-type="float">
            <text:p>4188468.29827164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348111.831068274" calcext:value-type="float">
            <text:p>348111.831068274</text:p>
          </table:table-cell>
          <table:table-cell office:value-type="float" office:value="4268983.31468893" calcext:value-type="float">
            <text:p>4268983.31468893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344603.433898646" calcext:value-type="float">
            <text:p>344603.433898646</text:p>
          </table:table-cell>
          <table:table-cell office:value-type="float" office:value="4337212.66999122" calcext:value-type="float">
            <text:p>4337212.66999122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340589.221877316" calcext:value-type="float">
            <text:p>340589.221877316</text:p>
          </table:table-cell>
          <table:table-cell office:value-type="float" office:value="4393113.96996979" calcext:value-type="float">
            <text:p>4393113.96996979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1.28cm" svg:y="0.504cm">
            <draw:object draw:notify-on-update-of-ranges="Sheet3.A2:Sheet3.A225 Sheet3.B1:Sheet3.B1 Sheet3.B2:Sheet3.B225 Sheet3.C1:Sheet3.C1 Sheet3.C2:Sheet3.C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1.371cm" svg:y="10.465cm">
            <draw:object draw:notify-on-update-of-ranges="Sheet3.A2:Sheet3.A225 Sheet3.B1:Sheet3.B1 Sheet3.B2:Sheet3.B225 Sheet3.C1:Sheet3.C1 Sheet3.C2:Sheet3.C2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4.729cm" svg:height="8.999cm" svg:x="11.401cm" svg:y="20.248cm">
            <draw:object draw:notify-on-update-of-ranges="Sheet3.A2:Sheet3.A1000 Sheet3.D2:Sheet3.D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7"/>
        <table:table-column table:style-name="co3" table:number-columns-repeated="3" table:default-cell-style-name="Default"/>
        <table:table-row table:style-name="ro1">
          <table:table-cell table:formula="of:=[$prevalence_history_20220401.A1]" office:value-type="string" office:string-value="date" calcext:value-type="string">
            <text:p>date</text:p>
          </table:table-cell>
          <table:table-cell table:formula="of:=[$prevalence_history_20220401.B1]" office:value-type="string" office:string-value="active_cases" calcext:value-type="string">
            <text:p>active_cases</text:p>
          </table:table-cell>
          <table:table-cell office:value-type="string" calcext:value-type="string">
            <text:p>gamma(3.79,3.5)</text:p>
          </table:table-cell>
          <table:table-cell table:number-columns-repeated="7"/>
        </table:table-row>
        <table:table-row table:style-name="ro1">
          <table:table-cell table:formula="of:=VALUE([$prevalence_history_20220401.A2])" office:value-type="date" office:date-value="2021-11-01" calcext:value-type="date">
            <text:p>01/11/21</text:p>
          </table:table-cell>
          <table:table-cell table:formula="of:=[$prevalence_history_20220401.B2]" office:value-type="float" office:value="1225225.65325367" calcext:value-type="float">
            <text:p>1225225.65325367</text:p>
          </table:table-cell>
          <table:table-cell table:formula="of:=[$p_from_i_UK.C509]" office:value-type="float" office:value="1196759.13608885" calcext:value-type="float">
            <text:p>1196759.13608885</text:p>
          </table:table-cell>
          <table:table-cell table:formula="of:=[.C2]/[.B2]" office:value-type="percentage" office:value="0.976766306607093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3])" office:value-type="date" office:date-value="2021-11-02" calcext:value-type="date">
            <text:p>02/11/21</text:p>
          </table:table-cell>
          <table:table-cell table:formula="of:=[$prevalence_history_20220401.B3]" office:value-type="float" office:value="1221161.83661904" calcext:value-type="float">
            <text:p>1221161.83661904</text:p>
          </table:table-cell>
          <table:table-cell table:formula="of:=[$p_from_i_UK.C510]" office:value-type="float" office:value="1193351.200589" calcext:value-type="float">
            <text:p>1193351.200589</text:p>
          </table:table-cell>
          <table:table-cell table:formula="of:=[.C3]/[.B3]" office:value-type="percentage" office:value="0.977226084867639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4])" office:value-type="date" office:date-value="2021-11-03" calcext:value-type="date">
            <text:p>03/11/21</text:p>
          </table:table-cell>
          <table:table-cell table:formula="of:=[$prevalence_history_20220401.B4]" office:value-type="float" office:value="1213497.14986412" calcext:value-type="float">
            <text:p>1213497.14986412</text:p>
          </table:table-cell>
          <table:table-cell table:formula="of:=[$p_from_i_UK.C511]" office:value-type="float" office:value="1186426.37441467" calcext:value-type="float">
            <text:p>1186426.37441467</text:p>
          </table:table-cell>
          <table:table-cell table:formula="of:=[.C4]/[.B4]" office:value-type="percentage" office:value="0.977691933225817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5])" office:value-type="date" office:date-value="2021-11-04" calcext:value-type="date">
            <text:p>04/11/21</text:p>
          </table:table-cell>
          <table:table-cell table:formula="of:=[$prevalence_history_20220401.B5]" office:value-type="float" office:value="1202131.65993773" calcext:value-type="float">
            <text:p>1202131.65993773</text:p>
          </table:table-cell>
          <table:table-cell table:formula="of:=[$p_from_i_UK.C512]" office:value-type="float" office:value="1175815.37567442" calcext:value-type="float">
            <text:p>1175815.37567442</text:p>
          </table:table-cell>
          <table:table-cell table:formula="of:=[.C5]/[.B5]" office:value-type="percentage" office:value="0.978108650541095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6])" office:value-type="date" office:date-value="2021-11-05" calcext:value-type="date">
            <text:p>05/11/21</text:p>
          </table:table-cell>
          <table:table-cell table:formula="of:=[$prevalence_history_20220401.B6]" office:value-type="float" office:value="1188396.01801115" calcext:value-type="float">
            <text:p>1188396.01801115</text:p>
          </table:table-cell>
          <table:table-cell table:formula="of:=[$p_from_i_UK.C513]" office:value-type="float" office:value="1162781.79001886" calcext:value-type="float">
            <text:p>1162781.79001886</text:p>
          </table:table-cell>
          <table:table-cell table:formula="of:=[.C6]/[.B6]" office:value-type="percentage" office:value="0.978446386891167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7])" office:value-type="date" office:date-value="2021-11-06" calcext:value-type="date">
            <text:p>06/11/21</text:p>
          </table:table-cell>
          <table:table-cell table:formula="of:=[$prevalence_history_20220401.B7]" office:value-type="float" office:value="1172661.9625553" calcext:value-type="float">
            <text:p>1172661.9625553</text:p>
          </table:table-cell>
          <table:table-cell table:formula="of:=[$p_from_i_UK.C514]" office:value-type="float" office:value="1147742.12234654" calcext:value-type="float">
            <text:p>1147742.12234654</text:p>
          </table:table-cell>
          <table:table-cell table:formula="of:=[.C7]/[.B7]" office:value-type="percentage" office:value="0.978749340385819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8])" office:value-type="date" office:date-value="2021-11-07" calcext:value-type="date">
            <text:p>07/11/21</text:p>
          </table:table-cell>
          <table:table-cell table:formula="of:=[$prevalence_history_20220401.B8]" office:value-type="float" office:value="1154803.05304939" calcext:value-type="float">
            <text:p>1154803.05304939</text:p>
          </table:table-cell>
          <table:table-cell table:formula="of:=[$p_from_i_UK.C515]" office:value-type="float" office:value="1130704.05698556" calcext:value-type="float">
            <text:p>1130704.05698556</text:p>
          </table:table-cell>
          <table:table-cell table:formula="of:=[.C8]/[.B8]" office:value-type="percentage" office:value="0.979131509914012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9])" office:value-type="date" office:date-value="2021-11-08" calcext:value-type="date">
            <text:p>08/11/21</text:p>
          </table:table-cell>
          <table:table-cell table:formula="of:=[$prevalence_history_20220401.B9]" office:value-type="float" office:value="1134519.5457792" calcext:value-type="float">
            <text:p>1134519.5457792</text:p>
          </table:table-cell>
          <table:table-cell table:formula="of:=[$p_from_i_UK.C516]" office:value-type="float" office:value="1111305.77644038" calcext:value-type="float">
            <text:p>1111305.77644038</text:p>
          </table:table-cell>
          <table:table-cell table:formula="of:=[.C9]/[.B9]" office:value-type="percentage" office:value="0.979538678354918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0])" office:value-type="date" office:date-value="2021-11-09" calcext:value-type="date">
            <text:p>09/11/21</text:p>
          </table:table-cell>
          <table:table-cell table:formula="of:=[$prevalence_history_20220401.B10]" office:value-type="float" office:value="1112818.16170476" calcext:value-type="float">
            <text:p>1112818.16170476</text:p>
          </table:table-cell>
          <table:table-cell table:formula="of:=[$p_from_i_UK.C517]" office:value-type="float" office:value="1090479.96099804" calcext:value-type="float">
            <text:p>1090479.96099804</text:p>
          </table:table-cell>
          <table:table-cell table:formula="of:=[.C10]/[.B10]" office:value-type="percentage" office:value="0.979926459258627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])" office:value-type="date" office:date-value="2021-11-10" calcext:value-type="date">
            <text:p>10/11/21</text:p>
          </table:table-cell>
          <table:table-cell table:formula="of:=[$prevalence_history_20220401.B11]" office:value-type="float" office:value="1091519.54804676" calcext:value-type="float">
            <text:p>1091519.54804676</text:p>
          </table:table-cell>
          <table:table-cell table:formula="of:=[$p_from_i_UK.C518]" office:value-type="float" office:value="1070017.63239379" calcext:value-type="float">
            <text:p>1070017.63239379</text:p>
          </table:table-cell>
          <table:table-cell table:formula="of:=[.C11]/[.B11]" office:value-type="percentage" office:value="0.980300933967287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])" office:value-type="date" office:date-value="2021-11-11" calcext:value-type="date">
            <text:p>11/11/21</text:p>
          </table:table-cell>
          <table:table-cell table:formula="of:=[$prevalence_history_20220401.B12]" office:value-type="float" office:value="1070837.04337689" calcext:value-type="float">
            <text:p>1070837.04337689</text:p>
          </table:table-cell>
          <table:table-cell table:formula="of:=[$p_from_i_UK.C519]" office:value-type="float" office:value="1050066.40058895" calcext:value-type="float">
            <text:p>1050066.40058895</text:p>
          </table:table-cell>
          <table:table-cell table:formula="of:=[.C12]/[.B12]" office:value-type="percentage" office:value="0.980603357983919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3])" office:value-type="date" office:date-value="2021-11-12" calcext:value-type="date">
            <text:p>12/11/21</text:p>
          </table:table-cell>
          <table:table-cell table:formula="of:=[$prevalence_history_20220401.B13]" office:value-type="float" office:value="1050768.13430284" calcext:value-type="float">
            <text:p>1050768.13430284</text:p>
          </table:table-cell>
          <table:table-cell table:formula="of:=[$p_from_i_UK.C520]" office:value-type="float" office:value="1030637.92115567" calcext:value-type="float">
            <text:p>1030637.92115567</text:p>
          </table:table-cell>
          <table:table-cell table:formula="of:=[.C13]/[.B13]" office:value-type="percentage" office:value="0.980842383309876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4])" office:value-type="date" office:date-value="2021-11-13" calcext:value-type="date">
            <text:p>13/11/21</text:p>
          </table:table-cell>
          <table:table-cell table:formula="of:=[$prevalence_history_20220401.B14]" office:value-type="float" office:value="1032717.10448078" calcext:value-type="float">
            <text:p>1032717.10448078</text:p>
          </table:table-cell>
          <table:table-cell table:formula="of:=[$p_from_i_UK.C521]" office:value-type="float" office:value="1013144.42555708" calcext:value-type="float">
            <text:p>1013144.42555708</text:p>
          </table:table-cell>
          <table:table-cell table:formula="of:=[.C14]/[.B14]" office:value-type="percentage" office:value="0.98104739542051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5])" office:value-type="date" office:date-value="2021-11-14" calcext:value-type="date">
            <text:p>14/11/21</text:p>
          </table:table-cell>
          <table:table-cell table:formula="of:=[$prevalence_history_20220401.B15]" office:value-type="float" office:value="1016582.37337023" calcext:value-type="float">
            <text:p>1016582.37337023</text:p>
          </table:table-cell>
          <table:table-cell table:formula="of:=[$p_from_i_UK.C522]" office:value-type="float" office:value="997414.169414934" calcext:value-type="float">
            <text:p>997414.169414934</text:p>
          </table:table-cell>
          <table:table-cell table:formula="of:=[.C15]/[.B15]" office:value-type="percentage" office:value="0.981144465556934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6])" office:value-type="date" office:date-value="2021-11-15" calcext:value-type="date">
            <text:p>15/11/21</text:p>
          </table:table-cell>
          <table:table-cell table:formula="of:=[$prevalence_history_20220401.B16]" office:value-type="float" office:value="1003487.52279245" calcext:value-type="float">
            <text:p>1003487.52279245</text:p>
          </table:table-cell>
          <table:table-cell table:formula="of:=[$p_from_i_UK.C523]" office:value-type="float" office:value="984529.258566076" calcext:value-type="float">
            <text:p>984529.258566076</text:p>
          </table:table-cell>
          <table:table-cell table:formula="of:=[.C16]/[.B16]" office:value-type="percentage" office:value="0.981107623367735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7])" office:value-type="date" office:date-value="2021-11-16" calcext:value-type="date">
            <text:p>16/11/21</text:p>
          </table:table-cell>
          <table:table-cell table:formula="of:=[$prevalence_history_20220401.B17]" office:value-type="float" office:value="993886.608771427" calcext:value-type="float">
            <text:p>993886.608771427</text:p>
          </table:table-cell>
          <table:table-cell table:formula="of:=[$p_from_i_UK.C524]" office:value-type="float" office:value="974918.098073115" calcext:value-type="float">
            <text:p>974918.098073115</text:p>
          </table:table-cell>
          <table:table-cell table:formula="of:=[.C17]/[.B17]" office:value-type="percentage" office:value="0.980914814093572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8])" office:value-type="date" office:date-value="2021-11-17" calcext:value-type="date">
            <text:p>17/11/21</text:p>
          </table:table-cell>
          <table:table-cell table:formula="of:=[$prevalence_history_20220401.B18]" office:value-type="float" office:value="987724.832476748" calcext:value-type="float">
            <text:p>987724.832476748</text:p>
          </table:table-cell>
          <table:table-cell table:formula="of:=[$p_from_i_UK.C525]" office:value-type="float" office:value="968627.280760434" calcext:value-type="float">
            <text:p>968627.280760434</text:p>
          </table:table-cell>
          <table:table-cell table:formula="of:=[.C18]/[.B18]" office:value-type="percentage" office:value="0.980665109260819" calcext:value-type="percentage">
            <text:p>98.1%</text:p>
          </table:table-cell>
          <table:table-cell table:number-columns-repeated="6"/>
        </table:table-row>
        <table:table-row table:style-name="ro1">
          <table:table-cell table:formula="of:=VALUE([$prevalence_history_20220401.A19])" office:value-type="date" office:date-value="2021-11-18" calcext:value-type="date">
            <text:p>18/11/21</text:p>
          </table:table-cell>
          <table:table-cell table:formula="of:=[$prevalence_history_20220401.B19]" office:value-type="float" office:value="985140.282204749" calcext:value-type="float">
            <text:p>985140.282204749</text:p>
          </table:table-cell>
          <table:table-cell table:formula="of:=[$p_from_i_UK.C526]" office:value-type="float" office:value="965763.95510971" calcext:value-type="float">
            <text:p>965763.95510971</text:p>
          </table:table-cell>
          <table:table-cell table:formula="of:=[.C19]/[.B19]" office:value-type="percentage" office:value="0.980331403105683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20])" office:value-type="date" office:date-value="2021-11-19" calcext:value-type="date">
            <text:p>19/11/21</text:p>
          </table:table-cell>
          <table:table-cell table:formula="of:=[$prevalence_history_20220401.B20]" office:value-type="float" office:value="986208.452628364" calcext:value-type="float">
            <text:p>986208.452628364</text:p>
          </table:table-cell>
          <table:table-cell table:formula="of:=[$p_from_i_UK.C527]" office:value-type="float" office:value="966324.539618654" calcext:value-type="float">
            <text:p>966324.539618654</text:p>
          </table:table-cell>
          <table:table-cell table:formula="of:=[.C20]/[.B20]" office:value-type="percentage" office:value="0.979838022117214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21])" office:value-type="date" office:date-value="2021-11-20" calcext:value-type="date">
            <text:p>20/11/21</text:p>
          </table:table-cell>
          <table:table-cell table:formula="of:=[$prevalence_history_20220401.B21]" office:value-type="float" office:value="990776.779205306" calcext:value-type="float">
            <text:p>990776.779205306</text:p>
          </table:table-cell>
          <table:table-cell table:formula="of:=[$p_from_i_UK.C528]" office:value-type="float" office:value="970222.555697723" calcext:value-type="float">
            <text:p>970222.555697723</text:p>
          </table:table-cell>
          <table:table-cell table:formula="of:=[.C21]/[.B21]" office:value-type="percentage" office:value="0.979254435571179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22])" office:value-type="date" office:date-value="2021-11-21" calcext:value-type="date">
            <text:p>21/11/21</text:p>
          </table:table-cell>
          <table:table-cell table:formula="of:=[$prevalence_history_20220401.B22]" office:value-type="float" office:value="997231.967933214" calcext:value-type="float">
            <text:p>997231.967933214</text:p>
          </table:table-cell>
          <table:table-cell table:formula="of:=[$p_from_i_UK.C529]" office:value-type="float" office:value="975876.056100024" calcext:value-type="float">
            <text:p>975876.056100024</text:p>
          </table:table-cell>
          <table:table-cell table:formula="of:=[.C22]/[.B22]" office:value-type="percentage" office:value="0.978584810234824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23])" office:value-type="date" office:date-value="2021-11-22" calcext:value-type="date">
            <text:p>22/11/21</text:p>
          </table:table-cell>
          <table:table-cell table:formula="of:=[$prevalence_history_20220401.B23]" office:value-type="float" office:value="1006581.75691971" calcext:value-type="float">
            <text:p>1006581.75691971</text:p>
          </table:table-cell>
          <table:table-cell table:formula="of:=[$p_from_i_UK.C530]" office:value-type="float" office:value="984339.669536817" calcext:value-type="float">
            <text:p>984339.669536817</text:p>
          </table:table-cell>
          <table:table-cell table:formula="of:=[.C23]/[.B23]" office:value-type="percentage" office:value="0.977903347413173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24])" office:value-type="date" office:date-value="2021-11-23" calcext:value-type="date">
            <text:p>23/11/21</text:p>
          </table:table-cell>
          <table:table-cell table:formula="of:=[$prevalence_history_20220401.B24]" office:value-type="float" office:value="1016791.52573228" calcext:value-type="float">
            <text:p>1016791.52573228</text:p>
          </table:table-cell>
          <table:table-cell table:formula="of:=[$p_from_i_UK.C531]" office:value-type="float" office:value="993633.888179518" calcext:value-type="float">
            <text:p>993633.888179518</text:p>
          </table:table-cell>
          <table:table-cell table:formula="of:=[.C24]/[.B24]" office:value-type="percentage" office:value="0.977224792922931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25])" office:value-type="date" office:date-value="2021-11-24" calcext:value-type="date">
            <text:p>24/11/21</text:p>
          </table:table-cell>
          <table:table-cell table:formula="of:=[$prevalence_history_20220401.B25]" office:value-type="float" office:value="1027264.39287272" calcext:value-type="float">
            <text:p>1027264.39287272</text:p>
          </table:table-cell>
          <table:table-cell table:formula="of:=[$p_from_i_UK.C532]" office:value-type="float" office:value="1003164.93650534" calcext:value-type="float">
            <text:p>1003164.93650534</text:p>
          </table:table-cell>
          <table:table-cell table:formula="of:=[.C25]/[.B25]" office:value-type="percentage" office:value="0.976540161875964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26])" office:value-type="date" office:date-value="2021-11-25" calcext:value-type="date">
            <text:p>25/11/21</text:p>
          </table:table-cell>
          <table:table-cell table:formula="of:=[$prevalence_history_20220401.B26]" office:value-type="float" office:value="1037108.1322188" calcext:value-type="float">
            <text:p>1037108.1322188</text:p>
          </table:table-cell>
          <table:table-cell table:formula="of:=[$p_from_i_UK.C533]" office:value-type="float" office:value="1012125.8343748" calcext:value-type="float">
            <text:p>1012125.8343748</text:p>
          </table:table-cell>
          <table:table-cell table:formula="of:=[.C26]/[.B26]" office:value-type="percentage" office:value="0.975911578486466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27])" office:value-type="date" office:date-value="2021-11-26" calcext:value-type="date">
            <text:p>26/11/21</text:p>
          </table:table-cell>
          <table:table-cell table:formula="of:=[$prevalence_history_20220401.B27]" office:value-type="float" office:value="1046606.19079905" calcext:value-type="float">
            <text:p>1046606.19079905</text:p>
          </table:table-cell>
          <table:table-cell table:formula="of:=[$p_from_i_UK.C534]" office:value-type="float" office:value="1020881.56610916" calcext:value-type="float">
            <text:p>1020881.56610916</text:p>
          </table:table-cell>
          <table:table-cell table:formula="of:=[.C27]/[.B27]" office:value-type="percentage" office:value="0.975420912931682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28])" office:value-type="date" office:date-value="2021-11-27" calcext:value-type="date">
            <text:p>27/11/21</text:p>
          </table:table-cell>
          <table:table-cell table:formula="of:=[$prevalence_history_20220401.B28]" office:value-type="float" office:value="1055100.25457194" calcext:value-type="float">
            <text:p>1055100.25457194</text:p>
          </table:table-cell>
          <table:table-cell table:formula="of:=[$p_from_i_UK.C535]" office:value-type="float" office:value="1028866.69454544" calcext:value-type="float">
            <text:p>1028866.69454544</text:p>
          </table:table-cell>
          <table:table-cell table:formula="of:=[.C28]/[.B28]" office:value-type="percentage" office:value="0.975136429061764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29])" office:value-type="date" office:date-value="2021-11-28" calcext:value-type="date">
            <text:p>28/11/21</text:p>
          </table:table-cell>
          <table:table-cell table:formula="of:=[$prevalence_history_20220401.B29]" office:value-type="float" office:value="1062844.93468102" calcext:value-type="float">
            <text:p>1062844.93468102</text:p>
          </table:table-cell>
          <table:table-cell table:formula="of:=[$p_from_i_UK.C536]" office:value-type="float" office:value="1036261.36612378" calcext:value-type="float">
            <text:p>1036261.36612378</text:p>
          </table:table-cell>
          <table:table-cell table:formula="of:=[.C29]/[.B29]" office:value-type="percentage" office:value="0.974988290681163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30])" office:value-type="date" office:date-value="2021-11-29" calcext:value-type="date">
            <text:p>29/11/21</text:p>
          </table:table-cell>
          <table:table-cell table:formula="of:=[$prevalence_history_20220401.B30]" office:value-type="float" office:value="1069182.23509926" calcext:value-type="float">
            <text:p>1069182.23509926</text:p>
          </table:table-cell>
          <table:table-cell table:formula="of:=[$p_from_i_UK.C537]" office:value-type="float" office:value="1042535.78510538" calcext:value-type="float">
            <text:p>1042535.78510538</text:p>
          </table:table-cell>
          <table:table-cell table:formula="of:=[.C30]/[.B30]" office:value-type="percentage" office:value="0.975077728455331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31])" office:value-type="date" office:date-value="2021-11-30" calcext:value-type="date">
            <text:p>30/11/21</text:p>
          </table:table-cell>
          <table:table-cell table:formula="of:=[$prevalence_history_20220401.B31]" office:value-type="float" office:value="1074578.80594417" calcext:value-type="float">
            <text:p>1074578.80594417</text:p>
          </table:table-cell>
          <table:table-cell table:formula="of:=[$p_from_i_UK.C538]" office:value-type="float" office:value="1048143.16686485" calcext:value-type="float">
            <text:p>1048143.16686485</text:p>
          </table:table-cell>
          <table:table-cell table:formula="of:=[.C31]/[.B31]" office:value-type="percentage" office:value="0.975399068981178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32])" office:value-type="date" office:date-value="2021-12-01" calcext:value-type="date">
            <text:p>01/12/21</text:p>
          </table:table-cell>
          <table:table-cell table:formula="of:=[$prevalence_history_20220401.B32]" office:value-type="float" office:value="1079282.99854664" calcext:value-type="float">
            <text:p>1079282.99854664</text:p>
          </table:table-cell>
          <table:table-cell table:formula="of:=[$p_from_i_UK.C539]" office:value-type="float" office:value="1053212.26085913" calcext:value-type="float">
            <text:p>1053212.26085913</text:p>
          </table:table-cell>
          <table:table-cell table:formula="of:=[.C32]/[.B32]" office:value-type="percentage" office:value="0.975844391394456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33])" office:value-type="date" office:date-value="2021-12-02" calcext:value-type="date">
            <text:p>02/12/21</text:p>
          </table:table-cell>
          <table:table-cell table:formula="of:=[$prevalence_history_20220401.B33]" office:value-type="float" office:value="1084176.64488056" calcext:value-type="float">
            <text:p>1084176.64488056</text:p>
          </table:table-cell>
          <table:table-cell table:formula="of:=[$p_from_i_UK.C540]" office:value-type="float" office:value="1058565.75035001" calcext:value-type="float">
            <text:p>1058565.75035001</text:p>
          </table:table-cell>
          <table:table-cell table:formula="of:=[.C33]/[.B33]" office:value-type="percentage" office:value="0.976377562963117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34])" office:value-type="date" office:date-value="2021-12-03" calcext:value-type="date">
            <text:p>03/12/21</text:p>
          </table:table-cell>
          <table:table-cell table:formula="of:=[$prevalence_history_20220401.B34]" office:value-type="float" office:value="1088964.73051117" calcext:value-type="float">
            <text:p>1088964.73051117</text:p>
          </table:table-cell>
          <table:table-cell table:formula="of:=[$p_from_i_UK.C541]" office:value-type="float" office:value="1063840.76924859" calcext:value-type="float">
            <text:p>1063840.76924859</text:p>
          </table:table-cell>
          <table:table-cell table:formula="of:=[.C34]/[.B34]" office:value-type="percentage" office:value="0.976928581285836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35])" office:value-type="date" office:date-value="2021-12-04" calcext:value-type="date">
            <text:p>04/12/21</text:p>
          </table:table-cell>
          <table:table-cell table:formula="of:=[$prevalence_history_20220401.B35]" office:value-type="float" office:value="1093775.99829496" calcext:value-type="float">
            <text:p>1093775.99829496</text:p>
          </table:table-cell>
          <table:table-cell table:formula="of:=[$p_from_i_UK.C542]" office:value-type="float" office:value="1069137.19175628" calcext:value-type="float">
            <text:p>1069137.19175628</text:p>
          </table:table-cell>
          <table:table-cell table:formula="of:=[.C35]/[.B35]" office:value-type="percentage" office:value="0.977473626613595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36])" office:value-type="date" office:date-value="2021-12-05" calcext:value-type="date">
            <text:p>05/12/21</text:p>
          </table:table-cell>
          <table:table-cell table:formula="of:=[$prevalence_history_20220401.B36]" office:value-type="float" office:value="1099070.70362963" calcext:value-type="float">
            <text:p>1099070.70362963</text:p>
          </table:table-cell>
          <table:table-cell table:formula="of:=[$p_from_i_UK.C543]" office:value-type="float" office:value="1074860.45253367" calcext:value-type="float">
            <text:p>1074860.45253367</text:p>
          </table:table-cell>
          <table:table-cell table:formula="of:=[.C36]/[.B36]" office:value-type="percentage" office:value="0.977972071299866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37])" office:value-type="date" office:date-value="2021-12-06" calcext:value-type="date">
            <text:p>06/12/21</text:p>
          </table:table-cell>
          <table:table-cell table:formula="of:=[$prevalence_history_20220401.B37]" office:value-type="float" office:value="1103638.67736126" calcext:value-type="float">
            <text:p>1103638.67736126</text:p>
          </table:table-cell>
          <table:table-cell table:formula="of:=[$p_from_i_UK.C544]" office:value-type="float" office:value="1079728.44021608" calcext:value-type="float">
            <text:p>1079728.44021608</text:p>
          </table:table-cell>
          <table:table-cell table:formula="of:=[.C37]/[.B37]" office:value-type="percentage" office:value="0.978335085897544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38])" office:value-type="date" office:date-value="2021-12-07" calcext:value-type="date">
            <text:p>07/12/21</text:p>
          </table:table-cell>
          <table:table-cell table:formula="of:=[$prevalence_history_20220401.B38]" office:value-type="float" office:value="1107611.78444115" calcext:value-type="float">
            <text:p>1107611.78444115</text:p>
          </table:table-cell>
          <table:table-cell table:formula="of:=[$p_from_i_UK.C545]" office:value-type="float" office:value="1083848.68411095" calcext:value-type="float">
            <text:p>1083848.68411095</text:p>
          </table:table-cell>
          <table:table-cell table:formula="of:=[.C38]/[.B38]" office:value-type="percentage" office:value="0.978545641474743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39])" office:value-type="date" office:date-value="2021-12-08" calcext:value-type="date">
            <text:p>08/12/21</text:p>
          </table:table-cell>
          <table:table-cell table:formula="of:=[$prevalence_history_20220401.B39]" office:value-type="float" office:value="1112247.7745548" calcext:value-type="float">
            <text:p>1112247.7745548</text:p>
          </table:table-cell>
          <table:table-cell table:formula="of:=[$p_from_i_UK.C546]" office:value-type="float" office:value="1088482.14768574" calcext:value-type="float">
            <text:p>1088482.14768574</text:p>
          </table:table-cell>
          <table:table-cell table:formula="of:=[.C39]/[.B39]" office:value-type="percentage" office:value="0.978632794407188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0])" office:value-type="date" office:date-value="2021-12-09" calcext:value-type="date">
            <text:p>09/12/21</text:p>
          </table:table-cell>
          <table:table-cell table:formula="of:=[$prevalence_history_20220401.B40]" office:value-type="float" office:value="1118021.2044387" calcext:value-type="float">
            <text:p>1118021.2044387</text:p>
          </table:table-cell>
          <table:table-cell table:formula="of:=[$p_from_i_UK.C547]" office:value-type="float" office:value="1094158.41719874" calcext:value-type="float">
            <text:p>1094158.41719874</text:p>
          </table:table-cell>
          <table:table-cell table:formula="of:=[.C40]/[.B40]" office:value-type="percentage" office:value="0.978656230181305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1])" office:value-type="date" office:date-value="2021-12-10" calcext:value-type="date">
            <text:p>10/12/21</text:p>
          </table:table-cell>
          <table:table-cell table:formula="of:=[$prevalence_history_20220401.B41]" office:value-type="float" office:value="1124891.06437716" calcext:value-type="float">
            <text:p>1124891.06437716</text:p>
          </table:table-cell>
          <table:table-cell table:formula="of:=[$p_from_i_UK.C548]" office:value-type="float" office:value="1100861.22713021" calcext:value-type="float">
            <text:p>1100861.22713021</text:p>
          </table:table-cell>
          <table:table-cell table:formula="of:=[.C41]/[.B41]" office:value-type="percentage" office:value="0.97863807615873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2])" office:value-type="date" office:date-value="2021-12-11" calcext:value-type="date">
            <text:p>11/12/21</text:p>
          </table:table-cell>
          <table:table-cell table:formula="of:=[$prevalence_history_20220401.B42]" office:value-type="float" office:value="1132961.24402994" calcext:value-type="float">
            <text:p>1132961.24402994</text:p>
          </table:table-cell>
          <table:table-cell table:formula="of:=[$p_from_i_UK.C549]" office:value-type="float" office:value="1108700.23273662" calcext:value-type="float">
            <text:p>1108700.23273662</text:p>
          </table:table-cell>
          <table:table-cell table:formula="of:=[.C42]/[.B42]" office:value-type="percentage" office:value="0.978586194875454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3])" office:value-type="date" office:date-value="2021-12-12" calcext:value-type="date">
            <text:p>12/12/21</text:p>
          </table:table-cell>
          <table:table-cell table:formula="of:=[$prevalence_history_20220401.B43]" office:value-type="float" office:value="1142942.97691262" calcext:value-type="float">
            <text:p>1142942.97691262</text:p>
          </table:table-cell>
          <table:table-cell table:formula="of:=[$p_from_i_UK.C550]" office:value-type="float" office:value="1118471.75185972" calcext:value-type="float">
            <text:p>1118471.75185972</text:p>
          </table:table-cell>
          <table:table-cell table:formula="of:=[.C43]/[.B43]" office:value-type="percentage" office:value="0.978589286126065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4])" office:value-type="date" office:date-value="2021-12-13" calcext:value-type="date">
            <text:p>13/12/21</text:p>
          </table:table-cell>
          <table:table-cell table:formula="of:=[$prevalence_history_20220401.B44]" office:value-type="float" office:value="1155368.48174719" calcext:value-type="float">
            <text:p>1155368.48174719</text:p>
          </table:table-cell>
          <table:table-cell table:formula="of:=[$p_from_i_UK.C551]" office:value-type="float" office:value="1130631.37492926" calcext:value-type="float">
            <text:p>1130631.37492926</text:p>
          </table:table-cell>
          <table:table-cell table:formula="of:=[.C44]/[.B44]" office:value-type="percentage" office:value="0.978589422155154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5])" office:value-type="date" office:date-value="2021-12-14" calcext:value-type="date">
            <text:p>14/12/21</text:p>
          </table:table-cell>
          <table:table-cell table:formula="of:=[$prevalence_history_20220401.B45]" office:value-type="float" office:value="1171934.93729835" calcext:value-type="float">
            <text:p>1171934.93729835</text:p>
          </table:table-cell>
          <table:table-cell table:formula="of:=[$p_from_i_UK.C552]" office:value-type="float" office:value="1146767.60472636" calcext:value-type="float">
            <text:p>1146767.60472636</text:p>
          </table:table-cell>
          <table:table-cell table:formula="of:=[.C45]/[.B45]" office:value-type="percentage" office:value="0.978524974577507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6])" office:value-type="date" office:date-value="2021-12-15" calcext:value-type="date">
            <text:p>15/12/21</text:p>
          </table:table-cell>
          <table:table-cell table:formula="of:=[$prevalence_history_20220401.B46]" office:value-type="float" office:value="1196707.86614131" calcext:value-type="float">
            <text:p>1196707.86614131</text:p>
          </table:table-cell>
          <table:table-cell table:formula="of:=[$p_from_i_UK.C553]" office:value-type="float" office:value="1171002.42091975" calcext:value-type="float">
            <text:p>1171002.42091975</text:p>
          </table:table-cell>
          <table:table-cell table:formula="of:=[.C46]/[.B46]" office:value-type="percentage" office:value="0.978519866085242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7])" office:value-type="date" office:date-value="2021-12-16" calcext:value-type="date">
            <text:p>16/12/21</text:p>
          </table:table-cell>
          <table:table-cell table:formula="of:=[$prevalence_history_20220401.B47]" office:value-type="float" office:value="1229409.73091686" calcext:value-type="float">
            <text:p>1229409.73091686</text:p>
          </table:table-cell>
          <table:table-cell table:formula="of:=[$p_from_i_UK.C554]" office:value-type="float" office:value="1203048.9362161" calcext:value-type="float">
            <text:p>1203048.9362161</text:p>
          </table:table-cell>
          <table:table-cell table:formula="of:=[.C47]/[.B47]" office:value-type="percentage" office:value="0.978558169796573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8])" office:value-type="date" office:date-value="2021-12-17" calcext:value-type="date">
            <text:p>17/12/21</text:p>
          </table:table-cell>
          <table:table-cell table:formula="of:=[$prevalence_history_20220401.B48]" office:value-type="float" office:value="1269200.43706022" calcext:value-type="float">
            <text:p>1269200.43706022</text:p>
          </table:table-cell>
          <table:table-cell table:formula="of:=[$p_from_i_UK.C555]" office:value-type="float" office:value="1242037.64346088" calcext:value-type="float">
            <text:p>1242037.64346088</text:p>
          </table:table-cell>
          <table:table-cell table:formula="of:=[.C48]/[.B48]" office:value-type="percentage" office:value="0.978598499648916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49])" office:value-type="date" office:date-value="2021-12-18" calcext:value-type="date">
            <text:p>18/12/21</text:p>
          </table:table-cell>
          <table:table-cell table:formula="of:=[$prevalence_history_20220401.B49]" office:value-type="float" office:value="1315981.43205328" calcext:value-type="float">
            <text:p>1315981.43205328</text:p>
          </table:table-cell>
          <table:table-cell table:formula="of:=[$p_from_i_UK.C556]" office:value-type="float" office:value="1287718.7798555" calcext:value-type="float">
            <text:p>1287718.7798555</text:p>
          </table:table-cell>
          <table:table-cell table:formula="of:=[.C49]/[.B49]" office:value-type="percentage" office:value="0.978523517498508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50])" office:value-type="date" office:date-value="2021-12-19" calcext:value-type="date">
            <text:p>19/12/21</text:p>
          </table:table-cell>
          <table:table-cell table:formula="of:=[$prevalence_history_20220401.B50]" office:value-type="float" office:value="1370710.61757525" calcext:value-type="float">
            <text:p>1370710.61757525</text:p>
          </table:table-cell>
          <table:table-cell table:formula="of:=[$p_from_i_UK.C557]" office:value-type="float" office:value="1340992.65247125" calcext:value-type="float">
            <text:p>1340992.65247125</text:p>
          </table:table-cell>
          <table:table-cell table:formula="of:=[.C50]/[.B50]" office:value-type="percentage" office:value="0.978319300424935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51])" office:value-type="date" office:date-value="2021-12-20" calcext:value-type="date">
            <text:p>20/12/21</text:p>
          </table:table-cell>
          <table:table-cell table:formula="of:=[$prevalence_history_20220401.B51]" office:value-type="float" office:value="1432303.1275663" calcext:value-type="float">
            <text:p>1432303.1275663</text:p>
          </table:table-cell>
          <table:table-cell table:formula="of:=[$p_from_i_UK.C558]" office:value-type="float" office:value="1400641.62608605" calcext:value-type="float">
            <text:p>1400641.62608605</text:p>
          </table:table-cell>
          <table:table-cell table:formula="of:=[.C51]/[.B51]" office:value-type="percentage" office:value="0.977894692212222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52])" office:value-type="date" office:date-value="2021-12-21" calcext:value-type="date">
            <text:p>21/12/21</text:p>
          </table:table-cell>
          <table:table-cell table:formula="of:=[$prevalence_history_20220401.B52]" office:value-type="float" office:value="1500933.82501413" calcext:value-type="float">
            <text:p>1500933.82501413</text:p>
          </table:table-cell>
          <table:table-cell table:formula="of:=[$p_from_i_UK.C559]" office:value-type="float" office:value="1466783.445278" calcext:value-type="float">
            <text:p>1466783.445278</text:p>
          </table:table-cell>
          <table:table-cell table:formula="of:=[.C52]/[.B52]" office:value-type="percentage" office:value="0.977247244903813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53])" office:value-type="date" office:date-value="2021-12-22" calcext:value-type="date">
            <text:p>22/12/21</text:p>
          </table:table-cell>
          <table:table-cell table:formula="of:=[$prevalence_history_20220401.B53]" office:value-type="float" office:value="1575673.97506158" calcext:value-type="float">
            <text:p>1575673.97506158</text:p>
          </table:table-cell>
          <table:table-cell table:formula="of:=[$p_from_i_UK.C560]" office:value-type="float" office:value="1538773.99345754" calcext:value-type="float">
            <text:p>1538773.99345754</text:p>
          </table:table-cell>
          <table:table-cell table:formula="of:=[.C53]/[.B53]" office:value-type="percentage" office:value="0.97658146152817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54])" office:value-type="date" office:date-value="2021-12-23" calcext:value-type="date">
            <text:p>23/12/21</text:p>
          </table:table-cell>
          <table:table-cell table:formula="of:=[$prevalence_history_20220401.B54]" office:value-type="float" office:value="1656593.63105086" calcext:value-type="float">
            <text:p>1656593.63105086</text:p>
          </table:table-cell>
          <table:table-cell table:formula="of:=[$p_from_i_UK.C561]" office:value-type="float" office:value="1616807.07555272" calcext:value-type="float">
            <text:p>1616807.07555272</text:p>
          </table:table-cell>
          <table:table-cell table:formula="of:=[.C54]/[.B54]" office:value-type="percentage" office:value="0.975982911709674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55])" office:value-type="date" office:date-value="2021-12-24" calcext:value-type="date">
            <text:p>24/12/21</text:p>
          </table:table-cell>
          <table:table-cell table:formula="of:=[$prevalence_history_20220401.B55]" office:value-type="float" office:value="1742628.07986191" calcext:value-type="float">
            <text:p>1742628.07986191</text:p>
          </table:table-cell>
          <table:table-cell table:formula="of:=[$p_from_i_UK.C562]" office:value-type="float" office:value="1699821.39977515" calcext:value-type="float">
            <text:p>1699821.39977515</text:p>
          </table:table-cell>
          <table:table-cell table:formula="of:=[.C55]/[.B55]" office:value-type="percentage" office:value="0.975435561620152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56])" office:value-type="date" office:date-value="2021-12-25" calcext:value-type="date">
            <text:p>25/12/21</text:p>
          </table:table-cell>
          <table:table-cell table:formula="of:=[$prevalence_history_20220401.B56]" office:value-type="float" office:value="1830702.95432837" calcext:value-type="float">
            <text:p>1830702.95432837</text:p>
          </table:table-cell>
          <table:table-cell table:formula="of:=[$p_from_i_UK.C563]" office:value-type="float" office:value="1784840.64464254" calcext:value-type="float">
            <text:p>1784840.64464254</text:p>
          </table:table-cell>
          <table:table-cell table:formula="of:=[.C56]/[.B56]" office:value-type="percentage" office:value="0.974948251666172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57])" office:value-type="date" office:date-value="2021-12-26" calcext:value-type="date">
            <text:p>26/12/21</text:p>
          </table:table-cell>
          <table:table-cell table:formula="of:=[$prevalence_history_20220401.B57]" office:value-type="float" office:value="1919438.10352442" calcext:value-type="float">
            <text:p>1919438.10352442</text:p>
          </table:table-cell>
          <table:table-cell table:formula="of:=[$p_from_i_UK.C564]" office:value-type="float" office:value="1870647.73901077" calcext:value-type="float">
            <text:p>1870647.73901077</text:p>
          </table:table-cell>
          <table:table-cell table:formula="of:=[.C57]/[.B57]" office:value-type="percentage" office:value="0.974580912807731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58])" office:value-type="date" office:date-value="2021-12-27" calcext:value-type="date">
            <text:p>27/12/21</text:p>
          </table:table-cell>
          <table:table-cell table:formula="of:=[$prevalence_history_20220401.B58]" office:value-type="float" office:value="2007610.66064007" calcext:value-type="float">
            <text:p>2007610.66064007</text:p>
          </table:table-cell>
          <table:table-cell table:formula="of:=[$p_from_i_UK.C565]" office:value-type="float" office:value="1956048.56678581" calcext:value-type="float">
            <text:p>1956048.56678581</text:p>
          </table:table-cell>
          <table:table-cell table:formula="of:=[.C58]/[.B58]" office:value-type="percentage" office:value="0.974316686564206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59])" office:value-type="date" office:date-value="2021-12-28" calcext:value-type="date">
            <text:p>28/12/21</text:p>
          </table:table-cell>
          <table:table-cell table:formula="of:=[$prevalence_history_20220401.B59]" office:value-type="float" office:value="2094060.70716616" calcext:value-type="float">
            <text:p>2094060.70716616</text:p>
          </table:table-cell>
          <table:table-cell table:formula="of:=[$p_from_i_UK.C566]" office:value-type="float" office:value="2039852.86406501" calcext:value-type="float">
            <text:p>2039852.86406501</text:p>
          </table:table-cell>
          <table:table-cell table:formula="of:=[.C59]/[.B59]" office:value-type="percentage" office:value="0.974113528363508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60])" office:value-type="date" office:date-value="2021-12-29" calcext:value-type="date">
            <text:p>29/12/21</text:p>
          </table:table-cell>
          <table:table-cell table:formula="of:=[$prevalence_history_20220401.B60]" office:value-type="float" office:value="2177312.82952321" calcext:value-type="float">
            <text:p>2177312.82952321</text:p>
          </table:table-cell>
          <table:table-cell table:formula="of:=[$p_from_i_UK.C567]" office:value-type="float" office:value="2120615.6294648" calcext:value-type="float">
            <text:p>2120615.6294648</text:p>
          </table:table-cell>
          <table:table-cell table:formula="of:=[.C60]/[.B60]" office:value-type="percentage" office:value="0.973960011951601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61])" office:value-type="date" office:date-value="2021-12-30" calcext:value-type="date">
            <text:p>30/12/21</text:p>
          </table:table-cell>
          <table:table-cell table:formula="of:=[$prevalence_history_20220401.B61]" office:value-type="float" office:value="2258299.42138797" calcext:value-type="float">
            <text:p>2258299.42138797</text:p>
          </table:table-cell>
          <table:table-cell table:formula="of:=[$p_from_i_UK.C568]" office:value-type="float" office:value="2199448.96594322" calcext:value-type="float">
            <text:p>2199448.96594322</text:p>
          </table:table-cell>
          <table:table-cell table:formula="of:=[.C61]/[.B61]" office:value-type="percentage" office:value="0.973940366415814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62])" office:value-type="date" office:date-value="2021-12-31" calcext:value-type="date">
            <text:p>31/12/21</text:p>
          </table:table-cell>
          <table:table-cell table:formula="of:=[$prevalence_history_20220401.B62]" office:value-type="float" office:value="2336172.54667223" calcext:value-type="float">
            <text:p>2336172.54667223</text:p>
          </table:table-cell>
          <table:table-cell table:formula="of:=[$p_from_i_UK.C569]" office:value-type="float" office:value="2275714.39121315" calcext:value-type="float">
            <text:p>2275714.39121315</text:p>
          </table:table-cell>
          <table:table-cell table:formula="of:=[.C62]/[.B62]" office:value-type="percentage" office:value="0.97412085184153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63])" office:value-type="date" office:date-value="2022-01-01" calcext:value-type="date">
            <text:p>01/01/22</text:p>
          </table:table-cell>
          <table:table-cell table:formula="of:=[$prevalence_history_20220401.B63]" office:value-type="float" office:value="2409954.4467259" calcext:value-type="float">
            <text:p>2409954.4467259</text:p>
          </table:table-cell>
          <table:table-cell table:formula="of:=[$p_from_i_UK.C570]" office:value-type="float" office:value="2348359.64412712" calcext:value-type="float">
            <text:p>2348359.64412712</text:p>
          </table:table-cell>
          <table:table-cell table:formula="of:=[.C63]/[.B63]" office:value-type="percentage" office:value="0.974441507522077" calcext:value-type="percentage">
            <text:p>97.4%</text:p>
          </table:table-cell>
          <table:table-cell table:number-columns-repeated="6"/>
        </table:table-row>
        <table:table-row table:style-name="ro1">
          <table:table-cell table:formula="of:=VALUE([$prevalence_history_20220401.A64])" office:value-type="date" office:date-value="2022-01-02" calcext:value-type="date">
            <text:p>02/01/22</text:p>
          </table:table-cell>
          <table:table-cell table:formula="of:=[$prevalence_history_20220401.B64]" office:value-type="float" office:value="2477673.60128534" calcext:value-type="float">
            <text:p>2477673.60128534</text:p>
          </table:table-cell>
          <table:table-cell table:formula="of:=[$p_from_i_UK.C571]" office:value-type="float" office:value="2415339.85622009" calcext:value-type="float">
            <text:p>2415339.85622009</text:p>
          </table:table-cell>
          <table:table-cell table:formula="of:=[.C64]/[.B64]" office:value-type="percentage" office:value="0.974841825399071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65])" office:value-type="date" office:date-value="2022-01-03" calcext:value-type="date">
            <text:p>03/01/22</text:p>
          </table:table-cell>
          <table:table-cell table:formula="of:=[$prevalence_history_20220401.B65]" office:value-type="float" office:value="2539531.79667837" calcext:value-type="float">
            <text:p>2539531.79667837</text:p>
          </table:table-cell>
          <table:table-cell table:formula="of:=[$p_from_i_UK.C572]" office:value-type="float" office:value="2476820.20818522" calcext:value-type="float">
            <text:p>2476820.20818522</text:p>
          </table:table-cell>
          <table:table-cell table:formula="of:=[.C65]/[.B65]" office:value-type="percentage" office:value="0.9753058463079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66])" office:value-type="date" office:date-value="2022-01-04" calcext:value-type="date">
            <text:p>04/01/22</text:p>
          </table:table-cell>
          <table:table-cell table:formula="of:=[$prevalence_history_20220401.B66]" office:value-type="float" office:value="2594926.84368055" calcext:value-type="float">
            <text:p>2594926.84368055</text:p>
          </table:table-cell>
          <table:table-cell table:formula="of:=[$p_from_i_UK.C573]" office:value-type="float" office:value="2532082.60285148" calcext:value-type="float">
            <text:p>2532082.60285148</text:p>
          </table:table-cell>
          <table:table-cell table:formula="of:=[.C66]/[.B66]" office:value-type="percentage" office:value="0.975781883415282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67])" office:value-type="date" office:date-value="2022-01-05" calcext:value-type="date">
            <text:p>05/01/22</text:p>
          </table:table-cell>
          <table:table-cell table:formula="of:=[$prevalence_history_20220401.B67]" office:value-type="float" office:value="2642460.38602982" calcext:value-type="float">
            <text:p>2642460.38602982</text:p>
          </table:table-cell>
          <table:table-cell table:formula="of:=[$p_from_i_UK.C574]" office:value-type="float" office:value="2579526.92384544" calcext:value-type="float">
            <text:p>2579526.92384544</text:p>
          </table:table-cell>
          <table:table-cell table:formula="of:=[.C67]/[.B67]" office:value-type="percentage" office:value="0.976183763239329" calcext:value-type="percentage">
            <text:p>97.6%</text:p>
          </table:table-cell>
          <table:table-cell/>
          <table:table-cell table:style-name="ce8" table:formula="of:=MIN([.D2:.D1000])" office:value-type="percentage" office:value="0.973940366415814" calcext:value-type="percentage">
            <text:p>97.39%</text:p>
          </table:table-cell>
          <table:table-cell table:style-name="ce8" table:formula="of:=MAX([.D2:.D1000])" office:value-type="percentage" office:value="0.981940903342626" calcext:value-type="percentage">
            <text:p>98.19%</text:p>
          </table:table-cell>
          <table:table-cell table:style-name="ce8" table:formula="of:=([.G67]-[.F67])/AVERAGE([.F67:.G67])" office:value-type="percentage" office:value="0.00818100469646629" calcext:value-type="percentage">
            <text:p>0.82%</text:p>
          </table:table-cell>
          <table:table-cell table:formula="of:=STDEV([.D2:.D1000])" office:value-type="float" office:value="0.00214730237945529" calcext:value-type="float">
            <text:p>0.00214730237945529</text:p>
          </table:table-cell>
          <table:table-cell/>
        </table:table-row>
        <table:table-row table:style-name="ro1">
          <table:table-cell table:formula="of:=VALUE([$prevalence_history_20220401.A68])" office:value-type="date" office:date-value="2022-01-06" calcext:value-type="date">
            <text:p>06/01/22</text:p>
          </table:table-cell>
          <table:table-cell table:formula="of:=[$prevalence_history_20220401.B68]" office:value-type="float" office:value="2681354.24460668" calcext:value-type="float">
            <text:p>2681354.24460668</text:p>
          </table:table-cell>
          <table:table-cell table:formula="of:=[$p_from_i_UK.C575]" office:value-type="float" office:value="2618380.4343386" calcext:value-type="float">
            <text:p>2618380.4343386</text:p>
          </table:table-cell>
          <table:table-cell table:formula="of:=[.C68]/[.B68]" office:value-type="percentage" office:value="0.976514177343502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69])" office:value-type="date" office:date-value="2022-01-07" calcext:value-type="date">
            <text:p>07/01/22</text:p>
          </table:table-cell>
          <table:table-cell table:formula="of:=[$prevalence_history_20220401.B69]" office:value-type="float" office:value="2711498.80222384" calcext:value-type="float">
            <text:p>2711498.80222384</text:p>
          </table:table-cell>
          <table:table-cell table:formula="of:=[$p_from_i_UK.C576]" office:value-type="float" office:value="2648651.23134036" calcext:value-type="float">
            <text:p>2648651.23134036</text:p>
          </table:table-cell>
          <table:table-cell table:formula="of:=[.C69]/[.B69]" office:value-type="percentage" office:value="0.976821833433253" calcext:value-type="percentage">
            <text:p>97.7%</text:p>
          </table:table-cell>
          <table:table-cell/>
          <table:table-cell office:value-type="float" office:value="97.1" calcext:value-type="float">
            <text:p>97.10</text:p>
          </table:table-cell>
          <table:table-cell office:value-type="float" office:value="97.7" calcext:value-type="float">
            <text:p>97.70</text:p>
          </table:table-cell>
          <table:table-cell table:style-name="ce8" table:formula="of:=([.G69]-[.F69])/AVERAGE([.F69:.G69])" office:value-type="percentage" office:value="0.00616016427104731" calcext:value-type="percentage">
            <text:p>0.62%</text:p>
          </table:table-cell>
          <table:table-cell/>
          <table:table-cell table:formula="of:=AVERAGE([.F69:.G69])" office:value-type="float" office:value="97.4" calcext:value-type="float">
            <text:p>97.4</text:p>
          </table:table-cell>
        </table:table-row>
        <table:table-row table:style-name="ro1">
          <table:table-cell table:formula="of:=VALUE([$prevalence_history_20220401.A70])" office:value-type="date" office:date-value="2022-01-08" calcext:value-type="date">
            <text:p>08/01/22</text:p>
          </table:table-cell>
          <table:table-cell table:formula="of:=[$prevalence_history_20220401.B70]" office:value-type="float" office:value="2733235.20342781" calcext:value-type="float">
            <text:p>2733235.20342781</text:p>
          </table:table-cell>
          <table:table-cell table:formula="of:=[$p_from_i_UK.C577]" office:value-type="float" office:value="2670733.12517274" calcext:value-type="float">
            <text:p>2670733.12517274</text:p>
          </table:table-cell>
          <table:table-cell table:formula="of:=[.C70]/[.B70]" office:value-type="percentage" office:value="0.977132565036231" calcext:value-type="percentage">
            <text:p>97.7%</text:p>
          </table:table-cell>
          <table:table-cell/>
          <table:table-cell table:style-name="ce9" office:value-type="float" office:value="97.39" calcext:value-type="float">
            <text:p>97.39</text:p>
          </table:table-cell>
          <table:table-cell table:style-name="ce9" office:value-type="float" office:value="98.29" calcext:value-type="float">
            <text:p>98.29</text:p>
          </table:table-cell>
          <table:table-cell table:style-name="ce11" table:formula="of:=([.G70]-[.F70])/AVERAGE([.F70:.G70])" office:value-type="percentage" office:value="0.00919869174161903" calcext:value-type="percentage">
            <text:p>0.92%</text:p>
          </table:table-cell>
          <table:table-cell/>
          <table:table-cell table:formula="of:=AVERAGE([.F70:.G70])" office:value-type="float" office:value="97.84" calcext:value-type="float">
            <text:p>97.84</text:p>
          </table:table-cell>
        </table:table-row>
        <table:table-row table:style-name="ro1">
          <table:table-cell table:formula="of:=VALUE([$prevalence_history_20220401.A71])" office:value-type="date" office:date-value="2022-01-09" calcext:value-type="date">
            <text:p>09/01/22</text:p>
          </table:table-cell>
          <table:table-cell table:formula="of:=[$prevalence_history_20220401.B71]" office:value-type="float" office:value="2746377.06056317" calcext:value-type="float">
            <text:p>2746377.06056317</text:p>
          </table:table-cell>
          <table:table-cell table:formula="of:=[$p_from_i_UK.C578]" office:value-type="float" office:value="2684414.96663695" calcext:value-type="float">
            <text:p>2684414.96663695</text:p>
          </table:table-cell>
          <table:table-cell table:formula="of:=[.C71]/[.B71]" office:value-type="percentage" office:value="0.977438606367651" calcext:value-type="percentage">
            <text:p>97.7%</text:p>
          </table:table-cell>
          <table:table-cell/>
          <table:table-cell office:value-type="float" office:value="97.4" calcext:value-type="float">
            <text:p>97.40</text:p>
          </table:table-cell>
          <table:table-cell office:value-type="float" office:value="98.25" calcext:value-type="float">
            <text:p>98.25</text:p>
          </table:table-cell>
          <table:table-cell table:style-name="ce8" table:formula="of:=([.G71]-[.F71])/AVERAGE([.F71:.G71])" office:value-type="percentage" office:value="0.00868898543317142" calcext:value-type="percentage">
            <text:p>0.87%</text:p>
          </table:table-cell>
          <table:table-cell/>
          <table:table-cell table:formula="of:=AVERAGE([.F71:.G71])" office:value-type="float" office:value="97.825" calcext:value-type="float">
            <text:p>97.825</text:p>
          </table:table-cell>
        </table:table-row>
        <table:table-row table:style-name="ro1">
          <table:table-cell table:formula="of:=VALUE([$prevalence_history_20220401.A72])" office:value-type="date" office:date-value="2022-01-10" calcext:value-type="date">
            <text:p>10/01/22</text:p>
          </table:table-cell>
          <table:table-cell table:formula="of:=[$prevalence_history_20220401.B72]" office:value-type="float" office:value="2750193.9517426" calcext:value-type="float">
            <text:p>2750193.9517426</text:p>
          </table:table-cell>
          <table:table-cell table:formula="of:=[$p_from_i_UK.C579]" office:value-type="float" office:value="2688989.16663745" calcext:value-type="float">
            <text:p>2688989.16663745</text:p>
          </table:table-cell>
          <table:table-cell table:formula="of:=[.C72]/[.B72]" office:value-type="percentage" office:value="0.977745284085739" calcext:value-type="percentage">
            <text:p>97.8%</text:p>
          </table:table-cell>
          <table:table-cell/>
          <table:table-cell office:value-type="float" office:value="97.04" calcext:value-type="float">
            <text:p>97.04</text:p>
          </table:table-cell>
          <table:table-cell office:value-type="float" office:value="97.65" calcext:value-type="float">
            <text:p>97.65</text:p>
          </table:table-cell>
          <table:table-cell table:style-name="ce8" table:formula="of:=([.G72]-[.F72])/AVERAGE([.F72:.G72])" office:value-type="percentage" office:value="0.00626637218141661" calcext:value-type="percentage">
            <text:p>0.63%</text:p>
          </table:table-cell>
          <table:table-cell/>
          <table:table-cell table:formula="of:=AVERAGE([.F72:.G72])" office:value-type="float" office:value="97.345" calcext:value-type="float">
            <text:p>97.345</text:p>
          </table:table-cell>
        </table:table-row>
        <table:table-row table:style-name="ro1">
          <table:table-cell table:formula="of:=VALUE([$prevalence_history_20220401.A73])" office:value-type="date" office:date-value="2022-01-11" calcext:value-type="date">
            <text:p>11/01/22</text:p>
          </table:table-cell>
          <table:table-cell table:formula="of:=[$prevalence_history_20220401.B73]" office:value-type="float" office:value="2743510.53346998" calcext:value-type="float">
            <text:p>2743510.53346998</text:p>
          </table:table-cell>
          <table:table-cell table:formula="of:=[$p_from_i_UK.C580]" office:value-type="float" office:value="2683376.6698455" calcext:value-type="float">
            <text:p>2683376.6698455</text:p>
          </table:table-cell>
          <table:table-cell table:formula="of:=[.C73]/[.B73]" office:value-type="percentage" office:value="0.97808141689603" calcext:value-type="percentage">
            <text:p>97.8%</text:p>
          </table:table-cell>
          <table:table-cell/>
          <table:table-cell table:style-name="ce10" office:value-type="percentage" office:value="0.973940366415814" calcext:value-type="percentage">
            <text:p>97.39%</text:p>
          </table:table-cell>
          <table:table-cell table:style-name="ce10" office:value-type="percentage" office:value="0.981940903342626" calcext:value-type="percentage">
            <text:p>98.19%</text:p>
          </table:table-cell>
          <table:table-cell table:style-name="ce10" office:value-type="percentage" office:value="0.00818100469646652" calcext:value-type="percentage">
            <text:p>0.82%</text:p>
          </table:table-cell>
          <table:table-cell office:value-type="float" office:value="0.00214730237945513" calcext:value-type="float">
            <text:p>0.00214730237945513</text:p>
          </table:table-cell>
          <table:table-cell table:style-name="ce8" table:formula="of:=AVERAGE([.F73:.G73])" office:value-type="percentage" office:value="0.97794063487922" calcext:value-type="percentage">
            <text:p>97.79%</text:p>
          </table:table-cell>
        </table:table-row>
        <table:table-row table:style-name="ro1">
          <table:table-cell table:formula="of:=VALUE([$prevalence_history_20220401.A74])" office:value-type="date" office:date-value="2022-01-12" calcext:value-type="date">
            <text:p>12/01/22</text:p>
          </table:table-cell>
          <table:table-cell table:formula="of:=[$prevalence_history_20220401.B74]" office:value-type="float" office:value="2725973.07078637" calcext:value-type="float">
            <text:p>2725973.07078637</text:p>
          </table:table-cell>
          <table:table-cell table:formula="of:=[$p_from_i_UK.C581]" office:value-type="float" office:value="2667082.93880693" calcext:value-type="float">
            <text:p>2667082.93880693</text:p>
          </table:table-cell>
          <table:table-cell table:formula="of:=[.C74]/[.B74]" office:value-type="percentage" office:value="0.978396656734965" calcext:value-type="percentage">
            <text:p>97.8%</text:p>
          </table:table-cell>
          <table:table-cell/>
          <table:table-cell table:style-name="ce8" office:value-type="percentage" office:value="0.977521493416491" calcext:value-type="percentage">
            <text:p>97.75%</text:p>
          </table:table-cell>
          <table:table-cell table:style-name="ce8" office:value-type="percentage" office:value="0.987473313202602" calcext:value-type="percentage">
            <text:p>98.75%</text:p>
          </table:table-cell>
          <table:table-cell table:style-name="ce8" office:value-type="percentage" office:value="0.0101291054333463" calcext:value-type="percentage">
            <text:p>1.01%</text:p>
          </table:table-cell>
          <table:table-cell office:value-type="float" office:value="0.00268076713721675" calcext:value-type="float">
            <text:p>0.00268076713721675</text:p>
          </table:table-cell>
          <table:table-cell table:style-name="ce8" table:formula="of:=AVERAGE([.F74:.G74])" office:value-type="percentage" office:value="0.982497403309547" calcext:value-type="percentage">
            <text:p>98.25%</text:p>
          </table:table-cell>
        </table:table-row>
        <table:table-row table:style-name="ro1">
          <table:table-cell table:formula="of:=VALUE([$prevalence_history_20220401.A75])" office:value-type="date" office:date-value="2022-01-13" calcext:value-type="date">
            <text:p>13/01/22</text:p>
          </table:table-cell>
          <table:table-cell table:formula="of:=[$prevalence_history_20220401.B75]" office:value-type="float" office:value="2697898.94109244" calcext:value-type="float">
            <text:p>2697898.94109244</text:p>
          </table:table-cell>
          <table:table-cell table:formula="of:=[$p_from_i_UK.C582]" office:value-type="float" office:value="2640334.19183978" calcext:value-type="float">
            <text:p>2640334.19183978</text:p>
          </table:table-cell>
          <table:table-cell table:formula="of:=[.C75]/[.B75]" office:value-type="percentage" office:value="0.978663118778885" calcext:value-type="percentage">
            <text:p>97.9%</text:p>
          </table:table-cell>
          <table:table-cell/>
          <table:table-cell table:style-name="ce8" office:value-type="percentage" office:value="0.977499055506012" calcext:value-type="percentage">
            <text:p>97.75%</text:p>
          </table:table-cell>
          <table:table-cell table:style-name="ce8" office:value-type="percentage" office:value="0.98791653318648" calcext:value-type="percentage">
            <text:p>98.79%</text:p>
          </table:table-cell>
          <table:table-cell table:style-name="ce8" office:value-type="percentage" office:value="0.0106007886987392" calcext:value-type="percentage">
            <text:p>1.06%</text:p>
          </table:table-cell>
          <table:table-cell office:value-type="float" office:value="0.00280031787609994" calcext:value-type="float">
            <text:p>0.00280031787609994</text:p>
          </table:table-cell>
          <table:table-cell table:style-name="ce8" table:formula="of:=AVERAGE([.F75:.G75])" office:value-type="percentage" office:value="0.982707794346246" calcext:value-type="percentage">
            <text:p>98.27%</text:p>
          </table:table-cell>
        </table:table-row>
        <table:table-row table:style-name="ro1">
          <table:table-cell table:formula="of:=VALUE([$prevalence_history_20220401.A76])" office:value-type="date" office:date-value="2022-01-14" calcext:value-type="date">
            <text:p>14/01/22</text:p>
          </table:table-cell>
          <table:table-cell table:formula="of:=[$prevalence_history_20220401.B76]" office:value-type="float" office:value="2661183.24560049" calcext:value-type="float">
            <text:p>2661183.24560049</text:p>
          </table:table-cell>
          <table:table-cell table:formula="of:=[$p_from_i_UK.C583]" office:value-type="float" office:value="2605038.43814392" calcext:value-type="float">
            <text:p>2605038.43814392</text:p>
          </table:table-cell>
          <table:table-cell table:formula="of:=[.C76]/[.B76]" office:value-type="percentage" office:value="0.978902314393648" calcext:value-type="percentage">
            <text:p>97.9%</text:p>
          </table:table-cell>
          <table:table-cell/>
          <table:table-cell office:value-type="float" office:value="96.83" calcext:value-type="float">
            <text:p>96.83</text:p>
          </table:table-cell>
          <table:table-cell office:value-type="float" office:value="97.45" calcext:value-type="float">
            <text:p>97.45</text:p>
          </table:table-cell>
          <table:table-cell table:style-name="ce8" table:formula="of:=([.G76]-[.F76])/AVERAGE([.F76:.G76])" office:value-type="percentage" office:value="0.00638254066296072" calcext:value-type="percentage">
            <text:p>0.64%</text:p>
          </table:table-cell>
          <table:table-cell/>
          <table:table-cell table:formula="of:=AVERAGE([.F76:.G76])" office:value-type="float" office:value="97.14" calcext:value-type="float">
            <text:p>97.14</text:p>
          </table:table-cell>
        </table:table-row>
        <table:table-row table:style-name="ro1">
          <table:table-cell table:formula="of:=VALUE([$prevalence_history_20220401.A77])" office:value-type="date" office:date-value="2022-01-15" calcext:value-type="date">
            <text:p>15/01/22</text:p>
          </table:table-cell>
          <table:table-cell table:formula="of:=[$prevalence_history_20220401.B77]" office:value-type="float" office:value="2617601.06895556" calcext:value-type="float">
            <text:p>2617601.06895556</text:p>
          </table:table-cell>
          <table:table-cell table:formula="of:=[$p_from_i_UK.C584]" office:value-type="float" office:value="2563084.22482184" calcext:value-type="float">
            <text:p>2563084.22482184</text:p>
          </table:table-cell>
          <table:table-cell table:formula="of:=[.C77]/[.B77]" office:value-type="percentage" office:value="0.979172974529892" calcext:value-type="percentage">
            <text:p>97.9%</text:p>
          </table:table-cell>
          <table:table-cell/>
          <table:table-cell office:value-type="float" office:value="96.38" calcext:value-type="float">
            <text:p>96.38</text:p>
          </table:table-cell>
          <table:table-cell office:value-type="float" office:value="96.85" calcext:value-type="float">
            <text:p>96.85</text:p>
          </table:table-cell>
          <table:table-cell table:style-name="ce8" table:formula="of:=([.G77]-[.F77])/AVERAGE([.F77:.G77])" office:value-type="percentage" office:value="0.00486466904724938" calcext:value-type="percentage">
            <text:p>0.49%</text:p>
          </table:table-cell>
          <table:table-cell/>
          <table:table-cell table:formula="of:=AVERAGE([.F77:.G77])" office:value-type="float" office:value="96.615" calcext:value-type="float">
            <text:p>96.615</text:p>
          </table:table-cell>
        </table:table-row>
        <table:table-row table:style-name="ro1">
          <table:table-cell table:formula="of:=VALUE([$prevalence_history_20220401.A78])" office:value-type="date" office:date-value="2022-01-16" calcext:value-type="date">
            <text:p>16/01/22</text:p>
          </table:table-cell>
          <table:table-cell table:formula="of:=[$prevalence_history_20220401.B78]" office:value-type="float" office:value="2569289.07254374" calcext:value-type="float">
            <text:p>2569289.07254374</text:p>
          </table:table-cell>
          <table:table-cell table:formula="of:=[$p_from_i_UK.C585]" office:value-type="float" office:value="2516676.12082642" calcext:value-type="float">
            <text:p>2516676.12082642</text:p>
          </table:table-cell>
          <table:table-cell table:formula="of:=[.C78]/[.B78]" office:value-type="percentage" office:value="0.979522369717149" calcext:value-type="percentage">
            <text:p>98.0%</text:p>
          </table:table-cell>
          <table:table-cell/>
          <table:table-cell office:value-type="float" office:value="95.93" calcext:value-type="float">
            <text:p>95.93</text:p>
          </table:table-cell>
          <table:table-cell office:value-type="float" office:value="96.41" calcext:value-type="float">
            <text:p>96.41</text:p>
          </table:table-cell>
          <table:table-cell table:style-name="ce8" table:formula="of:=([.G78]-[.F78])/AVERAGE([.F78:.G78])" office:value-type="percentage" office:value="0.00499116148487044" calcext:value-type="percentage">
            <text:p>0.50%</text:p>
          </table:table-cell>
          <table:table-cell/>
          <table:table-cell table:formula="of:=AVERAGE([.F78:.G78])" office:value-type="float" office:value="96.17" calcext:value-type="float">
            <text:p>96.17</text:p>
          </table:table-cell>
        </table:table-row>
        <table:table-row table:style-name="ro1">
          <table:table-cell table:formula="of:=VALUE([$prevalence_history_20220401.A79])" office:value-type="date" office:date-value="2022-01-17" calcext:value-type="date">
            <text:p>17/01/22</text:p>
          </table:table-cell>
          <table:table-cell table:formula="of:=[$prevalence_history_20220401.B79]" office:value-type="float" office:value="2517512.20846105" calcext:value-type="float">
            <text:p>2517512.20846105</text:p>
          </table:table-cell>
          <table:table-cell table:formula="of:=[$p_from_i_UK.C586]" office:value-type="float" office:value="2467049.57375481" calcext:value-type="float">
            <text:p>2467049.57375481</text:p>
          </table:table-cell>
          <table:table-cell table:formula="of:=[.C79]/[.B79]" office:value-type="percentage" office:value="0.97995535650765" calcext:value-type="percentage">
            <text:p>98.0%</text:p>
          </table:table-cell>
          <table:table-cell/>
          <table:table-cell office:value-type="float" office:value="96.16" calcext:value-type="float">
            <text:p>96.16</text:p>
          </table:table-cell>
          <table:table-cell office:value-type="float" office:value="96.61" calcext:value-type="float">
            <text:p>96.61</text:p>
          </table:table-cell>
          <table:table-cell table:style-name="ce8" table:formula="of:=([.G79]-[.F79])/AVERAGE([.F79:.G79])" office:value-type="percentage" office:value="0.0046687762618665" calcext:value-type="percentage">
            <text:p>0.47%</text:p>
          </table:table-cell>
          <table:table-cell/>
          <table:table-cell table:formula="of:=AVERAGE([.F79:.G79])" office:value-type="float" office:value="96.385" calcext:value-type="float">
            <text:p>96.385</text:p>
          </table:table-cell>
        </table:table-row>
        <table:table-row table:style-name="ro1">
          <table:table-cell table:formula="of:=VALUE([$prevalence_history_20220401.A80])" office:value-type="date" office:date-value="2022-01-18" calcext:value-type="date">
            <text:p>18/01/22</text:p>
          </table:table-cell>
          <table:table-cell table:formula="of:=[$prevalence_history_20220401.B80]" office:value-type="float" office:value="2462507.47281987" calcext:value-type="float">
            <text:p>2462507.47281987</text:p>
          </table:table-cell>
          <table:table-cell table:formula="of:=[$p_from_i_UK.C587]" office:value-type="float" office:value="2414337.25501728" calcext:value-type="float">
            <text:p>2414337.25501728</text:p>
          </table:table-cell>
          <table:table-cell table:formula="of:=[.C80]/[.B80]" office:value-type="percentage" office:value="0.98043854959456" calcext:value-type="percentage">
            <text:p>98.0%</text:p>
          </table:table-cell>
          <table:table-cell/>
          <table:table-cell office:value-type="float" office:value="96.61" calcext:value-type="float">
            <text:p>96.61</text:p>
          </table:table-cell>
          <table:table-cell office:value-type="float" office:value="97.16" calcext:value-type="float">
            <text:p>97.16</text:p>
          </table:table-cell>
          <table:table-cell table:style-name="ce8" table:formula="of:=([.G80]-[.F80])/AVERAGE([.F80:.G80])" office:value-type="percentage" office:value="0.00567683335913709" calcext:value-type="percentage">
            <text:p>0.57%</text:p>
          </table:table-cell>
          <table:table-cell/>
          <table:table-cell table:formula="of:=AVERAGE([.F80:.G80])" office:value-type="float" office:value="96.885" calcext:value-type="float">
            <text:p>96.885</text:p>
          </table:table-cell>
        </table:table-row>
        <table:table-row table:style-name="ro1">
          <table:table-cell table:formula="of:=VALUE([$prevalence_history_20220401.A81])" office:value-type="date" office:date-value="2022-01-19" calcext:value-type="date">
            <text:p>19/01/22</text:p>
          </table:table-cell>
          <table:table-cell table:formula="of:=[$prevalence_history_20220401.B81]" office:value-type="float" office:value="2407604.16338639" calcext:value-type="float">
            <text:p>2407604.16338639</text:p>
          </table:table-cell>
          <table:table-cell table:formula="of:=[$p_from_i_UK.C588]" office:value-type="float" office:value="2361683.62406801" calcext:value-type="float">
            <text:p>2361683.62406801</text:p>
          </table:table-cell>
          <table:table-cell table:formula="of:=[.C81]/[.B81]" office:value-type="percentage" office:value="0.980926873272311" calcext:value-type="percentage">
            <text:p>98.1%</text:p>
          </table:table-cell>
          <table:table-cell/>
          <table:table-cell office:value-type="float" office:value="97" calcext:value-type="float">
            <text:p>97.00</text:p>
          </table:table-cell>
          <table:table-cell office:value-type="float" office:value="97.74" calcext:value-type="float">
            <text:p>97.74</text:p>
          </table:table-cell>
          <table:table-cell table:style-name="ce8" table:formula="of:=([.G81]-[.F81])/AVERAGE([.F81:.G81])" office:value-type="percentage" office:value="0.00759987675875521" calcext:value-type="percentage">
            <text:p>0.76%</text:p>
          </table:table-cell>
          <table:table-cell/>
          <table:table-cell table:formula="of:=AVERAGE([.F81:.G81])" office:value-type="float" office:value="97.37" calcext:value-type="float">
            <text:p>97.37</text:p>
          </table:table-cell>
        </table:table-row>
        <table:table-row table:style-name="ro1">
          <table:table-cell table:formula="of:=VALUE([$prevalence_history_20220401.A82])" office:value-type="date" office:date-value="2022-01-20" calcext:value-type="date">
            <text:p>20/01/22</text:p>
          </table:table-cell>
          <table:table-cell table:formula="of:=[$prevalence_history_20220401.B82]" office:value-type="float" office:value="2355591.37419954" calcext:value-type="float">
            <text:p>2355591.37419954</text:p>
          </table:table-cell>
          <table:table-cell table:formula="of:=[$p_from_i_UK.C589]" office:value-type="float" office:value="2311691.58648029" calcext:value-type="float">
            <text:p>2311691.58648029</text:p>
          </table:table-cell>
          <table:table-cell table:formula="of:=[.C82]/[.B82]" office:value-type="percentage" office:value="0.981363581052267" calcext:value-type="percentage">
            <text:p>98.1%</text:p>
          </table:table-cell>
          <table:table-cell/>
          <table:table-cell office:value-type="float" office:value="97.35" calcext:value-type="float">
            <text:p>97.35</text:p>
          </table:table-cell>
          <table:table-cell office:value-type="float" office:value="98.32" calcext:value-type="float">
            <text:p>98.32</text:p>
          </table:table-cell>
          <table:table-cell table:style-name="ce8" table:formula="of:=([.G82]-[.F82])/AVERAGE([.F82:.G82])" office:value-type="percentage" office:value="0.00991465222057545" calcext:value-type="percentage">
            <text:p>0.99%</text:p>
          </table:table-cell>
          <table:table-cell/>
          <table:table-cell table:formula="of:=AVERAGE([.F82:.G82])" office:value-type="float" office:value="97.835" calcext:value-type="float">
            <text:p>97.835</text:p>
          </table:table-cell>
        </table:table-row>
        <table:table-row table:style-name="ro1">
          <table:table-cell table:formula="of:=VALUE([$prevalence_history_20220401.A83])" office:value-type="date" office:date-value="2022-01-21" calcext:value-type="date">
            <text:p>21/01/22</text:p>
          </table:table-cell>
          <table:table-cell table:formula="of:=[$prevalence_history_20220401.B83]" office:value-type="float" office:value="2308789.26745214" calcext:value-type="float">
            <text:p>2308789.26745214</text:p>
          </table:table-cell>
          <table:table-cell table:formula="of:=[$p_from_i_UK.C590]" office:value-type="float" office:value="2266526.10564926" calcext:value-type="float">
            <text:p>2266526.10564926</text:p>
          </table:table-cell>
          <table:table-cell table:formula="of:=[.C83]/[.B83]" office:value-type="percentage" office:value="0.981694664645804" calcext:value-type="percentage">
            <text:p>98.2%</text:p>
          </table:table-cell>
          <table:table-cell/>
          <table:table-cell office:value-type="float" office:value="97" calcext:value-type="float">
            <text:p>97.00</text:p>
          </table:table-cell>
          <table:table-cell office:value-type="float" office:value="97.71" calcext:value-type="float">
            <text:p>97.71</text:p>
          </table:table-cell>
          <table:table-cell table:style-name="ce8" table:formula="of:=([.G83]-[.F83])/AVERAGE([.F83:.G83])" office:value-type="percentage" office:value="0.00729289712906367" calcext:value-type="percentage">
            <text:p>0.73%</text:p>
          </table:table-cell>
          <table:table-cell/>
          <table:table-cell table:formula="of:=AVERAGE([.F83:.G83])" office:value-type="float" office:value="97.355" calcext:value-type="float">
            <text:p>97.355</text:p>
          </table:table-cell>
        </table:table-row>
        <table:table-row table:style-name="ro1">
          <table:table-cell table:formula="of:=VALUE([$prevalence_history_20220401.A84])" office:value-type="date" office:date-value="2022-01-22" calcext:value-type="date">
            <text:p>22/01/22</text:p>
          </table:table-cell>
          <table:table-cell table:formula="of:=[$prevalence_history_20220401.B84]" office:value-type="float" office:value="2268097.03744749" calcext:value-type="float">
            <text:p>2268097.03744749</text:p>
          </table:table-cell>
          <table:table-cell table:formula="of:=[$p_from_i_UK.C591]" office:value-type="float" office:value="2227019.3650733" calcext:value-type="float">
            <text:p>2227019.3650733</text:p>
          </table:table-cell>
          <table:table-cell table:formula="of:=[.C84]/[.B84]" office:value-type="percentage" office:value="0.981888926401307" calcext:value-type="percentage">
            <text:p>98.2%</text:p>
          </table:table-cell>
          <table:table-cell/>
          <table:table-cell office:value-type="float" office:value="97.2" calcext:value-type="float">
            <text:p>97.20</text:p>
          </table:table-cell>
          <table:table-cell office:value-type="float" office:value="98" calcext:value-type="float">
            <text:p>98.00</text:p>
          </table:table-cell>
          <table:table-cell table:style-name="ce8" table:formula="of:=([.G84]-[.F84])/AVERAGE([.F84:.G84])" office:value-type="percentage" office:value="0.00819672131147538" calcext:value-type="percentage">
            <text:p>0.82%</text:p>
          </table:table-cell>
          <table:table-cell/>
          <table:table-cell table:formula="of:=AVERAGE([.F84:.G84])" office:value-type="float" office:value="97.6" calcext:value-type="float">
            <text:p>97.6</text:p>
          </table:table-cell>
        </table:table-row>
        <table:table-row table:style-name="ro1">
          <table:table-cell table:formula="of:=VALUE([$prevalence_history_20220401.A85])" office:value-type="date" office:date-value="2022-01-23" calcext:value-type="date">
            <text:p>23/01/22</text:p>
          </table:table-cell>
          <table:table-cell table:formula="of:=[$prevalence_history_20220401.B85]" office:value-type="float" office:value="2235066.91831615" calcext:value-type="float">
            <text:p>2235066.91831615</text:p>
          </table:table-cell>
          <table:table-cell table:formula="of:=[$p_from_i_UK.C592]" office:value-type="float" office:value="2194703.62880258" calcext:value-type="float">
            <text:p>2194703.62880258</text:p>
          </table:table-cell>
          <table:table-cell table:formula="of:=[.C85]/[.B85]" office:value-type="percentage" office:value="0.981940903342626" calcext:value-type="percentage">
            <text:p>98.2%</text:p>
          </table:table-cell>
          <table:table-cell/>
          <table:table-cell office:value-type="float" office:value="97.21" calcext:value-type="float">
            <text:p>97.21</text:p>
          </table:table-cell>
          <table:table-cell office:value-type="float" office:value="97.91" calcext:value-type="float">
            <text:p>97.91</text:p>
          </table:table-cell>
          <table:table-cell table:style-name="ce8" table:formula="of:=([.G85]-[.F85])/AVERAGE([.F85:.G85])" office:value-type="percentage" office:value="0.00717507175071754" calcext:value-type="percentage">
            <text:p>0.72%</text:p>
          </table:table-cell>
          <table:table-cell/>
          <table:table-cell table:formula="of:=AVERAGE([.F85:.G85])" office:value-type="float" office:value="97.56" calcext:value-type="float">
            <text:p>97.56</text:p>
          </table:table-cell>
        </table:table-row>
        <table:table-row table:style-name="ro1">
          <table:table-cell table:formula="of:=VALUE([$prevalence_history_20220401.A86])" office:value-type="date" office:date-value="2022-01-24" calcext:value-type="date">
            <text:p>24/01/22</text:p>
          </table:table-cell>
          <table:table-cell table:formula="of:=[$prevalence_history_20220401.B86]" office:value-type="float" office:value="2210771.93688579" calcext:value-type="float">
            <text:p>2210771.93688579</text:p>
          </table:table-cell>
          <table:table-cell table:formula="of:=[$p_from_i_UK.C593]" office:value-type="float" office:value="2170649.09101592" calcext:value-type="float">
            <text:p>2170649.09101592</text:p>
          </table:table-cell>
          <table:table-cell table:formula="of:=[.C86]/[.B86]" office:value-type="percentage" office:value="0.981851205363865" calcext:value-type="percentage">
            <text:p>98.2%</text:p>
          </table:table-cell>
          <table:table-cell/>
          <table:table-cell office:value-type="float" office:value="97.4" calcext:value-type="float">
            <text:p>97.40</text:p>
          </table:table-cell>
          <table:table-cell office:value-type="float" office:value="98.21" calcext:value-type="float">
            <text:p>98.21</text:p>
          </table:table-cell>
          <table:table-cell table:style-name="ce8" table:formula="of:=([.G86]-[.F86])/AVERAGE([.F86:.G86])" office:value-type="percentage" office:value="0.00828178518480638" calcext:value-type="percentage">
            <text:p>0.83%</text:p>
          </table:table-cell>
          <table:table-cell office:value-type="float" office:value="0.00220420411827047" calcext:value-type="float">
            <text:p>0.00220420411827047</text:p>
          </table:table-cell>
          <table:table-cell table:formula="of:=AVERAGE([.F86:.G86])" office:value-type="float" office:value="97.805" calcext:value-type="float">
            <text:p>97.805</text:p>
          </table:table-cell>
        </table:table-row>
        <table:table-row table:style-name="ro1">
          <table:table-cell table:formula="of:=VALUE([$prevalence_history_20220401.A87])" office:value-type="date" office:date-value="2022-01-25" calcext:value-type="date">
            <text:p>25/01/22</text:p>
          </table:table-cell>
          <table:table-cell table:formula="of:=[$prevalence_history_20220401.B87]" office:value-type="float" office:value="2195530.43039408" calcext:value-type="float">
            <text:p>2195530.43039408</text:p>
          </table:table-cell>
          <table:table-cell table:formula="of:=[$p_from_i_UK.C594]" office:value-type="float" office:value="2155007.46035803" calcext:value-type="float">
            <text:p>2155007.46035803</text:p>
          </table:table-cell>
          <table:table-cell table:formula="of:=[.C87]/[.B87]" office:value-type="percentage" office:value="0.981542970448022" calcext:value-type="percentage">
            <text:p>98.2%</text:p>
          </table:table-cell>
          <table:table-cell/>
          <table:table-cell table:style-name="ce8" office:value-type="percentage" office:value="0.975727480973486" calcext:value-type="percentage">
            <text:p>97.57%</text:p>
          </table:table-cell>
          <table:table-cell table:style-name="ce8" office:value-type="percentage" office:value="0.984929608995807" calcext:value-type="percentage">
            <text:p>98.49%</text:p>
          </table:table-cell>
          <table:table-cell table:style-name="ce8" office:value-type="percentage" office:value="0.00938677963566311" calcext:value-type="percentage">
            <text:p>0.94%</text:p>
          </table:table-cell>
          <table:table-cell office:value-type="float" office:value="0.00246985230975408" calcext:value-type="float">
            <text:p>0.00246985230975408</text:p>
          </table:table-cell>
          <table:table-cell table:style-name="ce8" table:formula="of:=AVERAGE([.F87:.G87])" office:value-type="percentage" office:value="0.980328544984647" calcext:value-type="percentage">
            <text:p>98.03%</text:p>
          </table:table-cell>
        </table:table-row>
        <table:table-row table:style-name="ro1">
          <table:table-cell table:formula="of:=VALUE([$prevalence_history_20220401.A88])" office:value-type="date" office:date-value="2022-01-26" calcext:value-type="date">
            <text:p>26/01/22</text:p>
          </table:table-cell>
          <table:table-cell table:formula="of:=[$prevalence_history_20220401.B88]" office:value-type="float" office:value="2189752.56706795" calcext:value-type="float">
            <text:p>2189752.56706795</text:p>
          </table:table-cell>
          <table:table-cell table:formula="of:=[$p_from_i_UK.C595]" office:value-type="float" office:value="2148245.32026245" calcext:value-type="float">
            <text:p>2148245.32026245</text:p>
          </table:table-cell>
          <table:table-cell table:formula="of:=[.C88]/[.B88]" office:value-type="percentage" office:value="0.981044777647605" calcext:value-type="percentage">
            <text:p>98.1%</text:p>
          </table:table-cell>
          <table:table-cell/>
          <table:table-cell table:style-name="ce8" table:formula="of:=MIN([.D$1:.D$1048576])" office:value-type="percentage" office:value="0.973940366415814" calcext:value-type="percentage">
            <text:p>97.39%</text:p>
          </table:table-cell>
          <table:table-cell table:style-name="ce8" table:formula="of:=MAX([.D$1:.D$1048576])" office:value-type="percentage" office:value="0.981940903342626" calcext:value-type="percentage">
            <text:p>98.19%</text:p>
          </table:table-cell>
          <table:table-cell table:style-name="ce8" table:formula="of:=([.G88]-[.F88])/AVERAGE([.F88:.G88])" office:value-type="percentage" office:value="0.00818100469646629" calcext:value-type="percentage">
            <text:p>0.82%</text:p>
          </table:table-cell>
          <table:table-cell table:formula="of:=STDEV([.D23:.D1021])" office:value-type="float" office:value="0.00210949882442731" calcext:value-type="float">
            <text:p>0.00210949882442731</text:p>
          </table:table-cell>
          <table:table-cell table:style-name="ce8" table:formula="of:=AVERAGE([.F88:.G88])" office:value-type="percentage" office:value="0.97794063487922" calcext:value-type="percentage">
            <text:p>97.79%</text:p>
          </table:table-cell>
        </table:table-row>
        <table:table-row table:style-name="ro1">
          <table:table-cell table:formula="of:=VALUE([$prevalence_history_20220401.A89])" office:value-type="date" office:date-value="2022-01-27" calcext:value-type="date">
            <text:p>27/01/22</text:p>
          </table:table-cell>
          <table:table-cell table:formula="of:=[$prevalence_history_20220401.B89]" office:value-type="float" office:value="2193745.30893546" calcext:value-type="float">
            <text:p>2193745.30893546</text:p>
          </table:table-cell>
          <table:table-cell table:formula="of:=[$p_from_i_UK.C596]" office:value-type="float" office:value="2150753.88196986" calcext:value-type="float">
            <text:p>2150753.88196986</text:p>
          </table:table-cell>
          <table:table-cell table:formula="of:=[.C89]/[.B89]" office:value-type="percentage" office:value="0.98040272642841" calcext:value-type="percentage">
            <text:p>98.0%</text:p>
          </table:table-cell>
          <table:table-cell/>
          <table:table-cell table:style-name="ce8" office:value-type="percentage" office:value="0.977515367567791" calcext:value-type="percentage">
            <text:p>97.75%</text:p>
          </table:table-cell>
          <table:table-cell table:style-name="ce8" office:value-type="percentage" office:value="0.987703079047821" calcext:value-type="percentage">
            <text:p>98.77%</text:p>
          </table:table-cell>
          <table:table-cell table:style-name="ce8" office:value-type="percentage" office:value="0.0103680193899806" calcext:value-type="percentage">
            <text:p>1.04%</text:p>
          </table:table-cell>
          <table:table-cell office:value-type="float" office:value="0.00274109276467512" calcext:value-type="float">
            <text:p>0.00274109276467512</text:p>
          </table:table-cell>
          <table:table-cell table:style-name="ce8" table:formula="of:=AVERAGE([.F89:.G89])" office:value-type="percentage" office:value="0.982609223307806" calcext:value-type="percentage">
            <text:p>98.26%</text:p>
          </table:table-cell>
        </table:table-row>
        <table:table-row table:style-name="ro1">
          <table:table-cell table:formula="of:=VALUE([$prevalence_history_20220401.A90])" office:value-type="date" office:date-value="2022-01-28" calcext:value-type="date">
            <text:p>28/01/22</text:p>
          </table:table-cell>
          <table:table-cell table:formula="of:=[$prevalence_history_20220401.B90]" office:value-type="float" office:value="2206545.57952518" calcext:value-type="float">
            <text:p>2206545.57952518</text:p>
          </table:table-cell>
          <table:table-cell table:formula="of:=[$p_from_i_UK.C597]" office:value-type="float" office:value="2161645.8734714" calcext:value-type="float">
            <text:p>2161645.8734714</text:p>
          </table:table-cell>
          <table:table-cell table:formula="of:=[.C90]/[.B90]" office:value-type="percentage" office:value="0.979651584598836" calcext:value-type="percentage">
            <text:p>98.0%</text:p>
          </table:table-cell>
          <table:table-cell/>
          <table:table-cell table:style-name="ce8" office:value-type="percentage" office:value="0.979296141758655" calcext:value-type="percentage">
            <text:p>97.93%</text:p>
          </table:table-cell>
          <table:table-cell table:style-name="ce8" office:value-type="percentage" office:value="0.990476929727369" calcext:value-type="percentage">
            <text:p>99.05%</text:p>
          </table:table-cell>
          <table:table-cell table:style-name="ce8" office:value-type="percentage" office:value="0.0113523614781459" calcext:value-type="percentage">
            <text:p>1.14%</text:p>
          </table:table-cell>
          <table:table-cell office:value-type="float" office:value="0.00301667539909441" calcext:value-type="float">
            <text:p>0.00301667539909441</text:p>
          </table:table-cell>
          <table:table-cell table:style-name="ce8" table:formula="of:=AVERAGE([.F90:.G90])" office:value-type="percentage" office:value="0.984886535743012" calcext:value-type="percentage">
            <text:p>98.49%</text:p>
          </table:table-cell>
        </table:table-row>
        <table:table-row table:style-name="ro1">
          <table:table-cell table:formula="of:=VALUE([$prevalence_history_20220401.A91])" office:value-type="date" office:date-value="2022-01-29" calcext:value-type="date">
            <text:p>29/01/22</text:p>
          </table:table-cell>
          <table:table-cell table:formula="of:=[$prevalence_history_20220401.B91]" office:value-type="float" office:value="2227761.58783144" calcext:value-type="float">
            <text:p>2227761.58783144</text:p>
          </table:table-cell>
          <table:table-cell table:formula="of:=[$p_from_i_UK.C598]" office:value-type="float" office:value="2180578.51070301" calcext:value-type="float">
            <text:p>2180578.51070301</text:p>
          </table:table-cell>
          <table:table-cell table:formula="of:=[.C91]/[.B91]" office:value-type="percentage" office:value="0.978820409963905" calcext:value-type="percentage">
            <text:p>97.9%</text:p>
          </table:table-cell>
          <table:table-cell/>
          <table:table-cell table:style-name="ce8" office:value-type="percentage" office:value="0.986395305074397" calcext:value-type="percentage">
            <text:p>98.64%</text:p>
          </table:table-cell>
          <table:table-cell table:style-name="ce8" office:value-type="percentage" office:value="1.00182450492459" calcext:value-type="percentage">
            <text:p>100.18%</text:p>
          </table:table-cell>
          <table:table-cell table:style-name="ce8" office:value-type="percentage" office:value="0.0155206177632808" calcext:value-type="percentage">
            <text:p>1.55%</text:p>
          </table:table-cell>
          <table:table-cell office:value-type="float" office:value="0.00421325407612928" calcext:value-type="float">
            <text:p>0.00421325407612928</text:p>
          </table:table-cell>
          <table:table-cell table:style-name="ce8" table:formula="of:=AVERAGE([.F91:.G91])" office:value-type="percentage" office:value="0.994109904999493" calcext:value-type="percentage">
            <text:p>99.41%</text:p>
          </table:table-cell>
        </table:table-row>
        <table:table-row table:style-name="ro1">
          <table:table-cell table:formula="of:=VALUE([$prevalence_history_20220401.A92])" office:value-type="date" office:date-value="2022-01-30" calcext:value-type="date">
            <text:p>30/01/22</text:p>
          </table:table-cell>
          <table:table-cell table:formula="of:=[$prevalence_history_20220401.B92]" office:value-type="float" office:value="2256169.1758445" calcext:value-type="float">
            <text:p>2256169.1758445</text:p>
          </table:table-cell>
          <table:table-cell table:formula="of:=[$p_from_i_UK.C599]" office:value-type="float" office:value="2206437.4628764" calcext:value-type="float">
            <text:p>2206437.4628764</text:p>
          </table:table-cell>
          <table:table-cell table:formula="of:=[.C92]/[.B92]" office:value-type="percentage" office:value="0.977957453944257" calcext:value-type="percentage">
            <text:p>97.8%</text:p>
          </table:table-cell>
          <table:table-cell/>
          <table:table-cell table:style-name="ce10" office:value-type="percentage" office:value="0.989932336502493" calcext:value-type="percentage">
            <text:p>98.99%</text:p>
          </table:table-cell>
          <table:table-cell table:style-name="ce10" office:value-type="percentage" office:value="1.00739607872098" calcext:value-type="percentage">
            <text:p>100.74%</text:p>
          </table:table-cell>
          <table:table-cell table:style-name="ce10" office:value-type="percentage" office:value="0.0174871013553711" calcext:value-type="percentage">
            <text:p>1.75%</text:p>
          </table:table-cell>
          <table:table-cell table:style-name="ce12" office:value-type="float" office:value="0.00479364131122611" calcext:value-type="float">
            <text:p>0.00479364131122611</text:p>
          </table:table-cell>
          <table:table-cell table:style-name="ce10" table:formula="of:=AVERAGE([.F92:.G92])" office:value-type="percentage" office:value="0.998664207611736" calcext:value-type="percentage">
            <text:p>99.87%</text:p>
          </table:table-cell>
        </table:table-row>
        <table:table-row table:style-name="ro1">
          <table:table-cell table:formula="of:=VALUE([$prevalence_history_20220401.A93])" office:value-type="date" office:date-value="2022-01-31" calcext:value-type="date">
            <text:p>31/01/22</text:p>
          </table:table-cell>
          <table:table-cell table:formula="of:=[$prevalence_history_20220401.B93]" office:value-type="float" office:value="2289912.32492456" calcext:value-type="float">
            <text:p>2289912.32492456</text:p>
          </table:table-cell>
          <table:table-cell table:formula="of:=[$p_from_i_UK.C600]" office:value-type="float" office:value="2237572.23809825" calcext:value-type="float">
            <text:p>2237572.23809825</text:p>
          </table:table-cell>
          <table:table-cell table:formula="of:=[.C93]/[.B93]" office:value-type="percentage" office:value="0.977143191790963" calcext:value-type="percentage">
            <text:p>97.7%</text:p>
          </table:table-cell>
          <table:table-cell/>
          <table:table-cell table:style-name="ce8" office:value-type="percentage" office:value="0.989937990365614" calcext:value-type="percentage">
            <text:p>98.99%</text:p>
          </table:table-cell>
          <table:table-cell table:style-name="ce8" office:value-type="percentage" office:value="1.00763626284074" calcext:value-type="percentage">
            <text:p>100.76%</text:p>
          </table:table-cell>
          <table:table-cell table:style-name="ce8" office:value-type="percentage" office:value="0.0177197643058522" calcext:value-type="percentage">
            <text:p>1.77%</text:p>
          </table:table-cell>
          <table:table-cell office:value-type="float" office:value="0.00485851158274493" calcext:value-type="float">
            <text:p>0.00485851158274493</text:p>
          </table:table-cell>
          <table:table-cell table:style-name="ce8" table:formula="of:=AVERAGE([.F93:.G93])" office:value-type="percentage" office:value="0.998787126603177" calcext:value-type="percentage">
            <text:p>99.88%</text:p>
          </table:table-cell>
        </table:table-row>
        <table:table-row table:style-name="ro1">
          <table:table-cell table:formula="of:=VALUE([$prevalence_history_20220401.A94])" office:value-type="date" office:date-value="2022-02-01" calcext:value-type="date">
            <text:p>01/02/22</text:p>
          </table:table-cell>
          <table:table-cell table:formula="of:=[$prevalence_history_20220401.B94]" office:value-type="float" office:value="2327811.4902091" calcext:value-type="float">
            <text:p>2327811.4902091</text:p>
          </table:table-cell>
          <table:table-cell table:formula="of:=[$p_from_i_UK.C601]" office:value-type="float" office:value="2272888.82969012" calcext:value-type="float">
            <text:p>2272888.82969012</text:p>
          </table:table-cell>
          <table:table-cell table:formula="of:=[.C94]/[.B94]" office:value-type="percentage" office:value="0.976405881339624" calcext:value-type="percentage">
            <text:p>97.6%</text:p>
          </table:table-cell>
          <table:table-cell/>
          <table:table-cell table:style-name="ce8" office:value-type="percentage" office:value="0.989933574775773" calcext:value-type="percentage">
            <text:p>98.99%</text:p>
          </table:table-cell>
          <table:table-cell table:style-name="ce8" office:value-type="percentage" office:value="1.00786628991994" calcext:value-type="percentage">
            <text:p>100.79%</text:p>
          </table:table-cell>
          <table:table-cell table:style-name="ce8" office:value-type="percentage" office:value="0.0179524640691623" calcext:value-type="percentage">
            <text:p>1.80%</text:p>
          </table:table-cell>
          <table:table-cell office:value-type="float" office:value="0.00492186299008917" calcext:value-type="float">
            <text:p>0.00492186299008917</text:p>
          </table:table-cell>
          <table:table-cell table:style-name="ce8" table:formula="of:=AVERAGE([.F94:.G94])" office:value-type="percentage" office:value="0.998899932347856" calcext:value-type="percentage">
            <text:p>99.89%</text:p>
          </table:table-cell>
        </table:table-row>
        <table:table-row table:style-name="ro1">
          <table:table-cell table:formula="of:=VALUE([$prevalence_history_20220401.A95])" office:value-type="date" office:date-value="2022-02-02" calcext:value-type="date">
            <text:p>02/02/22</text:p>
          </table:table-cell>
          <table:table-cell table:formula="of:=[$prevalence_history_20220401.B95]" office:value-type="float" office:value="2369461.69461441" calcext:value-type="float">
            <text:p>2369461.69461441</text:p>
          </table:table-cell>
          <table:table-cell table:formula="of:=[$p_from_i_UK.C602]" office:value-type="float" office:value="2312084.5891303" calcext:value-type="float">
            <text:p>2312084.5891303</text:p>
          </table:table-cell>
          <table:table-cell table:formula="of:=[.C95]/[.B95]" office:value-type="percentage" office:value="0.975784750766588" calcext:value-type="percentage">
            <text:p>97.6%</text:p>
          </table:table-cell>
          <table:table-cell/>
          <table:table-cell table:style-name="ce8" office:value-type="percentage" office:value="0.988132841689033" calcext:value-type="percentage">
            <text:p>98.81%</text:p>
          </table:table-cell>
          <table:table-cell table:style-name="ce8" office:value-type="percentage" office:value="1.00409749727828" calcext:value-type="percentage">
            <text:p>100.41%</text:p>
          </table:table-cell>
          <table:table-cell table:style-name="ce8" office:value-type="percentage" office:value="0.0160269174472319" calcext:value-type="percentage">
            <text:p>1.60%</text:p>
          </table:table-cell>
          <table:table-cell office:value-type="float" office:value="0.00437015969772245" calcext:value-type="float">
            <text:p>0.00437015969772245</text:p>
          </table:table-cell>
          <table:table-cell table:style-name="ce8" table:formula="of:=AVERAGE([.F95:.G95])" office:value-type="percentage" office:value="0.996115169483656" calcext:value-type="percentage">
            <text:p>99.61%</text:p>
          </table:table-cell>
        </table:table-row>
        <table:table-row table:style-name="ro1">
          <table:table-cell table:formula="of:=VALUE([$prevalence_history_20220401.A96])" office:value-type="date" office:date-value="2022-02-03" calcext:value-type="date">
            <text:p>03/02/22</text:p>
          </table:table-cell>
          <table:table-cell table:formula="of:=[$prevalence_history_20220401.B96]" office:value-type="float" office:value="2413683.82807985" calcext:value-type="float">
            <text:p>2413683.82807985</text:p>
          </table:table-cell>
          <table:table-cell table:formula="of:=[$p_from_i_UK.C603]" office:value-type="float" office:value="2354085.93281035" calcext:value-type="float">
            <text:p>2354085.93281035</text:p>
          </table:table-cell>
          <table:table-cell table:formula="of:=[.C96]/[.B96]" office:value-type="percentage" office:value="0.975308325566024" calcext:value-type="percentage">
            <text:p>97.5%</text:p>
          </table:table-cell>
          <table:table-cell/>
          <table:table-cell table:style-name="ce8" office:value-type="percentage" office:value="0.981022191357102" calcext:value-type="percentage">
            <text:p>98.10%</text:p>
          </table:table-cell>
          <table:table-cell table:style-name="ce8" office:value-type="percentage" office:value="0.993884888873339" calcext:value-type="percentage">
            <text:p>99.39%</text:p>
          </table:table-cell>
          <table:table-cell table:style-name="ce8" office:value-type="percentage" office:value="0.0130261293252706" calcext:value-type="percentage">
            <text:p>1.30%</text:p>
          </table:table-cell>
          <table:table-cell office:value-type="float" office:value="0.00347664511937082" calcext:value-type="float">
            <text:p>0.00347664511937082</text:p>
          </table:table-cell>
          <table:table-cell table:style-name="ce8" table:formula="of:=AVERAGE([.F96:.G96])" office:value-type="percentage" office:value="0.98745354011522" calcext:value-type="percentage">
            <text:p>98.75%</text:p>
          </table:table-cell>
        </table:table-row>
        <table:table-row table:style-name="ro1">
          <table:table-cell table:formula="of:=VALUE([$prevalence_history_20220401.A97])" office:value-type="date" office:date-value="2022-02-04" calcext:value-type="date">
            <text:p>04/02/22</text:p>
          </table:table-cell>
          <table:table-cell table:formula="of:=[$prevalence_history_20220401.B97]" office:value-type="float" office:value="2458228.38040988" calcext:value-type="float">
            <text:p>2458228.38040988</text:p>
          </table:table-cell>
          <table:table-cell table:formula="of:=[$p_from_i_UK.C604]" office:value-type="float" office:value="2396689.37084078" calcext:value-type="float">
            <text:p>2396689.37084078</text:p>
          </table:table-cell>
          <table:table-cell table:formula="of:=[.C97]/[.B97]" office:value-type="percentage" office:value="0.974966113783602" calcext:value-type="percentage">
            <text:p>97.5%</text:p>
          </table:table-cell>
          <table:table-cell/>
          <table:table-cell table:style-name="ce8" office:value-type="percentage" office:value="0.991696269968506" calcext:value-type="percentage">
            <text:p>99.17%</text:p>
          </table:table-cell>
          <table:table-cell table:style-name="ce8" office:value-type="percentage" office:value="1.01018687381804" calcext:value-type="percentage">
            <text:p>101.02%</text:p>
          </table:table-cell>
          <table:table-cell table:style-name="ce8" office:value-type="percentage" office:value="0.0184732099942212" calcext:value-type="percentage">
            <text:p>1.85%</text:p>
          </table:table-cell>
          <table:table-cell office:value-type="float" office:value="0.00508622136162912" calcext:value-type="float">
            <text:p>0.00508622136162912</text:p>
          </table:table-cell>
          <table:table-cell table:style-name="ce8" table:formula="of:=AVERAGE([.F97:.G97])" office:value-type="percentage" office:value="1.00094157189327" calcext:value-type="percentage">
            <text:p>100.09%</text:p>
          </table:table-cell>
        </table:table-row>
        <table:table-row table:style-name="ro1">
          <table:table-cell table:formula="of:=VALUE([$prevalence_history_20220401.A98])" office:value-type="date" office:date-value="2022-02-05" calcext:value-type="date">
            <text:p>05/02/22</text:p>
          </table:table-cell>
          <table:table-cell table:formula="of:=[$prevalence_history_20220401.B98]" office:value-type="float" office:value="2502201.10270068" calcext:value-type="float">
            <text:p>2502201.10270068</text:p>
          </table:table-cell>
          <table:table-cell table:formula="of:=[$p_from_i_UK.C605]" office:value-type="float" office:value="2439094.58303756" calcext:value-type="float">
            <text:p>2439094.58303756</text:p>
          </table:table-cell>
          <table:table-cell table:formula="of:=[.C98]/[.B98]" office:value-type="percentage" office:value="0.974779597213426" calcext:value-type="percentage">
            <text:p>97.5%</text:p>
          </table:table-cell>
          <table:table-cell/>
          <table:table-cell table:style-name="ce8" table:formula="of:=MIN([.D33:.D1031])" office:value-type="percentage" office:value="0.973940366415814" calcext:value-type="percentage">
            <text:p>97.39%</text:p>
          </table:table-cell>
          <table:table-cell table:style-name="ce8" table:formula="of:=MAX([.D33:.D1031])" office:value-type="percentage" office:value="0.981940903342626" calcext:value-type="percentage">
            <text:p>98.19%</text:p>
          </table:table-cell>
          <table:table-cell table:style-name="ce8" table:formula="of:=([.G98]-[.F98])/AVERAGE([.F98:.G98])" office:value-type="percentage" office:value="0.00818100469646629" calcext:value-type="percentage">
            <text:p>0.82%</text:p>
          </table:table-cell>
          <table:table-cell table:formula="of:=STDEV([.D33:.D1031])" office:value-type="float" office:value="0.00213408313704479" calcext:value-type="float">
            <text:p>0.00213408313704479</text:p>
          </table:table-cell>
          <table:table-cell table:style-name="ce8" table:formula="of:=AVERAGE([.F98:.G98])" office:value-type="percentage" office:value="0.97794063487922" calcext:value-type="percentage">
            <text:p>97.79%</text:p>
          </table:table-cell>
        </table:table-row>
        <table:table-row table:style-name="ro1">
          <table:table-cell table:formula="of:=VALUE([$prevalence_history_20220401.A99])" office:value-type="date" office:date-value="2022-02-06" calcext:value-type="date">
            <text:p>06/02/22</text:p>
          </table:table-cell>
          <table:table-cell table:formula="of:=[$prevalence_history_20220401.B99]" office:value-type="float" office:value="2543736.01503" calcext:value-type="float">
            <text:p>2543736.01503</text:p>
          </table:table-cell>
          <table:table-cell table:formula="of:=[$p_from_i_UK.C606]" office:value-type="float" office:value="2479472.95486124" calcext:value-type="float">
            <text:p>2479472.95486124</text:p>
          </table:table-cell>
          <table:table-cell table:formula="of:=[.C99]/[.B99]" office:value-type="percentage" office:value="0.974736741631579" calcext:value-type="percentage">
            <text:p>97.5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.A100])" office:value-type="date" office:date-value="2022-02-07" calcext:value-type="date">
            <text:p>07/02/22</text:p>
          </table:table-cell>
          <table:table-cell table:formula="of:=[$prevalence_history_20220401.B100]" office:value-type="float" office:value="2581133.71089688" calcext:value-type="float">
            <text:p>2581133.71089688</text:p>
          </table:table-cell>
          <table:table-cell table:formula="of:=[$p_from_i_UK.C607]" office:value-type="float" office:value="2516071.63184451" calcext:value-type="float">
            <text:p>2516071.63184451</text:p>
          </table:table-cell>
          <table:table-cell table:formula="of:=[.C100]/[.B100]" office:value-type="percentage" office:value="0.97479321633835" calcext:value-type="percentage">
            <text:p>97.5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.A101])" office:value-type="date" office:date-value="2022-02-08" calcext:value-type="date">
            <text:p>08/02/22</text:p>
          </table:table-cell>
          <table:table-cell table:formula="of:=[$prevalence_history_20220401.B101]" office:value-type="float" office:value="2613437.72736932" calcext:value-type="float">
            <text:p>2613437.72736932</text:p>
          </table:table-cell>
          <table:table-cell table:formula="of:=[$p_from_i_UK.C608]" office:value-type="float" office:value="2547906.39550494" calcext:value-type="float">
            <text:p>2547906.39550494</text:p>
          </table:table-cell>
          <table:table-cell table:formula="of:=[.C101]/[.B101]" office:value-type="percentage" office:value="0.974925236909952" calcext:value-type="percentage">
            <text:p>97.5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.A102])" office:value-type="date" office:date-value="2022-02-09" calcext:value-type="date">
            <text:p>09/02/22</text:p>
          </table:table-cell>
          <table:table-cell table:formula="of:=[$prevalence_history_20220401.B102]" office:value-type="float" office:value="2639851.50049568" calcext:value-type="float">
            <text:p>2639851.50049568</text:p>
          </table:table-cell>
          <table:table-cell table:formula="of:=[$p_from_i_UK.C609]" office:value-type="float" office:value="2574228.78425351" calcext:value-type="float">
            <text:p>2574228.78425351</text:p>
          </table:table-cell>
          <table:table-cell table:formula="of:=[.C102]/[.B102]" office:value-type="percentage" office:value="0.97514151222906" calcext:value-type="percentage">
            <text:p>97.5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.A103])" office:value-type="date" office:date-value="2022-02-10" calcext:value-type="date">
            <text:p>10/02/22</text:p>
          </table:table-cell>
          <table:table-cell table:formula="of:=[$prevalence_history_20220401.B103]" office:value-type="float" office:value="2659850.21328853" calcext:value-type="float">
            <text:p>2659850.21328853</text:p>
          </table:table-cell>
          <table:table-cell table:formula="of:=[$p_from_i_UK.C610]" office:value-type="float" office:value="2594545.88172086" calcext:value-type="float">
            <text:p>2594545.88172086</text:p>
          </table:table-cell>
          <table:table-cell table:formula="of:=[.C103]/[.B103]" office:value-type="percentage" office:value="0.975448116874623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04])" office:value-type="date" office:date-value="2022-02-11" calcext:value-type="date">
            <text:p>11/02/22</text:p>
          </table:table-cell>
          <table:table-cell table:formula="of:=[$prevalence_history_20220401.B104]" office:value-type="float" office:value="2674163.45907564" calcext:value-type="float">
            <text:p>2674163.45907564</text:p>
          </table:table-cell>
          <table:table-cell table:formula="of:=[$p_from_i_UK.C611]" office:value-type="float" office:value="2609495.21457683" calcext:value-type="float">
            <text:p>2609495.21457683</text:p>
          </table:table-cell>
          <table:table-cell table:formula="of:=[.C104]/[.B104]" office:value-type="percentage" office:value="0.975817392807707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05])" office:value-type="date" office:date-value="2022-02-12" calcext:value-type="date">
            <text:p>12/02/22</text:p>
          </table:table-cell>
          <table:table-cell table:formula="of:=[$prevalence_history_20220401.B105]" office:value-type="float" office:value="2682372.13425227" calcext:value-type="float">
            <text:p>2682372.13425227</text:p>
          </table:table-cell>
          <table:table-cell table:formula="of:=[$p_from_i_UK.C612]" office:value-type="float" office:value="2618663.06656455" calcext:value-type="float">
            <text:p>2618663.06656455</text:p>
          </table:table-cell>
          <table:table-cell table:formula="of:=[.C105]/[.B105]" office:value-type="percentage" office:value="0.976248982430814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06])" office:value-type="date" office:date-value="2022-02-13" calcext:value-type="date">
            <text:p>13/02/22</text:p>
          </table:table-cell>
          <table:table-cell table:formula="of:=[$prevalence_history_20220401.B106]" office:value-type="float" office:value="2683736.42491193" calcext:value-type="float">
            <text:p>2683736.42491193</text:p>
          </table:table-cell>
          <table:table-cell table:formula="of:=[$p_from_i_UK.C613]" office:value-type="float" office:value="2621318.25810357" calcext:value-type="float">
            <text:p>2621318.25810357</text:p>
          </table:table-cell>
          <table:table-cell table:formula="of:=[.C106]/[.B106]" office:value-type="percentage" office:value="0.976742065193526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107])" office:value-type="date" office:date-value="2022-02-14" calcext:value-type="date">
            <text:p>14/02/22</text:p>
          </table:table-cell>
          <table:table-cell table:formula="of:=[$prevalence_history_20220401.B107]" office:value-type="float" office:value="2678949.47448495" calcext:value-type="float">
            <text:p>2678949.47448495</text:p>
          </table:table-cell>
          <table:table-cell table:formula="of:=[$p_from_i_UK.C614]" office:value-type="float" office:value="2618049.8136623" calcext:value-type="float">
            <text:p>2618049.8136623</text:p>
          </table:table-cell>
          <table:table-cell table:formula="of:=[.C107]/[.B107]" office:value-type="percentage" office:value="0.97726733504955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108])" office:value-type="date" office:date-value="2022-02-15" calcext:value-type="date">
            <text:p>15/02/22</text:p>
          </table:table-cell>
          <table:table-cell table:formula="of:=[$prevalence_history_20220401.B108]" office:value-type="float" office:value="2667597.84886694" calcext:value-type="float">
            <text:p>2667597.84886694</text:p>
          </table:table-cell>
          <table:table-cell table:formula="of:=[$p_from_i_UK.C615]" office:value-type="float" office:value="2608369.91896009" calcext:value-type="float">
            <text:p>2608369.91896009</text:p>
          </table:table-cell>
          <table:table-cell table:formula="of:=[.C108]/[.B108]" office:value-type="percentage" office:value="0.977797279326789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09])" office:value-type="date" office:date-value="2022-02-16" calcext:value-type="date">
            <text:p>16/02/22</text:p>
          </table:table-cell>
          <table:table-cell table:formula="of:=[$prevalence_history_20220401.B109]" office:value-type="float" office:value="2649263.43745461" calcext:value-type="float">
            <text:p>2649263.43745461</text:p>
          </table:table-cell>
          <table:table-cell table:formula="of:=[$p_from_i_UK.C616]" office:value-type="float" office:value="2591711.07668187" calcext:value-type="float">
            <text:p>2591711.07668187</text:p>
          </table:table-cell>
          <table:table-cell table:formula="of:=[.C109]/[.B109]" office:value-type="percentage" office:value="0.978276089890088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10])" office:value-type="date" office:date-value="2022-02-17" calcext:value-type="date">
            <text:p>17/02/22</text:p>
          </table:table-cell>
          <table:table-cell table:formula="of:=[$prevalence_history_20220401.B110]" office:value-type="float" office:value="2627171.16641734" calcext:value-type="float">
            <text:p>2627171.16641734</text:p>
          </table:table-cell>
          <table:table-cell table:formula="of:=[$p_from_i_UK.C617]" office:value-type="float" office:value="2571204.11544586" calcext:value-type="float">
            <text:p>2571204.11544586</text:p>
          </table:table-cell>
          <table:table-cell table:formula="of:=[.C110]/[.B110]" office:value-type="percentage" office:value="0.978696838756874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11])" office:value-type="date" office:date-value="2022-02-18" calcext:value-type="date">
            <text:p>18/02/22</text:p>
          </table:table-cell>
          <table:table-cell table:formula="of:=[$prevalence_history_20220401.B111]" office:value-type="float" office:value="2601043.58100839" calcext:value-type="float">
            <text:p>2601043.58100839</text:p>
          </table:table-cell>
          <table:table-cell table:formula="of:=[$p_from_i_UK.C618]" office:value-type="float" office:value="2546620.86234846" calcext:value-type="float">
            <text:p>2546620.86234846</text:p>
          </table:table-cell>
          <table:table-cell table:formula="of:=[.C111]/[.B111]" office:value-type="percentage" office:value="0.97907658331552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12])" office:value-type="date" office:date-value="2022-02-19" calcext:value-type="date">
            <text:p>19/02/22</text:p>
          </table:table-cell>
          <table:table-cell table:formula="of:=[$prevalence_history_20220401.B112]" office:value-type="float" office:value="2571559.92090826" calcext:value-type="float">
            <text:p>2571559.92090826</text:p>
          </table:table-cell>
          <table:table-cell table:formula="of:=[$p_from_i_UK.C619]" office:value-type="float" office:value="2518657.9399926" calcext:value-type="float">
            <text:p>2518657.9399926</text:p>
          </table:table-cell>
          <table:table-cell table:formula="of:=[.C112]/[.B112]" office:value-type="percentage" office:value="0.979428058243739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13])" office:value-type="date" office:date-value="2022-02-20" calcext:value-type="date">
            <text:p>20/02/22</text:p>
          </table:table-cell>
          <table:table-cell table:formula="of:=[$prevalence_history_20220401.B113]" office:value-type="float" office:value="2539288.38834797" calcext:value-type="float">
            <text:p>2539288.38834797</text:p>
          </table:table-cell>
          <table:table-cell table:formula="of:=[$p_from_i_UK.C620]" office:value-type="float" office:value="2487821.82026841" calcext:value-type="float">
            <text:p>2487821.82026841</text:p>
          </table:table-cell>
          <table:table-cell table:formula="of:=[.C113]/[.B113]" office:value-type="percentage" office:value="0.979731893267529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4])" office:value-type="date" office:date-value="2022-02-21" calcext:value-type="date">
            <text:p>21/02/22</text:p>
          </table:table-cell>
          <table:table-cell table:formula="of:=[$prevalence_history_20220401.B114]" office:value-type="float" office:value="2504998.25170073" calcext:value-type="float">
            <text:p>2504998.25170073</text:p>
          </table:table-cell>
          <table:table-cell table:formula="of:=[$p_from_i_UK.C621]" office:value-type="float" office:value="2454910.15109517" calcext:value-type="float">
            <text:p>2454910.15109517</text:p>
          </table:table-cell>
          <table:table-cell table:formula="of:=[.C114]/[.B114]" office:value-type="percentage" office:value="0.98000473630209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5])" office:value-type="date" office:date-value="2022-02-22" calcext:value-type="date">
            <text:p>22/02/22</text:p>
          </table:table-cell>
          <table:table-cell table:formula="of:=[$prevalence_history_20220401.B115]" office:value-type="float" office:value="2468326.10256982" calcext:value-type="float">
            <text:p>2468326.10256982</text:p>
          </table:table-cell>
          <table:table-cell table:formula="of:=[$p_from_i_UK.C622]" office:value-type="float" office:value="2419503.22888475" calcext:value-type="float">
            <text:p>2419503.22888475</text:p>
          </table:table-cell>
          <table:table-cell table:formula="of:=[.C115]/[.B115]" office:value-type="percentage" office:value="0.980220249814545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6])" office:value-type="date" office:date-value="2022-02-23" calcext:value-type="date">
            <text:p>23/02/22</text:p>
          </table:table-cell>
          <table:table-cell table:formula="of:=[$prevalence_history_20220401.B116]" office:value-type="float" office:value="2429999.26432166" calcext:value-type="float">
            <text:p>2429999.26432166</text:p>
          </table:table-cell>
          <table:table-cell table:formula="of:=[$p_from_i_UK.C623]" office:value-type="float" office:value="2382151.5120658" calcext:value-type="float">
            <text:p>2382151.5120658</text:p>
          </table:table-cell>
          <table:table-cell table:formula="of:=[.C116]/[.B116]" office:value-type="percentage" office:value="0.98030956101165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7])" office:value-type="date" office:date-value="2022-02-24" calcext:value-type="date">
            <text:p>24/02/22</text:p>
          </table:table-cell>
          <table:table-cell table:formula="of:=[$prevalence_history_20220401.B117]" office:value-type="float" office:value="2391305.93631846" calcext:value-type="float">
            <text:p>2391305.93631846</text:p>
          </table:table-cell>
          <table:table-cell table:formula="of:=[$p_from_i_UK.C624]" office:value-type="float" office:value="2344261.69928253" calcext:value-type="float">
            <text:p>2344261.69928253</text:p>
          </table:table-cell>
          <table:table-cell table:formula="of:=[.C117]/[.B117]" office:value-type="percentage" office:value="0.980326968489713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8])" office:value-type="date" office:date-value="2022-02-25" calcext:value-type="date">
            <text:p>25/02/22</text:p>
          </table:table-cell>
          <table:table-cell table:formula="of:=[$prevalence_history_20220401.B118]" office:value-type="float" office:value="2353562.91433675" calcext:value-type="float">
            <text:p>2353562.91433675</text:p>
          </table:table-cell>
          <table:table-cell table:formula="of:=[$p_from_i_UK.C625]" office:value-type="float" office:value="2307156.68090015" calcext:value-type="float">
            <text:p>2307156.68090015</text:p>
          </table:table-cell>
          <table:table-cell table:formula="of:=[.C118]/[.B118]" office:value-type="percentage" office:value="0.980282560897813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19])" office:value-type="date" office:date-value="2022-02-26" calcext:value-type="date">
            <text:p>26/02/22</text:p>
          </table:table-cell>
          <table:table-cell table:formula="of:=[$prevalence_history_20220401.B119]" office:value-type="float" office:value="2317026.76331251" calcext:value-type="float">
            <text:p>2317026.76331251</text:p>
          </table:table-cell>
          <table:table-cell table:formula="of:=[$p_from_i_UK.C626]" office:value-type="float" office:value="2271106.29096309" calcext:value-type="float">
            <text:p>2271106.29096309</text:p>
          </table:table-cell>
          <table:table-cell table:formula="of:=[.C119]/[.B119]" office:value-type="percentage" office:value="0.980181293942513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0])" office:value-type="date" office:date-value="2022-02-27" calcext:value-type="date">
            <text:p>27/02/22</text:p>
          </table:table-cell>
          <table:table-cell table:formula="of:=[$prevalence_history_20220401.B120]" office:value-type="float" office:value="2283198.30916072" calcext:value-type="float">
            <text:p>2283198.30916072</text:p>
          </table:table-cell>
          <table:table-cell table:formula="of:=[$p_from_i_UK.C627]" office:value-type="float" office:value="2237688.21385687" calcext:value-type="float">
            <text:p>2237688.21385687</text:p>
          </table:table-cell>
          <table:table-cell table:formula="of:=[.C120]/[.B120]" office:value-type="percentage" office:value="0.980067392691536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1])" office:value-type="date" office:date-value="2022-02-28" calcext:value-type="date">
            <text:p>28/02/22</text:p>
          </table:table-cell>
          <table:table-cell table:formula="of:=[$prevalence_history_20220401.B121]" office:value-type="float" office:value="2252301.14240576" calcext:value-type="float">
            <text:p>2252301.14240576</text:p>
          </table:table-cell>
          <table:table-cell table:formula="of:=[$p_from_i_UK.C628]" office:value-type="float" office:value="2207176.51425179" calcext:value-type="float">
            <text:p>2207176.51425179</text:p>
          </table:table-cell>
          <table:table-cell table:formula="of:=[.C121]/[.B121]" office:value-type="percentage" office:value="0.979965100001783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2])" office:value-type="date" office:date-value="2022-03-01" calcext:value-type="date">
            <text:p>01/03/22</text:p>
          </table:table-cell>
          <table:table-cell table:formula="of:=[$prevalence_history_20220401.B122]" office:value-type="float" office:value="2224037.58753879" calcext:value-type="float">
            <text:p>2224037.58753879</text:p>
          </table:table-cell>
          <table:table-cell table:formula="of:=[$p_from_i_UK.C629]" office:value-type="float" office:value="2179243.21038897" calcext:value-type="float">
            <text:p>2179243.21038897</text:p>
          </table:table-cell>
          <table:table-cell table:formula="of:=[.C122]/[.B122]" office:value-type="percentage" office:value="0.979858983768619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3])" office:value-type="date" office:date-value="2022-03-02" calcext:value-type="date">
            <text:p>02/03/22</text:p>
          </table:table-cell>
          <table:table-cell table:formula="of:=[$prevalence_history_20220401.B123]" office:value-type="float" office:value="2200829.21195052" calcext:value-type="float">
            <text:p>2200829.21195052</text:p>
          </table:table-cell>
          <table:table-cell table:formula="of:=[$p_from_i_UK.C630]" office:value-type="float" office:value="2156193.15077716" calcext:value-type="float">
            <text:p>2156193.15077716</text:p>
          </table:table-cell>
          <table:table-cell table:formula="of:=[.C123]/[.B123]" office:value-type="percentage" office:value="0.97971852566706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4])" office:value-type="date" office:date-value="2022-03-03" calcext:value-type="date">
            <text:p>03/03/22</text:p>
          </table:table-cell>
          <table:table-cell table:formula="of:=[$prevalence_history_20220401.B124]" office:value-type="float" office:value="2182742.76225924" calcext:value-type="float">
            <text:p>2182742.76225924</text:p>
          </table:table-cell>
          <table:table-cell table:formula="of:=[$p_from_i_UK.C631]" office:value-type="float" office:value="2138060.27354166" calcext:value-type="float">
            <text:p>2138060.27354166</text:p>
          </table:table-cell>
          <table:table-cell table:formula="of:=[.C124]/[.B124]" office:value-type="percentage" office:value="0.979529200833848" calcext:value-type="percentage">
            <text:p>98.0%</text:p>
          </table:table-cell>
          <table:table-cell table:number-columns-repeated="6"/>
        </table:table-row>
        <table:table-row table:style-name="ro1">
          <table:table-cell table:formula="of:=VALUE([$prevalence_history_20220401.A125])" office:value-type="date" office:date-value="2022-03-04" calcext:value-type="date">
            <text:p>04/03/22</text:p>
          </table:table-cell>
          <table:table-cell table:formula="of:=[$prevalence_history_20220401.B125]" office:value-type="float" office:value="2171214.31829348" calcext:value-type="float">
            <text:p>2171214.31829348</text:p>
          </table:table-cell>
          <table:table-cell table:formula="of:=[$p_from_i_UK.C632]" office:value-type="float" office:value="2126314.94494013" calcext:value-type="float">
            <text:p>2126314.94494013</text:p>
          </table:table-cell>
          <table:table-cell table:formula="of:=[.C125]/[.B125]" office:value-type="percentage" office:value="0.979320616589964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26])" office:value-type="date" office:date-value="2022-03-05" calcext:value-type="date">
            <text:p>05/03/22</text:p>
          </table:table-cell>
          <table:table-cell table:formula="of:=[$prevalence_history_20220401.B126]" office:value-type="float" office:value="2166601.80342667" calcext:value-type="float">
            <text:p>2166601.80342667</text:p>
          </table:table-cell>
          <table:table-cell table:formula="of:=[$p_from_i_UK.C633]" office:value-type="float" office:value="2121275.72197421" calcext:value-type="float">
            <text:p>2121275.72197421</text:p>
          </table:table-cell>
          <table:table-cell table:formula="of:=[.C126]/[.B126]" office:value-type="percentage" office:value="0.979079643808672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27])" office:value-type="date" office:date-value="2022-03-06" calcext:value-type="date">
            <text:p>06/03/22</text:p>
          </table:table-cell>
          <table:table-cell table:formula="of:=[$prevalence_history_20220401.B127]" office:value-type="float" office:value="2169494.96638992" calcext:value-type="float">
            <text:p>2169494.96638992</text:p>
          </table:table-cell>
          <table:table-cell table:formula="of:=[$p_from_i_UK.C634]" office:value-type="float" office:value="2123578.41746408" calcext:value-type="float">
            <text:p>2123578.41746408</text:p>
          </table:table-cell>
          <table:table-cell table:formula="of:=[.C127]/[.B127]" office:value-type="percentage" office:value="0.978835374298081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28])" office:value-type="date" office:date-value="2022-03-07" calcext:value-type="date">
            <text:p>07/03/22</text:p>
          </table:table-cell>
          <table:table-cell table:formula="of:=[$prevalence_history_20220401.B128]" office:value-type="float" office:value="2181524.36625129" calcext:value-type="float">
            <text:p>2181524.36625129</text:p>
          </table:table-cell>
          <table:table-cell table:formula="of:=[$p_from_i_UK.C635]" office:value-type="float" office:value="2134860.34320582" calcext:value-type="float">
            <text:p>2134860.34320582</text:p>
          </table:table-cell>
          <table:table-cell table:formula="of:=[.C128]/[.B128]" office:value-type="percentage" office:value="0.978609442201346" calcext:value-type="percentage">
            <text:p>97.9%</text:p>
          </table:table-cell>
          <table:table-cell table:number-columns-repeated="6"/>
        </table:table-row>
        <table:table-row table:style-name="ro1">
          <table:table-cell table:formula="of:=VALUE([$prevalence_history_20220401.A129])" office:value-type="date" office:date-value="2022-03-08" calcext:value-type="date">
            <text:p>08/03/22</text:p>
          </table:table-cell>
          <table:table-cell table:formula="of:=[$prevalence_history_20220401.B129]" office:value-type="float" office:value="2205095.87533586" calcext:value-type="float">
            <text:p>2205095.87533586</text:p>
          </table:table-cell>
          <table:table-cell table:formula="of:=[$p_from_i_UK.C636]" office:value-type="float" office:value="2157415.40926908" calcext:value-type="float">
            <text:p>2157415.40926908</text:p>
          </table:table-cell>
          <table:table-cell table:formula="of:=[.C129]/[.B129]" office:value-type="percentage" office:value="0.978377146046079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30])" office:value-type="date" office:date-value="2022-03-09" calcext:value-type="date">
            <text:p>09/03/22</text:p>
          </table:table-cell>
          <table:table-cell table:formula="of:=[$prevalence_history_20220401.B130]" office:value-type="float" office:value="2240462.42999339" calcext:value-type="float">
            <text:p>2240462.42999339</text:p>
          </table:table-cell>
          <table:table-cell table:formula="of:=[$p_from_i_UK.C637]" office:value-type="float" office:value="2191549.35071811" calcext:value-type="float">
            <text:p>2191549.35071811</text:p>
          </table:table-cell>
          <table:table-cell table:formula="of:=[.C130]/[.B130]" office:value-type="percentage" office:value="0.978168310871687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31])" office:value-type="date" office:date-value="2022-03-10" calcext:value-type="date">
            <text:p>10/03/22</text:p>
          </table:table-cell>
          <table:table-cell table:formula="of:=[$prevalence_history_20220401.B131]" office:value-type="float" office:value="2288746.80929362" calcext:value-type="float">
            <text:p>2288746.80929362</text:p>
          </table:table-cell>
          <table:table-cell table:formula="of:=[$p_from_i_UK.C638]" office:value-type="float" office:value="2238309.55352788" calcext:value-type="float">
            <text:p>2238309.55352788</text:p>
          </table:table-cell>
          <table:table-cell table:formula="of:=[.C131]/[.B131]" office:value-type="percentage" office:value="0.97796293781342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32])" office:value-type="date" office:date-value="2022-03-11" calcext:value-type="date">
            <text:p>11/03/22</text:p>
          </table:table-cell>
          <table:table-cell table:formula="of:=[$prevalence_history_20220401.B132]" office:value-type="float" office:value="2349851.60354518" calcext:value-type="float">
            <text:p>2349851.60354518</text:p>
          </table:table-cell>
          <table:table-cell table:formula="of:=[$p_from_i_UK.C639]" office:value-type="float" office:value="2297543.10308393" calcext:value-type="float">
            <text:p>2297543.10308393</text:p>
          </table:table-cell>
          <table:table-cell table:formula="of:=[.C132]/[.B132]" office:value-type="percentage" office:value="0.977739657950173" calcext:value-type="percentage">
            <text:p>97.8%</text:p>
          </table:table-cell>
          <table:table-cell table:number-columns-repeated="6"/>
        </table:table-row>
        <table:table-row table:style-name="ro1">
          <table:table-cell table:formula="of:=VALUE([$prevalence_history_20220401.A133])" office:value-type="date" office:date-value="2022-03-12" calcext:value-type="date">
            <text:p>12/03/22</text:p>
          </table:table-cell>
          <table:table-cell table:formula="of:=[$prevalence_history_20220401.B133]" office:value-type="float" office:value="2423082.56816634" calcext:value-type="float">
            <text:p>2423082.56816634</text:p>
          </table:table-cell>
          <table:table-cell table:formula="of:=[$p_from_i_UK.C640]" office:value-type="float" office:value="2368497.14860083" calcext:value-type="float">
            <text:p>2368497.14860083</text:p>
          </table:table-cell>
          <table:table-cell table:formula="of:=[.C133]/[.B133]" office:value-type="percentage" office:value="0.977472736471041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134])" office:value-type="date" office:date-value="2022-03-13" calcext:value-type="date">
            <text:p>13/03/22</text:p>
          </table:table-cell>
          <table:table-cell table:formula="of:=[$prevalence_history_20220401.B134]" office:value-type="float" office:value="2507133.86324099" calcext:value-type="float">
            <text:p>2507133.86324099</text:p>
          </table:table-cell>
          <table:table-cell table:formula="of:=[$p_from_i_UK.C641]" office:value-type="float" office:value="2449734.65746704" calcext:value-type="float">
            <text:p>2449734.65746704</text:p>
          </table:table-cell>
          <table:table-cell table:formula="of:=[.C134]/[.B134]" office:value-type="percentage" office:value="0.977105647761564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135])" office:value-type="date" office:date-value="2022-03-14" calcext:value-type="date">
            <text:p>14/03/22</text:p>
          </table:table-cell>
          <table:table-cell table:formula="of:=[$prevalence_history_20220401.B135]" office:value-type="float" office:value="2601933.58163299" calcext:value-type="float">
            <text:p>2601933.58163299</text:p>
          </table:table-cell>
          <table:table-cell table:formula="of:=[$p_from_i_UK.C642]" office:value-type="float" office:value="2541238.59248001" calcext:value-type="float">
            <text:p>2541238.59248001</text:p>
          </table:table-cell>
          <table:table-cell table:formula="of:=[.C135]/[.B135]" office:value-type="percentage" office:value="0.976673121258196" calcext:value-type="percentage">
            <text:p>97.7%</text:p>
          </table:table-cell>
          <table:table-cell table:number-columns-repeated="6"/>
        </table:table-row>
        <table:table-row table:style-name="ro1">
          <table:table-cell table:formula="of:=VALUE([$prevalence_history_20220401.A136])" office:value-type="date" office:date-value="2022-03-15" calcext:value-type="date">
            <text:p>15/03/22</text:p>
          </table:table-cell>
          <table:table-cell table:formula="of:=[$prevalence_history_20220401.B136]" office:value-type="float" office:value="2706486.36889106" calcext:value-type="float">
            <text:p>2706486.36889106</text:p>
          </table:table-cell>
          <table:table-cell table:formula="of:=[$p_from_i_UK.C643]" office:value-type="float" office:value="2642118.24213754" calcext:value-type="float">
            <text:p>2642118.24213754</text:p>
          </table:table-cell>
          <table:table-cell table:formula="of:=[.C136]/[.B136]" office:value-type="percentage" office:value="0.976217088142996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37])" office:value-type="date" office:date-value="2022-03-16" calcext:value-type="date">
            <text:p>16/03/22</text:p>
          </table:table-cell>
          <table:table-cell table:formula="of:=[$prevalence_history_20220401.B137]" office:value-type="float" office:value="2818667.58447118" calcext:value-type="float">
            <text:p>2818667.58447118</text:p>
          </table:table-cell>
          <table:table-cell table:formula="of:=[$p_from_i_UK.C644]" office:value-type="float" office:value="2750350.89124549" calcext:value-type="float">
            <text:p>2750350.89124549</text:p>
          </table:table-cell>
          <table:table-cell table:formula="of:=[.C137]/[.B137]" office:value-type="percentage" office:value="0.97576277046571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38])" office:value-type="date" office:date-value="2022-03-17" calcext:value-type="date">
            <text:p>17/03/22</text:p>
          </table:table-cell>
          <table:table-cell table:formula="of:=[$prevalence_history_20220401.B138]" office:value-type="float" office:value="2940192.23220466" calcext:value-type="float">
            <text:p>2940192.23220466</text:p>
          </table:table-cell>
          <table:table-cell table:formula="of:=[$p_from_i_UK.C645]" office:value-type="float" office:value="2867765.66042945" calcext:value-type="float">
            <text:p>2867765.66042945</text:p>
          </table:table-cell>
          <table:table-cell table:formula="of:=[.C138]/[.B138]" office:value-type="percentage" office:value="0.975366722290501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39])" office:value-type="date" office:date-value="2022-03-18" calcext:value-type="date">
            <text:p>18/03/22</text:p>
          </table:table-cell>
          <table:table-cell table:formula="of:=[$prevalence_history_20220401.B139]" office:value-type="float" office:value="3068345.72817281" calcext:value-type="float">
            <text:p>3068345.72817281</text:p>
          </table:table-cell>
          <table:table-cell table:formula="of:=[$p_from_i_UK.C646]" office:value-type="float" office:value="2991824.06374576" calcext:value-type="float">
            <text:p>2991824.06374576</text:p>
          </table:table-cell>
          <table:table-cell table:formula="of:=[.C139]/[.B139]" office:value-type="percentage" office:value="0.97506093797565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0])" office:value-type="date" office:date-value="2022-03-19" calcext:value-type="date">
            <text:p>19/03/22</text:p>
          </table:table-cell>
          <table:table-cell table:formula="of:=[$prevalence_history_20220401.B140]" office:value-type="float" office:value="3200283.6560356" calcext:value-type="float">
            <text:p>3200283.6560356</text:p>
          </table:table-cell>
          <table:table-cell table:formula="of:=[$p_from_i_UK.C647]" office:value-type="float" office:value="3119808.89332015" calcext:value-type="float">
            <text:p>3119808.89332015</text:p>
          </table:table-cell>
          <table:table-cell table:formula="of:=[.C140]/[.B140]" office:value-type="percentage" office:value="0.974853865667914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1])" office:value-type="date" office:date-value="2022-03-20" calcext:value-type="date">
            <text:p>20/03/22</text:p>
          </table:table-cell>
          <table:table-cell table:formula="of:=[$prevalence_history_20220401.B141]" office:value-type="float" office:value="3335465.81380341" calcext:value-type="float">
            <text:p>3335465.81380341</text:p>
          </table:table-cell>
          <table:table-cell table:formula="of:=[$p_from_i_UK.C648]" office:value-type="float" office:value="3251181.29755149" calcext:value-type="float">
            <text:p>3251181.29755149</text:p>
          </table:table-cell>
          <table:table-cell table:formula="of:=[.C141]/[.B141]" office:value-type="percentage" office:value="0.974730810940073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2])" office:value-type="date" office:date-value="2022-03-21" calcext:value-type="date">
            <text:p>21/03/22</text:p>
          </table:table-cell>
          <table:table-cell table:formula="of:=[$prevalence_history_20220401.B142]" office:value-type="float" office:value="3471048.87935953" calcext:value-type="float">
            <text:p>3471048.87935953</text:p>
          </table:table-cell>
          <table:table-cell table:formula="of:=[$p_from_i_UK.C649]" office:value-type="float" office:value="3383132.76725438" calcext:value-type="float">
            <text:p>3383132.76725438</text:p>
          </table:table-cell>
          <table:table-cell table:formula="of:=[.C142]/[.B142]" office:value-type="percentage" office:value="0.974671600671503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3])" office:value-type="date" office:date-value="2022-03-22" calcext:value-type="date">
            <text:p>22/03/22</text:p>
          </table:table-cell>
          <table:table-cell table:formula="of:=[$prevalence_history_20220401.B143]" office:value-type="float" office:value="3605768.98110139" calcext:value-type="float">
            <text:p>3605768.98110139</text:p>
          </table:table-cell>
          <table:table-cell table:formula="of:=[$p_from_i_UK.C650]" office:value-type="float" office:value="3514423.85000764" calcext:value-type="float">
            <text:p>3514423.85000764</text:p>
          </table:table-cell>
          <table:table-cell table:formula="of:=[.C143]/[.B143]" office:value-type="percentage" office:value="0.974666948555909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4])" office:value-type="date" office:date-value="2022-03-23" calcext:value-type="date">
            <text:p>23/03/22</text:p>
          </table:table-cell>
          <table:table-cell table:formula="of:=[$prevalence_history_20220401.B144]" office:value-type="float" office:value="3737106.98740981" calcext:value-type="float">
            <text:p>3737106.98740981</text:p>
          </table:table-cell>
          <table:table-cell table:formula="of:=[$p_from_i_UK.C651]" office:value-type="float" office:value="3642434.67639114" calcext:value-type="float">
            <text:p>3642434.67639114</text:p>
          </table:table-cell>
          <table:table-cell table:formula="of:=[.C144]/[.B144]" office:value-type="percentage" office:value="0.974666951912905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5])" office:value-type="date" office:date-value="2022-03-24" calcext:value-type="date">
            <text:p>24/03/22</text:p>
          </table:table-cell>
          <table:table-cell table:formula="of:=[$prevalence_history_20220401.B145]" office:value-type="float" office:value="3863465.45636865" calcext:value-type="float">
            <text:p>3863465.45636865</text:p>
          </table:table-cell>
          <table:table-cell table:formula="of:=[$p_from_i_UK.C652]" office:value-type="float" office:value="3765819.99130599" calcext:value-type="float">
            <text:p>3765819.99130599</text:p>
          </table:table-cell>
          <table:table-cell table:formula="of:=[.C145]/[.B145]" office:value-type="percentage" office:value="0.974725938107794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6])" office:value-type="date" office:date-value="2022-03-25" calcext:value-type="date">
            <text:p>25/03/22</text:p>
          </table:table-cell>
          <table:table-cell table:formula="of:=[$prevalence_history_20220401.B146]" office:value-type="float" office:value="3984019.16781891" calcext:value-type="float">
            <text:p>3984019.16781891</text:p>
          </table:table-cell>
          <table:table-cell table:formula="of:=[$p_from_i_UK.C653]" office:value-type="float" office:value="3883845.12024521" calcext:value-type="float">
            <text:p>3883845.12024521</text:p>
          </table:table-cell>
          <table:table-cell table:formula="of:=[.C146]/[.B146]" office:value-type="percentage" office:value="0.974856032726233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7])" office:value-type="date" office:date-value="2022-03-26" calcext:value-type="date">
            <text:p>26/03/22</text:p>
          </table:table-cell>
          <table:table-cell table:formula="of:=[$prevalence_history_20220401.B147]" office:value-type="float" office:value="4097863.08988523" calcext:value-type="float">
            <text:p>4097863.08988523</text:p>
          </table:table-cell>
          <table:table-cell table:formula="of:=[$p_from_i_UK.C654]" office:value-type="float" office:value="3995539.62188191" calcext:value-type="float">
            <text:p>3995539.62188191</text:p>
          </table:table-cell>
          <table:table-cell table:formula="of:=[.C147]/[.B147]" office:value-type="percentage" office:value="0.975030042302808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8])" office:value-type="date" office:date-value="2022-03-27" calcext:value-type="date">
            <text:p>27/03/22</text:p>
          </table:table-cell>
          <table:table-cell table:formula="of:=[$prevalence_history_20220401.B148]" office:value-type="float" office:value="4201714.98265371" calcext:value-type="float">
            <text:p>4201714.98265371</text:p>
          </table:table-cell>
          <table:table-cell table:formula="of:=[$p_from_i_UK.C655]" office:value-type="float" office:value="4097804.85718892" calcext:value-type="float">
            <text:p>4097804.85718892</text:p>
          </table:table-cell>
          <table:table-cell table:formula="of:=[.C148]/[.B148]" office:value-type="percentage" office:value="0.975269592084715" calcext:value-type="percentage">
            <text:p>97.5%</text:p>
          </table:table-cell>
          <table:table-cell table:number-columns-repeated="6"/>
        </table:table-row>
        <table:table-row table:style-name="ro1">
          <table:table-cell table:formula="of:=VALUE([$prevalence_history_20220401.A149])" office:value-type="date" office:date-value="2022-03-28" calcext:value-type="date">
            <text:p>28/03/22</text:p>
          </table:table-cell>
          <table:table-cell table:formula="of:=[$prevalence_history_20220401.B149]" office:value-type="float" office:value="4293484.03910085" calcext:value-type="float">
            <text:p>4293484.03910085</text:p>
          </table:table-cell>
          <table:table-cell table:formula="of:=[$p_from_i_UK.C656]" office:value-type="float" office:value="4188468.29827164" calcext:value-type="float">
            <text:p>4188468.29827164</text:p>
          </table:table-cell>
          <table:table-cell table:formula="of:=[.C149]/[.B149]" office:value-type="percentage" office:value="0.975540670496774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50])" office:value-type="date" office:date-value="2022-03-29" calcext:value-type="date">
            <text:p>29/03/22</text:p>
          </table:table-cell>
          <table:table-cell table:formula="of:=[$prevalence_history_20220401.B150]" office:value-type="float" office:value="4374572.90902805" calcext:value-type="float">
            <text:p>4374572.90902805</text:p>
          </table:table-cell>
          <table:table-cell table:formula="of:=[$p_from_i_UK.C657]" office:value-type="float" office:value="4268983.31468893" calcext:value-type="float">
            <text:p>4268983.31468893</text:p>
          </table:table-cell>
          <table:table-cell table:formula="of:=[.C150]/[.B150]" office:value-type="percentage" office:value="0.975862879294752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51])" office:value-type="date" office:date-value="2022-03-30" calcext:value-type="date">
            <text:p>30/03/22</text:p>
          </table:table-cell>
          <table:table-cell table:formula="of:=[$prevalence_history_20220401.B151]" office:value-type="float" office:value="4442987.31516464" calcext:value-type="float">
            <text:p>4442987.31516464</text:p>
          </table:table-cell>
          <table:table-cell table:formula="of:=[$p_from_i_UK.C658]" office:value-type="float" office:value="4337212.66999122" calcext:value-type="float">
            <text:p>4337212.66999122</text:p>
          </table:table-cell>
          <table:table-cell table:formula="of:=[.C151]/[.B151]" office:value-type="percentage" office:value="0.976192899580786" calcext:value-type="percentage">
            <text:p>97.6%</text:p>
          </table:table-cell>
          <table:table-cell table:number-columns-repeated="6"/>
        </table:table-row>
        <table:table-row table:style-name="ro1">
          <table:table-cell table:formula="of:=VALUE([$prevalence_history_20220401.A152])" office:value-type="date" office:date-value="2022-03-31" calcext:value-type="date">
            <text:p>31/03/22</text:p>
          </table:table-cell>
          <table:table-cell table:formula="of:=[$prevalence_history_20220401.B152]" office:value-type="float" office:value="4498791.40002867" calcext:value-type="float">
            <text:p>4498791.40002867</text:p>
          </table:table-cell>
          <table:table-cell table:formula="of:=[$p_from_i_UK.C659]" office:value-type="float" office:value="4393113.96996979" calcext:value-type="float">
            <text:p>4393113.96996979</text:p>
          </table:table-cell>
          <table:table-cell table:formula="of:=[.C152]/[.B152]" office:value-type="percentage" office:value="0.976509817712774" calcext:value-type="percentage">
            <text:p>97.7%</text:p>
          </table:table-cell>
          <table:table-cell table:number-columns-repeated="6"/>
        </table:table-row>
        <table:table-row table:style-name="ro1" table:number-rows-repeated="10484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ON" table:style-name="ta1">
        <table:table-column table:style-name="co3" table:default-cell-style-name="ce3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33323.293687105" calcext:value-type="float">
            <text:p>133323.29368710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32079.015957894" calcext:value-type="float">
            <text:p>132079.01595789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30421.636239044" calcext:value-type="float">
            <text:p>130421.636239044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8363.44449405" calcext:value-type="float">
            <text:p>128363.44449405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26053.596620954" calcext:value-type="float">
            <text:p>126053.596620954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23671.992399765" calcext:value-type="float">
            <text:p>123671.992399765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21107.106382345" calcext:value-type="float">
            <text:p>121107.106382345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8463.788163882" calcext:value-type="float">
            <text:p>118463.78816388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5602.891949585" calcext:value-type="float">
            <text:p>115602.89194958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13009.013006733" calcext:value-type="float">
            <text:p>113009.013006733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10375.853708846" calcext:value-type="float">
            <text:p>110375.853708846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7910.473634033" calcext:value-type="float">
            <text:p>107910.473634033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5760.282153428" calcext:value-type="float">
            <text:p>105760.28215342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4119.26463367" calcext:value-type="float">
            <text:p>104119.26463367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2853.468221783" calcext:value-type="float">
            <text:p>102853.468221783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02123.324544963" calcext:value-type="float">
            <text:p>102123.324544963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01946.108561295" calcext:value-type="float">
            <text:p>101946.108561295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02557.467521768" calcext:value-type="float">
            <text:p>102557.467521768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03463.548479271" calcext:value-type="float">
            <text:p>103463.548479271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04936.482871097" calcext:value-type="float">
            <text:p>104936.482871097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06513.010900234" calcext:value-type="float">
            <text:p>106513.01090023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8635.566150619" calcext:value-type="float">
            <text:p>108635.566150619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10958.732282953" calcext:value-type="float">
            <text:p>110958.732282953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13291.940534737" calcext:value-type="float">
            <text:p>113291.940534737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15803.193157407" calcext:value-type="float">
            <text:p>115803.193157407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18708.142409626" calcext:value-type="float">
            <text:p>118708.142409626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21637.28629993" calcext:value-type="float">
            <text:p>121637.28629993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24344.992480526" calcext:value-type="float">
            <text:p>124344.992480526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26941.221914075" calcext:value-type="float">
            <text:p>126941.221914075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29557.778520276" calcext:value-type="float">
            <text:p>129557.778520276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31557.121295832" calcext:value-type="float">
            <text:p>131557.121295832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33682.530582509" calcext:value-type="float">
            <text:p>133682.530582509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35722.521360488" calcext:value-type="float">
            <text:p>135722.521360488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37689.42420179" calcext:value-type="float">
            <text:p>137689.42420179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40201.878411146" calcext:value-type="float">
            <text:p>140201.87841114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42497.873131351" calcext:value-type="float">
            <text:p>142497.873131351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45107.77099422" calcext:value-type="float">
            <text:p>145107.77099422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47918.228526632" calcext:value-type="float">
            <text:p>147918.228526632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51292.216080783" calcext:value-type="float">
            <text:p>151292.216080783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55077.580599853" calcext:value-type="float">
            <text:p>155077.580599853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58853.891463639" calcext:value-type="float">
            <text:p>158853.891463639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63793.930496754" calcext:value-type="float">
            <text:p>163793.930496754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70100.468891224" calcext:value-type="float">
            <text:p>170100.468891224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79042.865547394" calcext:value-type="float">
            <text:p>179042.86554739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92113.183416141" calcext:value-type="float">
            <text:p>192113.18341614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09740.546574384" calcext:value-type="float">
            <text:p>209740.546574384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31085.765580486" calcext:value-type="float">
            <text:p>231085.765580486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56196.247432803" calcext:value-type="float">
            <text:p>256196.247432803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284210.463469417" calcext:value-type="float">
            <text:p>284210.463469417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314677.828548612" calcext:value-type="float">
            <text:p>314677.828548612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347947.715907797" calcext:value-type="float">
            <text:p>347947.715907797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382564.771954094" calcext:value-type="float">
            <text:p>382564.771954094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418032.678875613" calcext:value-type="float">
            <text:p>418032.678875613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453263.993933729" calcext:value-type="float">
            <text:p>453263.993933729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487055.806531647" calcext:value-type="float">
            <text:p>487055.80653164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518644.661126869" calcext:value-type="float">
            <text:p>518644.661126869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547164.896111915" calcext:value-type="float">
            <text:p>547164.896111915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570974.147727651" calcext:value-type="float">
            <text:p>570974.147727651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588366.236304579" calcext:value-type="float">
            <text:p>588366.236304579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600214.400284491" calcext:value-type="float">
            <text:p>600214.400284491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607262.733445173" calcext:value-type="float">
            <text:p>607262.73344517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610009.427052234" calcext:value-type="float">
            <text:p>610009.427052234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608489.278858166" calcext:value-type="float">
            <text:p>608489.278858166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602904.608124386" calcext:value-type="float">
            <text:p>602904.608124386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593776.556321732" calcext:value-type="float">
            <text:p>593776.556321732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582004.999048683" calcext:value-type="float">
            <text:p>582004.99904868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567783.176540248" calcext:value-type="float">
            <text:p>567783.17654024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552585.538931045" calcext:value-type="float">
            <text:p>552585.538931045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536447.60324024" calcext:value-type="float">
            <text:p>536447.60324024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520044.548070648" calcext:value-type="float">
            <text:p>520044.548070648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503331.996254647" calcext:value-type="float">
            <text:p>503331.996254647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486480.677616045" calcext:value-type="float">
            <text:p>486480.677616045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469807.448263099" calcext:value-type="float">
            <text:p>469807.448263099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453533.727201801" calcext:value-type="float">
            <text:p>453533.727201801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437696.581324951" calcext:value-type="float">
            <text:p>437696.581324951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422888.042247748" calcext:value-type="float">
            <text:p>422888.042247748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409098.44057337" calcext:value-type="float">
            <text:p>409098.44057337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395777.078044776" calcext:value-type="float">
            <text:p>395777.078044776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383059.806049259" calcext:value-type="float">
            <text:p>383059.806049259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372245.654731036" calcext:value-type="float">
            <text:p>372245.654731036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363100.626194288" calcext:value-type="float">
            <text:p>363100.626194288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355664.398916802" calcext:value-type="float">
            <text:p>355664.398916802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349361.494632473" calcext:value-type="float">
            <text:p>349361.494632473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345146.952748984" calcext:value-type="float">
            <text:p>345146.952748984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342799.940378053" calcext:value-type="float">
            <text:p>342799.940378053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342824.267017683" calcext:value-type="float">
            <text:p>342824.267017683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344375.994937289" calcext:value-type="float">
            <text:p>344375.994937289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347545.71398645" calcext:value-type="float">
            <text:p>347545.7139864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352099.090331794" calcext:value-type="float">
            <text:p>352099.090331794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358260.583693685" calcext:value-type="float">
            <text:p>358260.583693685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365633.771084363" calcext:value-type="float">
            <text:p>365633.771084363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374012.32516781" calcext:value-type="float">
            <text:p>374012.32516781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382778.646357687" calcext:value-type="float">
            <text:p>382778.646357687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391895.214082711" calcext:value-type="float">
            <text:p>391895.214082711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401630.533981132" calcext:value-type="float">
            <text:p>401630.533981132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411150.783743836" calcext:value-type="float">
            <text:p>411150.783743836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420276.832304516" calcext:value-type="float">
            <text:p>420276.832304516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428371.475225689" calcext:value-type="float">
            <text:p>428371.475225689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435939.31169359" calcext:value-type="float">
            <text:p>435939.31169359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441695.496459845" calcext:value-type="float">
            <text:p>441695.496459845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446432.333146876" calcext:value-type="float">
            <text:p>446432.333146876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449933.331791168" calcext:value-type="float">
            <text:p>449933.331791168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451879.813224963" calcext:value-type="float">
            <text:p>451879.813224963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452483.098457069" calcext:value-type="float">
            <text:p>452483.098457069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451454.611983361" calcext:value-type="float">
            <text:p>451454.611983361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449419.169961896" calcext:value-type="float">
            <text:p>449419.169961896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446068.684397793" calcext:value-type="float">
            <text:p>446068.684397793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441346.479716618" calcext:value-type="float">
            <text:p>441346.479716618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435760.107302801" calcext:value-type="float">
            <text:p>435760.107302801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430112.320399173" calcext:value-type="float">
            <text:p>430112.320399173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424033.119431826" calcext:value-type="float">
            <text:p>424033.11943182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417625.977630708" calcext:value-type="float">
            <text:p>417625.977630708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411054.799707352" calcext:value-type="float">
            <text:p>411054.799707352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403813.233905251" calcext:value-type="float">
            <text:p>403813.233905251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396057.503530386" calcext:value-type="float">
            <text:p>396057.50353038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388647.565344954" calcext:value-type="float">
            <text:p>388647.565344954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381736.682024011" calcext:value-type="float">
            <text:p>381736.682024011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375336.540409565" calcext:value-type="float">
            <text:p>375336.540409565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369198.30091356" calcext:value-type="float">
            <text:p>369198.30091356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363309.357122569" calcext:value-type="float">
            <text:p>363309.357122569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358220.763785764" calcext:value-type="float">
            <text:p>358220.763785764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354242.13539371" calcext:value-type="float">
            <text:p>354242.13539371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350817.822725705" calcext:value-type="float">
            <text:p>350817.822725705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348574.967797931" calcext:value-type="float">
            <text:p>348574.967797931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347332.549752626" calcext:value-type="float">
            <text:p>347332.549752626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347394.74342365" calcext:value-type="float">
            <text:p>347394.74342365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348995.422443035" calcext:value-type="float">
            <text:p>348995.422443035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352207.22562017" calcext:value-type="float">
            <text:p>352207.22562017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357160.202024657" calcext:value-type="float">
            <text:p>357160.202024657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364220.874190744" calcext:value-type="float">
            <text:p>364220.874190744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373344.851133486" calcext:value-type="float">
            <text:p>373344.851133486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384157.607533457" calcext:value-type="float">
            <text:p>384157.607533457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396355.233851165" calcext:value-type="float">
            <text:p>396355.233851165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409514.810212213" calcext:value-type="float">
            <text:p>409514.810212213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423605.924812972" calcext:value-type="float">
            <text:p>423605.924812972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438372.423012849" calcext:value-type="float">
            <text:p>438372.423012849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454310.92823084" calcext:value-type="float">
            <text:p>454310.92823084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471059.100756495" calcext:value-type="float">
            <text:p>471059.100756495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488265.456778333" calcext:value-type="float">
            <text:p>488265.456778333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506019.691130943" calcext:value-type="float">
            <text:p>506019.691130943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523750.423789813" calcext:value-type="float">
            <text:p>523750.423789813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540977.111631115" calcext:value-type="float">
            <text:p>540977.111631115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557373.416606713" calcext:value-type="float">
            <text:p>557373.416606713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573243.506760375" calcext:value-type="float">
            <text:p>573243.506760375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588135.449903698" calcext:value-type="float">
            <text:p>588135.449903698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602177.648757754" calcext:value-type="float">
            <text:p>602177.648757754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614990.642918618" calcext:value-type="float">
            <text:p>614990.642918618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626255.152727612" calcext:value-type="float">
            <text:p>626255.152727612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635436.31273663" calcext:value-type="float">
            <text:p>635436.31273663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642990.513882704" calcext:value-type="float">
            <text:p>642990.513882704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float" office:value="648809.571820206" calcext:value-type="float">
            <text:p>648809.571820206</text:p>
          </table:table-cell>
        </table:table-row>
      </table:table>
      <table:table table:name="from_i_LON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1.530383943879" calcext:value-type="float">
            <text:p>201.530383943879</text:p>
          </table:table-cell>
          <table:table-cell office:value-type="float" office:value="3925.46375913945" calcext:value-type="float">
            <text:p>3925.46375913945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9.13456375025" calcext:value-type="float">
            <text:p>209.13456375025</text:p>
          </table:table-cell>
          <table:table-cell office:value-type="float" office:value="3773.20126898819" calcext:value-type="float">
            <text:p>3773.20126898819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23.335877346403" calcext:value-type="float">
            <text:p>223.335877346403</text:p>
          </table:table-cell>
          <table:table-cell office:value-type="float" office:value="3652.88636946387" calcext:value-type="float">
            <text:p>3652.88636946387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46.46027334679" calcext:value-type="float">
            <text:p>246.46027334679</text:p>
          </table:table-cell>
          <table:table-cell office:value-type="float" office:value="3571.59804362827" calcext:value-type="float">
            <text:p>3571.59804362827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45.719916119716" calcext:value-type="float">
            <text:p>245.719916119716</text:p>
          </table:table-cell>
          <table:table-cell office:value-type="float" office:value="3504.89524121938" calcext:value-type="float">
            <text:p>3504.89524121938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6.80093729738" calcext:value-type="float">
            <text:p>206.80093729738</text:p>
          </table:table-cell>
          <table:table-cell office:value-type="float" office:value="3412.5955212695" calcext:value-type="float">
            <text:p>3412.5955212695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4.12433547367" calcext:value-type="float">
            <text:p>214.12433547367</text:p>
          </table:table-cell>
          <table:table-cell office:value-type="float" office:value="3341.05714026159" calcext:value-type="float">
            <text:p>3341.0571402615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27.116941278824" calcext:value-type="float">
            <text:p>227.116941278824</text:p>
          </table:table-cell>
          <table:table-cell office:value-type="float" office:value="3293.01499951541" calcext:value-type="float">
            <text:p>3293.01499951541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16.003412994532" calcext:value-type="float">
            <text:p>216.003412994532</text:p>
          </table:table-cell>
          <table:table-cell office:value-type="float" office:value="3243.815063693" calcext:value-type="float">
            <text:p>3243.81506369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80.400813112517" calcext:value-type="float">
            <text:p>180.400813112517</text:p>
          </table:table-cell>
          <table:table-cell office:value-type="float" office:value="3168.06296702808" calcext:value-type="float">
            <text:p>3168.06296702808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15.410631239789" calcext:value-type="float">
            <text:p>215.410631239789</text:p>
          </table:table-cell>
          <table:table-cell office:value-type="float" office:value="3134.44664551358" calcext:value-type="float">
            <text:p>3134.44664551358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99.017939911924" calcext:value-type="float">
            <text:p>199.017939911924</text:p>
          </table:table-cell>
          <table:table-cell office:value-type="float" office:value="3090.08222431584" calcext:value-type="float">
            <text:p>3090.0822243158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0.127644278832" calcext:value-type="float">
            <text:p>210.127644278832</text:p>
          </table:table-cell>
          <table:table-cell office:value-type="float" office:value="3061.56505226503" calcext:value-type="float">
            <text:p>3061.56505226503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20.335357714591" calcext:value-type="float">
            <text:p>220.335357714591</text:p>
          </table:table-cell>
          <table:table-cell office:value-type="float" office:value="3046.82748412306" calcext:value-type="float">
            <text:p>3046.8274841230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0.946011209042" calcext:value-type="float">
            <text:p>150.946011209042</text:p>
          </table:table-cell>
          <table:table-cell office:value-type="float" office:value="2965.53138789326" calcext:value-type="float">
            <text:p>2965.53138789326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22.058817020538" calcext:value-type="float">
            <text:p>122.058817020538</text:p>
          </table:table-cell>
          <table:table-cell office:value-type="float" office:value="2859.2591547458" calcext:value-type="float">
            <text:p>2859.2591547458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2.673170133324" calcext:value-type="float">
            <text:p>122.673170133324</text:p>
          </table:table-cell>
          <table:table-cell office:value-type="float" office:value="2757.00913380554" calcext:value-type="float">
            <text:p>2757.00913380554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35.431538558454" calcext:value-type="float">
            <text:p>135.431538558454</text:p>
          </table:table-cell>
          <table:table-cell office:value-type="float" office:value="2670.09057947236" calcext:value-type="float">
            <text:p>2670.09057947236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72.527753570549" calcext:value-type="float">
            <text:p>172.527753570549</text:p>
          </table:table-cell>
          <table:table-cell office:value-type="float" office:value="2624.02389503064" calcext:value-type="float">
            <text:p>2624.02389503064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72.989047733715" calcext:value-type="float">
            <text:p>172.989047733715</text:p>
          </table:table-cell>
          <table:table-cell office:value-type="float" office:value="2581.78253542053" calcext:value-type="float">
            <text:p>2581.78253542053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73.967440027275" calcext:value-type="float">
            <text:p>173.967440027275</text:p>
          </table:table-cell>
          <table:table-cell office:value-type="float" office:value="2544.61027188853" calcext:value-type="float">
            <text:p>2544.61027188853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18.873150677732" calcext:value-type="float">
            <text:p>118.873150677732</text:p>
          </table:table-cell>
          <table:table-cell office:value-type="float" office:value="2458.22065897957" calcext:value-type="float">
            <text:p>2458.22065897957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88.9126051267374" calcext:value-type="float">
            <text:p>88.9126051267374</text:p>
          </table:table-cell>
          <table:table-cell office:value-type="float" office:value="2347.06792146331" calcext:value-type="float">
            <text:p>2347.0679214633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17.461290815414" calcext:value-type="float">
            <text:p>117.461290815414</text:p>
          </table:table-cell>
          <table:table-cell office:value-type="float" office:value="2269.29345653585" calcext:value-type="float">
            <text:p>2269.29345653585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17.253821137895" calcext:value-type="float">
            <text:p>117.253821137895</text:p>
          </table:table-cell>
          <table:table-cell office:value-type="float" office:value="2195.44977004158" calcext:value-type="float">
            <text:p>2195.44977004158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33.289338722104" calcext:value-type="float">
            <text:p>133.289338722104</text:p>
          </table:table-cell>
          <table:table-cell office:value-type="float" office:value="2143.46776251745" calcext:value-type="float">
            <text:p>2143.4677625174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3.649731281016" calcext:value-type="float">
            <text:p>143.649731281016</text:p>
          </table:table-cell>
          <table:table-cell office:value-type="float" office:value="2107.07507466608" calcext:value-type="float">
            <text:p>2107.07507466608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6.429709953446" calcext:value-type="float">
            <text:p>166.429709953446</text:p>
          </table:table-cell>
          <table:table-cell office:value-type="float" office:value="2099.06594758218" calcext:value-type="float">
            <text:p>2099.0659475821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23.435197792835" calcext:value-type="float">
            <text:p>223.435197792835</text:p>
          </table:table-cell>
          <table:table-cell office:value-type="float" office:value="2152.72716384687" calcext:value-type="float">
            <text:p>2152.72716384687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24.08521001201" calcext:value-type="float">
            <text:p>224.08521001201</text:p>
          </table:table-cell>
          <table:table-cell office:value-type="float" office:value="2212.1007553849" calcext:value-type="float">
            <text:p>2212.100755384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11.100192266749" calcext:value-type="float">
            <text:p>211.100192266749</text:p>
          </table:table-cell>
          <table:table-cell office:value-type="float" office:value="2262.66897428755" calcext:value-type="float">
            <text:p>2262.66897428755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4.95712285554" calcext:value-type="float">
            <text:p>194.95712285554</text:p>
          </table:table-cell>
          <table:table-cell office:value-type="float" office:value="2300.50867183719" calcext:value-type="float">
            <text:p>2300.5086718371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2.587157920609" calcext:value-type="float">
            <text:p>202.587157920609</text:p>
          </table:table-cell>
          <table:table-cell office:value-type="float" office:value="2348.03839424129" calcext:value-type="float">
            <text:p>2348.03839424129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40.79564444431" calcext:value-type="float">
            <text:p>240.79564444431</text:p>
          </table:table-cell>
          <table:table-cell office:value-type="float" office:value="2434.3065398647" calcext:value-type="float">
            <text:p>2434.306539864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3.377037959354" calcext:value-type="float">
            <text:p>253.377037959354</text:p>
          </table:table-cell>
          <table:table-cell office:value-type="float" office:value="2532.77179023095" calcext:value-type="float">
            <text:p>2532.7717902309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76.094250317571" calcext:value-type="float">
            <text:p>276.094250317571</text:p>
          </table:table-cell>
          <table:table-cell office:value-type="float" office:value="2652.93779132374" calcext:value-type="float">
            <text:p>2652.93779132374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85.253017348815" calcext:value-type="float">
            <text:p>285.253017348815</text:p>
          </table:table-cell>
          <table:table-cell office:value-type="float" office:value="2779.20794733817" calcext:value-type="float">
            <text:p>2779.2079473381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51.814569827236" calcext:value-type="float">
            <text:p>251.814569827236</text:p>
          </table:table-cell>
          <table:table-cell office:value-type="float" office:value="2867.87810140106" calcext:value-type="float">
            <text:p>2867.8781014010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58.196960518219" calcext:value-type="float">
            <text:p>258.196960518219</text:p>
          </table:table-cell>
          <table:table-cell office:value-type="float" office:value="2958.19546693434" calcext:value-type="float">
            <text:p>2958.19546693434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3.412123274931" calcext:value-type="float">
            <text:p>243.412123274931</text:p>
          </table:table-cell>
          <table:table-cell office:value-type="float" office:value="3028.40612498628" calcext:value-type="float">
            <text:p>3028.4061249862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21.547183829071" calcext:value-type="float">
            <text:p>221.547183829071</text:p>
          </table:table-cell>
          <table:table-cell office:value-type="float" office:value="3069.38421649557" calcext:value-type="float">
            <text:p>3069.3842164955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27.075705633782" calcext:value-type="float">
            <text:p>227.075705633782</text:p>
          </table:table-cell>
          <table:table-cell office:value-type="float" office:value="3109.05190692404" calcext:value-type="float">
            <text:p>3109.0519069240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95.071014092173" calcext:value-type="float">
            <text:p>295.071014092173</text:p>
          </table:table-cell>
          <table:table-cell office:value-type="float" office:value="3209.24190923917" calcext:value-type="float">
            <text:p>3209.2419092391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310.243482781836" calcext:value-type="float">
            <text:p>310.243482781836</text:p>
          </table:table-cell>
          <table:table-cell office:value-type="float" office:value="3317.44730986722" calcext:value-type="float">
            <text:p>3317.44730986722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323.659714725619" calcext:value-type="float">
            <text:p>323.659714725619</text:p>
          </table:table-cell>
          <table:table-cell office:value-type="float" office:value="3433.75226935466" calcext:value-type="float">
            <text:p>3433.7522693546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363.588087485061" calcext:value-type="float">
            <text:p>363.588087485061</text:p>
          </table:table-cell>
          <table:table-cell office:value-type="float" office:value="3584.21800232832" calcext:value-type="float">
            <text:p>3584.21800232832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344.637788280074" calcext:value-type="float">
            <text:p>344.637788280074</text:p>
          </table:table-cell>
          <table:table-cell office:value-type="float" office:value="3709.68278410612" calcext:value-type="float">
            <text:p>3709.6827841061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360.324782158019" calcext:value-type="float">
            <text:p>360.324782158019</text:p>
          </table:table-cell>
          <table:table-cell office:value-type="float" office:value="3844.59355146755" calcext:value-type="float">
            <text:p>3844.59355146755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320.716074923729" calcext:value-type="float">
            <text:p>320.716074923729</text:p>
          </table:table-cell>
          <table:table-cell office:value-type="float" office:value="3932.9764657683" calcext:value-type="float">
            <text:p>3932.9764657683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328.942706593363" calcext:value-type="float">
            <text:p>328.942706593363</text:p>
          </table:table-cell>
          <table:table-cell office:value-type="float" office:value="4022.85353430026" calcext:value-type="float">
            <text:p>4022.85353430026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87.216700499368" calcext:value-type="float">
            <text:p>287.216700499368</text:p>
          </table:table-cell>
          <table:table-cell office:value-type="float" office:value="4063.64144735412" calcext:value-type="float">
            <text:p>4063.64144735412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37.401784184979" calcext:value-type="float">
            <text:p>237.401784184979</text:p>
          </table:table-cell>
          <table:table-cell office:value-type="float" office:value="4047.71070146961" calcext:value-type="float">
            <text:p>4047.71070146961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42.637887496482" calcext:value-type="float">
            <text:p>242.637887496482</text:p>
          </table:table-cell>
          <table:table-cell office:value-type="float" office:value="4029.33704788083" calcext:value-type="float">
            <text:p>4029.33704788083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1.97203249314" calcext:value-type="float">
            <text:p>201.97203249314</text:p>
          </table:table-cell>
          <table:table-cell office:value-type="float" office:value="3961.88335154722" calcext:value-type="float">
            <text:p>3961.88335154722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93.11927868096" calcext:value-type="float">
            <text:p>193.11927868096</text:p>
          </table:table-cell>
          <table:table-cell office:value-type="float" office:value="3878.64117387602" calcext:value-type="float">
            <text:p>3878.6411738760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59.821701616021" calcext:value-type="float">
            <text:p>159.821701616021</text:p>
          </table:table-cell>
          <table:table-cell office:value-type="float" office:value="3756.28453945545" calcext:value-type="float">
            <text:p>3756.2845394554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61.214525773911" calcext:value-type="float">
            <text:p>161.214525773911</text:p>
          </table:table-cell>
          <table:table-cell office:value-type="float" office:value="3631.46593767219" calcext:value-type="float">
            <text:p>3631.4659376721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3.435501164362" calcext:value-type="float">
            <text:p>173.435501164362</text:p>
          </table:table-cell>
          <table:table-cell office:value-type="float" office:value="3516.94437123861" calcext:value-type="float">
            <text:p>3516.9443712386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76.500779245159" calcext:value-type="float">
            <text:p>176.500779245159</text:p>
          </table:table-cell>
          <table:table-cell office:value-type="float" office:value="3405.33055316513" calcext:value-type="float">
            <text:p>3405.33055316513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13.939402282484" calcext:value-type="float">
            <text:p>213.939402282484</text:p>
          </table:table-cell>
          <table:table-cell office:value-type="float" office:value="3334.33503380552" calcext:value-type="float">
            <text:p>3334.3350338055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95.136881496318" calcext:value-type="float">
            <text:p>195.136881496318</text:p>
          </table:table-cell>
          <table:table-cell office:value-type="float" office:value="3249.87036795487" calcext:value-type="float">
            <text:p>3249.87036795487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75.621301129908" calcext:value-type="float">
            <text:p>175.621301129908</text:p>
          </table:table-cell>
          <table:table-cell office:value-type="float" office:value="3152.73336665836" calcext:value-type="float">
            <text:p>3152.7333666583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.847312792913" calcext:value-type="float">
            <text:p>209.847312792913</text:p>
          </table:table-cell>
          <table:table-cell office:value-type="float" office:value="3097.1830392122" calcext:value-type="float">
            <text:p>3097.183039212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95.866229067972" calcext:value-type="float">
            <text:p>195.866229067972</text:p>
          </table:table-cell>
          <table:table-cell office:value-type="float" office:value="3034.99941242312" calcext:value-type="float">
            <text:p>3034.99941242312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20.193077348973" calcext:value-type="float">
            <text:p>220.193077348973</text:p>
          </table:table-cell>
          <table:table-cell office:value-type="float" office:value="3005.08607137228" calcext:value-type="float">
            <text:p>3005.08607137228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18.274738787971" calcext:value-type="float">
            <text:p>218.274738787971</text:p>
          </table:table-cell>
          <table:table-cell office:value-type="float" office:value="2980.73254459726" calcext:value-type="float">
            <text:p>2980.7325445972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37.326466466762" calcext:value-type="float">
            <text:p>237.326466466762</text:p>
          </table:table-cell>
          <table:table-cell office:value-type="float" office:value="2982.5882577953" calcext:value-type="float">
            <text:p>2982.588257795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27.010110501686" calcext:value-type="float">
            <text:p>227.010110501686</text:p>
          </table:table-cell>
          <table:table-cell office:value-type="float" office:value="2981.16282804906" calcext:value-type="float">
            <text:p>2981.16282804906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87.661115184528" calcext:value-type="float">
            <text:p>187.661115184528</text:p>
          </table:table-cell>
          <table:table-cell office:value-type="float" office:value="2945.61990351415" calcext:value-type="float">
            <text:p>2945.6199035141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72.422167410046" calcext:value-type="float">
            <text:p>272.422167410046</text:p>
          </table:table-cell>
          <table:table-cell office:value-type="float" office:value="2999.34031057341" calcext:value-type="float">
            <text:p>2999.3403105734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86.148077942053" calcext:value-type="float">
            <text:p>286.148077942053</text:p>
          </table:table-cell>
          <table:table-cell office:value-type="float" office:value="3070.27090637293" calcext:value-type="float">
            <text:p>3070.2709063729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77.799220018965" calcext:value-type="float">
            <text:p>277.799220018965</text:p>
          </table:table-cell>
          <table:table-cell office:value-type="float" office:value="3134.8239484052" calcext:value-type="float">
            <text:p>3134.8239484052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46.495186446603" calcext:value-type="float">
            <text:p>246.495186446603</text:p>
          </table:table-cell>
          <table:table-cell office:value-type="float" office:value="3168.04963552547" calcext:value-type="float">
            <text:p>3168.0496355254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57.698897844174" calcext:value-type="float">
            <text:p>257.698897844174</text:p>
          </table:table-cell>
          <table:table-cell office:value-type="float" office:value="3212.50263580711" calcext:value-type="float">
            <text:p>3212.50263580711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60.837497706184" calcext:value-type="float">
            <text:p>260.837497706184</text:p>
          </table:table-cell>
          <table:table-cell office:value-type="float" office:value="3259.07721455863" calcext:value-type="float">
            <text:p>3259.0772145586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88.998682184147" calcext:value-type="float">
            <text:p>288.998682184147</text:p>
          </table:table-cell>
          <table:table-cell office:value-type="float" office:value="3331.40603231698" calcext:value-type="float">
            <text:p>3331.4060323169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303.219175601041" calcext:value-type="float">
            <text:p>303.219175601041</text:p>
          </table:table-cell>
          <table:table-cell office:value-type="float" office:value="3415.8643292895" calcext:value-type="float">
            <text:p>3415.864329289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69.155158411316" calcext:value-type="float">
            <text:p>269.155158411316</text:p>
          </table:table-cell>
          <table:table-cell office:value-type="float" office:value="3462.89651343147" calcext:value-type="float">
            <text:p>3462.89651343147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80.86986958062" calcext:value-type="float">
            <text:p>280.86986958062</text:p>
          </table:table-cell>
          <table:table-cell office:value-type="float" office:value="3518.75239103656" calcext:value-type="float">
            <text:p>3518.75239103656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332.318864200427" calcext:value-type="float">
            <text:p>332.318864200427</text:p>
          </table:table-cell>
          <table:table-cell office:value-type="float" office:value="3621.80817378515" calcext:value-type="float">
            <text:p>3621.80817378515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367.499160695387" calcext:value-type="float">
            <text:p>367.499160695387</text:p>
          </table:table-cell>
          <table:table-cell office:value-type="float" office:value="3756.37148364489" calcext:value-type="float">
            <text:p>3756.3714836448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407.554913521716" calcext:value-type="float">
            <text:p>407.554913521716</text:p>
          </table:table-cell>
          <table:table-cell office:value-type="float" office:value="3927.09297885967" calcext:value-type="float">
            <text:p>3927.0929788596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405.373142434035" calcext:value-type="float">
            <text:p>405.373142434035</text:p>
          </table:table-cell>
          <table:table-cell office:value-type="float" office:value="4090.39427005214" calcext:value-type="float">
            <text:p>4090.39427005214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420.662548238281" calcext:value-type="float">
            <text:p>420.662548238281</text:p>
          </table:table-cell>
          <table:table-cell office:value-type="float" office:value="4264.06964232768" calcext:value-type="float">
            <text:p>4264.06964232768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419.435947512357" calcext:value-type="float">
            <text:p>419.435947512357</text:p>
          </table:table-cell>
          <table:table-cell office:value-type="float" office:value="4430.16677824365" calcext:value-type="float">
            <text:p>4430.1667782436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578.47601105772" calcext:value-type="float">
            <text:p>578.47601105772</text:p>
          </table:table-cell>
          <table:table-cell office:value-type="float" office:value="4748.34196030653" calcext:value-type="float">
            <text:p>4748.34196030653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628.976125057266" calcext:value-type="float">
            <text:p>628.976125057266</text:p>
          </table:table-cell>
          <table:table-cell office:value-type="float" office:value="5108.25385465852" calcext:value-type="float">
            <text:p>5108.25385465852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710.120171997446" calcext:value-type="float">
            <text:p>710.120171997446</text:p>
          </table:table-cell>
          <table:table-cell office:value-type="float" office:value="5539.12744826438" calcext:value-type="float">
            <text:p>5539.12744826438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749.145045946651" calcext:value-type="float">
            <text:p>749.145045946651</text:p>
          </table:table-cell>
          <table:table-cell office:value-type="float" office:value="5997.3964364348" calcext:value-type="float">
            <text:p>5997.3964364348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672.668641242561" calcext:value-type="float">
            <text:p>672.668641242561</text:p>
          </table:table-cell>
          <table:table-cell office:value-type="float" office:value="6364.77742720146" calcext:value-type="float">
            <text:p>6364.77742720146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756.607737531081" calcext:value-type="float">
            <text:p>756.607737531081</text:p>
          </table:table-cell>
          <table:table-cell office:value-type="float" office:value="6799.92632369883" calcext:value-type="float">
            <text:p>6799.92632369883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766.535894494871" calcext:value-type="float">
            <text:p>766.535894494871</text:p>
          </table:table-cell>
          <table:table-cell office:value-type="float" office:value="7225.60512029035" calcext:value-type="float">
            <text:p>7225.60512029035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814.568197621811" calcext:value-type="float">
            <text:p>814.568197621811</text:p>
          </table:table-cell>
          <table:table-cell office:value-type="float" office:value="7675.90208550784" calcext:value-type="float">
            <text:p>7675.9020855078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803.883443209738" calcext:value-type="float">
            <text:p>803.883443209738</text:p>
          </table:table-cell>
          <table:table-cell office:value-type="float" office:value="8090.32676750819" calcext:value-type="float">
            <text:p>8090.3267675081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891.9004992612" calcext:value-type="float">
            <text:p>891.9004992612</text:p>
          </table:table-cell>
          <table:table-cell office:value-type="float" office:value="8564.65379095767" calcext:value-type="float">
            <text:p>8564.65379095767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1062.68369638625" calcext:value-type="float">
            <text:p>1062.68369638625</text:p>
          </table:table-cell>
          <table:table-cell office:value-type="float" office:value="9180.45607617049" calcext:value-type="float">
            <text:p>9180.4560761704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139.639491603" calcext:value-type="float">
            <text:p>1139.639491603</text:p>
          </table:table-cell>
          <table:table-cell office:value-type="float" office:value="9842.30191598273" calcext:value-type="float">
            <text:p>9842.30191598273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330.84765497062" calcext:value-type="float">
            <text:p>1330.84765497062</text:p>
          </table:table-cell>
          <table:table-cell office:value-type="float" office:value="10663.9194529583" calcext:value-type="float">
            <text:p>10663.919452958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440.40129941674" calcext:value-type="float">
            <text:p>1440.40129941674</text:p>
          </table:table-cell>
          <table:table-cell office:value-type="float" office:value="11562.7098353948" calcext:value-type="float">
            <text:p>11562.7098353948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802.48509806282" calcext:value-type="float">
            <text:p>1802.48509806282</text:p>
          </table:table-cell>
          <table:table-cell office:value-type="float" office:value="12786.9167091701" calcext:value-type="float">
            <text:p>12786.916709170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836.40073307544" calcext:value-type="float">
            <text:p>1836.40073307544</text:p>
          </table:table-cell>
          <table:table-cell office:value-type="float" office:value="14006.7215303716" calcext:value-type="float">
            <text:p>14006.7215303716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2022.40640237822" calcext:value-type="float">
            <text:p>2022.40640237822</text:p>
          </table:table-cell>
          <table:table-cell office:value-type="float" office:value="15370.0399689385" calcext:value-type="float">
            <text:p>15370.039968938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2162.49572565249" calcext:value-type="float">
            <text:p>2162.49572565249</text:p>
          </table:table-cell>
          <table:table-cell office:value-type="float" office:value="16825.0689719129" calcext:value-type="float">
            <text:p>16825.0689719129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2305.03801269147" calcext:value-type="float">
            <text:p>2305.03801269147</text:p>
          </table:table-cell>
          <table:table-cell office:value-type="float" office:value="18365.7995606978" calcext:value-type="float">
            <text:p>18365.799560697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2436.15983481477" calcext:value-type="float">
            <text:p>2436.15983481477</text:p>
          </table:table-cell>
          <table:table-cell office:value-type="float" office:value="19972.3607252074" calcext:value-type="float">
            <text:p>19972.360725207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2398.88096118638" calcext:value-type="float">
            <text:p>2398.88096118638</text:p>
          </table:table-cell>
          <table:table-cell office:value-type="float" office:value="21466.8119821553" calcext:value-type="float">
            <text:p>21466.8119821553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2496.25324416439" calcext:value-type="float">
            <text:p>2496.25324416439</text:p>
          </table:table-cell>
          <table:table-cell office:value-type="float" office:value="22974.9934780288" calcext:value-type="float">
            <text:p>22974.993478028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2456.42967665148" calcext:value-type="float">
            <text:p>2456.42967665148</text:p>
          </table:table-cell>
          <table:table-cell office:value-type="float" office:value="24352.0162970007" calcext:value-type="float">
            <text:p>24352.0162970007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2341.76854174596" calcext:value-type="float">
            <text:p>2341.76854174596</text:p>
          </table:table-cell>
          <table:table-cell office:value-type="float" office:value="25514.9419642989" calcext:value-type="float">
            <text:p>25514.941964298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286.94001411869" calcext:value-type="float">
            <text:p>2286.94001411869</text:p>
          </table:table-cell>
          <table:table-cell office:value-type="float" office:value="26517.6848074281" calcext:value-type="float">
            <text:p>26517.684807428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391.52768434522" calcext:value-type="float">
            <text:p>2391.52768434522</text:p>
          </table:table-cell>
          <table:table-cell office:value-type="float" office:value="27517.2626392742" calcext:value-type="float">
            <text:p>27517.2626392742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426.70771559919" calcext:value-type="float">
            <text:p>2426.70771559919</text:p>
          </table:table-cell>
          <table:table-cell office:value-type="float" office:value="28444.3652352371" calcext:value-type="float">
            <text:p>28444.365235237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520.18973180341" calcext:value-type="float">
            <text:p>2520.18973180341</text:p>
          </table:table-cell>
          <table:table-cell office:value-type="float" office:value="29361.0835430371" calcext:value-type="float">
            <text:p>29361.0835430371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94.78542094403" calcext:value-type="float">
            <text:p>2294.78542094403</text:p>
          </table:table-cell>
          <table:table-cell office:value-type="float" office:value="29953.4563642407" calcext:value-type="float">
            <text:p>29953.4563642407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710.83846472647" calcext:value-type="float">
            <text:p>2710.83846472647</text:p>
          </table:table-cell>
          <table:table-cell office:value-type="float" office:value="30869.9226632913" calcext:value-type="float">
            <text:p>30869.9226632913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725.96451208769" calcext:value-type="float">
            <text:p>2725.96451208769</text:p>
          </table:table-cell>
          <table:table-cell office:value-type="float" office:value="31714.3449935107" calcext:value-type="float">
            <text:p>31714.344993510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777.83509301867" calcext:value-type="float">
            <text:p>2777.83509301867</text:p>
          </table:table-cell>
          <table:table-cell office:value-type="float" office:value="32533.5015594208" calcext:value-type="float">
            <text:p>32533.501559420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935.20126926464" calcext:value-type="float">
            <text:p>2935.20126926464</text:p>
          </table:table-cell>
          <table:table-cell office:value-type="float" office:value="33439.377385908" calcext:value-type="float">
            <text:p>33439.37738590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71.79876204907" calcext:value-type="float">
            <text:p>2971.79876204907</text:p>
          </table:table-cell>
          <table:table-cell office:value-type="float" office:value="34317.6198616137" calcext:value-type="float">
            <text:p>34317.6198616137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244.04053978961" calcext:value-type="float">
            <text:p>3244.04053978961</text:p>
          </table:table-cell>
          <table:table-cell office:value-type="float" office:value="35409.6881541944" calcext:value-type="float">
            <text:p>35409.688154194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309.23292827364" calcext:value-type="float">
            <text:p>3309.23292827364</text:p>
          </table:table-cell>
          <table:table-cell office:value-type="float" office:value="36507.6900913813" calcext:value-type="float">
            <text:p>36507.690091381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511.83031307824" calcext:value-type="float">
            <text:p>3511.83031307824</text:p>
          </table:table-cell>
          <table:table-cell office:value-type="float" office:value="37751.0349305121" calcext:value-type="float">
            <text:p>37751.034930512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662.77028715051" calcext:value-type="float">
            <text:p>3662.77028715051</text:p>
          </table:table-cell>
          <table:table-cell office:value-type="float" office:value="39086.1899719797" calcext:value-type="float">
            <text:p>39086.189971979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757.25541221386" calcext:value-type="float">
            <text:p>3757.25541221386</text:p>
          </table:table-cell>
          <table:table-cell office:value-type="float" office:value="40454.9728735166" calcext:value-type="float">
            <text:p>40454.972873516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786.70872897277" calcext:value-type="float">
            <text:p>3786.70872897277</text:p>
          </table:table-cell>
          <table:table-cell office:value-type="float" office:value="41786.3548223309" calcext:value-type="float">
            <text:p>41786.354822330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745.62607933748" calcext:value-type="float">
            <text:p>3745.62607933748</text:p>
          </table:table-cell>
          <table:table-cell office:value-type="float" office:value="43003.3118193217" calcext:value-type="float">
            <text:p>43003.311819321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890.11510846325" calcext:value-type="float">
            <text:p>3890.11510846325</text:p>
          </table:table-cell>
          <table:table-cell office:value-type="float" office:value="44287.5394696847" calcext:value-type="float">
            <text:p>44287.539469684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058.6711593983" calcext:value-type="float">
            <text:p>4058.6711593983</text:p>
          </table:table-cell>
          <table:table-cell office:value-type="float" office:value="45655.6325102881" calcext:value-type="float">
            <text:p>45655.632510288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950.59223602317" calcext:value-type="float">
            <text:p>3950.59223602317</text:p>
          </table:table-cell>
          <table:table-cell office:value-type="float" office:value="46828.1038180721" calcext:value-type="float">
            <text:p>46828.103818072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941.60868791211" calcext:value-type="float">
            <text:p>3941.60868791211</text:p>
          </table:table-cell>
          <table:table-cell office:value-type="float" office:value="47896.4592056239" calcext:value-type="float">
            <text:p>47896.4592056239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981.35576307761" calcext:value-type="float">
            <text:p>3981.35576307761</text:p>
          </table:table-cell>
          <table:table-cell office:value-type="float" office:value="48913.5020562279" calcext:value-type="float">
            <text:p>48913.5020562279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39.96776397771" calcext:value-type="float">
            <text:p>3939.96776397771</text:p>
          </table:table-cell>
          <table:table-cell office:value-type="float" office:value="49794.3219697326" calcext:value-type="float">
            <text:p>49794.3219697326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76.08187162345" calcext:value-type="float">
            <text:p>4076.08187162345</text:p>
          </table:table-cell>
          <table:table-cell office:value-type="float" office:value="50718.1738935276" calcext:value-type="float">
            <text:p>50718.173893527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33.61121183316" calcext:value-type="float">
            <text:p>4133.61121183316</text:p>
          </table:table-cell>
          <table:table-cell office:value-type="float" office:value="51608.8568798376" calcext:value-type="float">
            <text:p>51608.8568798376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09.35761913588" calcext:value-type="float">
            <text:p>4109.35761913588</text:p>
          </table:table-cell>
          <table:table-cell office:value-type="float" office:value="52388.5921028893" calcext:value-type="float">
            <text:p>52388.5921028893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342.52190293537" calcext:value-type="float">
            <text:p>4342.52190293537</text:p>
          </table:table-cell>
          <table:table-cell office:value-type="float" office:value="53322.1808942652" calcext:value-type="float">
            <text:p>53322.1808942652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755.29617504107" calcext:value-type="float">
            <text:p>4755.29617504107</text:p>
          </table:table-cell>
          <table:table-cell office:value-type="float" office:value="54591.3405901884" calcext:value-type="float">
            <text:p>54591.340590188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912.49623781279" calcext:value-type="float">
            <text:p>4912.49623781279</text:p>
          </table:table-cell>
          <table:table-cell office:value-type="float" office:value="55947.5171915383" calcext:value-type="float">
            <text:p>55947.5171915383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904.79951951106" calcext:value-type="float">
            <text:p>4904.79951951106</text:p>
          </table:table-cell>
          <table:table-cell office:value-type="float" office:value="57230.1519487446" calcext:value-type="float">
            <text:p>57230.151948744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756.96741589908" calcext:value-type="float">
            <text:p>4756.96741589908</text:p>
          </table:table-cell>
          <table:table-cell office:value-type="float" office:value="58298.7673964798" calcext:value-type="float">
            <text:p>58298.7673964798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694.63160461251" calcext:value-type="float">
            <text:p>4694.63160461251</text:p>
          </table:table-cell>
          <table:table-cell office:value-type="float" office:value="59234.6319886878" calcext:value-type="float">
            <text:p>59234.631988687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915.18526117775" calcext:value-type="float">
            <text:p>4915.18526117775</text:p>
          </table:table-cell>
          <table:table-cell office:value-type="float" office:value="60319.0812631122" calcext:value-type="float">
            <text:p>60319.0812631122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821.92497247793" calcext:value-type="float">
            <text:p>4821.92497247793</text:p>
          </table:table-cell>
          <table:table-cell office:value-type="float" office:value="61234.0791203222" calcext:value-type="float">
            <text:p>61234.079120322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857.77386144933" calcext:value-type="float">
            <text:p>4857.77386144933</text:p>
          </table:table-cell>
          <table:table-cell office:value-type="float" office:value="62111.790036447" calcext:value-type="float">
            <text:p>62111.790036447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010.99835133225" calcext:value-type="float">
            <text:p>5010.99835133225</text:p>
          </table:table-cell>
          <table:table-cell office:value-type="float" office:value="63056.8266618442" calcext:value-type="float">
            <text:p>63056.8266618442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714.26037574009" calcext:value-type="float">
            <text:p>4714.26037574009</text:p>
          </table:table-cell>
          <table:table-cell office:value-type="float" office:value="63627.5802068633" calcext:value-type="float">
            <text:p>63627.580206863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523.7609127131" calcext:value-type="float">
            <text:p>4523.7609127131</text:p>
          </table:table-cell>
          <table:table-cell office:value-type="float" office:value="63930.9601401703" calcext:value-type="float">
            <text:p>63930.9601401703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69.35354350445" calcext:value-type="float">
            <text:p>4169.35354350445</text:p>
          </table:table-cell>
          <table:table-cell office:value-type="float" office:value="63803.9376622334" calcext:value-type="float">
            <text:p>63803.9376622334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7.0264713805" calcext:value-type="float">
            <text:p>4227.0264713805</text:p>
          </table:table-cell>
          <table:table-cell office:value-type="float" office:value="63665.2931220198" calcext:value-type="float">
            <text:p>63665.293122019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55.32205537647" calcext:value-type="float">
            <text:p>4155.32205537647</text:p>
          </table:table-cell>
          <table:table-cell office:value-type="float" office:value="63388.4725098474" calcext:value-type="float">
            <text:p>63388.472509847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068.50623208803" calcext:value-type="float">
            <text:p>4068.50623208803</text:p>
          </table:table-cell>
          <table:table-cell office:value-type="float" office:value="62972.3112436832" calcext:value-type="float">
            <text:p>62972.3112436832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055.59688185349" calcext:value-type="float">
            <text:p>4055.59688185349</text:p>
          </table:table-cell>
          <table:table-cell office:value-type="float" office:value="62500.5138777304" calcext:value-type="float">
            <text:p>62500.513877730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137.16596967219" calcext:value-type="float">
            <text:p>4137.16596967219</text:p>
          </table:table-cell>
          <table:table-cell office:value-type="float" office:value="62082.4586105557" calcext:value-type="float">
            <text:p>62082.4586105557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24.2016695724" calcext:value-type="float">
            <text:p>4224.2016695724</text:p>
          </table:table-cell>
          <table:table-cell office:value-type="float" office:value="61738.7462113024" calcext:value-type="float">
            <text:p>61738.7462113024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5.71972265466" calcext:value-type="float">
            <text:p>4305.71972265466</text:p>
          </table:table-cell>
          <table:table-cell office:value-type="float" office:value="61478.1992210279" calcext:value-type="float">
            <text:p>61478.199221027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333.53204055373" calcext:value-type="float">
            <text:p>4333.53204055373</text:p>
          </table:table-cell>
          <table:table-cell office:value-type="float" office:value="61259.4895774763" calcext:value-type="float">
            <text:p>61259.489577476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649.93634962752" calcext:value-type="float">
            <text:p>4649.93634962752</text:p>
          </table:table-cell>
          <table:table-cell office:value-type="float" office:value="61376.4184156805" calcext:value-type="float">
            <text:p>61376.4184156805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697.82235835668" calcext:value-type="float">
            <text:p>4697.82235835668</text:p>
          </table:table-cell>
          <table:table-cell office:value-type="float" office:value="61565.885784783" calcext:value-type="float">
            <text:p>61565.88578478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951.49651851031" calcext:value-type="float">
            <text:p>4951.49651851031</text:p>
          </table:table-cell>
          <table:table-cell office:value-type="float" office:value="62040.6318916719" calcext:value-type="float">
            <text:p>62040.6318916719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5273.8604122917" calcext:value-type="float">
            <text:p>5273.8604122917</text:p>
          </table:table-cell>
          <table:table-cell office:value-type="float" office:value="62865.4028598457" calcext:value-type="float">
            <text:p>62865.4028598457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5237.33462399665" calcext:value-type="float">
            <text:p>5237.33462399665</text:p>
          </table:table-cell>
          <table:table-cell office:value-type="float" office:value="63675.1884081869" calcext:value-type="float">
            <text:p>63675.1884081869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5330.79427714523" calcext:value-type="float">
            <text:p>5330.79427714523</text:p>
          </table:table-cell>
          <table:table-cell office:value-type="float" office:value="64592.849951235" calcext:value-type="float">
            <text:p>64592.84995123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5157.13538820563" calcext:value-type="float">
            <text:p>5157.13538820563</text:p>
          </table:table-cell>
          <table:table-cell office:value-type="float" office:value="65336.6503766653" calcext:value-type="float">
            <text:p>65336.650376665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5251.48543733775" calcext:value-type="float">
            <text:p>5251.48543733775</text:p>
          </table:table-cell>
          <table:table-cell office:value-type="float" office:value="66163.0713402548" calcext:value-type="float">
            <text:p>66163.071340254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5126.5165375071" calcext:value-type="float">
            <text:p>5126.5165375071</text:p>
          </table:table-cell>
          <table:table-cell office:value-type="float" office:value="66840.6626905918" calcext:value-type="float">
            <text:p>66840.662690591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944.09997288386" calcext:value-type="float">
            <text:p>4944.09997288386</text:p>
          </table:table-cell>
          <table:table-cell office:value-type="float" office:value="67295.2038744404" calcext:value-type="float">
            <text:p>67295.203874440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601.32448529527" calcext:value-type="float">
            <text:p>4601.32448529527</text:p>
          </table:table-cell>
          <table:table-cell office:value-type="float" office:value="67354.1967353002" calcext:value-type="float">
            <text:p>67354.1967353002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439.64679289952" calcext:value-type="float">
            <text:p>4439.64679289952</text:p>
          </table:table-cell>
          <table:table-cell office:value-type="float" office:value="67197.6075703951" calcext:value-type="float">
            <text:p>67197.607570395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191.17736900221" calcext:value-type="float">
            <text:p>4191.17736900221</text:p>
          </table:table-cell>
          <table:table-cell office:value-type="float" office:value="66739.0904588355" calcext:value-type="float">
            <text:p>66739.0904588355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005.57174811534" calcext:value-type="float">
            <text:p>4005.57174811534</text:p>
          </table:table-cell>
          <table:table-cell office:value-type="float" office:value="66045.8307223899" calcext:value-type="float">
            <text:p>66045.830722389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00.20722115485" calcext:value-type="float">
            <text:p>4000.20722115485</text:p>
          </table:table-cell>
          <table:table-cell office:value-type="float" office:value="65303.2044202869" calcext:value-type="float">
            <text:p>65303.204420286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93.358253804" calcext:value-type="float">
            <text:p>3993.358253804</text:p>
          </table:table-cell>
          <table:table-cell office:value-type="float" office:value="64516.5258345951" calcext:value-type="float">
            <text:p>64516.5258345951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4165.82129306897" calcext:value-type="float">
            <text:p>4165.82129306897</text:p>
          </table:table-cell>
          <table:table-cell office:value-type="float" office:value="63886.1831879689" calcext:value-type="float">
            <text:p>63886.1831879689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4203.07365369953" calcext:value-type="float">
            <text:p>4203.07365369953</text:p>
          </table:table-cell>
          <table:table-cell office:value-type="float" office:value="63291.1041373413" calcext:value-type="float">
            <text:p>63291.1041373413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4262.91452408262" calcext:value-type="float">
            <text:p>4262.91452408262</text:p>
          </table:table-cell>
          <table:table-cell office:value-type="float" office:value="62768.4174562404" calcext:value-type="float">
            <text:p>62768.4174562404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4399.74166497464" calcext:value-type="float">
            <text:p>4399.74166497464</text:p>
          </table:table-cell>
          <table:table-cell office:value-type="float" office:value="62417.2044584734" calcext:value-type="float">
            <text:p>62417.204458473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4811.46976489033" calcext:value-type="float">
            <text:p>4811.46976489033</text:p>
          </table:table-cell>
          <table:table-cell office:value-type="float" office:value="62520.1000502118" calcext:value-type="float">
            <text:p>62520.1000502118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4996.66558478043" calcext:value-type="float">
            <text:p>4996.66558478043</text:p>
          </table:table-cell>
          <table:table-cell office:value-type="float" office:value="62859.2554385797" calcext:value-type="float">
            <text:p>62859.2554385797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5141.7901381478" calcext:value-type="float">
            <text:p>5141.7901381478</text:p>
          </table:table-cell>
          <table:table-cell office:value-type="float" office:value="63388.6330791294" calcext:value-type="float">
            <text:p>63388.6330791294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5519.74048582014" calcext:value-type="float">
            <text:p>5519.74048582014</text:p>
          </table:table-cell>
          <table:table-cell office:value-type="float" office:value="64340.5854119112" calcext:value-type="float">
            <text:p>64340.585411911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5502.7911981078" calcext:value-type="float">
            <text:p>5502.7911981078</text:p>
          </table:table-cell>
          <table:table-cell office:value-type="float" office:value="65312.3083533477" calcext:value-type="float">
            <text:p>65312.308353347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6153.57279628422" calcext:value-type="float">
            <text:p>6153.57279628422</text:p>
          </table:table-cell>
          <table:table-cell office:value-type="float" office:value="66957.736219613" calcext:value-type="float">
            <text:p>66957.736219613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6506.95437024317" calcext:value-type="float">
            <text:p>6506.95437024317</text:p>
          </table:table-cell>
          <table:table-cell office:value-type="float" office:value="68962.1394005857" calcext:value-type="float">
            <text:p>68962.139400585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7016.01738054312" calcext:value-type="float">
            <text:p>7016.01738054312</text:p>
          </table:table-cell>
          <table:table-cell office:value-type="float" office:value="71463.0504996283" calcext:value-type="float">
            <text:p>71463.050499628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7434.76534349834" calcext:value-type="float">
            <text:p>7434.76534349834</text:p>
          </table:table-cell>
          <table:table-cell office:value-type="float" office:value="74349.7099716556" calcext:value-type="float">
            <text:p>74349.7099716556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7867.17474702693" calcext:value-type="float">
            <text:p>7867.17474702693</text:p>
          </table:table-cell>
          <table:table-cell office:value-type="float" office:value="77613.6459030764" calcext:value-type="float">
            <text:p>77613.645903076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8372.98171385726" calcext:value-type="float">
            <text:p>8372.98171385726</text:p>
          </table:table-cell>
          <table:table-cell office:value-type="float" office:value="81297.9128619177" calcext:value-type="float">
            <text:p>81297.912861917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9253.83947357862" calcext:value-type="float">
            <text:p>9253.83947357862</text:p>
          </table:table-cell>
          <table:table-cell office:value-type="float" office:value="85755.5183141392" calcext:value-type="float">
            <text:p>85755.5183141392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10284.5475862917" calcext:value-type="float">
            <text:p>10284.5475862917</text:p>
          </table:table-cell>
          <table:table-cell office:value-type="float" office:value="91103.8625985028" calcext:value-type="float">
            <text:p>91103.8625985028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11091.5131094727" calcext:value-type="float">
            <text:p>11091.5131094727</text:p>
          </table:table-cell>
          <table:table-cell office:value-type="float" office:value="97088.4295713596" calcext:value-type="float">
            <text:p>97088.4295713596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1957.3737792494" calcext:value-type="float">
            <text:p>11957.3737792494</text:p>
          </table:table-cell>
          <table:table-cell office:value-type="float" office:value="103742.340567156" calcext:value-type="float">
            <text:p>103742.340567156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2755.2347358609" calcext:value-type="float">
            <text:p>12755.2347358609</text:p>
          </table:table-cell>
          <table:table-cell office:value-type="float" office:value="110959.036757783" calcext:value-type="float">
            <text:p>110959.03675778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14171.242494184" calcext:value-type="float">
            <text:p>14171.242494184</text:p>
          </table:table-cell>
          <table:table-cell office:value-type="float" office:value="119321.542999405" calcext:value-type="float">
            <text:p>119321.542999405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15117.0490202212" calcext:value-type="float">
            <text:p>15117.0490202212</text:p>
          </table:table-cell>
          <table:table-cell office:value-type="float" office:value="128311.357914446" calcext:value-type="float">
            <text:p>128311.357914446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5853.0223855796" calcext:value-type="float">
            <text:p>15853.0223855796</text:p>
          </table:table-cell>
          <table:table-cell office:value-type="float" office:value="137676.489555038" calcext:value-type="float">
            <text:p>137676.489555038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7474.873676675" calcext:value-type="float">
            <text:p>17474.873676675</text:p>
          </table:table-cell>
          <table:table-cell office:value-type="float" office:value="148254.129284608" calcext:value-type="float">
            <text:p>148254.129284608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7689.7599682463" calcext:value-type="float">
            <text:p>17689.7599682463</text:p>
          </table:table-cell>
          <table:table-cell office:value-type="float" office:value="158588.03085054" calcext:value-type="float">
            <text:p>158588.03085054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8161.4125284332" calcext:value-type="float">
            <text:p>18161.4125284332</text:p>
          </table:table-cell>
          <table:table-cell office:value-type="float" office:value="168878.400877319" calcext:value-type="float">
            <text:p>168878.40087731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8321.5606682077" calcext:value-type="float">
            <text:p>18321.5606682077</text:p>
          </table:table-cell>
          <table:table-cell office:value-type="float" office:value="178762.479407363" calcext:value-type="float">
            <text:p>178762.47940736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8905.2379003427" calcext:value-type="float">
            <text:p>18905.2379003427</text:p>
          </table:table-cell>
          <table:table-cell office:value-type="float" office:value="188612.784790304" calcext:value-type="float">
            <text:p>188612.784790304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9788.1076606985" calcext:value-type="float">
            <text:p>19788.1076606985</text:p>
          </table:table-cell>
          <table:table-cell office:value-type="float" office:value="198682.597254785" calcext:value-type="float">
            <text:p>198682.59725478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9886.6563028638" calcext:value-type="float">
            <text:p>19886.6563028638</text:p>
          </table:table-cell>
          <table:table-cell office:value-type="float" office:value="208155.166441153" calcext:value-type="float">
            <text:p>208155.166441153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0049.994758145" calcext:value-type="float">
            <text:p>20049.994758145</text:p>
          </table:table-cell>
          <table:table-cell office:value-type="float" office:value="217070.462248562" calcext:value-type="float">
            <text:p>217070.462248562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9955.5720485278" calcext:value-type="float">
            <text:p>19955.5720485278</text:p>
          </table:table-cell>
          <table:table-cell office:value-type="float" office:value="225161.798052541" calcext:value-type="float">
            <text:p>225161.798052541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0062.4578560694" calcext:value-type="float">
            <text:p>20062.4578560694</text:p>
          </table:table-cell>
          <table:table-cell office:value-type="float" office:value="232628.122472919" calcext:value-type="float">
            <text:p>232628.12247291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9510.1561029056" calcext:value-type="float">
            <text:p>19510.1561029056</text:p>
          </table:table-cell>
          <table:table-cell office:value-type="float" office:value="238816.965848673" calcext:value-type="float">
            <text:p>238816.96584867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18981.0760868532" calcext:value-type="float">
            <text:p>18981.0760868532</text:p>
          </table:table-cell>
          <table:table-cell office:value-type="float" office:value="243765.280544267" calcext:value-type="float">
            <text:p>243765.280544267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18396.9824830761" calcext:value-type="float">
            <text:p>18396.9824830761</text:p>
          </table:table-cell>
          <table:table-cell office:value-type="float" office:value="247451.119549329" calcext:value-type="float">
            <text:p>247451.119549329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7627.5137314066" calcext:value-type="float">
            <text:p>17627.5137314066</text:p>
          </table:table-cell>
          <table:table-cell office:value-type="float" office:value="249728.761210385" calcext:value-type="float">
            <text:p>249728.761210385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6679.8159523202" calcext:value-type="float">
            <text:p>16679.8159523202</text:p>
          </table:table-cell>
          <table:table-cell office:value-type="float" office:value="250466.100574334" calcext:value-type="float">
            <text:p>250466.10057433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5583.6678630223" calcext:value-type="float">
            <text:p>15583.6678630223</text:p>
          </table:table-cell>
          <table:table-cell office:value-type="float" office:value="249583.13271502" calcext:value-type="float">
            <text:p>249583.1327150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5064.4401429804" calcext:value-type="float">
            <text:p>15064.4401429804</text:p>
          </table:table-cell>
          <table:table-cell office:value-type="float" office:value="247716.812026564" calcext:value-type="float">
            <text:p>247716.81202656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4669.5791754009" calcext:value-type="float">
            <text:p>14669.5791754009</text:p>
          </table:table-cell>
          <table:table-cell office:value-type="float" office:value="245080.088516285" calcext:value-type="float">
            <text:p>245080.08851628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3752.6164983887" calcext:value-type="float">
            <text:p>13752.6164983887</text:p>
          </table:table-cell>
          <table:table-cell office:value-type="float" office:value="241239.03816022" calcext:value-type="float">
            <text:p>241239.0381602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2458.0085517281" calcext:value-type="float">
            <text:p>12458.0085517281</text:p>
          </table:table-cell>
          <table:table-cell office:value-type="float" office:value="235913.833620979" calcext:value-type="float">
            <text:p>235913.83362097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1574.1745958655" calcext:value-type="float">
            <text:p>11574.1745958655</text:p>
          </table:table-cell>
          <table:table-cell office:value-type="float" office:value="229612.024961284" calcext:value-type="float">
            <text:p>229612.02496128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0929.2185259107" calcext:value-type="float">
            <text:p>10929.2185259107</text:p>
          </table:table-cell>
          <table:table-cell office:value-type="float" office:value="222666.977862648" calcext:value-type="float">
            <text:p>222666.977862648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9995.28758473927" calcext:value-type="float">
            <text:p>9995.28758473927</text:p>
          </table:table-cell>
          <table:table-cell office:value-type="float" office:value="214877.13548858" calcext:value-type="float">
            <text:p>214877.13548858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9834.10229311424" calcext:value-type="float">
            <text:p>9834.10229311424</text:p>
          </table:table-cell>
          <table:table-cell office:value-type="float" office:value="207104.219905468" calcext:value-type="float">
            <text:p>207104.21990546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9545.5781892251" calcext:value-type="float">
            <text:p>9545.5781892251</text:p>
          </table:table-cell>
          <table:table-cell office:value-type="float" office:value="199311.330779843" calcext:value-type="float">
            <text:p>199311.330779843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9121.2645711108" calcext:value-type="float">
            <text:p>9121.2645711108</text:p>
          </table:table-cell>
          <table:table-cell office:value-type="float" office:value="191440.405534781" calcext:value-type="float">
            <text:p>191440.405534781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8983.24296638827" calcext:value-type="float">
            <text:p>8983.24296638827</text:p>
          </table:table-cell>
          <table:table-cell office:value-type="float" office:value="183847.970345154" calcext:value-type="float">
            <text:p>183847.970345154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8658.76058537007" calcext:value-type="float">
            <text:p>8658.76058537007</text:p>
          </table:table-cell>
          <table:table-cell office:value-type="float" office:value="176393.981949609" calcext:value-type="float">
            <text:p>176393.98194960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8337.79370857946" calcext:value-type="float">
            <text:p>8337.79370857946</text:p>
          </table:table-cell>
          <table:table-cell office:value-type="float" office:value="169135.001338792" calcext:value-type="float">
            <text:p>169135.001338792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7805.42795866432" calcext:value-type="float">
            <text:p>7805.42795866432</text:p>
          </table:table-cell>
          <table:table-cell office:value-type="float" office:value="161892.32061006" calcext:value-type="float">
            <text:p>161892.32061006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7566.71954360252" calcext:value-type="float">
            <text:p>7566.71954360252</text:p>
          </table:table-cell>
          <table:table-cell office:value-type="float" office:value="154960.248105153" calcext:value-type="float">
            <text:p>154960.248105153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7208.53325388276" calcext:value-type="float">
            <text:p>7208.53325388276</text:p>
          </table:table-cell>
          <table:table-cell office:value-type="float" office:value="148249.920698022" calcext:value-type="float">
            <text:p>148249.92069802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7045.13929391945" calcext:value-type="float">
            <text:p>7045.13929391945</text:p>
          </table:table-cell>
          <table:table-cell office:value-type="float" office:value="141945.064345668" calcext:value-type="float">
            <text:p>141945.06434566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7023.075739632" calcext:value-type="float">
            <text:p>7023.075739632</text:p>
          </table:table-cell>
          <table:table-cell office:value-type="float" office:value="136180.444760004" calcext:value-type="float">
            <text:p>136180.444760004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6619.93855009419" calcext:value-type="float">
            <text:p>6619.93855009419</text:p>
          </table:table-cell>
          <table:table-cell office:value-type="float" office:value="130550.885291026" calcext:value-type="float">
            <text:p>130550.885291026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6426.46151547337" calcext:value-type="float">
            <text:p>6426.46151547337</text:p>
          </table:table-cell>
          <table:table-cell office:value-type="float" office:value="125242.387120382" calcext:value-type="float">
            <text:p>125242.387120382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6215.04707199154" calcext:value-type="float">
            <text:p>6215.04707199154</text:p>
          </table:table-cell>
          <table:table-cell office:value-type="float" office:value="120229.55560846" calcext:value-type="float">
            <text:p>120229.55560846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5843.24280837789" calcext:value-type="float">
            <text:p>5843.24280837789</text:p>
          </table:table-cell>
          <table:table-cell office:value-type="float" office:value="115325.745041721" calcext:value-type="float">
            <text:p>115325.74504172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5414.69513143857" calcext:value-type="float">
            <text:p>5414.69513143857</text:p>
          </table:table-cell>
          <table:table-cell office:value-type="float" office:value="110453.081170964" calcext:value-type="float">
            <text:p>110453.081170964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5050.8907231336" calcext:value-type="float">
            <text:p>5050.8907231336</text:p>
          </table:table-cell>
          <table:table-cell office:value-type="float" office:value="105647.082796283" calcext:value-type="float">
            <text:p>105647.082796283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4692.58046680408" calcext:value-type="float">
            <text:p>4692.58046680408</text:p>
          </table:table-cell>
          <table:table-cell office:value-type="float" office:value="100900.680331733" calcext:value-type="float">
            <text:p>100900.680331733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395.62492052868" calcext:value-type="float">
            <text:p>4395.62492052868</text:p>
          </table:table-cell>
          <table:table-cell office:value-type="float" office:value="96251.7138530714" calcext:value-type="float">
            <text:p>96251.713853071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4016.99286786793" calcext:value-type="float">
            <text:p>4016.99286786793</text:p>
          </table:table-cell>
          <table:table-cell office:value-type="float" office:value="91600.2307137016" calcext:value-type="float">
            <text:p>91600.230713701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816.69163715295" calcext:value-type="float">
            <text:p>3816.69163715295</text:p>
          </table:table-cell>
          <table:table-cell office:value-type="float" office:value="87112.2134856152" calcext:value-type="float">
            <text:p>87112.2134856152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496.31787601078" calcext:value-type="float">
            <text:p>3496.31787601078</text:p>
          </table:table-cell>
          <table:table-cell office:value-type="float" office:value="82658.1922524133" calcext:value-type="float">
            <text:p>82658.1922524133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296.117054093" calcext:value-type="float">
            <text:p>3296.117054093</text:p>
          </table:table-cell>
          <table:table-cell office:value-type="float" office:value="78351.0828906692" calcext:value-type="float">
            <text:p>78351.0828906692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151.83399067779" calcext:value-type="float">
            <text:p>3151.83399067779</text:p>
          </table:table-cell>
          <table:table-cell office:value-type="float" office:value="74229.5472764057" calcext:value-type="float">
            <text:p>74229.5472764057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167.33027329042" calcext:value-type="float">
            <text:p>3167.33027329042</text:p>
          </table:table-cell>
          <table:table-cell office:value-type="float" office:value="70447.3582785699" calcext:value-type="float">
            <text:p>70447.3582785699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116.03526887229" calcext:value-type="float">
            <text:p>3116.03526887229</text:p>
          </table:table-cell>
          <table:table-cell office:value-type="float" office:value="66943.1826823654" calcext:value-type="float">
            <text:p>66943.1826823654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799.71667852593" calcext:value-type="float">
            <text:p>2799.71667852593</text:p>
          </table:table-cell>
          <table:table-cell office:value-type="float" office:value="63452.4066579217" calcext:value-type="float">
            <text:p>63452.4066579217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693.84310367783" calcext:value-type="float">
            <text:p>2693.84310367783</text:p>
          </table:table-cell>
          <table:table-cell office:value-type="float" office:value="60169.9918295421" calcext:value-type="float">
            <text:p>60169.9918295421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635.78200679883" calcext:value-type="float">
            <text:p>2635.78200679883</text:p>
          </table:table-cell>
          <table:table-cell office:value-type="float" office:value="57130.7935880721" calcext:value-type="float">
            <text:p>57130.7935880721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2548.82539412468" calcext:value-type="float">
            <text:p>2548.82539412468</text:p>
          </table:table-cell>
          <table:table-cell office:value-type="float" office:value="54300.7085563128" calcext:value-type="float">
            <text:p>54300.7085563128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2462.51826645423" calcext:value-type="float">
            <text:p>2462.51826645423</text:p>
          </table:table-cell>
          <table:table-cell office:value-type="float" office:value="51655.0290980075" calcext:value-type="float">
            <text:p>51655.0290980075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2350.86778691187" calcext:value-type="float">
            <text:p>2350.86778691187</text:p>
          </table:table-cell>
          <table:table-cell office:value-type="float" office:value="49159.6402965662" calcext:value-type="float">
            <text:p>49159.6402965662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2354.38817483121" calcext:value-type="float">
            <text:p>2354.38817483121</text:p>
          </table:table-cell>
          <table:table-cell office:value-type="float" office:value="46919.3294606849" calcext:value-type="float">
            <text:p>46919.3294606849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2250.82215446578" calcext:value-type="float">
            <text:p>2250.82215446578</text:p>
          </table:table-cell>
          <table:table-cell office:value-type="float" office:value="44808.37441113" calcext:value-type="float">
            <text:p>44808.37441113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2051.89071869848" calcext:value-type="float">
            <text:p>2051.89071869848</text:p>
          </table:table-cell>
          <table:table-cell office:value-type="float" office:value="42721.2415046451" calcext:value-type="float">
            <text:p>42721.2415046451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2017.2103412213" calcext:value-type="float">
            <text:p>2017.2103412213</text:p>
          </table:table-cell>
          <table:table-cell office:value-type="float" office:value="40807.8704059401" calcext:value-type="float">
            <text:p>40807.8704059401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934.22377247678" calcext:value-type="float">
            <text:p>1934.22377247678</text:p>
          </table:table-cell>
          <table:table-cell office:value-type="float" office:value="39009.4475901854" calcext:value-type="float">
            <text:p>39009.4475901854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21.37075166304" calcext:value-type="float">
            <text:p>1821.37075166304</text:p>
          </table:table-cell>
          <table:table-cell office:value-type="float" office:value="37277.2324243952" calcext:value-type="float">
            <text:p>37277.2324243952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649.496245931" calcext:value-type="float">
            <text:p>1649.496245931</text:p>
          </table:table-cell>
          <table:table-cell office:value-type="float" office:value="35542.3404476517" calcext:value-type="float">
            <text:p>35542.3404476517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584.74890613088" calcext:value-type="float">
            <text:p>1584.74890613088</text:p>
          </table:table-cell>
          <table:table-cell office:value-type="float" office:value="33897.4524017422" calcext:value-type="float">
            <text:p>33897.4524017422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459.22331129175" calcext:value-type="float">
            <text:p>1459.22331129175</text:p>
          </table:table-cell>
          <table:table-cell office:value-type="float" office:value="32270.2158068057" calcext:value-type="float">
            <text:p>32270.2158068057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403.74585503147" calcext:value-type="float">
            <text:p>1403.74585503147</text:p>
          </table:table-cell>
          <table:table-cell office:value-type="float" office:value="30729.544773919" calcext:value-type="float">
            <text:p>30729.544773919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346.55165289185" calcext:value-type="float">
            <text:p>1346.55165289185</text:p>
          </table:table-cell>
          <table:table-cell office:value-type="float" office:value="29262.6757907436" calcext:value-type="float">
            <text:p>29262.6757907436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338.79860435903" calcext:value-type="float">
            <text:p>1338.79860435903</text:p>
          </table:table-cell>
          <table:table-cell office:value-type="float" office:value="27913.8603579243" calcext:value-type="float">
            <text:p>27913.8603579243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371.74118965356" calcext:value-type="float">
            <text:p>1371.74118965356</text:p>
          </table:table-cell>
          <table:table-cell office:value-type="float" office:value="26721.77369335" calcext:value-type="float">
            <text:p>26721.77369335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258.70784709318" calcext:value-type="float">
            <text:p>1258.70784709318</text:p>
          </table:table-cell>
          <table:table-cell office:value-type="float" office:value="25536.6223129672" calcext:value-type="float">
            <text:p>25536.6223129672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140.16648018841" calcext:value-type="float">
            <text:p>1140.16648018841</text:p>
          </table:table-cell>
          <table:table-cell office:value-type="float" office:value="24346.9708414526" calcext:value-type="float">
            <text:p>24346.9708414526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182.80648601885" calcext:value-type="float">
            <text:p>1182.80648601885</text:p>
          </table:table-cell>
          <table:table-cell office:value-type="float" office:value="23309.0549597383" calcext:value-type="float">
            <text:p>23309.0549597383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244.67272385632" calcext:value-type="float">
            <text:p>1244.67272385632</text:p>
          </table:table-cell>
          <table:table-cell office:value-type="float" office:value="22436.0164458212" calcext:value-type="float">
            <text:p>22436.0164458212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76.08267907177" calcext:value-type="float">
            <text:p>1176.08267907177</text:p>
          </table:table-cell>
          <table:table-cell office:value-type="float" office:value="21593.8189828244" calcext:value-type="float">
            <text:p>21593.8189828244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73.65821066488" calcext:value-type="float">
            <text:p>1073.65821066488</text:p>
          </table:table-cell>
          <table:table-cell office:value-type="float" office:value="20740.2382923959" calcext:value-type="float">
            <text:p>20740.2382923959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1080.81627324344" calcext:value-type="float">
            <text:p>1080.81627324344</text:p>
          </table:table-cell>
          <table:table-cell office:value-type="float" office:value="19981.7202297171" calcext:value-type="float">
            <text:p>19981.7202297171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1070.58438117658" calcext:value-type="float">
            <text:p>1070.58438117658</text:p>
          </table:table-cell>
          <table:table-cell office:value-type="float" office:value="19293.0323332187" calcext:value-type="float">
            <text:p>19293.0323332187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013.27114408145" calcext:value-type="float">
            <text:p>1013.27114408145</text:p>
          </table:table-cell>
          <table:table-cell office:value-type="float" office:value="18620.8139908489" calcext:value-type="float">
            <text:p>18620.8139908489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975.198795201931" calcext:value-type="float">
            <text:p>975.198795201931</text:p>
          </table:table-cell>
          <table:table-cell office:value-type="float" office:value="17976.6499082826" calcext:value-type="float">
            <text:p>17976.6499082826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833.634611575784" calcext:value-type="float">
            <text:p>833.634611575784</text:p>
          </table:table-cell>
          <table:table-cell office:value-type="float" office:value="17253.9090421081" calcext:value-type="float">
            <text:p>17253.9090421081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757.042288654587" calcext:value-type="float">
            <text:p>757.042288654587</text:p>
          </table:table-cell>
          <table:table-cell office:value-type="float" office:value="16517.6979606107" calcext:value-type="float">
            <text:p>16517.6979606107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82.589639091137" calcext:value-type="float">
            <text:p>682.589639091137</text:p>
          </table:table-cell>
          <table:table-cell office:value-type="float" office:value="15762.0179784746" calcext:value-type="float">
            <text:p>15762.0179784746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572.275124572659" calcext:value-type="float">
            <text:p>572.275124572659</text:p>
          </table:table-cell>
          <table:table-cell office:value-type="float" office:value="14947.3311491302" calcext:value-type="float">
            <text:p>14947.3311491302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74.075207024353" calcext:value-type="float">
            <text:p>574.075207024353</text:p>
          </table:table-cell>
          <table:table-cell office:value-type="float" office:value="14184.5571816589" calcext:value-type="float">
            <text:p>14184.5571816589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483.96985119417" calcext:value-type="float">
            <text:p>483.96985119417</text:p>
          </table:table-cell>
          <table:table-cell office:value-type="float" office:value="13381.0711741278" calcext:value-type="float">
            <text:p>13381.0711741278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523.119258291279" calcext:value-type="float">
            <text:p>523.119258291279</text:p>
          </table:table-cell>
          <table:table-cell office:value-type="float" office:value="12666.810520767" calcext:value-type="float">
            <text:p>12666.810520767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526.214588228123" calcext:value-type="float">
            <text:p>526.214588228123</text:p>
          </table:table-cell>
          <table:table-cell office:value-type="float" office:value="12004.6583236165" calcext:value-type="float">
            <text:p>12004.6583236165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498.912517858654" calcext:value-type="float">
            <text:p>498.912517858654</text:p>
          </table:table-cell>
          <table:table-cell office:value-type="float" office:value="11367.5414244864" calcext:value-type="float">
            <text:p>11367.5414244864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533.205081261339" calcext:value-type="float">
            <text:p>533.205081261339</text:p>
          </table:table-cell>
          <table:table-cell office:value-type="float" office:value="10819.5422711743" calcext:value-type="float">
            <text:p>10819.5422711743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34.517537051971" calcext:value-type="float">
            <text:p>634.517537051971</text:p>
          </table:table-cell>
          <table:table-cell office:value-type="float" office:value="10424.9710054606" calcext:value-type="float">
            <text:p>10424.9710054606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39.888754728984" calcext:value-type="float">
            <text:p>639.888754728984</text:p>
          </table:table-cell>
          <table:table-cell office:value-type="float" office:value="10088.5265718276" calcext:value-type="float">
            <text:p>10088.5265718276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18.374750696512" calcext:value-type="float">
            <text:p>618.374750696512</text:p>
          </table:table-cell>
          <table:table-cell office:value-type="float" office:value="9782.37096188552" calcext:value-type="float">
            <text:p>9782.37096188552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599.542595676378" calcext:value-type="float">
            <text:p>599.542595676378</text:p>
          </table:table-cell>
          <table:table-cell office:value-type="float" office:value="9507.35224026072" calcext:value-type="float">
            <text:p>9507.35224026072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1.604961594641" calcext:value-type="float">
            <text:p>601.604961594641</text:p>
          </table:table-cell>
          <table:table-cell office:value-type="float" office:value="9278.44193620322" calcext:value-type="float">
            <text:p>9278.44193620322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01.013546198537" calcext:value-type="float">
            <text:p>601.013546198537</text:p>
          </table:table-cell>
          <table:table-cell office:value-type="float" office:value="9089.48899509514" calcext:value-type="float">
            <text:p>9089.48899509514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584.794146794547" calcext:value-type="float">
            <text:p>584.794146794547</text:p>
          </table:table-cell>
          <table:table-cell office:value-type="float" office:value="8918.61503554921" calcext:value-type="float">
            <text:p>8918.61503554921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527.650730836564" calcext:value-type="float">
            <text:p>527.650730836564</text:p>
          </table:table-cell>
          <table:table-cell office:value-type="float" office:value="8720.12119391096" calcext:value-type="float">
            <text:p>8720.12119391096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516.985933536709" calcext:value-type="float">
            <text:p>516.985933536709</text:p>
          </table:table-cell>
          <table:table-cell office:value-type="float" office:value="8535.12555403593" calcext:value-type="float">
            <text:p>8535.12555403593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479.131606305816" calcext:value-type="float">
            <text:p>479.131606305816</text:p>
          </table:table-cell>
          <table:table-cell office:value-type="float" office:value="8331.92125252513" calcext:value-type="float">
            <text:p>8331.92125252513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10.735991308091" calcext:value-type="float">
            <text:p>510.735991308091</text:p>
          </table:table-cell>
          <table:table-cell office:value-type="float" office:value="8179.38368582614" calcext:value-type="float">
            <text:p>8179.38368582614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02.500743256724" calcext:value-type="float">
            <text:p>502.500743256724</text:p>
          </table:table-cell>
          <table:table-cell office:value-type="float" office:value="8035.02893351139" calcext:value-type="float">
            <text:p>8035.02893351139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13.032723741897" calcext:value-type="float">
            <text:p>513.032723741897</text:p>
          </table:table-cell>
          <table:table-cell office:value-type="float" office:value="7913.04012683556" calcext:value-type="float">
            <text:p>7913.04012683556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70.405124230833" calcext:value-type="float">
            <text:p>570.405124230833</text:p>
          </table:table-cell>
          <table:table-cell office:value-type="float" office:value="7859.21579133054" calcext:value-type="float">
            <text:p>7859.21579133054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47.031210166287" calcext:value-type="float">
            <text:p>547.031210166287</text:p>
          </table:table-cell>
          <table:table-cell office:value-type="float" office:value="7794.58108475571" calcext:value-type="float">
            <text:p>7794.58108475571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62.499773869888" calcext:value-type="float">
            <text:p>562.499773869888</text:p>
          </table:table-cell>
          <table:table-cell office:value-type="float" office:value="7757.70041792307" calcext:value-type="float">
            <text:p>7757.70041792307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64.435327468643" calcext:value-type="float">
            <text:p>564.435327468643</text:p>
          </table:table-cell>
          <table:table-cell office:value-type="float" office:value="7732.16494916863" calcext:value-type="float">
            <text:p>7732.16494916863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614.606779925936" calcext:value-type="float">
            <text:p>614.606779925936</text:p>
          </table:table-cell>
          <table:table-cell office:value-type="float" office:value="7765.66237677053" calcext:value-type="float">
            <text:p>7765.66237677053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63.765605645637" calcext:value-type="float">
            <text:p>563.765605645637</text:p>
          </table:table-cell>
          <table:table-cell office:value-type="float" office:value="7756.82724306055" calcext:value-type="float">
            <text:p>7756.82724306055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490.498208106803" calcext:value-type="float">
            <text:p>490.498208106803</text:p>
          </table:table-cell>
          <table:table-cell office:value-type="float" office:value="7681.41811402215" calcext:value-type="float">
            <text:p>7681.41811402215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465.791276155048" calcext:value-type="float">
            <text:p>465.791276155048</text:p>
          </table:table-cell>
          <table:table-cell office:value-type="float" office:value="7588.17174408022" calcext:value-type="float">
            <text:p>7588.17174408022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473.496537570442" calcext:value-type="float">
            <text:p>473.496537570442</text:p>
          </table:table-cell>
          <table:table-cell office:value-type="float" office:value="7506.64786844073" calcext:value-type="float">
            <text:p>7506.64786844073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361.335135214383" calcext:value-type="float">
            <text:p>361.335135214383</text:p>
          </table:table-cell>
          <table:table-cell office:value-type="float" office:value="7315.90497909476" calcext:value-type="float">
            <text:p>7315.90497909476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244.5414299536" calcext:value-type="float">
            <text:p>244.5414299536</text:p>
          </table:table-cell>
          <table:table-cell office:value-type="float" office:value="7011.48148669921" calcext:value-type="float">
            <text:p>7011.48148669921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244.918500277265" calcext:value-type="float">
            <text:p>244.918500277265</text:p>
          </table:table-cell>
          <table:table-cell office:value-type="float" office:value="6708.8263649639" calcext:value-type="float">
            <text:p>6708.8263649639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196.572952874771" calcext:value-type="float">
            <text:p>196.572952874771</text:p>
          </table:table-cell>
          <table:table-cell office:value-type="float" office:value="6362.15176154181" calcext:value-type="float">
            <text:p>6362.15176154181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163.112360004093" calcext:value-type="float">
            <text:p>163.112360004093</text:p>
          </table:table-cell>
          <table:table-cell office:value-type="float" office:value="5986.19621257244" calcext:value-type="float">
            <text:p>5986.19621257244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183.277654090699" calcext:value-type="float">
            <text:p>183.277654090699</text:p>
          </table:table-cell>
          <table:table-cell office:value-type="float" office:value="5638.44969904819" calcext:value-type="float">
            <text:p>5638.44969904819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160.909764919231" calcext:value-type="float">
            <text:p>160.909764919231</text:p>
          </table:table-cell>
          <table:table-cell office:value-type="float" office:value="5280.46733959128" calcext:value-type="float">
            <text:p>5280.46733959128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143.917988167809" calcext:value-type="float">
            <text:p>143.917988167809</text:p>
          </table:table-cell>
          <table:table-cell office:value-type="float" office:value="4920.20376789771" calcext:value-type="float">
            <text:p>4920.20376789771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146.117056771972" calcext:value-type="float">
            <text:p>146.117056771972</text:p>
          </table:table-cell>
          <table:table-cell office:value-type="float" office:value="4579.3112433121" calcext:value-type="float">
            <text:p>4579.3112433121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158.111689302902" calcext:value-type="float">
            <text:p>158.111689302902</text:p>
          </table:table-cell>
          <table:table-cell office:value-type="float" office:value="4272.41450682822" calcext:value-type="float">
            <text:p>4272.41450682822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161.002960147768" calcext:value-type="float">
            <text:p>161.002960147768</text:p>
          </table:table-cell>
          <table:table-cell office:value-type="float" office:value="3992.99670984418" calcext:value-type="float">
            <text:p>3992.99670984418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67.295053415081" calcext:value-type="float">
            <text:p>167.295053415081</text:p>
          </table:table-cell>
          <table:table-cell office:value-type="float" office:value="3745.68602077644" calcext:value-type="float">
            <text:p>3745.68602077644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58.968787860922" calcext:value-type="float">
            <text:p>158.968787860922</text:p>
          </table:table-cell>
          <table:table-cell office:value-type="float" office:value="3516.00178844242" calcext:value-type="float">
            <text:p>3516.00178844242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10.991745607048" calcext:value-type="float">
            <text:p>210.991745607048</text:p>
          </table:table-cell>
          <table:table-cell office:value-type="float" office:value="3364.12050051834" calcext:value-type="float">
            <text:p>3364.12050051834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31.430441417388" calcext:value-type="float">
            <text:p>231.430441417388</text:p>
          </table:table-cell>
          <table:table-cell office:value-type="float" office:value="3257.79814828904" calcext:value-type="float">
            <text:p>3257.79814828904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88.826285988918" calcext:value-type="float">
            <text:p>188.826285988918</text:p>
          </table:table-cell>
          <table:table-cell office:value-type="float" office:value="3133.10490928156" calcext:value-type="float">
            <text:p>3133.10490928156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82.487686567171" calcext:value-type="float">
            <text:p>182.487686567171</text:p>
          </table:table-cell>
          <table:table-cell office:value-type="float" office:value="3023.29637946445" calcext:value-type="float">
            <text:p>3023.29637946445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56.204016007995" calcext:value-type="float">
            <text:p>156.204016007995</text:p>
          </table:table-cell>
          <table:table-cell office:value-type="float" office:value="2906.42595403149" calcext:value-type="float">
            <text:p>2906.42595403149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74.74131339" calcext:value-type="float">
            <text:p>174.74131339</text:p>
          </table:table-cell>
          <table:table-cell office:value-type="float" office:value="2823.46205301188" calcext:value-type="float">
            <text:p>2823.46205301188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89.347422604357" calcext:value-type="float">
            <text:p>189.347422604357</text:p>
          </table:table-cell>
          <table:table-cell office:value-type="float" office:value="2768.80083160991" calcext:value-type="float">
            <text:p>2768.80083160991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53.18058075361" calcext:value-type="float">
            <text:p>153.18058075361</text:p>
          </table:table-cell>
          <table:table-cell office:value-type="float" office:value="2689.14064301574" calcext:value-type="float">
            <text:p>2689.14064301574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87.711065997923" calcext:value-type="float">
            <text:p>187.711065997923</text:p>
          </table:table-cell>
          <table:table-cell office:value-type="float" office:value="2652.57251192803" calcext:value-type="float">
            <text:p>2652.5725119280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17.52756865487" calcext:value-type="float">
            <text:p>117.52756865487</text:p>
          </table:table-cell>
          <table:table-cell office:value-type="float" office:value="2554.34588006492" calcext:value-type="float">
            <text:p>2554.34588006492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53.510808217128" calcext:value-type="float">
            <text:p>153.510808217128</text:p>
          </table:table-cell>
          <table:table-cell office:value-type="float" office:value="2498.57741480701" calcext:value-type="float">
            <text:p>2498.57741480701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99.376538452814" calcext:value-type="float">
            <text:p>199.376538452814</text:p>
          </table:table-cell>
          <table:table-cell office:value-type="float" office:value="2494.41193476583" calcext:value-type="float">
            <text:p>2494.41193476583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213.120548770105" calcext:value-type="float">
            <text:p>213.120548770105</text:p>
          </table:table-cell>
          <table:table-cell office:value-type="float" office:value="2508.22087148654" calcext:value-type="float">
            <text:p>2508.22087148654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206.778525543667" calcext:value-type="float">
            <text:p>206.778525543667</text:p>
          </table:table-cell>
          <table:table-cell office:value-type="float" office:value="2521.23892170509" calcext:value-type="float">
            <text:p>2521.23892170509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243.527903176803" calcext:value-type="float">
            <text:p>243.527903176803</text:p>
          </table:table-cell>
          <table:table-cell office:value-type="float" office:value="2576.17413845163" calcext:value-type="float">
            <text:p>2576.17413845163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264.679219718658" calcext:value-type="float">
            <text:p>264.679219718658</text:p>
          </table:table-cell>
          <table:table-cell office:value-type="float" office:value="2655.69690223715" calcext:value-type="float">
            <text:p>2655.69690223715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63.895185380756" calcext:value-type="float">
            <text:p>263.895185380756</text:p>
          </table:table-cell>
          <table:table-cell office:value-type="float" office:value="2736.44725674286" calcext:value-type="float">
            <text:p>2736.44725674286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31.644051489875" calcext:value-type="float">
            <text:p>231.644051489875</text:p>
          </table:table-cell>
          <table:table-cell office:value-type="float" office:value="2787.96002847411" calcext:value-type="float">
            <text:p>2787.96002847411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324.481474118552" calcext:value-type="float">
            <text:p>324.481474118552</text:p>
          </table:table-cell>
          <table:table-cell office:value-type="float" office:value="2933.78994280755" calcext:value-type="float">
            <text:p>2933.78994280755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344.933825413692" calcext:value-type="float">
            <text:p>344.933825413692</text:p>
          </table:table-cell>
          <table:table-cell office:value-type="float" office:value="3097.99273142669" calcext:value-type="float">
            <text:p>3097.99273142669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393.825975106785" calcext:value-type="float">
            <text:p>393.825975106785</text:p>
          </table:table-cell>
          <table:table-cell office:value-type="float" office:value="3308.68596473653" calcext:value-type="float">
            <text:p>3308.68596473653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410.143256357739" calcext:value-type="float">
            <text:p>410.143256357739</text:p>
          </table:table-cell>
          <table:table-cell office:value-type="float" office:value="3531.65815356281" calcext:value-type="float">
            <text:p>3531.65815356281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395.07981715257" calcext:value-type="float">
            <text:p>395.07981715257</text:p>
          </table:table-cell>
          <table:table-cell office:value-type="float" office:value="3733.15926901353" calcext:value-type="float">
            <text:p>3733.15926901353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375.406892499867" calcext:value-type="float">
            <text:p>375.406892499867</text:p>
          </table:table-cell>
          <table:table-cell office:value-type="float" office:value="3907.78873808615" calcext:value-type="float">
            <text:p>3907.78873808615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45.938572262837" calcext:value-type="float">
            <text:p>345.938572262837</text:p>
          </table:table-cell>
          <table:table-cell office:value-type="float" office:value="4043.86527367509" calcext:value-type="float">
            <text:p>4043.86527367509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280.691653502982" calcext:value-type="float">
            <text:p>280.691653502982</text:p>
          </table:table-cell>
          <table:table-cell office:value-type="float" office:value="4103.61584268712" calcext:value-type="float">
            <text:p>4103.61584268712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243.407864408973" calcext:value-type="float">
            <text:p>243.407864408973</text:p>
          </table:table-cell>
          <table:table-cell office:value-type="float" office:value="4113.59580305842" calcext:value-type="float">
            <text:p>4113.59580305842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252.733624798612" calcext:value-type="float">
            <text:p>252.733624798612</text:p>
          </table:table-cell>
          <table:table-cell office:value-type="float" office:value="4119.97893576981" calcext:value-type="float">
            <text:p>4119.97893576981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246.392013674891" calcext:value-type="float">
            <text:p>246.392013674891</text:p>
          </table:table-cell>
          <table:table-cell office:value-type="float" office:value="4107.26814022698" calcext:value-type="float">
            <text:p>4107.26814022698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311.446871355013" calcext:value-type="float">
            <text:p>311.446871355013</text:p>
          </table:table-cell>
          <table:table-cell office:value-type="float" office:value="4148.22842978474" calcext:value-type="float">
            <text:p>4148.22842978474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306.222167229311" calcext:value-type="float">
            <text:p>306.222167229311</text:p>
          </table:table-cell>
          <table:table-cell office:value-type="float" office:value="4173.35791642416" calcext:value-type="float">
            <text:p>4173.35791642416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310.16493718989" calcext:value-type="float">
            <text:p>310.16493718989</text:p>
          </table:table-cell>
          <table:table-cell office:value-type="float" office:value="4194.69603006011" calcext:value-type="float">
            <text:p>4194.69603006011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340.817797620881" calcext:value-type="float">
            <text:p>340.817797620881</text:p>
          </table:table-cell>
          <table:table-cell office:value-type="float" office:value="4242.14352449209" calcext:value-type="float">
            <text:p>4242.14352449209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338.728980371655" calcext:value-type="float">
            <text:p>338.728980371655</text:p>
          </table:table-cell>
          <table:table-cell office:value-type="float" office:value="4283.95575560679" calcext:value-type="float">
            <text:p>4283.95575560679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87.186648848959" calcext:value-type="float">
            <text:p>387.186648848959</text:p>
          </table:table-cell>
          <table:table-cell office:value-type="float" office:value="4372.30834212061" calcext:value-type="float">
            <text:p>4372.30834212061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471.613403723089" calcext:value-type="float">
            <text:p>471.613403723089</text:p>
          </table:table-cell>
          <table:table-cell office:value-type="float" office:value="4543.14215377255" calcext:value-type="float">
            <text:p>4543.14215377255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484.328093842361" calcext:value-type="float">
            <text:p>484.328093842361</text:p>
          </table:table-cell>
          <table:table-cell office:value-type="float" office:value="4725.17171347004" calcext:value-type="float">
            <text:p>4725.17171347004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581.062382954276" calcext:value-type="float">
            <text:p>581.062382954276</text:p>
          </table:table-cell>
          <table:table-cell office:value-type="float" office:value="5002.9874301538" calcext:value-type="float">
            <text:p>5002.9874301538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766.320063391629" calcext:value-type="float">
            <text:p>766.320063391629</text:p>
          </table:table-cell>
          <table:table-cell office:value-type="float" office:value="5462.80658412643" calcext:value-type="float">
            <text:p>5462.80658412643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896.306657630966" calcext:value-type="float">
            <text:p>896.306657630966</text:p>
          </table:table-cell>
          <table:table-cell office:value-type="float" office:value="6049.52653730143" calcext:value-type="float">
            <text:p>6049.52653730143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133.08525967482" calcext:value-type="float">
            <text:p>1133.08525967482</text:p>
          </table:table-cell>
          <table:table-cell office:value-type="float" office:value="6865.35610340876" calcext:value-type="float">
            <text:p>6865.35610340876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178.38594906422" calcext:value-type="float">
            <text:p>1178.38594906422</text:p>
          </table:table-cell>
          <table:table-cell office:value-type="float" office:value="7715.09474383462" calcext:value-type="float">
            <text:p>7715.09474383462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1295.51783825032" calcext:value-type="float">
            <text:p>1295.51783825032</text:p>
          </table:table-cell>
          <table:table-cell office:value-type="float" office:value="8666.10983313054" calcext:value-type="float">
            <text:p>8666.10983313054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1258.62432019722" calcext:value-type="float">
            <text:p>1258.62432019722</text:p>
          </table:table-cell>
          <table:table-cell office:value-type="float" office:value="9558.04462927504" calcext:value-type="float">
            <text:p>9558.04462927504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329.23482051462" calcext:value-type="float">
            <text:p>1329.23482051462</text:p>
          </table:table-cell>
          <table:table-cell office:value-type="float" office:value="10489.7597864167" calcext:value-type="float">
            <text:p>10489.7597864167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301.31320162162" calcext:value-type="float">
            <text:p>1301.31320162162</text:p>
          </table:table-cell>
          <table:table-cell office:value-type="float" office:value="11354.6785731979" calcext:value-type="float">
            <text:p>11354.6785731979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311.02258094788" calcext:value-type="float">
            <text:p>1311.02258094788</text:p>
          </table:table-cell>
          <table:table-cell office:value-type="float" office:value="12182.7156973141" calcext:value-type="float">
            <text:p>12182.7156973141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390.79594738378" calcext:value-type="float">
            <text:p>1390.79594738378</text:p>
          </table:table-cell>
          <table:table-cell office:value-type="float" office:value="13037.3256984626" calcext:value-type="float">
            <text:p>13037.3256984626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78.81245733487" calcext:value-type="float">
            <text:p>1578.81245733487</text:p>
          </table:table-cell>
          <table:table-cell office:value-type="float" office:value="14019.0580134941" calcext:value-type="float">
            <text:p>14019.0580134941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721.42595908856" calcext:value-type="float">
            <text:p>1721.42595908856</text:p>
          </table:table-cell>
          <table:table-cell office:value-type="float" office:value="15080.3801573427" calcext:value-type="float">
            <text:p>15080.3801573427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867.97530289536" calcext:value-type="float">
            <text:p>1867.97530289536</text:p>
          </table:table-cell>
          <table:table-cell office:value-type="float" office:value="16222.632734274" calcext:value-type="float">
            <text:p>16222.632734274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915.38128433096" calcext:value-type="float">
            <text:p>1915.38128433096</text:p>
          </table:table-cell>
          <table:table-cell office:value-type="float" office:value="17345.9984558429" calcext:value-type="float">
            <text:p>17345.9984558429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2016.24884321513" calcext:value-type="float">
            <text:p>2016.24884321513</text:p>
          </table:table-cell>
          <table:table-cell office:value-type="float" office:value="18503.1918104851" calcext:value-type="float">
            <text:p>18503.1918104851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2105.56798985965" calcext:value-type="float">
            <text:p>2105.56798985965</text:p>
          </table:table-cell>
          <table:table-cell office:value-type="float" office:value="19681.0086028748" calcext:value-type="float">
            <text:p>19681.0086028748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2186.83679532008" calcext:value-type="float">
            <text:p>2186.83679532008</text:p>
          </table:table-cell>
          <table:table-cell office:value-type="float" office:value="20869.4081213796" calcext:value-type="float">
            <text:p>20869.4081213796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2359.96731938106" calcext:value-type="float">
            <text:p>2359.96731938106</text:p>
          </table:table-cell>
          <table:table-cell office:value-type="float" office:value="22158.3604664716" calcext:value-type="float">
            <text:p>22158.3604664716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2371.283917061" calcext:value-type="float">
            <text:p>2371.283917061</text:p>
          </table:table-cell>
          <table:table-cell office:value-type="float" office:value="23382.8604307868" calcext:value-type="float">
            <text:p>23382.8604307868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2442.79954483819" calcext:value-type="float">
            <text:p>2442.79954483819</text:p>
          </table:table-cell>
          <table:table-cell office:value-type="float" office:value="24599.705914776" calcext:value-type="float">
            <text:p>24599.705914776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2655.72854350923" calcext:value-type="float">
            <text:p>2655.72854350923</text:p>
          </table:table-cell>
          <table:table-cell office:value-type="float" office:value="25948.1407997074" calcext:value-type="float">
            <text:p>25948.1407997074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2874.66003778171" calcext:value-type="float">
            <text:p>2874.66003778171</text:p>
          </table:table-cell>
          <table:table-cell office:value-type="float" office:value="27430.7080469073" calcext:value-type="float">
            <text:p>27430.7080469073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3151.82102574832" calcext:value-type="float">
            <text:p>3151.82102574832</text:p>
          </table:table-cell>
          <table:table-cell office:value-type="float" office:value="29105.0365493422" calcext:value-type="float">
            <text:p>29105.0365493422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3315.5918210389" calcext:value-type="float">
            <text:p>3315.5918210389</text:p>
          </table:table-cell>
          <table:table-cell office:value-type="float" office:value="30855.456257979" calcext:value-type="float">
            <text:p>30855.456257979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3479.42731510711" calcext:value-type="float">
            <text:p>3479.42731510711</text:p>
          </table:table-cell>
          <table:table-cell office:value-type="float" office:value="32678.8699542286" calcext:value-type="float">
            <text:p>32678.8699542286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3841.26292399986" calcext:value-type="float">
            <text:p>3841.26292399986</text:p>
          </table:table-cell>
          <table:table-cell office:value-type="float" office:value="34770.0708487064" calcext:value-type="float">
            <text:p>34770.0708487064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4139.5210863131" calcext:value-type="float">
            <text:p>4139.5210863131</text:p>
          </table:table-cell>
          <table:table-cell office:value-type="float" office:value="37059.5193328463" calcext:value-type="float">
            <text:p>37059.5193328463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4578.56474127172" calcext:value-type="float">
            <text:p>4578.56474127172</text:p>
          </table:table-cell>
          <table:table-cell office:value-type="float" office:value="39681.2155153998" calcext:value-type="float">
            <text:p>39681.2155153998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4862.89771116094" calcext:value-type="float">
            <text:p>4862.89771116094</text:p>
          </table:table-cell>
          <table:table-cell office:value-type="float" office:value="42474.1210225153" calcext:value-type="float">
            <text:p>42474.1210225153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5056.24993015743" calcext:value-type="float">
            <text:p>5056.24993015743</text:p>
          </table:table-cell>
          <table:table-cell office:value-type="float" office:value="45336.360535577" calcext:value-type="float">
            <text:p>45336.360535577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5135.05355662617" calcext:value-type="float">
            <text:p>5135.05355662617</text:p>
          </table:table-cell>
          <table:table-cell office:value-type="float" office:value="48140.8411668149" calcext:value-type="float">
            <text:p>48140.8411668149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5372.33782625154" calcext:value-type="float">
            <text:p>5372.33782625154</text:p>
          </table:table-cell>
          <table:table-cell office:value-type="float" office:value="51034.5748540728" calcext:value-type="float">
            <text:p>51034.5748540728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5644.56918084995" calcext:value-type="float">
            <text:p>5644.56918084995</text:p>
          </table:table-cell>
          <table:table-cell office:value-type="float" office:value="54037.4470791762" calcext:value-type="float">
            <text:p>54037.4470791762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6077.79463375628" calcext:value-type="float">
            <text:p>6077.79463375628</text:p>
          </table:table-cell>
          <table:table-cell office:value-type="float" office:value="57301.2180073819" calcext:value-type="float">
            <text:p>57301.2180073819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6467.30136726116" calcext:value-type="float">
            <text:p>6467.30136726116</text:p>
          </table:table-cell>
          <table:table-cell office:value-type="float" office:value="60769.1147955724" calcext:value-type="float">
            <text:p>60769.1147955724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6726.78342535063" calcext:value-type="float">
            <text:p>6726.78342535063</text:p>
          </table:table-cell>
          <table:table-cell office:value-type="float" office:value="64303.4674821255" calcext:value-type="float">
            <text:p>64303.4674821255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7035.64319954574" calcext:value-type="float">
            <text:p>7035.64319954574</text:p>
          </table:table-cell>
          <table:table-cell office:value-type="float" office:value="67941.946848081" calcext:value-type="float">
            <text:p>67941.946848081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7092.74255155457" calcext:value-type="float">
            <text:p>7092.74255155457</text:p>
          </table:table-cell>
          <table:table-cell office:value-type="float" office:value="71425.2291339882" calcext:value-type="float">
            <text:p>71425.2291339882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7407.01052056966" calcext:value-type="float">
            <text:p>7407.01052056966</text:p>
          </table:table-cell>
          <table:table-cell office:value-type="float" office:value="75000.3954529078" calcext:value-type="float">
            <text:p>75000.3954529078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7876.58636390511" calcext:value-type="float">
            <text:p>7876.58636390511</text:p>
          </table:table-cell>
          <table:table-cell office:value-type="float" office:value="78812.7185218602" calcext:value-type="float">
            <text:p>78812.7185218602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8361.54773196695" calcext:value-type="float">
            <text:p>8361.54773196695</text:p>
          </table:table-cell>
          <table:table-cell office:value-type="float" office:value="82868.1868969585" calcext:value-type="float">
            <text:p>82868.1868969585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8754.39135844715" calcext:value-type="float">
            <text:p>8754.39135844715</text:p>
          </table:table-cell>
          <table:table-cell office:value-type="float" office:value="87069.2604787478" calcext:value-type="float">
            <text:p>87069.2604787478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9215.50376780417" calcext:value-type="float">
            <text:p>9215.50376780417</text:p>
          </table:table-cell>
          <table:table-cell office:value-type="float" office:value="91478.1652377608" calcext:value-type="float">
            <text:p>91478.1652377608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0239.831372797" calcext:value-type="float">
            <text:p>10239.831372797</text:p>
          </table:table-cell>
          <table:table-cell office:value-type="float" office:value="96653.3679356143" calcext:value-type="float">
            <text:p>96653.3679356143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1202.8490533686" calcext:value-type="float">
            <text:p>11202.8490533686</text:p>
          </table:table-cell>
          <table:table-cell office:value-type="float" office:value="102524.868303283" calcext:value-type="float">
            <text:p>102524.868303283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2048.6310659894" calcext:value-type="float">
            <text:p>12048.6310659894</text:p>
          </table:table-cell>
          <table:table-cell office:value-type="float" office:value="108965.985410039" calcext:value-type="float">
            <text:p>108965.985410039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12484.7614565376" calcext:value-type="float">
            <text:p>12484.7614565376</text:p>
          </table:table-cell>
          <table:table-cell office:value-type="float" office:value="115553.653869961" calcext:value-type="float">
            <text:p>115553.653869961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12882.4025289278" calcext:value-type="float">
            <text:p>12882.4025289278</text:p>
          </table:table-cell>
          <table:table-cell office:value-type="float" office:value="122228.837993388" calcext:value-type="float">
            <text:p>122228.837993388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3146.8058547027" calcext:value-type="float">
            <text:p>13146.8058547027</text:p>
          </table:table-cell>
          <table:table-cell office:value-type="float" office:value="128836.677306646" calcext:value-type="float">
            <text:p>128836.677306646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3275.7655489517" calcext:value-type="float">
            <text:p>13275.7655489517</text:p>
          </table:table-cell>
          <table:table-cell office:value-type="float" office:value="135211.923937485" calcext:value-type="float">
            <text:p>135211.923937485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13161.4526554752" calcext:value-type="float">
            <text:p>13161.4526554752</text:p>
          </table:table-cell>
          <table:table-cell office:value-type="float" office:value="141079.449159096" calcext:value-type="float">
            <text:p>141079.449159096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2893.8569266439" calcext:value-type="float">
            <text:p>12893.8569266439</text:p>
          </table:table-cell>
          <table:table-cell office:value-type="float" office:value="146259.197946865" calcext:value-type="float">
            <text:p>146259.197946865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2611.9324572974" calcext:value-type="float">
            <text:p>12611.9324572974</text:p>
          </table:table-cell>
          <table:table-cell office:value-type="float" office:value="150714.796242228" calcext:value-type="float">
            <text:p>150714.796242228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12448.2675481536" calcext:value-type="float">
            <text:p>12448.2675481536</text:p>
          </table:table-cell>
          <table:table-cell office:value-type="float" office:value="154554.170119498" calcext:value-type="float">
            <text:p>154554.170119498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1966.2534251057" calcext:value-type="float">
            <text:p>11966.2534251057</text:p>
          </table:table-cell>
          <table:table-cell office:value-type="float" office:value="157457.381873786" calcext:value-type="float">
            <text:p>157457.381873786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1509.2614802362" calcext:value-type="float">
            <text:p>11509.2614802362</text:p>
          </table:table-cell>
          <table:table-cell office:value-type="float" office:value="159456.793390262" calcext:value-type="float">
            <text:p>159456.793390262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1077.0150309253" calcext:value-type="float">
            <text:p>11077.0150309253</text:p>
          </table:table-cell>
          <table:table-cell office:value-type="float" office:value="160601.579950957" calcext:value-type="float">
            <text:p>160601.579950957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0668.8758582541" calcext:value-type="float">
            <text:p>10668.8758582541</text:p>
          </table:table-cell>
          <table:table-cell office:value-type="float" office:value="160947.846057763" calcext:value-type="float">
            <text:p>160947.846057763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9833.65845414427" calcext:value-type="float">
            <text:p>9833.65845414427</text:p>
          </table:table-cell>
          <table:table-cell office:value-type="float" office:value="160115.802092157" calcext:value-type="float">
            <text:p>160115.802092157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8873.4587161816" calcext:value-type="float">
            <text:p>8873.4587161816</text:p>
          </table:table-cell>
          <table:table-cell office:value-type="float" office:value="158034.076307115" calcext:value-type="float">
            <text:p>158034.076307115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8644.74960723309" calcext:value-type="float">
            <text:p>8644.74960723309</text:p>
          </table:table-cell>
          <table:table-cell office:value-type="float" office:value="155494.072745435" calcext:value-type="float">
            <text:p>155494.072745435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8451.30850840684" calcext:value-type="float">
            <text:p>8451.30850840684</text:p>
          </table:table-cell>
          <table:table-cell office:value-type="float" office:value="152591.331224335" calcext:value-type="float">
            <text:p>152591.331224335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7868.18715764319" calcext:value-type="float">
            <text:p>7868.18715764319</text:p>
          </table:table-cell>
          <table:table-cell office:value-type="float" office:value="149003.159182535" calcext:value-type="float">
            <text:p>149003.159182535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7874.10412065422" calcext:value-type="float">
            <text:p>7874.10412065422</text:p>
          </table:table-cell>
          <table:table-cell office:value-type="float" office:value="145384.88929105" calcext:value-type="float">
            <text:p>145384.88929105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7876.05148264524" calcext:value-type="float">
            <text:p>7876.05148264524</text:p>
          </table:table-cell>
          <table:table-cell office:value-type="float" office:value="141800.877405511" calcext:value-type="float">
            <text:p>141800.877405511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8194.64169546674" calcext:value-type="float">
            <text:p>8194.64169546674</text:p>
          </table:table-cell>
          <table:table-cell office:value-type="float" office:value="138632.510645091" calcext:value-type="float">
            <text:p>138632.510645091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8419.15889337762" calcext:value-type="float">
            <text:p>8419.15889337762</text:p>
          </table:table-cell>
          <table:table-cell office:value-type="float" office:value="135839.353548094" calcext:value-type="float">
            <text:p>135839.353548094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8463.67087602197" calcext:value-type="float">
            <text:p>8463.67087602197</text:p>
          </table:table-cell>
          <table:table-cell office:value-type="float" office:value="133289.833675605" calcext:value-type="float">
            <text:p>133289.83367560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8701.03684012596" calcext:value-type="float">
            <text:p>8701.03684012596</text:p>
          </table:table-cell>
          <table:table-cell office:value-type="float" office:value="131203.217053827" calcext:value-type="float">
            <text:p>131203.217053827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8596.11691725493" calcext:value-type="float">
            <text:p>8596.11691725493</text:p>
          </table:table-cell>
          <table:table-cell office:value-type="float" office:value="129252.702878459" calcext:value-type="float">
            <text:p>129252.702878459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8574.93417250693" calcext:value-type="float">
            <text:p>8574.93417250693</text:p>
          </table:table-cell>
          <table:table-cell office:value-type="float" office:value="127527.164349098" calcext:value-type="float">
            <text:p>127527.16434909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8492.31199661689" calcext:value-type="float">
            <text:p>8492.31199661689</text:p>
          </table:table-cell>
          <table:table-cell office:value-type="float" office:value="125960.564366541" calcext:value-type="float">
            <text:p>125960.564366541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8432.99060920771" calcext:value-type="float">
            <text:p>8432.99060920771</text:p>
          </table:table-cell>
          <table:table-cell office:value-type="float" office:value="124559.886697305" calcext:value-type="float">
            <text:p>124559.886697305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8484.08808217659" calcext:value-type="float">
            <text:p>8484.08808217659</text:p>
          </table:table-cell>
          <table:table-cell office:value-type="float" office:value="123405.782999364" calcext:value-type="float">
            <text:p>123405.782999364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8512.71359546674" calcext:value-type="float">
            <text:p>8512.71359546674</text:p>
          </table:table-cell>
          <table:table-cell office:value-type="float" office:value="122455.711095549" calcext:value-type="float">
            <text:p>122455.711095549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8568.97573142548" calcext:value-type="float">
            <text:p>8568.97573142548</text:p>
          </table:table-cell>
          <table:table-cell office:value-type="float" office:value="121717.169128067" calcext:value-type="float">
            <text:p>121717.169128067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8657.52087323293" calcext:value-type="float">
            <text:p>8657.52087323293</text:p>
          </table:table-cell>
          <table:table-cell office:value-type="float" office:value="121207.413447286" calcext:value-type="float">
            <text:p>121207.413447286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8432.01992034253" calcext:value-type="float">
            <text:p>8432.01992034253</text:p>
          </table:table-cell>
          <table:table-cell office:value-type="float" office:value="120591.260355871" calcext:value-type="float">
            <text:p>120591.260355871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7740.11475251317" calcext:value-type="float">
            <text:p>7740.11475251317</text:p>
          </table:table-cell>
          <table:table-cell office:value-type="float" office:value="119384.556844082" calcext:value-type="float">
            <text:p>119384.556844082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7752.657646402" calcext:value-type="float">
            <text:p>7752.657646402</text:p>
          </table:table-cell>
          <table:table-cell office:value-type="float" office:value="118275.765313307" calcext:value-type="float">
            <text:p>118275.765313307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7603.1175660139" calcext:value-type="float">
            <text:p>7603.1175660139</text:p>
          </table:table-cell>
          <table:table-cell office:value-type="float" office:value="117091.608474143" calcext:value-type="float">
            <text:p>117091.608474143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7404.91937120894" calcext:value-type="float">
            <text:p>7404.91937120894</text:p>
          </table:table-cell>
          <table:table-cell office:value-type="float" office:value="115774.976110499" calcext:value-type="float">
            <text:p>115774.976110499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7444.13318921677" calcext:value-type="float">
            <text:p>7444.13318921677</text:p>
          </table:table-cell>
          <table:table-cell office:value-type="float" office:value="114557.565768743" calcext:value-type="float">
            <text:p>114557.565768743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7168.03361990501" calcext:value-type="float">
            <text:p>7168.03361990501</text:p>
          </table:table-cell>
          <table:table-cell office:value-type="float" office:value="113121.190242033" calcext:value-type="float">
            <text:p>113121.190242033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7032.70970684285" calcext:value-type="float">
            <text:p>7032.70970684285</text:p>
          </table:table-cell>
          <table:table-cell office:value-type="float" office:value="111615.299769215" calcext:value-type="float">
            <text:p>111615.299769215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6789.53411467404" calcext:value-type="float">
            <text:p>6789.53411467404</text:p>
          </table:table-cell>
          <table:table-cell office:value-type="float" office:value="109936.370423762" calcext:value-type="float">
            <text:p>109936.370423762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6819.14132193073" calcext:value-type="float">
            <text:p>6819.14132193073</text:p>
          </table:table-cell>
          <table:table-cell office:value-type="float" office:value="108363.324852977" calcext:value-type="float">
            <text:p>108363.324852977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6701.94080510422" calcext:value-type="float">
            <text:p>6701.94080510422</text:p>
          </table:table-cell>
          <table:table-cell office:value-type="float" office:value="106756.614298971" calcext:value-type="float">
            <text:p>106756.614298971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6485.94072089606" calcext:value-type="float">
            <text:p>6485.94072089606</text:p>
          </table:table-cell>
          <table:table-cell office:value-type="float" office:value="105032.635297429" calcext:value-type="float">
            <text:p>105032.635297429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6396.88843011839" calcext:value-type="float">
            <text:p>6396.88843011839</text:p>
          </table:table-cell>
          <table:table-cell office:value-type="float" office:value="103326.633574594" calcext:value-type="float">
            <text:p>103326.633574594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6469.61522912864" calcext:value-type="float">
            <text:p>6469.61522912864</text:p>
          </table:table-cell>
          <table:table-cell office:value-type="float" office:value="101793.510045618" calcext:value-type="float">
            <text:p>101793.510045618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6283.5104813044" calcext:value-type="float">
            <text:p>6283.5104813044</text:p>
          </table:table-cell>
          <table:table-cell office:value-type="float" office:value="100180.973809512" calcext:value-type="float">
            <text:p>100180.973809512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6308.06826123936" calcext:value-type="float">
            <text:p>6308.06826123936</text:p>
          </table:table-cell>
          <table:table-cell office:value-type="float" office:value="98711.8695239665" calcext:value-type="float">
            <text:p>98711.8695239665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6430.53511777224" calcext:value-type="float">
            <text:p>6430.53511777224</text:p>
          </table:table-cell>
          <table:table-cell office:value-type="float" office:value="97476.9302414969" calcext:value-type="float">
            <text:p>97476.9302414969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6301.00096658218" calcext:value-type="float">
            <text:p>6301.00096658218</text:p>
          </table:table-cell>
          <table:table-cell office:value-type="float" office:value="96227.297296351" calcext:value-type="float">
            <text:p>96227.297296351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6131.36369807141" calcext:value-type="float">
            <text:p>6131.36369807141</text:p>
          </table:table-cell>
          <table:table-cell office:value-type="float" office:value="94918.4621383724" calcext:value-type="float">
            <text:p>94918.4621383724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6195.45839990423" calcext:value-type="float">
            <text:p>6195.45839990423</text:p>
          </table:table-cell>
          <table:table-cell office:value-type="float" office:value="93785.3402950217" calcext:value-type="float">
            <text:p>93785.3402950217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6050.86434262039" calcext:value-type="float">
            <text:p>6050.86434262039</text:p>
          </table:table-cell>
          <table:table-cell office:value-type="float" office:value="92619.4420367638" calcext:value-type="float">
            <text:p>92619.4420367638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880.89074395739" calcext:value-type="float">
            <text:p>5880.89074395739</text:p>
          </table:table-cell>
          <table:table-cell office:value-type="float" office:value="91387.498353491" calcext:value-type="float">
            <text:p>91387.498353491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922.5361330024" calcext:value-type="float">
            <text:p>5922.5361330024</text:p>
          </table:table-cell>
          <table:table-cell office:value-type="float" office:value="90302.1649398475" calcext:value-type="float">
            <text:p>90302.1649398475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753.46789287669" calcext:value-type="float">
            <text:p>5753.46789287669</text:p>
          </table:table-cell>
          <table:table-cell office:value-type="float" office:value="89145.4026360444" calcext:value-type="float">
            <text:p>89145.4026360444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799.81658066017" calcext:value-type="float">
            <text:p>5799.81658066017</text:p>
          </table:table-cell>
          <table:table-cell office:value-type="float" office:value="88128.6467242805" calcext:value-type="float">
            <text:p>88128.6467242805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801.3027581602" calcext:value-type="float">
            <text:p>5801.3027581602</text:p>
          </table:table-cell>
          <table:table-cell office:value-type="float" office:value="87202.1755449786" calcext:value-type="float">
            <text:p>87202.1755449786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722.1045088528" calcext:value-type="float">
            <text:p>5722.1045088528</text:p>
          </table:table-cell>
          <table:table-cell office:value-type="float" office:value="86279.8675594662" calcext:value-type="float">
            <text:p>86279.8675594662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659.87064548998" calcext:value-type="float">
            <text:p>5659.87064548998</text:p>
          </table:table-cell>
          <table:table-cell office:value-type="float" office:value="85376.2823112855" calcext:value-type="float">
            <text:p>85376.2823112855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593.09131842634" calcext:value-type="float">
            <text:p>5593.09131842634</text:p>
          </table:table-cell>
          <table:table-cell office:value-type="float" office:value="84483.6025062594" calcext:value-type="float">
            <text:p>84483.6025062594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410.9814138134" calcext:value-type="float">
            <text:p>5410.9814138134</text:p>
          </table:table-cell>
          <table:table-cell office:value-type="float" office:value="83483.2128255949" calcext:value-type="float">
            <text:p>83483.2128255949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653.12639051479" calcext:value-type="float">
            <text:p>5653.12639051479</text:p>
          </table:table-cell>
          <table:table-cell office:value-type="float" office:value="82801.9461396181" calcext:value-type="float">
            <text:p>82801.9461396181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623.08803578699" calcext:value-type="float">
            <text:p>5623.08803578699</text:p>
          </table:table-cell>
          <table:table-cell office:value-type="float" office:value="82171.8516075045" calcext:value-type="float">
            <text:p>82171.8516075045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379.01637650281" calcext:value-type="float">
            <text:p>5379.01637650281</text:p>
          </table:table-cell>
          <table:table-cell office:value-type="float" office:value="81362.5957415596" calcext:value-type="float">
            <text:p>81362.5957415596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555.24729584064" calcext:value-type="float">
            <text:p>5555.24729584064</text:p>
          </table:table-cell>
          <table:table-cell office:value-type="float" office:value="80795.2827236134" calcext:value-type="float">
            <text:p>80795.2827236134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753.32536950305" calcext:value-type="float">
            <text:p>5753.32536950305</text:p>
          </table:table-cell>
          <table:table-cell office:value-type="float" office:value="80489.687575109" calcext:value-type="float">
            <text:p>80489.687575109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6139.55059034547" calcext:value-type="float">
            <text:p>6139.55059034547</text:p>
          </table:table-cell>
          <table:table-cell office:value-type="float" office:value="80626.839892955" calcext:value-type="float">
            <text:p>80626.839892955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6273.28070941405" calcext:value-type="float">
            <text:p>6273.28070941405</text:p>
          </table:table-cell>
          <table:table-cell office:value-type="float" office:value="80956.5999552412" calcext:value-type="float">
            <text:p>80956.5999552412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6473.10309656255" calcext:value-type="float">
            <text:p>6473.10309656255</text:p>
          </table:table-cell>
          <table:table-cell office:value-type="float" office:value="81537.0975985141" calcext:value-type="float">
            <text:p>81537.0975985141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639.9383127772" calcext:value-type="float">
            <text:p>6639.9383127772</text:p>
          </table:table-cell>
          <table:table-cell office:value-type="float" office:value="82329.545092508" calcext:value-type="float">
            <text:p>82329.545092508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7022.76602003747" calcext:value-type="float">
            <text:p>7022.76602003747</text:p>
          </table:table-cell>
          <table:table-cell office:value-type="float" office:value="83534.4884400999" calcext:value-type="float">
            <text:p>83534.4884400999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7229.14827953306" calcext:value-type="float">
            <text:p>7229.14827953306</text:p>
          </table:table-cell>
          <table:table-cell office:value-type="float" office:value="84965.2293841938" calcext:value-type="float">
            <text:p>84965.2293841938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7713.84504600884" calcext:value-type="float">
            <text:p>7713.84504600884</text:p>
          </table:table-cell>
          <table:table-cell office:value-type="float" office:value="86885.9795046186" calcext:value-type="float">
            <text:p>86885.9795046186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7940.38465526282" calcext:value-type="float">
            <text:p>7940.38465526282</text:p>
          </table:table-cell>
          <table:table-cell office:value-type="float" office:value="89018.3138547712" calcext:value-type="float">
            <text:p>89018.3138547712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986.80045559632" calcext:value-type="float">
            <text:p>7986.80045559632</text:p>
          </table:table-cell>
          <table:table-cell office:value-type="float" office:value="91159.9758745421" calcext:value-type="float">
            <text:p>91159.9758745421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8101.23159856183" calcext:value-type="float">
            <text:p>8101.23159856183</text:p>
          </table:table-cell>
          <table:table-cell office:value-type="float" office:value="93362.76682783" calcext:value-type="float">
            <text:p>93362.76682783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8203.83779509576" calcext:value-type="float">
            <text:p>8203.83779509576</text:p>
          </table:table-cell>
          <table:table-cell office:value-type="float" office:value="95589.0654340408" calcext:value-type="float">
            <text:p>95589.0654340408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8292.59741067974" calcext:value-type="float">
            <text:p>8292.59741067974</text:p>
          </table:table-cell>
          <table:table-cell office:value-type="float" office:value="97802.5270779768" calcext:value-type="float">
            <text:p>97802.5270779768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8542.61711262534" calcext:value-type="float">
            <text:p>8542.61711262534</text:p>
          </table:table-cell>
          <table:table-cell office:value-type="float" office:value="100149.962207725" calcext:value-type="float">
            <text:p>100149.962207725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8313.08431292326" calcext:value-type="float">
            <text:p>8313.08431292326</text:p>
          </table:table-cell>
          <table:table-cell office:value-type="float" office:value="102135.88250676" calcext:value-type="float">
            <text:p>102135.88250676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8364.15507547771" calcext:value-type="float">
            <text:p>8364.15507547771</text:p>
          </table:table-cell>
          <table:table-cell office:value-type="float" office:value="104023.854362993" calcext:value-type="float">
            <text:p>104023.854362993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8280.87697477712" calcext:value-type="float">
            <text:p>8280.87697477712</text:p>
          </table:table-cell>
          <table:table-cell office:value-type="float" office:value="105674.442631996" calcext:value-type="float">
            <text:p>105674.442631996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8691.05674309916" calcext:value-type="float">
            <text:p>8691.05674309916</text:p>
          </table:table-cell>
          <table:table-cell office:value-type="float" office:value="107576.29849758" calcext:value-type="float">
            <text:p>107576.29849758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8825.77657513618" calcext:value-type="float">
            <text:p>8825.77657513618</text:p>
          </table:table-cell>
          <table:table-cell office:value-type="float" office:value="109449.500471998" calcext:value-type="float">
            <text:p>109449.500471998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8944.29735468446" calcext:value-type="float">
            <text:p>8944.29735468446</text:p>
          </table:table-cell>
          <table:table-cell office:value-type="float" office:value="111284.860072159" calcext:value-type="float">
            <text:p>111284.860072159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8771.56364729212" calcext:value-type="float">
            <text:p>8771.56364729212</text:p>
          </table:table-cell>
          <table:table-cell office:value-type="float" office:value="112792.415671105" calcext:value-type="float">
            <text:p>112792.415671105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8821.84491540569" calcext:value-type="float">
            <text:p>8821.84491540569</text:p>
          </table:table-cell>
          <table:table-cell office:value-type="float" office:value="114202.370300213" calcext:value-type="float">
            <text:p>114202.370300213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8906.33099947987" calcext:value-type="float">
            <text:p>8906.33099947987</text:p>
          </table:table-cell>
          <table:table-cell office:value-type="float" office:value="115556.597548397" calcext:value-type="float">
            <text:p>115556.597548397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8814.29399063308" calcext:value-type="float">
            <text:p>8814.29399063308</text:p>
          </table:table-cell>
          <table:table-cell office:value-type="float" office:value="116684.591394109" calcext:value-type="float">
            <text:p>116684.591394109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8819.04354640956" calcext:value-type="float">
            <text:p>8819.04354640956</text:p>
          </table:table-cell>
          <table:table-cell office:value-type="float" office:value="117690.042014012" calcext:value-type="float">
            <text:p>117690.042014012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981.52947591277" calcext:value-type="float">
            <text:p>8981.52947591277</text:p>
          </table:table-cell>
          <table:table-cell office:value-type="float" office:value="118739.932955671" calcext:value-type="float">
            <text:p>118739.932955671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9374.6733150047" calcext:value-type="float">
            <text:p>9374.6733150047</text:p>
          </table:table-cell>
          <table:table-cell office:value-type="float" office:value="120065.485355393" calcext:value-type="float">
            <text:p>120065.485355393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9719.57687539288" calcext:value-type="float">
            <text:p>9719.57687539288</text:p>
          </table:table-cell>
          <table:table-cell office:value-type="float" office:value="121632.554429749" calcext:value-type="float">
            <text:p>121632.554429749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9989.11490638145" calcext:value-type="float">
            <text:p>9989.11490638145</text:p>
          </table:table-cell>
          <table:table-cell office:value-type="float" office:value="123377.213121927" calcext:value-type="float">
            <text:p>123377.213121927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0030.0555192883" calcext:value-type="float">
            <text:p>10030.0555192883</text:p>
          </table:table-cell>
          <table:table-cell office:value-type="float" office:value="125069.051425246" calcext:value-type="float">
            <text:p>125069.051425246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972.38542083589" calcext:value-type="float">
            <text:p>9972.38542083589</text:p>
          </table:table-cell>
          <table:table-cell office:value-type="float" office:value="126612.564026324" calcext:value-type="float">
            <text:p>126612.564026324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0217.7540508398" calcext:value-type="float">
            <text:p>10217.7540508398</text:p>
          </table:table-cell>
          <table:table-cell office:value-type="float" office:value="128307.385169301" calcext:value-type="float">
            <text:p>128307.385169301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0113.1428504636" calcext:value-type="float">
            <text:p>10113.1428504636</text:p>
          </table:table-cell>
          <table:table-cell office:value-type="float" office:value="129805.121642116" calcext:value-type="float">
            <text:p>129805.121642116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963.9565444747" calcext:value-type="float">
            <text:p>9963.9565444747</text:p>
          </table:table-cell>
          <table:table-cell office:value-type="float" office:value="131054.892084967" calcext:value-type="float">
            <text:p>131054.892084967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920.14590218239" calcext:value-type="float">
            <text:p>9920.14590218239</text:p>
          </table:table-cell>
          <table:table-cell office:value-type="float" office:value="132157.348282986" calcext:value-type="float">
            <text:p>132157.348282986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904.56522749717" calcext:value-type="float">
            <text:p>9904.56522749717</text:p>
          </table:table-cell>
          <table:table-cell office:value-type="float" office:value="133132.828754873" calcext:value-type="float">
            <text:p>133132.828754873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828.32061841368" calcext:value-type="float">
            <text:p>9828.32061841368</text:p>
          </table:table-cell>
          <table:table-cell office:value-type="float" office:value="133922.406927033" calcext:value-type="float">
            <text:p>133922.406927033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770.69980977758" calcext:value-type="float">
            <text:p>9770.69980977758</text:p>
          </table:table-cell>
          <table:table-cell office:value-type="float" office:value="134541.196606696" calcext:value-type="float">
            <text:p>134541.196606696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9484.84157599214" calcext:value-type="float">
            <text:p>9484.84157599214</text:p>
          </table:table-cell>
          <table:table-cell office:value-type="float" office:value="134770.429059179" calcext:value-type="float">
            <text:p>134770.429059179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9323.02378878179" calcext:value-type="float">
            <text:p>9323.02378878179</text:p>
          </table:table-cell>
          <table:table-cell office:value-type="float" office:value="134744.073266978" calcext:value-type="float">
            <text:p>134744.073266978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9053.76362997296" calcext:value-type="float">
            <text:p>9053.76362997296</text:p>
          </table:table-cell>
          <table:table-cell office:value-type="float" office:value="134362.510250279" calcext:value-type="float">
            <text:p>134362.510250279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695.61382291489" calcext:value-type="float">
            <text:p>8695.61382291489</text:p>
          </table:table-cell>
          <table:table-cell office:value-type="float" office:value="133548.944697203" calcext:value-type="float">
            <text:p>133548.944697203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365.73549443675" calcext:value-type="float">
            <text:p>8365.73549443675</text:p>
          </table:table-cell>
          <table:table-cell office:value-type="float" office:value="132346.30581344" calcext:value-type="float">
            <text:p>132346.30581344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8005.31382639971" calcext:value-type="float">
            <text:p>8005.31382639971</text:p>
          </table:table-cell>
          <table:table-cell office:value-type="float" office:value="130738.337434035" calcext:value-type="float">
            <text:p>130738.337434035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23.1564786703" calcext:value-type="float">
            <text:p>7623.1564786703</text:p>
          </table:table-cell>
          <table:table-cell office:value-type="float" office:value="128731.378783787" calcext:value-type="float">
            <text:p>128731.378783787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357.66531476104" calcext:value-type="float">
            <text:p>7357.66531476104</text:p>
          </table:table-cell>
          <table:table-cell office:value-type="float" office:value="126458.314166246" calcext:value-type="float">
            <text:p>126458.314166246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59.10483841277" calcext:value-type="float">
            <text:p>7259.10483841277</text:p>
          </table:table-cell>
          <table:table-cell office:value-type="float" office:value="124112.642660209" calcext:value-type="float">
            <text:p>124112.642660209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40.38324545997" calcext:value-type="float">
            <text:p>7040.38324545997</text:p>
          </table:table-cell>
          <table:table-cell office:value-type="float" office:value="121591.60641598" calcext:value-type="float">
            <text:p>121591.60641598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872.02587935281" calcext:value-type="float">
            <text:p>6872.02587935281</text:p>
          </table:table-cell>
          <table:table-cell office:value-type="float" office:value="118978.119324885" calcext:value-type="float">
            <text:p>118978.119324885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34.0084418709" calcext:value-type="float">
            <text:p>6534.0084418709</text:p>
          </table:table-cell>
          <table:table-cell office:value-type="float" office:value="116128.68979159" calcext:value-type="float">
            <text:p>116128.68979159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642.05980452907" calcext:value-type="float">
            <text:p>6642.05980452907</text:p>
          </table:table-cell>
          <table:table-cell office:value-type="float" office:value="113517.920798955" calcext:value-type="float">
            <text:p>113517.92079895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30.05434525117" calcext:value-type="float">
            <text:p>6430.05434525117</text:p>
          </table:table-cell>
          <table:table-cell office:value-type="float" office:value="110841.902687134" calcext:value-type="float">
            <text:p>110841.902687134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3.30943583858" calcext:value-type="float">
            <text:p>6413.30943583858</text:p>
          </table:table-cell>
          <table:table-cell office:value-type="float" office:value="108312.813561933" calcext:value-type="float">
            <text:p>108312.813561933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538.96522494336" calcext:value-type="float">
            <text:p>6538.96522494336</text:p>
          </table:table-cell>
          <table:table-cell office:value-type="float" office:value="106089.683880875" calcext:value-type="float">
            <text:p>106089.683880875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851.40907998771" calcext:value-type="float">
            <text:p>6851.40907998771</text:p>
          </table:table-cell>
          <table:table-cell office:value-type="float" office:value="104366.611889172" calcext:value-type="float">
            <text:p>104366.611889172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7033.41070342048" calcext:value-type="float">
            <text:p>7033.41070342048</text:p>
          </table:table-cell>
          <table:table-cell office:value-type="float" office:value="103015.465330071" calcext:value-type="float">
            <text:p>103015.465330071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7372.44094182033" calcext:value-type="float">
            <text:p>7372.44094182033</text:p>
          </table:table-cell>
          <table:table-cell office:value-type="float" office:value="102189.90079096" calcext:value-type="float">
            <text:p>102189.90079096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754.91668789415" calcext:value-type="float">
            <text:p>7754.91668789415</text:p>
          </table:table-cell>
          <table:table-cell office:value-type="float" office:value="101929.576044593" calcext:value-type="float">
            <text:p>101929.576044593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8369.73027711457" calcext:value-type="float">
            <text:p>8369.73027711457</text:p>
          </table:table-cell>
          <table:table-cell office:value-type="float" office:value="102456.972613262" calcext:value-type="float">
            <text:p>102456.972613262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8483.31459922337" calcext:value-type="float">
            <text:p>8483.31459922337</text:p>
          </table:table-cell>
          <table:table-cell office:value-type="float" office:value="103256.911284174" calcext:value-type="float">
            <text:p>103256.911284174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8910.29479638117" calcext:value-type="float">
            <text:p>8910.29479638117</text:p>
          </table:table-cell>
          <table:table-cell office:value-type="float" office:value="104619.599517543" calcext:value-type="float">
            <text:p>104619.599517543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926.32307792323" calcext:value-type="float">
            <text:p>8926.32307792323</text:p>
          </table:table-cell>
          <table:table-cell office:value-type="float" office:value="106098.270343961" calcext:value-type="float">
            <text:p>106098.270343961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410.50912381267" calcext:value-type="float">
            <text:p>9410.50912381267</text:p>
          </table:table-cell>
          <table:table-cell office:value-type="float" office:value="108132.923719824" calcext:value-type="float">
            <text:p>108132.92371982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9584.69299735525" calcext:value-type="float">
            <text:p>9584.69299735525</text:p>
          </table:table-cell>
          <table:table-cell office:value-type="float" office:value="110376.574734308" calcext:value-type="float">
            <text:p>110376.574734308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9624.88394741139" calcext:value-type="float">
            <text:p>9624.88394741139</text:p>
          </table:table-cell>
          <table:table-cell office:value-type="float" office:value="112655.373170863" calcext:value-type="float">
            <text:p>112655.373170863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9900.06341371328" calcext:value-type="float">
            <text:p>9900.06341371328</text:p>
          </table:table-cell>
          <table:table-cell office:value-type="float" office:value="115167.364470185" calcext:value-type="float">
            <text:p>115167.364470185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96.0570189574" calcext:value-type="float">
            <text:p>10396.0570189574</text:p>
          </table:table-cell>
          <table:table-cell office:value-type="float" office:value="118100.595427846" calcext:value-type="float">
            <text:p>118100.595427846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559.300436961" calcext:value-type="float">
            <text:p>10559.300436961</text:p>
          </table:table-cell>
          <table:table-cell office:value-type="float" office:value="121091.827964562" calcext:value-type="float">
            <text:p>121091.827964562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470.0252409878" calcext:value-type="float">
            <text:p>10470.0252409878</text:p>
          </table:table-cell>
          <table:table-cell office:value-type="float" office:value="123866.315266233" calcext:value-type="float">
            <text:p>123866.315266233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538.3577803964" calcext:value-type="float">
            <text:p>10538.3577803964</text:p>
          </table:table-cell>
          <table:table-cell office:value-type="float" office:value="126556.458871342" calcext:value-type="float">
            <text:p>126556.458871342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746.8058570954" calcext:value-type="float">
            <text:p>10746.8058570954</text:p>
          </table:table-cell>
          <table:table-cell office:value-type="float" office:value="129285.255789373" calcext:value-type="float">
            <text:p>129285.255789373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285.3487466053" calcext:value-type="float">
            <text:p>10285.3487466053</text:p>
          </table:table-cell>
          <table:table-cell office:value-type="float" office:value="131369.283457351" calcext:value-type="float">
            <text:p>131369.283457351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597.3286334869" calcext:value-type="float">
            <text:p>10597.3286334869</text:p>
          </table:table-cell>
          <table:table-cell office:value-type="float" office:value="133570.923876192" calcext:value-type="float">
            <text:p>133570.923876192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734.8721266641" calcext:value-type="float">
            <text:p>10734.8721266641</text:p>
          </table:table-cell>
          <table:table-cell office:value-type="float" office:value="135710.872767601" calcext:value-type="float">
            <text:p>135710.872767601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73.6714289492" calcext:value-type="float">
            <text:p>10873.6714289492</text:p>
          </table:table-cell>
          <table:table-cell office:value-type="float" office:value="137790.666088922" calcext:value-type="float">
            <text:p>137790.666088922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1602.7539124833" calcext:value-type="float">
            <text:p>11602.7539124833</text:p>
          </table:table-cell>
          <table:table-cell office:value-type="float" office:value="140403.112660977" calcext:value-type="float">
            <text:p>140403.112660977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1560.8958407175" calcext:value-type="float">
            <text:p>11560.8958407175</text:p>
          </table:table-cell>
          <table:table-cell office:value-type="float" office:value="142782.510847014" calcext:value-type="float">
            <text:p>142782.510847014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2068.0817728928" calcext:value-type="float">
            <text:p>12068.0817728928</text:p>
          </table:table-cell>
          <table:table-cell office:value-type="float" office:value="145489.372897286" calcext:value-type="float">
            <text:p>145489.372897286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2380.8924267285" calcext:value-type="float">
            <text:p>12380.8924267285</text:p>
          </table:table-cell>
          <table:table-cell office:value-type="float" office:value="148336.085864427" calcext:value-type="float">
            <text:p>148336.085864427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3071.3415919044" calcext:value-type="float">
            <text:p>13071.3415919044</text:p>
          </table:table-cell>
          <table:table-cell office:value-type="float" office:value="151708.225975451" calcext:value-type="float">
            <text:p>151708.225975451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3619.133424034" calcext:value-type="float">
            <text:p>13619.133424034</text:p>
          </table:table-cell>
          <table:table-cell office:value-type="float" office:value="155456.76229317" calcext:value-type="float">
            <text:p>155456.7622931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3729.8074643381" calcext:value-type="float">
            <text:p>13729.8074643381</text:p>
          </table:table-cell>
          <table:table-cell office:value-type="float" office:value="159148.376806184" calcext:value-type="float">
            <text:p>159148.376806184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5094.7039232542" calcext:value-type="float">
            <text:p>15094.7039232542</text:p>
          </table:table-cell>
          <table:table-cell office:value-type="float" office:value="164026.363217437" calcext:value-type="float">
            <text:p>164026.363217437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6626.6582226895" calcext:value-type="float">
            <text:p>16626.6582226895</text:p>
          </table:table-cell>
          <table:table-cell office:value-type="float" office:value="170243.751813955" calcext:value-type="float">
            <text:p>170243.751813955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9467.2552244555" calcext:value-type="float">
            <text:p>19467.2552244555</text:p>
          </table:table-cell>
          <table:table-cell office:value-type="float" office:value="179090.278216711" calcext:value-type="float">
            <text:p>179090.278216711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23831.5501404248" calcext:value-type="float">
            <text:p>23831.5501404248</text:p>
          </table:table-cell>
          <table:table-cell office:value-type="float" office:value="192070.028594241" calcext:value-type="float">
            <text:p>192070.028594241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28651.469773531" calcext:value-type="float">
            <text:p>28651.469773531</text:p>
          </table:table-cell>
          <table:table-cell office:value-type="float" office:value="209602.516312683" calcext:value-type="float">
            <text:p>209602.516312683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32685.3516951517" calcext:value-type="float">
            <text:p>32685.3516951517</text:p>
          </table:table-cell>
          <table:table-cell office:value-type="float" office:value="230848.526408267" calcext:value-type="float">
            <text:p>230848.526408267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36721.5901280911" calcext:value-type="float">
            <text:p>36721.5901280911</text:p>
          </table:table-cell>
          <table:table-cell office:value-type="float" office:value="255723.669251605" calcext:value-type="float">
            <text:p>255723.669251605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40030.49560766" calcext:value-type="float">
            <text:p>40030.49560766</text:p>
          </table:table-cell>
          <table:table-cell office:value-type="float" office:value="283387.314870897" calcext:value-type="float">
            <text:p>283387.314870897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43020.4377517948" calcext:value-type="float">
            <text:p>43020.4377517948</text:p>
          </table:table-cell>
          <table:table-cell office:value-type="float" office:value="313349.696210887" calcext:value-type="float">
            <text:p>313349.696210887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46575.0200869264" calcext:value-type="float">
            <text:p>46575.0200869264</text:p>
          </table:table-cell>
          <table:table-cell office:value-type="float" office:value="345980.325792242" calcext:value-type="float">
            <text:p>345980.325792242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49072.2941410584" calcext:value-type="float">
            <text:p>49072.2941410584</text:p>
          </table:table-cell>
          <table:table-cell office:value-type="float" office:value="379983.639839971" calcext:value-type="float">
            <text:p>379983.639839971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51423.0166494714" calcext:value-type="float">
            <text:p>51423.0166494714</text:p>
          </table:table-cell>
          <table:table-cell office:value-type="float" office:value="414975.657763825" calcext:value-type="float">
            <text:p>414975.657763825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52980.2413589812" calcext:value-type="float">
            <text:p>52980.2413589812</text:p>
          </table:table-cell>
          <table:table-cell office:value-type="float" office:value="449920.445757696" calcext:value-type="float">
            <text:p>449920.445757696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53627.3577467681" calcext:value-type="float">
            <text:p>53627.3577467681</text:p>
          </table:table-cell>
          <table:table-cell office:value-type="float" office:value="483670.845501566" calcext:value-type="float">
            <text:p>483670.845501566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53718.694392314" calcext:value-type="float">
            <text:p>53718.694392314</text:p>
          </table:table-cell>
          <table:table-cell office:value-type="float" office:value="515458.927136025" calcext:value-type="float">
            <text:p>515458.927136025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53058.9111100038" calcext:value-type="float">
            <text:p>53058.9111100038</text:p>
          </table:table-cell>
          <table:table-cell office:value-type="float" office:value="544366.108906047" calcext:value-type="float">
            <text:p>544366.108906047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50907.6601625666" calcext:value-type="float">
            <text:p>50907.6601625666</text:p>
          </table:table-cell>
          <table:table-cell office:value-type="float" office:value="568775.809777233" calcext:value-type="float">
            <text:p>568775.809777233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47062.1809359602" calcext:value-type="float">
            <text:p>47062.1809359602</text:p>
          </table:table-cell>
          <table:table-cell office:value-type="float" office:value="586914.74922353" calcext:value-type="float">
            <text:p>586914.74922353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44102.9452564464" calcext:value-type="float">
            <text:p>44102.9452564464</text:p>
          </table:table-cell>
          <table:table-cell office:value-type="float" office:value="599652.285776257" calcext:value-type="float">
            <text:p>599652.285776257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41824.7222420953" calcext:value-type="float">
            <text:p>41824.7222420953</text:p>
          </table:table-cell>
          <table:table-cell office:value-type="float" office:value="607735.220623104" calcext:value-type="float">
            <text:p>607735.220623104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39911.0175813434" calcext:value-type="float">
            <text:p>39911.0175813434</text:p>
          </table:table-cell>
          <table:table-cell office:value-type="float" office:value="611642.04946208" calcext:value-type="float">
            <text:p>611642.04946208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37816.5592550119" calcext:value-type="float">
            <text:p>37816.5592550119</text:p>
          </table:table-cell>
          <table:table-cell office:value-type="float" office:value="611397.948205405" calcext:value-type="float">
            <text:p>611397.948205405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35614.1824662048" calcext:value-type="float">
            <text:p>35614.1824662048</text:p>
          </table:table-cell>
          <table:table-cell office:value-type="float" office:value="607160.179480299" calcext:value-type="float">
            <text:p>607160.179480299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33502.8642720785" calcext:value-type="float">
            <text:p>33502.8642720785</text:p>
          </table:table-cell>
          <table:table-cell office:value-type="float" office:value="599321.902394045" calcext:value-type="float">
            <text:p>599321.902394045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31680.1540755766" calcext:value-type="float">
            <text:p>31680.1540755766</text:p>
          </table:table-cell>
          <table:table-cell office:value-type="float" office:value="588526.945538326" calcext:value-type="float">
            <text:p>588526.945538326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9663.5138569185" calcext:value-type="float">
            <text:p>29663.5138569185</text:p>
          </table:table-cell>
          <table:table-cell office:value-type="float" office:value="574923.122760047" calcext:value-type="float">
            <text:p>574923.122760047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8784.7801977527" calcext:value-type="float">
            <text:p>28784.7801977527</text:p>
          </table:table-cell>
          <table:table-cell office:value-type="float" office:value="560001.204611409" calcext:value-type="float">
            <text:p>560001.204611409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646.089074555" calcext:value-type="float">
            <text:p>27646.089074555</text:p>
          </table:table-cell>
          <table:table-cell office:value-type="float" office:value="543828.342549544" calcext:value-type="float">
            <text:p>543828.342549544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6883.0822525381" calcext:value-type="float">
            <text:p>26883.0822525381</text:p>
          </table:table-cell>
          <table:table-cell office:value-type="float" office:value="527092.007721219" calcext:value-type="float">
            <text:p>527092.007721219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5812.9362528786" calcext:value-type="float">
            <text:p>25812.9362528786</text:p>
          </table:table-cell>
          <table:table-cell office:value-type="float" office:value="509767.269833527" calcext:value-type="float">
            <text:p>509767.269833527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4807.2964029453" calcext:value-type="float">
            <text:p>24807.2964029453</text:p>
          </table:table-cell>
          <table:table-cell office:value-type="float" office:value="492131.420711" calcext:value-type="float">
            <text:p>492131.420711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3988.9752587084" calcext:value-type="float">
            <text:p>23988.9752587084</text:p>
          </table:table-cell>
          <table:table-cell office:value-type="float" office:value="474564.23206276" calcext:value-type="float">
            <text:p>474564.23206276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3245.0851648613" calcext:value-type="float">
            <text:p>23245.0851648613</text:p>
          </table:table-cell>
          <table:table-cell office:value-type="float" office:value="457270.869319902" calcext:value-type="float">
            <text:p>457270.869319902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2544.3077290517" calcext:value-type="float">
            <text:p>22544.3077290517</text:p>
          </table:table-cell>
          <table:table-cell office:value-type="float" office:value="440385.59814426" calcext:value-type="float">
            <text:p>440385.59814426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2416.93623194" calcext:value-type="float">
            <text:p>22416.93623194</text:p>
          </table:table-cell>
          <table:table-cell office:value-type="float" office:value="424558.682603129" calcext:value-type="float">
            <text:p>424558.68260312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2270.8101019164" calcext:value-type="float">
            <text:p>22270.8101019164</text:p>
          </table:table-cell>
          <table:table-cell office:value-type="float" office:value="409836.911069109" calcext:value-type="float">
            <text:p>409836.911069109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1603.6480531226" calcext:value-type="float">
            <text:p>21603.6480531226</text:p>
          </table:table-cell>
          <table:table-cell office:value-type="float" office:value="395719.912835401" calcext:value-type="float">
            <text:p>395719.912835401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1040.6016301042" calcext:value-type="float">
            <text:p>21040.6016301042</text:p>
          </table:table-cell>
          <table:table-cell office:value-type="float" office:value="382319.708483489" calcext:value-type="float">
            <text:p>382319.708483489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1834.3034311296" calcext:value-type="float">
            <text:p>21834.3034311296</text:p>
          </table:table-cell>
          <table:table-cell office:value-type="float" office:value="370970.445205626" calcext:value-type="float">
            <text:p>370970.445205626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2446.8653491325" calcext:value-type="float">
            <text:p>22446.8653491325</text:p>
          </table:table-cell>
          <table:table-cell office:value-type="float" office:value="361436.60361358" calcext:value-type="float">
            <text:p>361436.60361358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092.8325889057" calcext:value-type="float">
            <text:p>23092.8325889057</text:p>
          </table:table-cell>
          <table:table-cell office:value-type="float" office:value="353713.682966145" calcext:value-type="float">
            <text:p>353713.682966145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253.1560210739" calcext:value-type="float">
            <text:p>23253.1560210739</text:p>
          </table:table-cell>
          <table:table-cell office:value-type="float" office:value="347247.283082609" calcext:value-type="float">
            <text:p>347247.283082609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4425.3795307187" calcext:value-type="float">
            <text:p>24425.3795307187</text:p>
          </table:table-cell>
          <table:table-cell office:value-type="float" office:value="342979.112969401" calcext:value-type="float">
            <text:p>342979.112969401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5392.9806399777" calcext:value-type="float">
            <text:p>25392.9806399777</text:p>
          </table:table-cell>
          <table:table-cell office:value-type="float" office:value="340622.433078625" calcext:value-type="float">
            <text:p>340622.43307862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6897.8287707275" calcext:value-type="float">
            <text:p>26897.8287707275</text:p>
          </table:table-cell>
          <table:table-cell office:value-type="float" office:value="340614.205337079" calcext:value-type="float">
            <text:p>340614.205337079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7748.2452610589" calcext:value-type="float">
            <text:p>27748.2452610589</text:p>
          </table:table-cell>
          <table:table-cell office:value-type="float" office:value="342193.404755523" calcext:value-type="float">
            <text:p>342193.404755523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8765.9610254463" calcext:value-type="float">
            <text:p>28765.9610254463</text:p>
          </table:table-cell>
          <table:table-cell office:value-type="float" office:value="345423.543983119" calcext:value-type="float">
            <text:p>345423.543983119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9610.0224062298" calcext:value-type="float">
            <text:p>29610.0224062298</text:p>
          </table:table-cell>
          <table:table-cell office:value-type="float" office:value="350019.674024826" calcext:value-type="float">
            <text:p>350019.674024826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30794.6001761666" calcext:value-type="float">
            <text:p>30794.6001761666</text:p>
          </table:table-cell>
          <table:table-cell office:value-type="float" office:value="356159.824775303" calcext:value-type="float">
            <text:p>356159.824775303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31813.5863066185" calcext:value-type="float">
            <text:p>31813.5863066185</text:p>
          </table:table-cell>
          <table:table-cell office:value-type="float" office:value="363523.979850177" calcext:value-type="float">
            <text:p>363523.979850177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32810.0287930751" calcext:value-type="float">
            <text:p>32810.0287930751</text:p>
          </table:table-cell>
          <table:table-cell office:value-type="float" office:value="371946.586166162" calcext:value-type="float">
            <text:p>371946.586166162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33336.8826912473" calcext:value-type="float">
            <text:p>33336.8826912473</text:p>
          </table:table-cell>
          <table:table-cell office:value-type="float" office:value="380831.059804744" calcext:value-type="float">
            <text:p>380831.059804744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33893.4661013796" calcext:value-type="float">
            <text:p>33893.4661013796</text:p>
          </table:table-cell>
          <table:table-cell office:value-type="float" office:value="390085.804572394" calcext:value-type="float">
            <text:p>390085.804572394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34826.9935892812" calcext:value-type="float">
            <text:p>34826.9935892812</text:p>
          </table:table-cell>
          <table:table-cell office:value-type="float" office:value="399972.595850057" calcext:value-type="float">
            <text:p>399972.595850057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35051.4460776756" calcext:value-type="float">
            <text:p>35051.4460776756</text:p>
          </table:table-cell>
          <table:table-cell office:value-type="float" office:value="409676.658584503" calcext:value-type="float">
            <text:p>409676.658584503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35191.8959331622" calcext:value-type="float">
            <text:p>35191.8959331622</text:p>
          </table:table-cell>
          <table:table-cell office:value-type="float" office:value="419031.419781464" calcext:value-type="float">
            <text:p>419031.419781464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34787.2005802572" calcext:value-type="float">
            <text:p>34787.2005802572</text:p>
          </table:table-cell>
          <table:table-cell office:value-type="float" office:value="427401.273239966" calcext:value-type="float">
            <text:p>427401.273239966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34912.8228711621" calcext:value-type="float">
            <text:p>34912.8228711621</text:p>
          </table:table-cell>
          <table:table-cell office:value-type="float" office:value="435269.288272654" calcext:value-type="float">
            <text:p>435269.288272654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33775.5391774075" calcext:value-type="float">
            <text:p>33775.5391774075</text:p>
          </table:table-cell>
          <table:table-cell office:value-type="float" office:value="441330.711790088" calcext:value-type="float">
            <text:p>441330.711790088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33440.5048167461" calcext:value-type="float">
            <text:p>33440.5048167461</text:p>
          </table:table-cell>
          <table:table-cell office:value-type="float" office:value="446377.096358754" calcext:value-type="float">
            <text:p>446377.096358754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32929.1577560241" calcext:value-type="float">
            <text:p>32929.1577560241</text:p>
          </table:table-cell>
          <table:table-cell office:value-type="float" office:value="450233.476384529" calcext:value-type="float">
            <text:p>450233.476384529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32045.9142672865" calcext:value-type="float">
            <text:p>32045.9142672865</text:p>
          </table:table-cell>
          <table:table-cell office:value-type="float" office:value="452547.85342538" calcext:value-type="float">
            <text:p>452547.85342538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31303.3250241743" calcext:value-type="float">
            <text:p>31303.3250241743</text:p>
          </table:table-cell>
          <table:table-cell office:value-type="float" office:value="453502.683300865" calcext:value-type="float">
            <text:p>453502.683300865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30195.8648647408" calcext:value-type="float">
            <text:p>30195.8648647408</text:p>
          </table:table-cell>
          <table:table-cell office:value-type="float" office:value="452792.760675242" calcext:value-type="float">
            <text:p>452792.760675242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9685.0502243509" calcext:value-type="float">
            <text:p>29685.0502243509</text:p>
          </table:table-cell>
          <table:table-cell office:value-type="float" office:value="451080.251304334" calcext:value-type="float">
            <text:p>451080.251304334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8711.0782025608" calcext:value-type="float">
            <text:p>28711.0782025608</text:p>
          </table:table-cell>
          <table:table-cell office:value-type="float" office:value="447991.078892579" calcext:value-type="float">
            <text:p>447991.078892579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7540.9390384465" calcext:value-type="float">
            <text:p>27540.9390384465</text:p>
          </table:table-cell>
          <table:table-cell office:value-type="float" office:value="443434.741997412" calcext:value-type="float">
            <text:p>443434.741997412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6831.0010651904" calcext:value-type="float">
            <text:p>26831.0010651904</text:p>
          </table:table-cell>
          <table:table-cell office:value-type="float" office:value="437969.84176401" calcext:value-type="float">
            <text:p>437969.84176401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6808.4849924577" calcext:value-type="float">
            <text:p>26808.4849924577</text:p>
          </table:table-cell>
          <table:table-cell office:value-type="float" office:value="432364.308637643" calcext:value-type="float">
            <text:p>432364.308637643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6352.6353917441" calcext:value-type="float">
            <text:p>26352.6353917441</text:p>
          </table:table-cell>
          <table:table-cell office:value-type="float" office:value="426295.504945344" calcext:value-type="float">
            <text:p>426295.504945344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5841.7020128238" calcext:value-type="float">
            <text:p>25841.7020128238</text:p>
          </table:table-cell>
          <table:table-cell office:value-type="float" office:value="419810.425127818" calcext:value-type="float">
            <text:p>419810.425127818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5442.4747145463" calcext:value-type="float">
            <text:p>25442.4747145463</text:p>
          </table:table-cell>
          <table:table-cell office:value-type="float" office:value="413123.079105584" calcext:value-type="float">
            <text:p>413123.079105584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4475.7855541489" calcext:value-type="float">
            <text:p>24475.7855541489</text:p>
          </table:table-cell>
          <table:table-cell office:value-type="float" office:value="405730.067253515" calcext:value-type="float">
            <text:p>405730.067253515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3529.7799444086" calcext:value-type="float">
            <text:p>23529.7799444086</text:p>
          </table:table-cell>
          <table:table-cell office:value-type="float" office:value="397726.764609102" calcext:value-type="float">
            <text:p>397726.764609102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3434.8272916502" calcext:value-type="float">
            <text:p>23434.8272916502</text:p>
          </table:table-cell>
          <table:table-cell office:value-type="float" office:value="390012.344565997" calcext:value-type="float">
            <text:p>390012.344565997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23493.7228913052" calcext:value-type="float">
            <text:p>23493.7228913052</text:p>
          </table:table-cell>
          <table:table-cell office:value-type="float" office:value="382799.28776978" calcext:value-type="float">
            <text:p>382799.28776978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23556.8559039732" calcext:value-type="float">
            <text:p>23556.8559039732</text:p>
          </table:table-cell>
          <table:table-cell office:value-type="float" office:value="376125.367877177" calcext:value-type="float">
            <text:p>376125.367877177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23326.8373079876" calcext:value-type="float">
            <text:p>23326.8373079876</text:p>
          </table:table-cell>
          <table:table-cell office:value-type="float" office:value="369728.812024006" calcext:value-type="float">
            <text:p>369728.812024006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23117.6625966515" calcext:value-type="float">
            <text:p>23117.6625966515</text:p>
          </table:table-cell>
          <table:table-cell office:value-type="float" office:value="363643.003193669" calcext:value-type="float">
            <text:p>363643.003193669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23402.8009350172" calcext:value-type="float">
            <text:p>23402.8009350172</text:p>
          </table:table-cell>
          <table:table-cell office:value-type="float" office:value="358373.751519941" calcext:value-type="float">
            <text:p>358373.751519941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23969.796086957" calcext:value-type="float">
            <text:p>23969.796086957</text:p>
          </table:table-cell>
          <table:table-cell office:value-type="float" office:value="354200.823176432" calcext:value-type="float">
            <text:p>354200.823176432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23996.5492897701" calcext:value-type="float">
            <text:p>23996.5492897701</text:p>
          </table:table-cell>
          <table:table-cell office:value-type="float" office:value="350579.509546803" calcext:value-type="float">
            <text:p>350579.509546803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24698.1551455754" calcext:value-type="float">
            <text:p>24698.1551455754</text:p>
          </table:table-cell>
          <table:table-cell office:value-type="float" office:value="348160.78180862" calcext:value-type="float">
            <text:p>348160.78180862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25267.3787798848" calcext:value-type="float">
            <text:p>25267.3787798848</text:p>
          </table:table-cell>
          <table:table-cell office:value-type="float" office:value="346773.648936773" calcext:value-type="float">
            <text:p>346773.648936773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26156.7810594822" calcext:value-type="float">
            <text:p>26156.7810594822</text:p>
          </table:table-cell>
          <table:table-cell office:value-type="float" office:value="346710.381134803" calcext:value-type="float">
            <text:p>346710.381134803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27304.7689144997" calcext:value-type="float">
            <text:p>27304.7689144997</text:p>
          </table:table-cell>
          <table:table-cell office:value-type="float" office:value="348180.34569028" calcext:value-type="float">
            <text:p>348180.34569028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28613.1222624871" calcext:value-type="float">
            <text:p>28613.1222624871</text:p>
          </table:table-cell>
          <table:table-cell office:value-type="float" office:value="351294.37981919" calcext:value-type="float">
            <text:p>351294.37981919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30155.5341157352" calcext:value-type="float">
            <text:p>30155.5341157352</text:p>
          </table:table-cell>
          <table:table-cell office:value-type="float" office:value="356209.548468949" calcext:value-type="float">
            <text:p>356209.548468949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32018.0084939571" calcext:value-type="float">
            <text:p>32018.0084939571</text:p>
          </table:table-cell>
          <table:table-cell office:value-type="float" office:value="363192.514813902" calcext:value-type="float">
            <text:p>363192.514813902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33971.8379780957" calcext:value-type="float">
            <text:p>33971.8379780957</text:p>
          </table:table-cell>
          <table:table-cell office:value-type="float" office:value="372233.536157618" calcext:value-type="float">
            <text:p>372233.536157618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35637.0365902284" calcext:value-type="float">
            <text:p>35637.0365902284</text:p>
          </table:table-cell>
          <table:table-cell office:value-type="float" office:value="382952.923775906" calcext:value-type="float">
            <text:p>382952.923775906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37100.7677067719" calcext:value-type="float">
            <text:p>37100.7677067719</text:p>
          </table:table-cell>
          <table:table-cell office:value-type="float" office:value="395050.390494283" calcext:value-type="float">
            <text:p>395050.390494283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38272.592514871" calcext:value-type="float">
            <text:p>38272.592514871</text:p>
          </table:table-cell>
          <table:table-cell office:value-type="float" office:value="408115.48974373" calcext:value-type="float">
            <text:p>408115.48974373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39509.627212502" calcext:value-type="float">
            <text:p>39509.627212502</text:p>
          </table:table-cell>
          <table:table-cell office:value-type="float" office:value="422096.298601906" calcext:value-type="float">
            <text:p>422096.298601906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40660.7217540256" calcext:value-type="float">
            <text:p>40660.7217540256</text:p>
          </table:table-cell>
          <table:table-cell office:value-type="float" office:value="436769.142114288" calcext:value-type="float">
            <text:p>436769.142114288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42460.9892200181" calcext:value-type="float">
            <text:p>42460.9892200181</text:p>
          </table:table-cell>
          <table:table-cell office:value-type="float" office:value="452667.204255748" calcext:value-type="float">
            <text:p>452667.204255748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44041.046500616" calcext:value-type="float">
            <text:p>44041.046500616</text:p>
          </table:table-cell>
          <table:table-cell office:value-type="float" office:value="469454.894033595" calcext:value-type="float">
            <text:p>469454.894033595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45390.8867051046" calcext:value-type="float">
            <text:p>45390.8867051046</text:p>
          </table:table-cell>
          <table:table-cell office:value-type="float" office:value="486785.384986635" calcext:value-type="float">
            <text:p>486785.384986635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46934.2641329807" calcext:value-type="float">
            <text:p>46934.2641329807</text:p>
          </table:table-cell>
          <table:table-cell office:value-type="float" office:value="504744.766998795" calcext:value-type="float">
            <text:p>504744.766998795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47948.2736557857" calcext:value-type="float">
            <text:p>47948.2736557857</text:p>
          </table:table-cell>
          <table:table-cell office:value-type="float" office:value="522727.867550628" calcext:value-type="float">
            <text:p>522727.867550628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48524.4701616974" calcext:value-type="float">
            <text:p>48524.4701616974</text:p>
          </table:table-cell>
          <table:table-cell office:value-type="float" office:value="540223.051054059" calcext:value-type="float">
            <text:p>540223.051054059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48807.1441778939" calcext:value-type="float">
            <text:p>48807.1441778939</text:p>
          </table:table-cell>
          <table:table-cell office:value-type="float" office:value="556870.052088726" calcext:value-type="float">
            <text:p>556870.052088726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49439.9886482745" calcext:value-type="float">
            <text:p>49439.9886482745</text:p>
          </table:table-cell>
          <table:table-cell office:value-type="float" office:value="572975.214654436" calcext:value-type="float">
            <text:p>572975.214654436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49677.7088352772" calcext:value-type="float">
            <text:p>49677.7088352772</text:p>
          </table:table-cell>
          <table:table-cell office:value-type="float" office:value="588101.68039423" calcext:value-type="float">
            <text:p>588101.68039423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50085.4696914548" calcext:value-type="float">
            <text:p>50085.4696914548</text:p>
          </table:table-cell>
          <table:table-cell office:value-type="float" office:value="602380.94133656" calcext:value-type="float">
            <text:p>602380.94133656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50179.4489241493" calcext:value-type="float">
            <text:p>50179.4489241493</text:p>
          </table:table-cell>
          <table:table-cell office:value-type="float" office:value="615493.308550837" calcext:value-type="float">
            <text:p>615493.308550837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49923.9762525931" calcext:value-type="float">
            <text:p>49923.9762525931</text:p>
          </table:table-cell>
          <table:table-cell office:value-type="float" office:value="627103.947570644" calcext:value-type="float">
            <text:p>627103.947570644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49058.2114111646" calcext:value-type="float">
            <text:p>49058.2114111646</text:p>
          </table:table-cell>
          <table:table-cell office:value-type="float" office:value="636638.5210518" calcext:value-type="float">
            <text:p>636638.5210518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48548.0142408306" calcext:value-type="float">
            <text:p>48548.0142408306</text:p>
          </table:table-cell>
          <table:table-cell office:value-type="float" office:value="644497.587107226" calcext:value-type="float">
            <text:p>644497.587107226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47896.953859419" calcext:value-type="float">
            <text:p>47896.953859419</text:p>
          </table:table-cell>
          <table:table-cell office:value-type="float" office:value="650592.673147584" calcext:value-type="float">
            <text:p>650592.673147584</text:p>
          </table:table-cell>
        </table:table-row>
      </table:table>
      <table:table table:name="Graphs_LON" table:style-name="ta1">
        <table:shapes>
          <draw:frame draw:z-index="0" draw:style-name="gr1" draw:text-style-name="P1" svg:width="15.997cm" svg:height="9.005cm" svg:x="11.28cm" svg:y="0.504cm">
            <draw:object draw:notify-on-update-of-ranges="Graphs_LON.A2:Graphs_LON.A225 Graphs_LON.B1:Graphs_LON.B1 Graphs_LON.B2:Graphs_LON.B225 Graphs_LON.C1:Graphs_LON.C1 Graphs_LON.C2:Graphs_LON.C2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11.371cm" svg:y="10.465cm">
            <draw:object draw:notify-on-update-of-ranges="Graphs_LON.A2:Graphs_LON.A225 Graphs_LON.B1:Graphs_LON.B1 Graphs_LON.B2:Graphs_LON.B225 Graphs_LON.C1:Graphs_LON.C1 Graphs_LON.C2:Graphs_LON.C2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14.729cm" svg:height="8.999cm" svg:x="11.401cm" svg:y="20.248cm">
            <draw:object draw:notify-on-update-of-ranges="Graphs_LON.A2:Graphs_LON.A1000 Graphs_LON.D2:Graphs_LON.D10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7"/>
        <table:table-column table:style-name="co3" table:number-columns-repeated="3" table:default-cell-style-name="Default"/>
        <table:table-row table:style-name="ro1">
          <table:table-cell table:formula="of:=[$prevalence_history_20220401.A1]" office:value-type="string" office:string-value="date" calcext:value-type="string">
            <text:p>date</text:p>
          </table:table-cell>
          <table:table-cell table:formula="of:=[$prevalence_history_20220401.B1]" office:value-type="string" office:string-value="active_cases" calcext:value-type="string">
            <text:p>active_cases</text:p>
          </table:table-cell>
          <table:table-cell office:value-type="string" calcext:value-type="string">
            <text:p>gamma(4.7,2.88)</text:p>
          </table:table-cell>
          <table:table-cell table:number-columns-repeated="7"/>
        </table:table-row>
        <table:table-row table:style-name="ro1">
          <table:table-cell table:formula="of:=VALUE([$LON.A2])" office:value-type="date" office:date-value="2021-11-01" calcext:value-type="date">
            <text:p>01/11/21</text:p>
          </table:table-cell>
          <table:table-cell table:formula="of:=[$LON.B2]" office:value-type="float" office:value="133323.293687105" calcext:value-type="float">
            <text:p>133323.293687105</text:p>
          </table:table-cell>
          <table:table-cell table:formula="of:=[$from_i_LON.C509]" office:value-type="float" office:value="133548.944697203" calcext:value-type="float">
            <text:p>133548.944697203</text:p>
          </table:table-cell>
          <table:table-cell table:formula="of:=[.C2]/[.B2]" office:value-type="percentage" office:value="1.00169251001724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3])" office:value-type="date" office:date-value="2021-11-02" calcext:value-type="date">
            <text:p>02/11/21</text:p>
          </table:table-cell>
          <table:table-cell table:formula="of:=[$LON.B3]" office:value-type="float" office:value="132079.015957894" calcext:value-type="float">
            <text:p>132079.015957894</text:p>
          </table:table-cell>
          <table:table-cell table:formula="of:=[$from_i_LON.C510]" office:value-type="float" office:value="132346.30581344" calcext:value-type="float">
            <text:p>132346.30581344</text:p>
          </table:table-cell>
          <table:table-cell table:formula="of:=[.C3]/[.B3]" office:value-type="percentage" office:value="1.00202371174261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4])" office:value-type="date" office:date-value="2021-11-03" calcext:value-type="date">
            <text:p>03/11/21</text:p>
          </table:table-cell>
          <table:table-cell table:formula="of:=[$LON.B4]" office:value-type="float" office:value="130421.636239044" calcext:value-type="float">
            <text:p>130421.636239044</text:p>
          </table:table-cell>
          <table:table-cell table:formula="of:=[$from_i_LON.C511]" office:value-type="float" office:value="130738.337434035" calcext:value-type="float">
            <text:p>130738.337434035</text:p>
          </table:table-cell>
          <table:table-cell table:formula="of:=[.C4]/[.B4]" office:value-type="percentage" office:value="1.00242828723917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5])" office:value-type="date" office:date-value="2021-11-04" calcext:value-type="date">
            <text:p>04/11/21</text:p>
          </table:table-cell>
          <table:table-cell table:formula="of:=[$LON.B5]" office:value-type="float" office:value="128363.44449405" calcext:value-type="float">
            <text:p>128363.44449405</text:p>
          </table:table-cell>
          <table:table-cell table:formula="of:=[$from_i_LON.C512]" office:value-type="float" office:value="128731.378783787" calcext:value-type="float">
            <text:p>128731.378783787</text:p>
          </table:table-cell>
          <table:table-cell table:formula="of:=[.C5]/[.B5]" office:value-type="percentage" office:value="1.00286634790136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6])" office:value-type="date" office:date-value="2021-11-05" calcext:value-type="date">
            <text:p>05/11/21</text:p>
          </table:table-cell>
          <table:table-cell table:formula="of:=[$LON.B6]" office:value-type="float" office:value="126053.596620954" calcext:value-type="float">
            <text:p>126053.596620954</text:p>
          </table:table-cell>
          <table:table-cell table:formula="of:=[$from_i_LON.C513]" office:value-type="float" office:value="126458.314166246" calcext:value-type="float">
            <text:p>126458.314166246</text:p>
          </table:table-cell>
          <table:table-cell table:formula="of:=[.C6]/[.B6]" office:value-type="percentage" office:value="1.00321067828401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7])" office:value-type="date" office:date-value="2021-11-06" calcext:value-type="date">
            <text:p>06/11/21</text:p>
          </table:table-cell>
          <table:table-cell table:formula="of:=[$LON.B7]" office:value-type="float" office:value="123671.992399765" calcext:value-type="float">
            <text:p>123671.992399765</text:p>
          </table:table-cell>
          <table:table-cell table:formula="of:=[$from_i_LON.C514]" office:value-type="float" office:value="124112.642660209" calcext:value-type="float">
            <text:p>124112.642660209</text:p>
          </table:table-cell>
          <table:table-cell table:formula="of:=[.C7]/[.B7]" office:value-type="percentage" office:value="1.00356305620936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8])" office:value-type="date" office:date-value="2021-11-07" calcext:value-type="date">
            <text:p>07/11/21</text:p>
          </table:table-cell>
          <table:table-cell table:formula="of:=[$LON.B8]" office:value-type="float" office:value="121107.106382345" calcext:value-type="float">
            <text:p>121107.106382345</text:p>
          </table:table-cell>
          <table:table-cell table:formula="of:=[$from_i_LON.C515]" office:value-type="float" office:value="121591.60641598" calcext:value-type="float">
            <text:p>121591.60641598</text:p>
          </table:table-cell>
          <table:table-cell table:formula="of:=[.C8]/[.B8]" office:value-type="percentage" office:value="1.00400059127914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9])" office:value-type="date" office:date-value="2021-11-08" calcext:value-type="date">
            <text:p>08/11/21</text:p>
          </table:table-cell>
          <table:table-cell table:formula="of:=[$LON.B9]" office:value-type="float" office:value="118463.788163882" calcext:value-type="float">
            <text:p>118463.788163882</text:p>
          </table:table-cell>
          <table:table-cell table:formula="of:=[$from_i_LON.C516]" office:value-type="float" office:value="118978.119324885" calcext:value-type="float">
            <text:p>118978.119324885</text:p>
          </table:table-cell>
          <table:table-cell table:formula="of:=[.C9]/[.B9]" office:value-type="percentage" office:value="1.00434167410121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0])" office:value-type="date" office:date-value="2021-11-09" calcext:value-type="date">
            <text:p>09/11/21</text:p>
          </table:table-cell>
          <table:table-cell table:formula="of:=[$LON.B10]" office:value-type="float" office:value="115602.891949585" calcext:value-type="float">
            <text:p>115602.891949585</text:p>
          </table:table-cell>
          <table:table-cell table:formula="of:=[$from_i_LON.C517]" office:value-type="float" office:value="116128.68979159" calcext:value-type="float">
            <text:p>116128.68979159</text:p>
          </table:table-cell>
          <table:table-cell table:formula="of:=[.C10]/[.B10]" office:value-type="percentage" office:value="1.00454831045433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])" office:value-type="date" office:date-value="2021-11-10" calcext:value-type="date">
            <text:p>10/11/21</text:p>
          </table:table-cell>
          <table:table-cell table:formula="of:=[$LON.B11]" office:value-type="float" office:value="113009.013006733" calcext:value-type="float">
            <text:p>113009.013006733</text:p>
          </table:table-cell>
          <table:table-cell table:formula="of:=[$from_i_LON.C518]" office:value-type="float" office:value="113517.920798955" calcext:value-type="float">
            <text:p>113517.920798955</text:p>
          </table:table-cell>
          <table:table-cell table:formula="of:=[.C11]/[.B11]" office:value-type="percentage" office:value="1.00450324959648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2])" office:value-type="date" office:date-value="2021-11-11" calcext:value-type="date">
            <text:p>11/11/21</text:p>
          </table:table-cell>
          <table:table-cell table:formula="of:=[$LON.B12]" office:value-type="float" office:value="110375.853708846" calcext:value-type="float">
            <text:p>110375.853708846</text:p>
          </table:table-cell>
          <table:table-cell table:formula="of:=[$from_i_LON.C519]" office:value-type="float" office:value="110841.902687134" calcext:value-type="float">
            <text:p>110841.902687134</text:p>
          </table:table-cell>
          <table:table-cell table:formula="of:=[.C12]/[.B12]" office:value-type="percentage" office:value="1.0042223816408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3])" office:value-type="date" office:date-value="2021-11-12" calcext:value-type="date">
            <text:p>12/11/21</text:p>
          </table:table-cell>
          <table:table-cell table:formula="of:=[$LON.B13]" office:value-type="float" office:value="107910.473634033" calcext:value-type="float">
            <text:p>107910.473634033</text:p>
          </table:table-cell>
          <table:table-cell table:formula="of:=[$from_i_LON.C520]" office:value-type="float" office:value="108312.813561933" calcext:value-type="float">
            <text:p>108312.813561933</text:p>
          </table:table-cell>
          <table:table-cell table:formula="of:=[.C13]/[.B13]" office:value-type="percentage" office:value="1.00372846040195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4])" office:value-type="date" office:date-value="2021-11-13" calcext:value-type="date">
            <text:p>13/11/21</text:p>
          </table:table-cell>
          <table:table-cell table:formula="of:=[$LON.B14]" office:value-type="float" office:value="105760.282153428" calcext:value-type="float">
            <text:p>105760.282153428</text:p>
          </table:table-cell>
          <table:table-cell table:formula="of:=[$from_i_LON.C521]" office:value-type="float" office:value="106089.683880875" calcext:value-type="float">
            <text:p>106089.683880875</text:p>
          </table:table-cell>
          <table:table-cell table:formula="of:=[.C14]/[.B14]" office:value-type="percentage" office:value="1.00311460711659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15])" office:value-type="date" office:date-value="2021-11-14" calcext:value-type="date">
            <text:p>14/11/21</text:p>
          </table:table-cell>
          <table:table-cell table:formula="of:=[$LON.B15]" office:value-type="float" office:value="104119.26463367" calcext:value-type="float">
            <text:p>104119.26463367</text:p>
          </table:table-cell>
          <table:table-cell table:formula="of:=[$from_i_LON.C522]" office:value-type="float" office:value="104366.611889172" calcext:value-type="float">
            <text:p>104366.611889172</text:p>
          </table:table-cell>
          <table:table-cell table:formula="of:=[.C15]/[.B15]" office:value-type="percentage" office:value="1.0023756146989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6])" office:value-type="date" office:date-value="2021-11-15" calcext:value-type="date">
            <text:p>15/11/21</text:p>
          </table:table-cell>
          <table:table-cell table:formula="of:=[$LON.B16]" office:value-type="float" office:value="102853.468221783" calcext:value-type="float">
            <text:p>102853.468221783</text:p>
          </table:table-cell>
          <table:table-cell table:formula="of:=[$from_i_LON.C523]" office:value-type="float" office:value="103015.465330071" calcext:value-type="float">
            <text:p>103015.465330071</text:p>
          </table:table-cell>
          <table:table-cell table:formula="of:=[.C16]/[.B16]" office:value-type="percentage" office:value="1.001575028155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7])" office:value-type="date" office:date-value="2021-11-16" calcext:value-type="date">
            <text:p>16/11/21</text:p>
          </table:table-cell>
          <table:table-cell table:formula="of:=[$LON.B17]" office:value-type="float" office:value="102123.324544963" calcext:value-type="float">
            <text:p>102123.324544963</text:p>
          </table:table-cell>
          <table:table-cell table:formula="of:=[$from_i_LON.C524]" office:value-type="float" office:value="102189.90079096" calcext:value-type="float">
            <text:p>102189.90079096</text:p>
          </table:table-cell>
          <table:table-cell table:formula="of:=[.C17]/[.B17]" office:value-type="percentage" office:value="1.00065192008088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8])" office:value-type="date" office:date-value="2021-11-17" calcext:value-type="date">
            <text:p>17/11/21</text:p>
          </table:table-cell>
          <table:table-cell table:formula="of:=[$LON.B18]" office:value-type="float" office:value="101946.108561295" calcext:value-type="float">
            <text:p>101946.108561295</text:p>
          </table:table-cell>
          <table:table-cell table:formula="of:=[$from_i_LON.C525]" office:value-type="float" office:value="101929.576044593" calcext:value-type="float">
            <text:p>101929.576044593</text:p>
          </table:table-cell>
          <table:table-cell table:formula="of:=[.C18]/[.B18]" office:value-type="percentage" office:value="0.999837830821256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9])" office:value-type="date" office:date-value="2021-11-18" calcext:value-type="date">
            <text:p>18/11/21</text:p>
          </table:table-cell>
          <table:table-cell table:formula="of:=[$LON.B19]" office:value-type="float" office:value="102557.467521768" calcext:value-type="float">
            <text:p>102557.467521768</text:p>
          </table:table-cell>
          <table:table-cell table:formula="of:=[$from_i_LON.C526]" office:value-type="float" office:value="102456.972613262" calcext:value-type="float">
            <text:p>102456.972613262</text:p>
          </table:table-cell>
          <table:table-cell table:formula="of:=[.C19]/[.B19]" office:value-type="percentage" office:value="0.999020111251432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20])" office:value-type="date" office:date-value="2021-11-19" calcext:value-type="date">
            <text:p>19/11/21</text:p>
          </table:table-cell>
          <table:table-cell table:formula="of:=[$LON.B20]" office:value-type="float" office:value="103463.548479271" calcext:value-type="float">
            <text:p>103463.548479271</text:p>
          </table:table-cell>
          <table:table-cell table:formula="of:=[$from_i_LON.C527]" office:value-type="float" office:value="103256.911284174" calcext:value-type="float">
            <text:p>103256.911284174</text:p>
          </table:table-cell>
          <table:table-cell table:formula="of:=[.C20]/[.B20]" office:value-type="percentage" office:value="0.998002801970991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21])" office:value-type="date" office:date-value="2021-11-20" calcext:value-type="date">
            <text:p>20/11/21</text:p>
          </table:table-cell>
          <table:table-cell table:formula="of:=[$LON.B21]" office:value-type="float" office:value="104936.482871097" calcext:value-type="float">
            <text:p>104936.482871097</text:p>
          </table:table-cell>
          <table:table-cell table:formula="of:=[$from_i_LON.C528]" office:value-type="float" office:value="104619.599517543" calcext:value-type="float">
            <text:p>104619.599517543</text:p>
          </table:table-cell>
          <table:table-cell table:formula="of:=[.C21]/[.B21]" office:value-type="percentage" office:value="0.996980236568974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22])" office:value-type="date" office:date-value="2021-11-21" calcext:value-type="date">
            <text:p>21/11/21</text:p>
          </table:table-cell>
          <table:table-cell table:formula="of:=[$LON.B22]" office:value-type="float" office:value="106513.010900234" calcext:value-type="float">
            <text:p>106513.010900234</text:p>
          </table:table-cell>
          <table:table-cell table:formula="of:=[$from_i_LON.C529]" office:value-type="float" office:value="106098.270343961" calcext:value-type="float">
            <text:p>106098.270343961</text:p>
          </table:table-cell>
          <table:table-cell table:formula="of:=[.C22]/[.B22]" office:value-type="percentage" office:value="0.996106198174591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23])" office:value-type="date" office:date-value="2021-11-22" calcext:value-type="date">
            <text:p>22/11/21</text:p>
          </table:table-cell>
          <table:table-cell table:formula="of:=[$LON.B23]" office:value-type="float" office:value="108635.566150619" calcext:value-type="float">
            <text:p>108635.566150619</text:p>
          </table:table-cell>
          <table:table-cell table:formula="of:=[$from_i_LON.C530]" office:value-type="float" office:value="108132.923719824" calcext:value-type="float">
            <text:p>108132.923719824</text:p>
          </table:table-cell>
          <table:table-cell table:formula="of:=[.C23]/[.B23]" office:value-type="percentage" office:value="0.995373131943758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LON.A24])" office:value-type="date" office:date-value="2021-11-23" calcext:value-type="date">
            <text:p>23/11/21</text:p>
          </table:table-cell>
          <table:table-cell table:formula="of:=[$LON.B24]" office:value-type="float" office:value="110958.732282953" calcext:value-type="float">
            <text:p>110958.732282953</text:p>
          </table:table-cell>
          <table:table-cell table:formula="of:=[$from_i_LON.C531]" office:value-type="float" office:value="110376.574734308" calcext:value-type="float">
            <text:p>110376.574734308</text:p>
          </table:table-cell>
          <table:table-cell table:formula="of:=[.C24]/[.B24]" office:value-type="percentage" office:value="0.994753386807268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LON.A25])" office:value-type="date" office:date-value="2021-11-24" calcext:value-type="date">
            <text:p>24/11/21</text:p>
          </table:table-cell>
          <table:table-cell table:formula="of:=[$LON.B25]" office:value-type="float" office:value="113291.940534737" calcext:value-type="float">
            <text:p>113291.940534737</text:p>
          </table:table-cell>
          <table:table-cell table:formula="of:=[$from_i_LON.C532]" office:value-type="float" office:value="112655.373170863" calcext:value-type="float">
            <text:p>112655.373170863</text:p>
          </table:table-cell>
          <table:table-cell table:formula="of:=[.C25]/[.B25]" office:value-type="percentage" office:value="0.994381176976323" calcext:value-type="percentage">
            <text:p>99.4%</text:p>
          </table:table-cell>
          <table:table-cell table:number-columns-repeated="6"/>
        </table:table-row>
        <table:table-row table:style-name="ro1">
          <table:table-cell table:formula="of:=VALUE([$LON.A26])" office:value-type="date" office:date-value="2021-11-25" calcext:value-type="date">
            <text:p>25/11/21</text:p>
          </table:table-cell>
          <table:table-cell table:formula="of:=[$LON.B26]" office:value-type="float" office:value="115803.193157407" calcext:value-type="float">
            <text:p>115803.193157407</text:p>
          </table:table-cell>
          <table:table-cell table:formula="of:=[$from_i_LON.C533]" office:value-type="float" office:value="115167.364470185" calcext:value-type="float">
            <text:p>115167.364470185</text:p>
          </table:table-cell>
          <table:table-cell table:formula="of:=[.C26]/[.B26]" office:value-type="percentage" office:value="0.994509402807589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LON.A27])" office:value-type="date" office:date-value="2021-11-26" calcext:value-type="date">
            <text:p>26/11/21</text:p>
          </table:table-cell>
          <table:table-cell table:formula="of:=[$LON.B27]" office:value-type="float" office:value="118708.142409626" calcext:value-type="float">
            <text:p>118708.142409626</text:p>
          </table:table-cell>
          <table:table-cell table:formula="of:=[$from_i_LON.C534]" office:value-type="float" office:value="118100.595427846" calcext:value-type="float">
            <text:p>118100.595427846</text:p>
          </table:table-cell>
          <table:table-cell table:formula="of:=[.C27]/[.B27]" office:value-type="percentage" office:value="0.994882010876023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LON.A28])" office:value-type="date" office:date-value="2021-11-27" calcext:value-type="date">
            <text:p>27/11/21</text:p>
          </table:table-cell>
          <table:table-cell table:formula="of:=[$LON.B28]" office:value-type="float" office:value="121637.28629993" calcext:value-type="float">
            <text:p>121637.28629993</text:p>
          </table:table-cell>
          <table:table-cell table:formula="of:=[$from_i_LON.C535]" office:value-type="float" office:value="121091.827964562" calcext:value-type="float">
            <text:p>121091.827964562</text:p>
          </table:table-cell>
          <table:table-cell table:formula="of:=[.C28]/[.B28]" office:value-type="percentage" office:value="0.995515697924869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29])" office:value-type="date" office:date-value="2021-11-28" calcext:value-type="date">
            <text:p>28/11/21</text:p>
          </table:table-cell>
          <table:table-cell table:formula="of:=[$LON.B29]" office:value-type="float" office:value="124344.992480526" calcext:value-type="float">
            <text:p>124344.992480526</text:p>
          </table:table-cell>
          <table:table-cell table:formula="of:=[$from_i_LON.C536]" office:value-type="float" office:value="123866.315266233" calcext:value-type="float">
            <text:p>123866.315266233</text:p>
          </table:table-cell>
          <table:table-cell table:formula="of:=[.C29]/[.B29]" office:value-type="percentage" office:value="0.99615041020355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30])" office:value-type="date" office:date-value="2021-11-29" calcext:value-type="date">
            <text:p>29/11/21</text:p>
          </table:table-cell>
          <table:table-cell table:formula="of:=[$LON.B30]" office:value-type="float" office:value="126941.221914075" calcext:value-type="float">
            <text:p>126941.221914075</text:p>
          </table:table-cell>
          <table:table-cell table:formula="of:=[$from_i_LON.C537]" office:value-type="float" office:value="126556.458871342" calcext:value-type="float">
            <text:p>126556.458871342</text:p>
          </table:table-cell>
          <table:table-cell table:formula="of:=[.C30]/[.B30]" office:value-type="percentage" office:value="0.99696896692082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31])" office:value-type="date" office:date-value="2021-11-30" calcext:value-type="date">
            <text:p>30/11/21</text:p>
          </table:table-cell>
          <table:table-cell table:formula="of:=[$LON.B31]" office:value-type="float" office:value="129557.778520276" calcext:value-type="float">
            <text:p>129557.778520276</text:p>
          </table:table-cell>
          <table:table-cell table:formula="of:=[$from_i_LON.C538]" office:value-type="float" office:value="129285.255789373" calcext:value-type="float">
            <text:p>129285.255789373</text:p>
          </table:table-cell>
          <table:table-cell table:formula="of:=[.C31]/[.B31]" office:value-type="percentage" office:value="0.997896515871024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32])" office:value-type="date" office:date-value="2021-12-01" calcext:value-type="date">
            <text:p>01/12/21</text:p>
          </table:table-cell>
          <table:table-cell table:formula="of:=[$LON.B32]" office:value-type="float" office:value="131557.121295832" calcext:value-type="float">
            <text:p>131557.121295832</text:p>
          </table:table-cell>
          <table:table-cell table:formula="of:=[$from_i_LON.C539]" office:value-type="float" office:value="131369.283457351" calcext:value-type="float">
            <text:p>131369.283457351</text:p>
          </table:table-cell>
          <table:table-cell table:formula="of:=[.C32]/[.B32]" office:value-type="percentage" office:value="0.998572195585984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33])" office:value-type="date" office:date-value="2021-12-02" calcext:value-type="date">
            <text:p>02/12/21</text:p>
          </table:table-cell>
          <table:table-cell table:formula="of:=[$LON.B33]" office:value-type="float" office:value="133682.530582509" calcext:value-type="float">
            <text:p>133682.530582509</text:p>
          </table:table-cell>
          <table:table-cell table:formula="of:=[$from_i_LON.C540]" office:value-type="float" office:value="133570.923876192" calcext:value-type="float">
            <text:p>133570.923876192</text:p>
          </table:table-cell>
          <table:table-cell table:formula="of:=[.C33]/[.B33]" office:value-type="percentage" office:value="0.999165136193707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34])" office:value-type="date" office:date-value="2021-12-03" calcext:value-type="date">
            <text:p>03/12/21</text:p>
          </table:table-cell>
          <table:table-cell table:formula="of:=[$LON.B34]" office:value-type="float" office:value="135722.521360488" calcext:value-type="float">
            <text:p>135722.521360488</text:p>
          </table:table-cell>
          <table:table-cell table:formula="of:=[$from_i_LON.C541]" office:value-type="float" office:value="135710.872767601" calcext:value-type="float">
            <text:p>135710.872767601</text:p>
          </table:table-cell>
          <table:table-cell table:formula="of:=[.C34]/[.B34]" office:value-type="percentage" office:value="0.999914173471206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35])" office:value-type="date" office:date-value="2021-12-04" calcext:value-type="date">
            <text:p>04/12/21</text:p>
          </table:table-cell>
          <table:table-cell table:formula="of:=[$LON.B35]" office:value-type="float" office:value="137689.42420179" calcext:value-type="float">
            <text:p>137689.42420179</text:p>
          </table:table-cell>
          <table:table-cell table:formula="of:=[$from_i_LON.C542]" office:value-type="float" office:value="137790.666088922" calcext:value-type="float">
            <text:p>137790.666088922</text:p>
          </table:table-cell>
          <table:table-cell table:formula="of:=[.C35]/[.B35]" office:value-type="percentage" office:value="1.00073529167341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36])" office:value-type="date" office:date-value="2021-12-05" calcext:value-type="date">
            <text:p>05/12/21</text:p>
          </table:table-cell>
          <table:table-cell table:formula="of:=[$LON.B36]" office:value-type="float" office:value="140201.878411146" calcext:value-type="float">
            <text:p>140201.878411146</text:p>
          </table:table-cell>
          <table:table-cell table:formula="of:=[$from_i_LON.C543]" office:value-type="float" office:value="140403.112660977" calcext:value-type="float">
            <text:p>140403.112660977</text:p>
          </table:table-cell>
          <table:table-cell table:formula="of:=[.C36]/[.B36]" office:value-type="percentage" office:value="1.00143531778683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37])" office:value-type="date" office:date-value="2021-12-06" calcext:value-type="date">
            <text:p>06/12/21</text:p>
          </table:table-cell>
          <table:table-cell table:formula="of:=[$LON.B37]" office:value-type="float" office:value="142497.873131351" calcext:value-type="float">
            <text:p>142497.873131351</text:p>
          </table:table-cell>
          <table:table-cell table:formula="of:=[$from_i_LON.C544]" office:value-type="float" office:value="142782.510847014" calcext:value-type="float">
            <text:p>142782.510847014</text:p>
          </table:table-cell>
          <table:table-cell table:formula="of:=[.C37]/[.B37]" office:value-type="percentage" office:value="1.00199748746706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38])" office:value-type="date" office:date-value="2021-12-07" calcext:value-type="date">
            <text:p>07/12/21</text:p>
          </table:table-cell>
          <table:table-cell table:formula="of:=[$LON.B38]" office:value-type="float" office:value="145107.77099422" calcext:value-type="float">
            <text:p>145107.77099422</text:p>
          </table:table-cell>
          <table:table-cell table:formula="of:=[$from_i_LON.C545]" office:value-type="float" office:value="145489.372897286" calcext:value-type="float">
            <text:p>145489.372897286</text:p>
          </table:table-cell>
          <table:table-cell table:formula="of:=[.C38]/[.B38]" office:value-type="percentage" office:value="1.00262978268118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39])" office:value-type="date" office:date-value="2021-12-08" calcext:value-type="date">
            <text:p>08/12/21</text:p>
          </table:table-cell>
          <table:table-cell table:formula="of:=[$LON.B39]" office:value-type="float" office:value="147918.228526632" calcext:value-type="float">
            <text:p>147918.228526632</text:p>
          </table:table-cell>
          <table:table-cell table:formula="of:=[$from_i_LON.C546]" office:value-type="float" office:value="148336.085864427" calcext:value-type="float">
            <text:p>148336.085864427</text:p>
          </table:table-cell>
          <table:table-cell table:formula="of:=[.C39]/[.B39]" office:value-type="percentage" office:value="1.00282492118759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40])" office:value-type="date" office:date-value="2021-12-09" calcext:value-type="date">
            <text:p>09/12/21</text:p>
          </table:table-cell>
          <table:table-cell table:formula="of:=[$LON.B40]" office:value-type="float" office:value="151292.216080783" calcext:value-type="float">
            <text:p>151292.216080783</text:p>
          </table:table-cell>
          <table:table-cell table:formula="of:=[$from_i_LON.C547]" office:value-type="float" office:value="151708.225975451" calcext:value-type="float">
            <text:p>151708.225975451</text:p>
          </table:table-cell>
          <table:table-cell table:formula="of:=[.C40]/[.B40]" office:value-type="percentage" office:value="1.00274971115795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41])" office:value-type="date" office:date-value="2021-12-10" calcext:value-type="date">
            <text:p>10/12/21</text:p>
          </table:table-cell>
          <table:table-cell table:formula="of:=[$LON.B41]" office:value-type="float" office:value="155077.580599853" calcext:value-type="float">
            <text:p>155077.580599853</text:p>
          </table:table-cell>
          <table:table-cell table:formula="of:=[$from_i_LON.C548]" office:value-type="float" office:value="155456.76229317" calcext:value-type="float">
            <text:p>155456.76229317</text:p>
          </table:table-cell>
          <table:table-cell table:formula="of:=[.C41]/[.B41]" office:value-type="percentage" office:value="1.00244510967897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42])" office:value-type="date" office:date-value="2021-12-11" calcext:value-type="date">
            <text:p>11/12/21</text:p>
          </table:table-cell>
          <table:table-cell table:formula="of:=[$LON.B42]" office:value-type="float" office:value="158853.891463639" calcext:value-type="float">
            <text:p>158853.891463639</text:p>
          </table:table-cell>
          <table:table-cell table:formula="of:=[$from_i_LON.C549]" office:value-type="float" office:value="159148.376806184" calcext:value-type="float">
            <text:p>159148.376806184</text:p>
          </table:table-cell>
          <table:table-cell table:formula="of:=[.C42]/[.B42]" office:value-type="percentage" office:value="1.00185381258106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43])" office:value-type="date" office:date-value="2021-12-12" calcext:value-type="date">
            <text:p>12/12/21</text:p>
          </table:table-cell>
          <table:table-cell table:formula="of:=[$LON.B43]" office:value-type="float" office:value="163793.930496754" calcext:value-type="float">
            <text:p>163793.930496754</text:p>
          </table:table-cell>
          <table:table-cell table:formula="of:=[$from_i_LON.C550]" office:value-type="float" office:value="164026.363217437" calcext:value-type="float">
            <text:p>164026.363217437</text:p>
          </table:table-cell>
          <table:table-cell table:formula="of:=[.C43]/[.B43]" office:value-type="percentage" office:value="1.00141905576097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44])" office:value-type="date" office:date-value="2021-12-13" calcext:value-type="date">
            <text:p>13/12/21</text:p>
          </table:table-cell>
          <table:table-cell table:formula="of:=[$LON.B44]" office:value-type="float" office:value="170100.468891224" calcext:value-type="float">
            <text:p>170100.468891224</text:p>
          </table:table-cell>
          <table:table-cell table:formula="of:=[$from_i_LON.C551]" office:value-type="float" office:value="170243.751813955" calcext:value-type="float">
            <text:p>170243.751813955</text:p>
          </table:table-cell>
          <table:table-cell table:formula="of:=[.C44]/[.B44]" office:value-type="percentage" office:value="1.00084234290279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45])" office:value-type="date" office:date-value="2021-12-14" calcext:value-type="date">
            <text:p>14/12/21</text:p>
          </table:table-cell>
          <table:table-cell table:formula="of:=[$LON.B45]" office:value-type="float" office:value="179042.865547394" calcext:value-type="float">
            <text:p>179042.865547394</text:p>
          </table:table-cell>
          <table:table-cell table:formula="of:=[$from_i_LON.C552]" office:value-type="float" office:value="179090.278216711" calcext:value-type="float">
            <text:p>179090.278216711</text:p>
          </table:table-cell>
          <table:table-cell table:formula="of:=[.C45]/[.B45]" office:value-type="percentage" office:value="1.00026481183247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46])" office:value-type="date" office:date-value="2021-12-15" calcext:value-type="date">
            <text:p>15/12/21</text:p>
          </table:table-cell>
          <table:table-cell table:formula="of:=[$LON.B46]" office:value-type="float" office:value="192113.183416141" calcext:value-type="float">
            <text:p>192113.183416141</text:p>
          </table:table-cell>
          <table:table-cell table:formula="of:=[$from_i_LON.C553]" office:value-type="float" office:value="192070.028594241" calcext:value-type="float">
            <text:p>192070.028594241</text:p>
          </table:table-cell>
          <table:table-cell table:formula="of:=[.C46]/[.B46]" office:value-type="percentage" office:value="0.999775367722651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47])" office:value-type="date" office:date-value="2021-12-16" calcext:value-type="date">
            <text:p>16/12/21</text:p>
          </table:table-cell>
          <table:table-cell table:formula="of:=[$LON.B47]" office:value-type="float" office:value="209740.546574384" calcext:value-type="float">
            <text:p>209740.546574384</text:p>
          </table:table-cell>
          <table:table-cell table:formula="of:=[$from_i_LON.C554]" office:value-type="float" office:value="209602.516312683" calcext:value-type="float">
            <text:p>209602.516312683</text:p>
          </table:table-cell>
          <table:table-cell table:formula="of:=[.C47]/[.B47]" office:value-type="percentage" office:value="0.999341899961853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48])" office:value-type="date" office:date-value="2021-12-17" calcext:value-type="date">
            <text:p>17/12/21</text:p>
          </table:table-cell>
          <table:table-cell table:formula="of:=[$LON.B48]" office:value-type="float" office:value="231085.765580486" calcext:value-type="float">
            <text:p>231085.765580486</text:p>
          </table:table-cell>
          <table:table-cell table:formula="of:=[$from_i_LON.C555]" office:value-type="float" office:value="230848.526408267" calcext:value-type="float">
            <text:p>230848.526408267</text:p>
          </table:table-cell>
          <table:table-cell table:formula="of:=[.C48]/[.B48]" office:value-type="percentage" office:value="0.998973371762544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49])" office:value-type="date" office:date-value="2021-12-18" calcext:value-type="date">
            <text:p>18/12/21</text:p>
          </table:table-cell>
          <table:table-cell table:formula="of:=[$LON.B49]" office:value-type="float" office:value="256196.247432803" calcext:value-type="float">
            <text:p>256196.247432803</text:p>
          </table:table-cell>
          <table:table-cell table:formula="of:=[$from_i_LON.C556]" office:value-type="float" office:value="255723.669251605" calcext:value-type="float">
            <text:p>255723.669251605</text:p>
          </table:table-cell>
          <table:table-cell table:formula="of:=[.C49]/[.B49]" office:value-type="percentage" office:value="0.998155405530203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50])" office:value-type="date" office:date-value="2021-12-19" calcext:value-type="date">
            <text:p>19/12/21</text:p>
          </table:table-cell>
          <table:table-cell table:formula="of:=[$LON.B50]" office:value-type="float" office:value="284210.463469417" calcext:value-type="float">
            <text:p>284210.463469417</text:p>
          </table:table-cell>
          <table:table-cell table:formula="of:=[$from_i_LON.C557]" office:value-type="float" office:value="283387.314870897" calcext:value-type="float">
            <text:p>283387.314870897</text:p>
          </table:table-cell>
          <table:table-cell table:formula="of:=[.C50]/[.B50]" office:value-type="percentage" office:value="0.997103735772177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51])" office:value-type="date" office:date-value="2021-12-20" calcext:value-type="date">
            <text:p>20/12/21</text:p>
          </table:table-cell>
          <table:table-cell table:formula="of:=[$LON.B51]" office:value-type="float" office:value="314677.828548612" calcext:value-type="float">
            <text:p>314677.828548612</text:p>
          </table:table-cell>
          <table:table-cell table:formula="of:=[$from_i_LON.C558]" office:value-type="float" office:value="313349.696210887" calcext:value-type="float">
            <text:p>313349.696210887</text:p>
          </table:table-cell>
          <table:table-cell table:formula="of:=[.C51]/[.B51]" office:value-type="percentage" office:value="0.995779390165966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52])" office:value-type="date" office:date-value="2021-12-21" calcext:value-type="date">
            <text:p>21/12/21</text:p>
          </table:table-cell>
          <table:table-cell table:formula="of:=[$LON.B52]" office:value-type="float" office:value="347947.715907797" calcext:value-type="float">
            <text:p>347947.715907797</text:p>
          </table:table-cell>
          <table:table-cell table:formula="of:=[$from_i_LON.C559]" office:value-type="float" office:value="345980.325792242" calcext:value-type="float">
            <text:p>345980.325792242</text:p>
          </table:table-cell>
          <table:table-cell table:formula="of:=[.C52]/[.B52]" office:value-type="percentage" office:value="0.994345730620987" calcext:value-type="percentage">
            <text:p>99.4%</text:p>
          </table:table-cell>
          <table:table-cell table:number-columns-repeated="6"/>
        </table:table-row>
        <table:table-row table:style-name="ro1">
          <table:table-cell table:formula="of:=VALUE([$LON.A53])" office:value-type="date" office:date-value="2021-12-22" calcext:value-type="date">
            <text:p>22/12/21</text:p>
          </table:table-cell>
          <table:table-cell table:formula="of:=[$LON.B53]" office:value-type="float" office:value="382564.771954094" calcext:value-type="float">
            <text:p>382564.771954094</text:p>
          </table:table-cell>
          <table:table-cell table:formula="of:=[$from_i_LON.C560]" office:value-type="float" office:value="379983.639839971" calcext:value-type="float">
            <text:p>379983.639839971</text:p>
          </table:table-cell>
          <table:table-cell table:formula="of:=[.C53]/[.B53]" office:value-type="percentage" office:value="0.993253084697425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LON.A54])" office:value-type="date" office:date-value="2021-12-23" calcext:value-type="date">
            <text:p>23/12/21</text:p>
          </table:table-cell>
          <table:table-cell table:formula="of:=[$LON.B54]" office:value-type="float" office:value="418032.678875613" calcext:value-type="float">
            <text:p>418032.678875613</text:p>
          </table:table-cell>
          <table:table-cell table:formula="of:=[$from_i_LON.C561]" office:value-type="float" office:value="414975.657763825" calcext:value-type="float">
            <text:p>414975.657763825</text:p>
          </table:table-cell>
          <table:table-cell table:formula="of:=[.C54]/[.B54]" office:value-type="percentage" office:value="0.992687124078408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LON.A55])" office:value-type="date" office:date-value="2021-12-24" calcext:value-type="date">
            <text:p>24/12/21</text:p>
          </table:table-cell>
          <table:table-cell table:formula="of:=[$LON.B55]" office:value-type="float" office:value="453263.993933729" calcext:value-type="float">
            <text:p>453263.993933729</text:p>
          </table:table-cell>
          <table:table-cell table:formula="of:=[$from_i_LON.C562]" office:value-type="float" office:value="449920.445757696" calcext:value-type="float">
            <text:p>449920.445757696</text:p>
          </table:table-cell>
          <table:table-cell table:formula="of:=[.C55]/[.B55]" office:value-type="percentage" office:value="0.992623397797351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LON.A56])" office:value-type="date" office:date-value="2021-12-25" calcext:value-type="date">
            <text:p>25/12/21</text:p>
          </table:table-cell>
          <table:table-cell table:formula="of:=[$LON.B56]" office:value-type="float" office:value="487055.806531647" calcext:value-type="float">
            <text:p>487055.806531647</text:p>
          </table:table-cell>
          <table:table-cell table:formula="of:=[$from_i_LON.C563]" office:value-type="float" office:value="483670.845501566" calcext:value-type="float">
            <text:p>483670.845501566</text:p>
          </table:table-cell>
          <table:table-cell table:formula="of:=[.C56]/[.B56]" office:value-type="percentage" office:value="0.99305015773411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LON.A57])" office:value-type="date" office:date-value="2021-12-26" calcext:value-type="date">
            <text:p>26/12/21</text:p>
          </table:table-cell>
          <table:table-cell table:formula="of:=[$LON.B57]" office:value-type="float" office:value="518644.661126869" calcext:value-type="float">
            <text:p>518644.661126869</text:p>
          </table:table-cell>
          <table:table-cell table:formula="of:=[$from_i_LON.C564]" office:value-type="float" office:value="515458.927136025" calcext:value-type="float">
            <text:p>515458.927136025</text:p>
          </table:table-cell>
          <table:table-cell table:formula="of:=[.C57]/[.B57]" office:value-type="percentage" office:value="0.993857578743947" calcext:value-type="percentage">
            <text:p>99.4%</text:p>
          </table:table-cell>
          <table:table-cell table:number-columns-repeated="6"/>
        </table:table-row>
        <table:table-row table:style-name="ro1">
          <table:table-cell table:formula="of:=VALUE([$LON.A58])" office:value-type="date" office:date-value="2021-12-27" calcext:value-type="date">
            <text:p>27/12/21</text:p>
          </table:table-cell>
          <table:table-cell table:formula="of:=[$LON.B58]" office:value-type="float" office:value="547164.896111915" calcext:value-type="float">
            <text:p>547164.896111915</text:p>
          </table:table-cell>
          <table:table-cell table:formula="of:=[$from_i_LON.C565]" office:value-type="float" office:value="544366.108906047" calcext:value-type="float">
            <text:p>544366.108906047</text:p>
          </table:table-cell>
          <table:table-cell table:formula="of:=[.C58]/[.B58]" office:value-type="percentage" office:value="0.994884929158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LON.A59])" office:value-type="date" office:date-value="2021-12-28" calcext:value-type="date">
            <text:p>28/12/21</text:p>
          </table:table-cell>
          <table:table-cell table:formula="of:=[$LON.B59]" office:value-type="float" office:value="570974.147727651" calcext:value-type="float">
            <text:p>570974.147727651</text:p>
          </table:table-cell>
          <table:table-cell table:formula="of:=[$from_i_LON.C566]" office:value-type="float" office:value="568775.809777233" calcext:value-type="float">
            <text:p>568775.809777233</text:p>
          </table:table-cell>
          <table:table-cell table:formula="of:=[.C59]/[.B59]" office:value-type="percentage" office:value="0.996149846785241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60])" office:value-type="date" office:date-value="2021-12-29" calcext:value-type="date">
            <text:p>29/12/21</text:p>
          </table:table-cell>
          <table:table-cell table:formula="of:=[$LON.B60]" office:value-type="float" office:value="588366.236304579" calcext:value-type="float">
            <text:p>588366.236304579</text:p>
          </table:table-cell>
          <table:table-cell table:formula="of:=[$from_i_LON.C567]" office:value-type="float" office:value="586914.74922353" calcext:value-type="float">
            <text:p>586914.74922353</text:p>
          </table:table-cell>
          <table:table-cell table:formula="of:=[.C60]/[.B60]" office:value-type="percentage" office:value="0.997533021115953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61])" office:value-type="date" office:date-value="2021-12-30" calcext:value-type="date">
            <text:p>30/12/21</text:p>
          </table:table-cell>
          <table:table-cell table:formula="of:=[$LON.B61]" office:value-type="float" office:value="600214.400284491" calcext:value-type="float">
            <text:p>600214.400284491</text:p>
          </table:table-cell>
          <table:table-cell table:formula="of:=[$from_i_LON.C568]" office:value-type="float" office:value="599652.285776257" calcext:value-type="float">
            <text:p>599652.285776257</text:p>
          </table:table-cell>
          <table:table-cell table:formula="of:=[.C61]/[.B61]" office:value-type="percentage" office:value="0.999063477137557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62])" office:value-type="date" office:date-value="2021-12-31" calcext:value-type="date">
            <text:p>31/12/21</text:p>
          </table:table-cell>
          <table:table-cell table:formula="of:=[$LON.B62]" office:value-type="float" office:value="607262.733445173" calcext:value-type="float">
            <text:p>607262.733445173</text:p>
          </table:table-cell>
          <table:table-cell table:formula="of:=[$from_i_LON.C569]" office:value-type="float" office:value="607735.220623104" calcext:value-type="float">
            <text:p>607735.220623104</text:p>
          </table:table-cell>
          <table:table-cell table:formula="of:=[.C62]/[.B62]" office:value-type="percentage" office:value="1.00077806055256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63])" office:value-type="date" office:date-value="2022-01-01" calcext:value-type="date">
            <text:p>01/01/22</text:p>
          </table:table-cell>
          <table:table-cell table:formula="of:=[$LON.B63]" office:value-type="float" office:value="610009.427052234" calcext:value-type="float">
            <text:p>610009.427052234</text:p>
          </table:table-cell>
          <table:table-cell table:formula="of:=[$from_i_LON.C570]" office:value-type="float" office:value="611642.04946208" calcext:value-type="float">
            <text:p>611642.04946208</text:p>
          </table:table-cell>
          <table:table-cell table:formula="of:=[.C63]/[.B63]" office:value-type="percentage" office:value="1.00267638881867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64])" office:value-type="date" office:date-value="2022-01-02" calcext:value-type="date">
            <text:p>02/01/22</text:p>
          </table:table-cell>
          <table:table-cell table:formula="of:=[$LON.B64]" office:value-type="float" office:value="608489.278858166" calcext:value-type="float">
            <text:p>608489.278858166</text:p>
          </table:table-cell>
          <table:table-cell table:formula="of:=[$from_i_LON.C571]" office:value-type="float" office:value="611397.948205405" calcext:value-type="float">
            <text:p>611397.948205405</text:p>
          </table:table-cell>
          <table:table-cell table:formula="of:=[.C64]/[.B64]" office:value-type="percentage" office:value="1.00478014888397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65])" office:value-type="date" office:date-value="2022-01-03" calcext:value-type="date">
            <text:p>03/01/22</text:p>
          </table:table-cell>
          <table:table-cell table:formula="of:=[$LON.B65]" office:value-type="float" office:value="602904.608124386" calcext:value-type="float">
            <text:p>602904.608124386</text:p>
          </table:table-cell>
          <table:table-cell table:formula="of:=[$from_i_LON.C572]" office:value-type="float" office:value="607160.179480299" calcext:value-type="float">
            <text:p>607160.179480299</text:p>
          </table:table-cell>
          <table:table-cell table:formula="of:=[.C65]/[.B65]" office:value-type="percentage" office:value="1.00705844887992" calcext:value-type="percentage">
            <text:p>100.7%</text:p>
          </table:table-cell>
          <table:table-cell table:number-columns-repeated="6"/>
        </table:table-row>
        <table:table-row table:style-name="ro1">
          <table:table-cell table:formula="of:=VALUE([$LON.A66])" office:value-type="date" office:date-value="2022-01-04" calcext:value-type="date">
            <text:p>04/01/22</text:p>
          </table:table-cell>
          <table:table-cell table:formula="of:=[$LON.B66]" office:value-type="float" office:value="593776.556321732" calcext:value-type="float">
            <text:p>593776.556321732</text:p>
          </table:table-cell>
          <table:table-cell table:formula="of:=[$from_i_LON.C573]" office:value-type="float" office:value="599321.902394045" calcext:value-type="float">
            <text:p>599321.902394045</text:p>
          </table:table-cell>
          <table:table-cell table:formula="of:=[.C66]/[.B66]" office:value-type="percentage" office:value="1.00933911252183" calcext:value-type="percentage">
            <text:p>100.9%</text:p>
          </table:table-cell>
          <table:table-cell table:number-columns-repeated="6"/>
        </table:table-row>
        <table:table-row table:style-name="ro1">
          <table:table-cell table:formula="of:=VALUE([$LON.A67])" office:value-type="date" office:date-value="2022-01-05" calcext:value-type="date">
            <text:p>05/01/22</text:p>
          </table:table-cell>
          <table:table-cell table:formula="of:=[$LON.B67]" office:value-type="float" office:value="582004.999048683" calcext:value-type="float">
            <text:p>582004.999048683</text:p>
          </table:table-cell>
          <table:table-cell table:formula="of:=[$from_i_LON.C574]" office:value-type="float" office:value="588526.945538326" calcext:value-type="float">
            <text:p>588526.945538326</text:p>
          </table:table-cell>
          <table:table-cell table:formula="of:=[.C67]/[.B67]" office:value-type="percentage" office:value="1.01120599737168" calcext:value-type="percentage">
            <text:p>101.1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LON.A68])" office:value-type="date" office:date-value="2022-01-06" calcext:value-type="date">
            <text:p>06/01/22</text:p>
          </table:table-cell>
          <table:table-cell table:formula="of:=[$LON.B68]" office:value-type="float" office:value="567783.176540248" calcext:value-type="float">
            <text:p>567783.176540248</text:p>
          </table:table-cell>
          <table:table-cell table:formula="of:=[$from_i_LON.C575]" office:value-type="float" office:value="574923.122760047" calcext:value-type="float">
            <text:p>574923.122760047</text:p>
          </table:table-cell>
          <table:table-cell table:formula="of:=[.C68]/[.B68]" office:value-type="percentage" office:value="1.01257512817358" calcext:value-type="percentage">
            <text:p>101.3%</text:p>
          </table:table-cell>
          <table:table-cell table:number-columns-repeated="6"/>
        </table:table-row>
        <table:table-row table:style-name="ro1">
          <table:table-cell table:formula="of:=VALUE([$LON.A69])" office:value-type="date" office:date-value="2022-01-07" calcext:value-type="date">
            <text:p>07/01/22</text:p>
          </table:table-cell>
          <table:table-cell table:formula="of:=[$LON.B69]" office:value-type="float" office:value="552585.538931045" calcext:value-type="float">
            <text:p>552585.538931045</text:p>
          </table:table-cell>
          <table:table-cell table:formula="of:=[$from_i_LON.C576]" office:value-type="float" office:value="560001.204611409" calcext:value-type="float">
            <text:p>560001.204611409</text:p>
          </table:table-cell>
          <table:table-cell table:formula="of:=[.C69]/[.B69]" office:value-type="percentage" office:value="1.01341994163421" calcext:value-type="percentage">
            <text:p>101.3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0])" office:value-type="date" office:date-value="2022-01-08" calcext:value-type="date">
            <text:p>08/01/22</text:p>
          </table:table-cell>
          <table:table-cell table:formula="of:=[$LON.B70]" office:value-type="float" office:value="536447.60324024" calcext:value-type="float">
            <text:p>536447.60324024</text:p>
          </table:table-cell>
          <table:table-cell table:formula="of:=[$from_i_LON.C577]" office:value-type="float" office:value="543828.342549544" calcext:value-type="float">
            <text:p>543828.342549544</text:p>
          </table:table-cell>
          <table:table-cell table:formula="of:=[.C70]/[.B70]" office:value-type="percentage" office:value="1.01375854652854" calcext:value-type="percentage">
            <text:p>101.4%</text:p>
          </table:table-cell>
          <table:table-cell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1">
          <table:table-cell table:formula="of:=VALUE([$LON.A71])" office:value-type="date" office:date-value="2022-01-09" calcext:value-type="date">
            <text:p>09/01/22</text:p>
          </table:table-cell>
          <table:table-cell table:formula="of:=[$LON.B71]" office:value-type="float" office:value="520044.548070648" calcext:value-type="float">
            <text:p>520044.548070648</text:p>
          </table:table-cell>
          <table:table-cell table:formula="of:=[$from_i_LON.C578]" office:value-type="float" office:value="527092.007721219" calcext:value-type="float">
            <text:p>527092.007721219</text:p>
          </table:table-cell>
          <table:table-cell table:formula="of:=[.C71]/[.B71]" office:value-type="percentage" office:value="1.01355164605939" calcext:value-type="percentage">
            <text:p>101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2])" office:value-type="date" office:date-value="2022-01-10" calcext:value-type="date">
            <text:p>10/01/22</text:p>
          </table:table-cell>
          <table:table-cell table:formula="of:=[$LON.B72]" office:value-type="float" office:value="503331.996254647" calcext:value-type="float">
            <text:p>503331.996254647</text:p>
          </table:table-cell>
          <table:table-cell table:formula="of:=[$from_i_LON.C579]" office:value-type="float" office:value="509767.269833527" calcext:value-type="float">
            <text:p>509767.269833527</text:p>
          </table:table-cell>
          <table:table-cell table:formula="of:=[.C72]/[.B72]" office:value-type="percentage" office:value="1.01278534570972" calcext:value-type="percentage">
            <text:p>101.3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3])" office:value-type="date" office:date-value="2022-01-11" calcext:value-type="date">
            <text:p>11/01/22</text:p>
          </table:table-cell>
          <table:table-cell table:formula="of:=[$LON.B73]" office:value-type="float" office:value="486480.677616045" calcext:value-type="float">
            <text:p>486480.677616045</text:p>
          </table:table-cell>
          <table:table-cell table:formula="of:=[$from_i_LON.C580]" office:value-type="float" office:value="492131.420711" calcext:value-type="float">
            <text:p>492131.420711</text:p>
          </table:table-cell>
          <table:table-cell table:formula="of:=[.C73]/[.B73]" office:value-type="percentage" office:value="1.01161555505687" calcext:value-type="percentage">
            <text:p>101.2%</text:p>
          </table:table-cell>
          <table:table-cell/>
          <table:table-cell table:style-name="ce10" table:number-columns-repeated="3"/>
          <table:table-cell/>
          <table:table-cell table:style-name="ce8"/>
        </table:table-row>
        <table:table-row table:style-name="ro1">
          <table:table-cell table:formula="of:=VALUE([$LON.A74])" office:value-type="date" office:date-value="2022-01-12" calcext:value-type="date">
            <text:p>12/01/22</text:p>
          </table:table-cell>
          <table:table-cell table:formula="of:=[$LON.B74]" office:value-type="float" office:value="469807.448263099" calcext:value-type="float">
            <text:p>469807.448263099</text:p>
          </table:table-cell>
          <table:table-cell table:formula="of:=[$from_i_LON.C581]" office:value-type="float" office:value="474564.23206276" calcext:value-type="float">
            <text:p>474564.23206276</text:p>
          </table:table-cell>
          <table:table-cell table:formula="of:=[.C74]/[.B74]" office:value-type="percentage" office:value="1.01012496463657" calcext:value-type="percentage">
            <text:p>101.0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75])" office:value-type="date" office:date-value="2022-01-13" calcext:value-type="date">
            <text:p>13/01/22</text:p>
          </table:table-cell>
          <table:table-cell table:formula="of:=[$LON.B75]" office:value-type="float" office:value="453533.727201801" calcext:value-type="float">
            <text:p>453533.727201801</text:p>
          </table:table-cell>
          <table:table-cell table:formula="of:=[$from_i_LON.C582]" office:value-type="float" office:value="457270.869319902" calcext:value-type="float">
            <text:p>457270.869319902</text:p>
          </table:table-cell>
          <table:table-cell table:formula="of:=[.C75]/[.B75]" office:value-type="percentage" office:value="1.0082400533719" calcext:value-type="percentage">
            <text:p>100.8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76])" office:value-type="date" office:date-value="2022-01-14" calcext:value-type="date">
            <text:p>14/01/22</text:p>
          </table:table-cell>
          <table:table-cell table:formula="of:=[$LON.B76]" office:value-type="float" office:value="437696.581324951" calcext:value-type="float">
            <text:p>437696.581324951</text:p>
          </table:table-cell>
          <table:table-cell table:formula="of:=[$from_i_LON.C583]" office:value-type="float" office:value="440385.59814426" calcext:value-type="float">
            <text:p>440385.59814426</text:p>
          </table:table-cell>
          <table:table-cell table:formula="of:=[.C76]/[.B76]" office:value-type="percentage" office:value="1.00614356367868" calcext:value-type="percentage">
            <text:p>100.6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7])" office:value-type="date" office:date-value="2022-01-15" calcext:value-type="date">
            <text:p>15/01/22</text:p>
          </table:table-cell>
          <table:table-cell table:formula="of:=[$LON.B77]" office:value-type="float" office:value="422888.042247748" calcext:value-type="float">
            <text:p>422888.042247748</text:p>
          </table:table-cell>
          <table:table-cell table:formula="of:=[$from_i_LON.C584]" office:value-type="float" office:value="424558.682603129" calcext:value-type="float">
            <text:p>424558.682603129</text:p>
          </table:table-cell>
          <table:table-cell table:formula="of:=[.C77]/[.B77]" office:value-type="percentage" office:value="1.00395055000019" calcext:value-type="percentage">
            <text:p>100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8])" office:value-type="date" office:date-value="2022-01-16" calcext:value-type="date">
            <text:p>16/01/22</text:p>
          </table:table-cell>
          <table:table-cell table:formula="of:=[$LON.B78]" office:value-type="float" office:value="409098.44057337" calcext:value-type="float">
            <text:p>409098.44057337</text:p>
          </table:table-cell>
          <table:table-cell table:formula="of:=[$from_i_LON.C585]" office:value-type="float" office:value="409836.911069109" calcext:value-type="float">
            <text:p>409836.911069109</text:p>
          </table:table-cell>
          <table:table-cell table:formula="of:=[.C78]/[.B78]" office:value-type="percentage" office:value="1.00180511686797" calcext:value-type="percentage">
            <text:p>100.2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79])" office:value-type="date" office:date-value="2022-01-17" calcext:value-type="date">
            <text:p>17/01/22</text:p>
          </table:table-cell>
          <table:table-cell table:formula="of:=[$LON.B79]" office:value-type="float" office:value="395777.078044776" calcext:value-type="float">
            <text:p>395777.078044776</text:p>
          </table:table-cell>
          <table:table-cell table:formula="of:=[$from_i_LON.C586]" office:value-type="float" office:value="395719.912835401" calcext:value-type="float">
            <text:p>395719.912835401</text:p>
          </table:table-cell>
          <table:table-cell table:formula="of:=[.C79]/[.B79]" office:value-type="percentage" office:value="0.999855562101632" calcext:value-type="percentage">
            <text:p>100.0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0])" office:value-type="date" office:date-value="2022-01-18" calcext:value-type="date">
            <text:p>18/01/22</text:p>
          </table:table-cell>
          <table:table-cell table:formula="of:=[$LON.B80]" office:value-type="float" office:value="383059.806049259" calcext:value-type="float">
            <text:p>383059.806049259</text:p>
          </table:table-cell>
          <table:table-cell table:formula="of:=[$from_i_LON.C587]" office:value-type="float" office:value="382319.708483489" calcext:value-type="float">
            <text:p>382319.708483489</text:p>
          </table:table-cell>
          <table:table-cell table:formula="of:=[.C80]/[.B80]" office:value-type="percentage" office:value="0.99806793207201" calcext:value-type="percentage">
            <text:p>99.8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1])" office:value-type="date" office:date-value="2022-01-19" calcext:value-type="date">
            <text:p>19/01/22</text:p>
          </table:table-cell>
          <table:table-cell table:formula="of:=[$LON.B81]" office:value-type="float" office:value="372245.654731036" calcext:value-type="float">
            <text:p>372245.654731036</text:p>
          </table:table-cell>
          <table:table-cell table:formula="of:=[$from_i_LON.C588]" office:value-type="float" office:value="370970.445205626" calcext:value-type="float">
            <text:p>370970.445205626</text:p>
          </table:table-cell>
          <table:table-cell table:formula="of:=[.C81]/[.B81]" office:value-type="percentage" office:value="0.996574279620991" calcext:value-type="percentage">
            <text:p>99.7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2])" office:value-type="date" office:date-value="2022-01-20" calcext:value-type="date">
            <text:p>20/01/22</text:p>
          </table:table-cell>
          <table:table-cell table:formula="of:=[$LON.B82]" office:value-type="float" office:value="363100.626194288" calcext:value-type="float">
            <text:p>363100.626194288</text:p>
          </table:table-cell>
          <table:table-cell table:formula="of:=[$from_i_LON.C589]" office:value-type="float" office:value="361436.60361358" calcext:value-type="float">
            <text:p>361436.60361358</text:p>
          </table:table-cell>
          <table:table-cell table:formula="of:=[.C82]/[.B82]" office:value-type="percentage" office:value="0.995417186144378" calcext:value-type="percentage">
            <text:p>99.5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3])" office:value-type="date" office:date-value="2022-01-21" calcext:value-type="date">
            <text:p>21/01/22</text:p>
          </table:table-cell>
          <table:table-cell table:formula="of:=[$LON.B83]" office:value-type="float" office:value="355664.398916802" calcext:value-type="float">
            <text:p>355664.398916802</text:p>
          </table:table-cell>
          <table:table-cell table:formula="of:=[$from_i_LON.C590]" office:value-type="float" office:value="353713.682966145" calcext:value-type="float">
            <text:p>353713.682966145</text:p>
          </table:table-cell>
          <table:table-cell table:formula="of:=[.C83]/[.B83]" office:value-type="percentage" office:value="0.9945152903788" calcext:value-type="percentage">
            <text:p>99.5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4])" office:value-type="date" office:date-value="2022-01-22" calcext:value-type="date">
            <text:p>22/01/22</text:p>
          </table:table-cell>
          <table:table-cell table:formula="of:=[$LON.B84]" office:value-type="float" office:value="349361.494632473" calcext:value-type="float">
            <text:p>349361.494632473</text:p>
          </table:table-cell>
          <table:table-cell table:formula="of:=[$from_i_LON.C591]" office:value-type="float" office:value="347247.283082609" calcext:value-type="float">
            <text:p>347247.283082609</text:p>
          </table:table-cell>
          <table:table-cell table:formula="of:=[.C84]/[.B84]" office:value-type="percentage" office:value="0.993948355550491" calcext:value-type="percentage">
            <text:p>99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5])" office:value-type="date" office:date-value="2022-01-23" calcext:value-type="date">
            <text:p>23/01/22</text:p>
          </table:table-cell>
          <table:table-cell table:formula="of:=[$LON.B85]" office:value-type="float" office:value="345146.952748984" calcext:value-type="float">
            <text:p>345146.952748984</text:p>
          </table:table-cell>
          <table:table-cell table:formula="of:=[$from_i_LON.C592]" office:value-type="float" office:value="342979.112969401" calcext:value-type="float">
            <text:p>342979.112969401</text:p>
          </table:table-cell>
          <table:table-cell table:formula="of:=[.C85]/[.B85]" office:value-type="percentage" office:value="0.993719081793086" calcext:value-type="percentage">
            <text:p>99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6])" office:value-type="date" office:date-value="2022-01-24" calcext:value-type="date">
            <text:p>24/01/22</text:p>
          </table:table-cell>
          <table:table-cell table:formula="of:=[$LON.B86]" office:value-type="float" office:value="342799.940378053" calcext:value-type="float">
            <text:p>342799.940378053</text:p>
          </table:table-cell>
          <table:table-cell table:formula="of:=[$from_i_LON.C593]" office:value-type="float" office:value="340622.433078625" calcext:value-type="float">
            <text:p>340622.433078625</text:p>
          </table:table-cell>
          <table:table-cell table:formula="of:=[.C86]/[.B86]" office:value-type="percentage" office:value="0.993647877251594" calcext:value-type="percentage">
            <text:p>99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LON.A87])" office:value-type="date" office:date-value="2022-01-25" calcext:value-type="date">
            <text:p>25/01/22</text:p>
          </table:table-cell>
          <table:table-cell table:formula="of:=[$LON.B87]" office:value-type="float" office:value="342824.267017683" calcext:value-type="float">
            <text:p>342824.267017683</text:p>
          </table:table-cell>
          <table:table-cell table:formula="of:=[$from_i_LON.C594]" office:value-type="float" office:value="340614.205337079" calcext:value-type="float">
            <text:p>340614.205337079</text:p>
          </table:table-cell>
          <table:table-cell table:formula="of:=[.C87]/[.B87]" office:value-type="percentage" office:value="0.993553368611186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88])" office:value-type="date" office:date-value="2022-01-26" calcext:value-type="date">
            <text:p>26/01/22</text:p>
          </table:table-cell>
          <table:table-cell table:formula="of:=[$LON.B88]" office:value-type="float" office:value="344375.994937289" calcext:value-type="float">
            <text:p>344375.994937289</text:p>
          </table:table-cell>
          <table:table-cell table:formula="of:=[$from_i_LON.C595]" office:value-type="float" office:value="342193.404755523" calcext:value-type="float">
            <text:p>342193.404755523</text:p>
          </table:table-cell>
          <table:table-cell table:formula="of:=[.C88]/[.B88]" office:value-type="percentage" office:value="0.993662188381731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89])" office:value-type="date" office:date-value="2022-01-27" calcext:value-type="date">
            <text:p>27/01/22</text:p>
          </table:table-cell>
          <table:table-cell table:formula="of:=[$LON.B89]" office:value-type="float" office:value="347545.71398645" calcext:value-type="float">
            <text:p>347545.71398645</text:p>
          </table:table-cell>
          <table:table-cell table:formula="of:=[$from_i_LON.C596]" office:value-type="float" office:value="345423.543983119" calcext:value-type="float">
            <text:p>345423.543983119</text:p>
          </table:table-cell>
          <table:table-cell table:formula="of:=[.C89]/[.B89]" office:value-type="percentage" office:value="0.993893839233437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0])" office:value-type="date" office:date-value="2022-01-28" calcext:value-type="date">
            <text:p>28/01/22</text:p>
          </table:table-cell>
          <table:table-cell table:formula="of:=[$LON.B90]" office:value-type="float" office:value="352099.090331794" calcext:value-type="float">
            <text:p>352099.090331794</text:p>
          </table:table-cell>
          <table:table-cell table:formula="of:=[$from_i_LON.C597]" office:value-type="float" office:value="350019.674024826" calcext:value-type="float">
            <text:p>350019.674024826</text:p>
          </table:table-cell>
          <table:table-cell table:formula="of:=[.C90]/[.B90]" office:value-type="percentage" office:value="0.994094229823177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1])" office:value-type="date" office:date-value="2022-01-29" calcext:value-type="date">
            <text:p>29/01/22</text:p>
          </table:table-cell>
          <table:table-cell table:formula="of:=[$LON.B91]" office:value-type="float" office:value="358260.583693685" calcext:value-type="float">
            <text:p>358260.583693685</text:p>
          </table:table-cell>
          <table:table-cell table:formula="of:=[$from_i_LON.C598]" office:value-type="float" office:value="356159.824775303" calcext:value-type="float">
            <text:p>356159.824775303</text:p>
          </table:table-cell>
          <table:table-cell table:formula="of:=[.C91]/[.B91]" office:value-type="percentage" office:value="0.994136226495466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2])" office:value-type="date" office:date-value="2022-01-30" calcext:value-type="date">
            <text:p>30/01/22</text:p>
          </table:table-cell>
          <table:table-cell table:formula="of:=[$LON.B92]" office:value-type="float" office:value="365633.771084363" calcext:value-type="float">
            <text:p>365633.771084363</text:p>
          </table:table-cell>
          <table:table-cell table:formula="of:=[$from_i_LON.C599]" office:value-type="float" office:value="363523.979850177" calcext:value-type="float">
            <text:p>363523.979850177</text:p>
          </table:table-cell>
          <table:table-cell table:formula="of:=[.C92]/[.B92]" office:value-type="percentage" office:value="0.994229769236223" calcext:value-type="percentage">
            <text:p>99.4%</text:p>
          </table:table-cell>
          <table:table-cell/>
          <table:table-cell table:style-name="ce11" table:number-columns-repeated="3"/>
          <table:table-cell table:style-name="ce19"/>
          <table:table-cell table:style-name="ce11"/>
        </table:table-row>
        <table:table-row table:style-name="ro1">
          <table:table-cell table:formula="of:=VALUE([$LON.A93])" office:value-type="date" office:date-value="2022-01-31" calcext:value-type="date">
            <text:p>31/01/22</text:p>
          </table:table-cell>
          <table:table-cell table:formula="of:=[$LON.B93]" office:value-type="float" office:value="374012.32516781" calcext:value-type="float">
            <text:p>374012.32516781</text:p>
          </table:table-cell>
          <table:table-cell table:formula="of:=[$from_i_LON.C600]" office:value-type="float" office:value="371946.586166162" calcext:value-type="float">
            <text:p>371946.586166162</text:p>
          </table:table-cell>
          <table:table-cell table:formula="of:=[.C93]/[.B93]" office:value-type="percentage" office:value="0.994476815701938" calcext:value-type="percentage">
            <text:p>99.4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4])" office:value-type="date" office:date-value="2022-02-01" calcext:value-type="date">
            <text:p>01/02/22</text:p>
          </table:table-cell>
          <table:table-cell table:formula="of:=[$LON.B94]" office:value-type="float" office:value="382778.646357687" calcext:value-type="float">
            <text:p>382778.646357687</text:p>
          </table:table-cell>
          <table:table-cell table:formula="of:=[$from_i_LON.C601]" office:value-type="float" office:value="380831.059804744" calcext:value-type="float">
            <text:p>380831.059804744</text:p>
          </table:table-cell>
          <table:table-cell table:formula="of:=[.C94]/[.B94]" office:value-type="percentage" office:value="0.994911977009494" calcext:value-type="percentage">
            <text:p>99.5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5])" office:value-type="date" office:date-value="2022-02-02" calcext:value-type="date">
            <text:p>02/02/22</text:p>
          </table:table-cell>
          <table:table-cell table:formula="of:=[$LON.B95]" office:value-type="float" office:value="391895.214082711" calcext:value-type="float">
            <text:p>391895.214082711</text:p>
          </table:table-cell>
          <table:table-cell table:formula="of:=[$from_i_LON.C602]" office:value-type="float" office:value="390085.804572394" calcext:value-type="float">
            <text:p>390085.804572394</text:p>
          </table:table-cell>
          <table:table-cell table:formula="of:=[.C95]/[.B95]" office:value-type="percentage" office:value="0.995382925217517" calcext:value-type="percentage">
            <text:p>99.5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6])" office:value-type="date" office:date-value="2022-02-03" calcext:value-type="date">
            <text:p>03/02/22</text:p>
          </table:table-cell>
          <table:table-cell table:formula="of:=[$LON.B96]" office:value-type="float" office:value="401630.533981132" calcext:value-type="float">
            <text:p>401630.533981132</text:p>
          </table:table-cell>
          <table:table-cell table:formula="of:=[$from_i_LON.C603]" office:value-type="float" office:value="399972.595850057" calcext:value-type="float">
            <text:p>399972.595850057</text:p>
          </table:table-cell>
          <table:table-cell table:formula="of:=[.C96]/[.B96]" office:value-type="percentage" office:value="0.995871981856955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7])" office:value-type="date" office:date-value="2022-02-04" calcext:value-type="date">
            <text:p>04/02/22</text:p>
          </table:table-cell>
          <table:table-cell table:formula="of:=[$LON.B97]" office:value-type="float" office:value="411150.783743836" calcext:value-type="float">
            <text:p>411150.783743836</text:p>
          </table:table-cell>
          <table:table-cell table:formula="of:=[$from_i_LON.C604]" office:value-type="float" office:value="409676.658584503" calcext:value-type="float">
            <text:p>409676.658584503</text:p>
          </table:table-cell>
          <table:table-cell table:formula="of:=[.C97]/[.B97]" office:value-type="percentage" office:value="0.996414636144168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8])" office:value-type="date" office:date-value="2022-02-05" calcext:value-type="date">
            <text:p>05/02/22</text:p>
          </table:table-cell>
          <table:table-cell table:formula="of:=[$LON.B98]" office:value-type="float" office:value="420276.832304516" calcext:value-type="float">
            <text:p>420276.832304516</text:p>
          </table:table-cell>
          <table:table-cell table:formula="of:=[$from_i_LON.C605]" office:value-type="float" office:value="419031.419781464" calcext:value-type="float">
            <text:p>419031.419781464</text:p>
          </table:table-cell>
          <table:table-cell table:formula="of:=[.C98]/[.B98]" office:value-type="percentage" office:value="0.997036685281405" calcext:value-type="percentage">
            <text:p>99.7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LON.A99])" office:value-type="date" office:date-value="2022-02-06" calcext:value-type="date">
            <text:p>06/02/22</text:p>
          </table:table-cell>
          <table:table-cell table:formula="of:=[$LON.B99]" office:value-type="float" office:value="428371.475225689" calcext:value-type="float">
            <text:p>428371.475225689</text:p>
          </table:table-cell>
          <table:table-cell table:formula="of:=[$from_i_LON.C606]" office:value-type="float" office:value="427401.273239966" calcext:value-type="float">
            <text:p>427401.273239966</text:p>
          </table:table-cell>
          <table:table-cell table:formula="of:=[.C99]/[.B99]" office:value-type="percentage" office:value="0.997735138677914" calcext:value-type="percentage">
            <text:p>99.8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LON.A100])" office:value-type="date" office:date-value="2022-02-07" calcext:value-type="date">
            <text:p>07/02/22</text:p>
          </table:table-cell>
          <table:table-cell table:formula="of:=[$LON.B100]" office:value-type="float" office:value="435939.31169359" calcext:value-type="float">
            <text:p>435939.31169359</text:p>
          </table:table-cell>
          <table:table-cell table:formula="of:=[$from_i_LON.C607]" office:value-type="float" office:value="435269.288272654" calcext:value-type="float">
            <text:p>435269.288272654</text:p>
          </table:table-cell>
          <table:table-cell table:formula="of:=[.C100]/[.B100]" office:value-type="percentage" office:value="0.998463035099235" calcext:value-type="percentage">
            <text:p>99.8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LON.A101])" office:value-type="date" office:date-value="2022-02-08" calcext:value-type="date">
            <text:p>08/02/22</text:p>
          </table:table-cell>
          <table:table-cell table:formula="of:=[$LON.B101]" office:value-type="float" office:value="441695.496459845" calcext:value-type="float">
            <text:p>441695.496459845</text:p>
          </table:table-cell>
          <table:table-cell table:formula="of:=[$from_i_LON.C608]" office:value-type="float" office:value="441330.711790088" calcext:value-type="float">
            <text:p>441330.711790088</text:p>
          </table:table-cell>
          <table:table-cell table:formula="of:=[.C101]/[.B101]" office:value-type="percentage" office:value="0.999174126354739" calcext:value-type="percentage">
            <text:p>99.9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LON.A102])" office:value-type="date" office:date-value="2022-02-09" calcext:value-type="date">
            <text:p>09/02/22</text:p>
          </table:table-cell>
          <table:table-cell table:formula="of:=[$LON.B102]" office:value-type="float" office:value="446432.333146876" calcext:value-type="float">
            <text:p>446432.333146876</text:p>
          </table:table-cell>
          <table:table-cell table:formula="of:=[$from_i_LON.C609]" office:value-type="float" office:value="446377.096358754" calcext:value-type="float">
            <text:p>446377.096358754</text:p>
          </table:table-cell>
          <table:table-cell table:formula="of:=[.C102]/[.B102]" office:value-type="percentage" office:value="0.99987627063718" calcext:value-type="percentage">
            <text:p>100.0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LON.A103])" office:value-type="date" office:date-value="2022-02-10" calcext:value-type="date">
            <text:p>10/02/22</text:p>
          </table:table-cell>
          <table:table-cell table:formula="of:=[$LON.B103]" office:value-type="float" office:value="449933.331791168" calcext:value-type="float">
            <text:p>449933.331791168</text:p>
          </table:table-cell>
          <table:table-cell table:formula="of:=[$from_i_LON.C610]" office:value-type="float" office:value="450233.476384529" calcext:value-type="float">
            <text:p>450233.476384529</text:p>
          </table:table-cell>
          <table:table-cell table:formula="of:=[.C103]/[.B103]" office:value-type="percentage" office:value="1.00066708681521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04])" office:value-type="date" office:date-value="2022-02-11" calcext:value-type="date">
            <text:p>11/02/22</text:p>
          </table:table-cell>
          <table:table-cell table:formula="of:=[$LON.B104]" office:value-type="float" office:value="451879.813224963" calcext:value-type="float">
            <text:p>451879.813224963</text:p>
          </table:table-cell>
          <table:table-cell table:formula="of:=[$from_i_LON.C611]" office:value-type="float" office:value="452547.85342538" calcext:value-type="float">
            <text:p>452547.85342538</text:p>
          </table:table-cell>
          <table:table-cell table:formula="of:=[.C104]/[.B104]" office:value-type="percentage" office:value="1.00147835814052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05])" office:value-type="date" office:date-value="2022-02-12" calcext:value-type="date">
            <text:p>12/02/22</text:p>
          </table:table-cell>
          <table:table-cell table:formula="of:=[$LON.B105]" office:value-type="float" office:value="452483.098457069" calcext:value-type="float">
            <text:p>452483.098457069</text:p>
          </table:table-cell>
          <table:table-cell table:formula="of:=[$from_i_LON.C612]" office:value-type="float" office:value="453502.683300865" calcext:value-type="float">
            <text:p>453502.683300865</text:p>
          </table:table-cell>
          <table:table-cell table:formula="of:=[.C105]/[.B105]" office:value-type="percentage" office:value="1.0022533103386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06])" office:value-type="date" office:date-value="2022-02-13" calcext:value-type="date">
            <text:p>13/02/22</text:p>
          </table:table-cell>
          <table:table-cell table:formula="of:=[$LON.B106]" office:value-type="float" office:value="451454.611983361" calcext:value-type="float">
            <text:p>451454.611983361</text:p>
          </table:table-cell>
          <table:table-cell table:formula="of:=[$from_i_LON.C613]" office:value-type="float" office:value="452792.760675242" calcext:value-type="float">
            <text:p>452792.760675242</text:p>
          </table:table-cell>
          <table:table-cell table:formula="of:=[.C106]/[.B106]" office:value-type="percentage" office:value="1.00296408244896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107])" office:value-type="date" office:date-value="2022-02-14" calcext:value-type="date">
            <text:p>14/02/22</text:p>
          </table:table-cell>
          <table:table-cell table:formula="of:=[$LON.B107]" office:value-type="float" office:value="449419.169961896" calcext:value-type="float">
            <text:p>449419.169961896</text:p>
          </table:table-cell>
          <table:table-cell table:formula="of:=[$from_i_LON.C614]" office:value-type="float" office:value="451080.251304334" calcext:value-type="float">
            <text:p>451080.251304334</text:p>
          </table:table-cell>
          <table:table-cell table:formula="of:=[.C107]/[.B107]" office:value-type="percentage" office:value="1.00369606250347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08])" office:value-type="date" office:date-value="2022-02-15" calcext:value-type="date">
            <text:p>15/02/22</text:p>
          </table:table-cell>
          <table:table-cell table:formula="of:=[$LON.B108]" office:value-type="float" office:value="446068.684397793" calcext:value-type="float">
            <text:p>446068.684397793</text:p>
          </table:table-cell>
          <table:table-cell table:formula="of:=[$from_i_LON.C615]" office:value-type="float" office:value="447991.078892579" calcext:value-type="float">
            <text:p>447991.078892579</text:p>
          </table:table-cell>
          <table:table-cell table:formula="of:=[.C108]/[.B108]" office:value-type="percentage" office:value="1.00430963786974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09])" office:value-type="date" office:date-value="2022-02-16" calcext:value-type="date">
            <text:p>16/02/22</text:p>
          </table:table-cell>
          <table:table-cell table:formula="of:=[$LON.B109]" office:value-type="float" office:value="441346.479716618" calcext:value-type="float">
            <text:p>441346.479716618</text:p>
          </table:table-cell>
          <table:table-cell table:formula="of:=[$from_i_LON.C616]" office:value-type="float" office:value="443434.741997412" calcext:value-type="float">
            <text:p>443434.741997412</text:p>
          </table:table-cell>
          <table:table-cell table:formula="of:=[.C109]/[.B109]" office:value-type="percentage" office:value="1.00473157117314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0])" office:value-type="date" office:date-value="2022-02-17" calcext:value-type="date">
            <text:p>17/02/22</text:p>
          </table:table-cell>
          <table:table-cell table:formula="of:=[$LON.B110]" office:value-type="float" office:value="435760.107302801" calcext:value-type="float">
            <text:p>435760.107302801</text:p>
          </table:table-cell>
          <table:table-cell table:formula="of:=[$from_i_LON.C617]" office:value-type="float" office:value="437969.84176401" calcext:value-type="float">
            <text:p>437969.84176401</text:p>
          </table:table-cell>
          <table:table-cell table:formula="of:=[.C110]/[.B110]" office:value-type="percentage" office:value="1.00507098842729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1])" office:value-type="date" office:date-value="2022-02-18" calcext:value-type="date">
            <text:p>18/02/22</text:p>
          </table:table-cell>
          <table:table-cell table:formula="of:=[$LON.B111]" office:value-type="float" office:value="430112.320399173" calcext:value-type="float">
            <text:p>430112.320399173</text:p>
          </table:table-cell>
          <table:table-cell table:formula="of:=[$from_i_LON.C618]" office:value-type="float" office:value="432364.308637643" calcext:value-type="float">
            <text:p>432364.308637643</text:p>
          </table:table-cell>
          <table:table-cell table:formula="of:=[.C111]/[.B111]" office:value-type="percentage" office:value="1.00523581430167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2])" office:value-type="date" office:date-value="2022-02-19" calcext:value-type="date">
            <text:p>19/02/22</text:p>
          </table:table-cell>
          <table:table-cell table:formula="of:=[$LON.B112]" office:value-type="float" office:value="424033.119431826" calcext:value-type="float">
            <text:p>424033.119431826</text:p>
          </table:table-cell>
          <table:table-cell table:formula="of:=[$from_i_LON.C619]" office:value-type="float" office:value="426295.504945344" calcext:value-type="float">
            <text:p>426295.504945344</text:p>
          </table:table-cell>
          <table:table-cell table:formula="of:=[.C112]/[.B112]" office:value-type="percentage" office:value="1.00533539813246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3])" office:value-type="date" office:date-value="2022-02-20" calcext:value-type="date">
            <text:p>20/02/22</text:p>
          </table:table-cell>
          <table:table-cell table:formula="of:=[$LON.B113]" office:value-type="float" office:value="417625.977630708" calcext:value-type="float">
            <text:p>417625.977630708</text:p>
          </table:table-cell>
          <table:table-cell table:formula="of:=[$from_i_LON.C620]" office:value-type="float" office:value="419810.425127818" calcext:value-type="float">
            <text:p>419810.425127818</text:p>
          </table:table-cell>
          <table:table-cell table:formula="of:=[.C113]/[.B113]" office:value-type="percentage" office:value="1.00523063126844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4])" office:value-type="date" office:date-value="2022-02-21" calcext:value-type="date">
            <text:p>21/02/22</text:p>
          </table:table-cell>
          <table:table-cell table:formula="of:=[$LON.B114]" office:value-type="float" office:value="411054.799707352" calcext:value-type="float">
            <text:p>411054.799707352</text:p>
          </table:table-cell>
          <table:table-cell table:formula="of:=[$from_i_LON.C621]" office:value-type="float" office:value="413123.079105584" calcext:value-type="float">
            <text:p>413123.079105584</text:p>
          </table:table-cell>
          <table:table-cell table:formula="of:=[.C114]/[.B114]" office:value-type="percentage" office:value="1.00503163908974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5])" office:value-type="date" office:date-value="2022-02-22" calcext:value-type="date">
            <text:p>22/02/22</text:p>
          </table:table-cell>
          <table:table-cell table:formula="of:=[$LON.B115]" office:value-type="float" office:value="403813.233905251" calcext:value-type="float">
            <text:p>403813.233905251</text:p>
          </table:table-cell>
          <table:table-cell table:formula="of:=[$from_i_LON.C622]" office:value-type="float" office:value="405730.067253515" calcext:value-type="float">
            <text:p>405730.067253515</text:p>
          </table:table-cell>
          <table:table-cell table:formula="of:=[.C115]/[.B115]" office:value-type="percentage" office:value="1.00474683142434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LON.A116])" office:value-type="date" office:date-value="2022-02-23" calcext:value-type="date">
            <text:p>23/02/22</text:p>
          </table:table-cell>
          <table:table-cell table:formula="of:=[$LON.B116]" office:value-type="float" office:value="396057.503530386" calcext:value-type="float">
            <text:p>396057.503530386</text:p>
          </table:table-cell>
          <table:table-cell table:formula="of:=[$from_i_LON.C623]" office:value-type="float" office:value="397726.764609102" calcext:value-type="float">
            <text:p>397726.764609102</text:p>
          </table:table-cell>
          <table:table-cell table:formula="of:=[.C116]/[.B116]" office:value-type="percentage" office:value="1.00421469373471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17])" office:value-type="date" office:date-value="2022-02-24" calcext:value-type="date">
            <text:p>24/02/22</text:p>
          </table:table-cell>
          <table:table-cell table:formula="of:=[$LON.B117]" office:value-type="float" office:value="388647.565344954" calcext:value-type="float">
            <text:p>388647.565344954</text:p>
          </table:table-cell>
          <table:table-cell table:formula="of:=[$from_i_LON.C624]" office:value-type="float" office:value="390012.344565997" calcext:value-type="float">
            <text:p>390012.344565997</text:p>
          </table:table-cell>
          <table:table-cell table:formula="of:=[.C117]/[.B117]" office:value-type="percentage" office:value="1.00351161139999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LON.A118])" office:value-type="date" office:date-value="2022-02-25" calcext:value-type="date">
            <text:p>25/02/22</text:p>
          </table:table-cell>
          <table:table-cell table:formula="of:=[$LON.B118]" office:value-type="float" office:value="381736.682024011" calcext:value-type="float">
            <text:p>381736.682024011</text:p>
          </table:table-cell>
          <table:table-cell table:formula="of:=[$from_i_LON.C625]" office:value-type="float" office:value="382799.28776978" calcext:value-type="float">
            <text:p>382799.28776978</text:p>
          </table:table-cell>
          <table:table-cell table:formula="of:=[.C118]/[.B118]" office:value-type="percentage" office:value="1.00278360921496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LON.A119])" office:value-type="date" office:date-value="2022-02-26" calcext:value-type="date">
            <text:p>26/02/22</text:p>
          </table:table-cell>
          <table:table-cell table:formula="of:=[$LON.B119]" office:value-type="float" office:value="375336.540409565" calcext:value-type="float">
            <text:p>375336.540409565</text:p>
          </table:table-cell>
          <table:table-cell table:formula="of:=[$from_i_LON.C626]" office:value-type="float" office:value="376125.367877177" calcext:value-type="float">
            <text:p>376125.367877177</text:p>
          </table:table-cell>
          <table:table-cell table:formula="of:=[.C119]/[.B119]" office:value-type="percentage" office:value="1.00210165380315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20])" office:value-type="date" office:date-value="2022-02-27" calcext:value-type="date">
            <text:p>27/02/22</text:p>
          </table:table-cell>
          <table:table-cell table:formula="of:=[$LON.B120]" office:value-type="float" office:value="369198.30091356" calcext:value-type="float">
            <text:p>369198.30091356</text:p>
          </table:table-cell>
          <table:table-cell table:formula="of:=[$from_i_LON.C627]" office:value-type="float" office:value="369728.812024006" calcext:value-type="float">
            <text:p>369728.812024006</text:p>
          </table:table-cell>
          <table:table-cell table:formula="of:=[.C120]/[.B120]" office:value-type="percentage" office:value="1.00143692728036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21])" office:value-type="date" office:date-value="2022-02-28" calcext:value-type="date">
            <text:p>28/02/22</text:p>
          </table:table-cell>
          <table:table-cell table:formula="of:=[$LON.B121]" office:value-type="float" office:value="363309.357122569" calcext:value-type="float">
            <text:p>363309.357122569</text:p>
          </table:table-cell>
          <table:table-cell table:formula="of:=[$from_i_LON.C628]" office:value-type="float" office:value="363643.003193669" calcext:value-type="float">
            <text:p>363643.003193669</text:p>
          </table:table-cell>
          <table:table-cell table:formula="of:=[.C121]/[.B121]" office:value-type="percentage" office:value="1.0009183525405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22])" office:value-type="date" office:date-value="2022-03-01" calcext:value-type="date">
            <text:p>01/03/22</text:p>
          </table:table-cell>
          <table:table-cell table:formula="of:=[$LON.B122]" office:value-type="float" office:value="358220.763785764" calcext:value-type="float">
            <text:p>358220.763785764</text:p>
          </table:table-cell>
          <table:table-cell table:formula="of:=[$from_i_LON.C629]" office:value-type="float" office:value="358373.751519941" calcext:value-type="float">
            <text:p>358373.751519941</text:p>
          </table:table-cell>
          <table:table-cell table:formula="of:=[.C122]/[.B122]" office:value-type="percentage" office:value="1.00042707667909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23])" office:value-type="date" office:date-value="2022-03-02" calcext:value-type="date">
            <text:p>02/03/22</text:p>
          </table:table-cell>
          <table:table-cell table:formula="of:=[$LON.B123]" office:value-type="float" office:value="354242.13539371" calcext:value-type="float">
            <text:p>354242.13539371</text:p>
          </table:table-cell>
          <table:table-cell table:formula="of:=[$from_i_LON.C630]" office:value-type="float" office:value="354200.823176432" calcext:value-type="float">
            <text:p>354200.823176432</text:p>
          </table:table-cell>
          <table:table-cell table:formula="of:=[.C123]/[.B123]" office:value-type="percentage" office:value="0.999883378590094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24])" office:value-type="date" office:date-value="2022-03-03" calcext:value-type="date">
            <text:p>03/03/22</text:p>
          </table:table-cell>
          <table:table-cell table:formula="of:=[$LON.B124]" office:value-type="float" office:value="350817.822725705" calcext:value-type="float">
            <text:p>350817.822725705</text:p>
          </table:table-cell>
          <table:table-cell table:formula="of:=[$from_i_LON.C631]" office:value-type="float" office:value="350579.509546803" calcext:value-type="float">
            <text:p>350579.509546803</text:p>
          </table:table-cell>
          <table:table-cell table:formula="of:=[.C124]/[.B124]" office:value-type="percentage" office:value="0.999320692497747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125])" office:value-type="date" office:date-value="2022-03-04" calcext:value-type="date">
            <text:p>04/03/22</text:p>
          </table:table-cell>
          <table:table-cell table:formula="of:=[$LON.B125]" office:value-type="float" office:value="348574.967797931" calcext:value-type="float">
            <text:p>348574.967797931</text:p>
          </table:table-cell>
          <table:table-cell table:formula="of:=[$from_i_LON.C632]" office:value-type="float" office:value="348160.78180862" calcext:value-type="float">
            <text:p>348160.78180862</text:p>
          </table:table-cell>
          <table:table-cell table:formula="of:=[.C125]/[.B125]" office:value-type="percentage" office:value="0.998811773570754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126])" office:value-type="date" office:date-value="2022-03-05" calcext:value-type="date">
            <text:p>05/03/22</text:p>
          </table:table-cell>
          <table:table-cell table:formula="of:=[$LON.B126]" office:value-type="float" office:value="347332.549752626" calcext:value-type="float">
            <text:p>347332.549752626</text:p>
          </table:table-cell>
          <table:table-cell table:formula="of:=[$from_i_LON.C633]" office:value-type="float" office:value="346773.648936773" calcext:value-type="float">
            <text:p>346773.648936773</text:p>
          </table:table-cell>
          <table:table-cell table:formula="of:=[.C126]/[.B126]" office:value-type="percentage" office:value="0.998390876938395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127])" office:value-type="date" office:date-value="2022-03-06" calcext:value-type="date">
            <text:p>06/03/22</text:p>
          </table:table-cell>
          <table:table-cell table:formula="of:=[$LON.B127]" office:value-type="float" office:value="347394.74342365" calcext:value-type="float">
            <text:p>347394.74342365</text:p>
          </table:table-cell>
          <table:table-cell table:formula="of:=[$from_i_LON.C634]" office:value-type="float" office:value="346710.381134803" calcext:value-type="float">
            <text:p>346710.381134803</text:p>
          </table:table-cell>
          <table:table-cell table:formula="of:=[.C127]/[.B127]" office:value-type="percentage" office:value="0.998030015416751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128])" office:value-type="date" office:date-value="2022-03-07" calcext:value-type="date">
            <text:p>07/03/22</text:p>
          </table:table-cell>
          <table:table-cell table:formula="of:=[$LON.B128]" office:value-type="float" office:value="348995.422443035" calcext:value-type="float">
            <text:p>348995.422443035</text:p>
          </table:table-cell>
          <table:table-cell table:formula="of:=[$from_i_LON.C635]" office:value-type="float" office:value="348180.34569028" calcext:value-type="float">
            <text:p>348180.34569028</text:p>
          </table:table-cell>
          <table:table-cell table:formula="of:=[.C128]/[.B128]" office:value-type="percentage" office:value="0.997664505892228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129])" office:value-type="date" office:date-value="2022-03-08" calcext:value-type="date">
            <text:p>08/03/22</text:p>
          </table:table-cell>
          <table:table-cell table:formula="of:=[$LON.B129]" office:value-type="float" office:value="352207.22562017" calcext:value-type="float">
            <text:p>352207.22562017</text:p>
          </table:table-cell>
          <table:table-cell table:formula="of:=[$from_i_LON.C636]" office:value-type="float" office:value="351294.37981919" calcext:value-type="float">
            <text:p>351294.37981919</text:p>
          </table:table-cell>
          <table:table-cell table:formula="of:=[.C129]/[.B129]" office:value-type="percentage" office:value="0.997408213873599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0])" office:value-type="date" office:date-value="2022-03-09" calcext:value-type="date">
            <text:p>09/03/22</text:p>
          </table:table-cell>
          <table:table-cell table:formula="of:=[$LON.B130]" office:value-type="float" office:value="357160.202024657" calcext:value-type="float">
            <text:p>357160.202024657</text:p>
          </table:table-cell>
          <table:table-cell table:formula="of:=[$from_i_LON.C637]" office:value-type="float" office:value="356209.548468949" calcext:value-type="float">
            <text:p>356209.548468949</text:p>
          </table:table-cell>
          <table:table-cell table:formula="of:=[.C130]/[.B130]" office:value-type="percentage" office:value="0.997338299311292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1])" office:value-type="date" office:date-value="2022-03-10" calcext:value-type="date">
            <text:p>10/03/22</text:p>
          </table:table-cell>
          <table:table-cell table:formula="of:=[$LON.B131]" office:value-type="float" office:value="364220.874190744" calcext:value-type="float">
            <text:p>364220.874190744</text:p>
          </table:table-cell>
          <table:table-cell table:formula="of:=[$from_i_LON.C638]" office:value-type="float" office:value="363192.514813902" calcext:value-type="float">
            <text:p>363192.514813902</text:p>
          </table:table-cell>
          <table:table-cell table:formula="of:=[.C131]/[.B131]" office:value-type="percentage" office:value="0.997176550138357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2])" office:value-type="date" office:date-value="2022-03-11" calcext:value-type="date">
            <text:p>11/03/22</text:p>
          </table:table-cell>
          <table:table-cell table:formula="of:=[$LON.B132]" office:value-type="float" office:value="373344.851133486" calcext:value-type="float">
            <text:p>373344.851133486</text:p>
          </table:table-cell>
          <table:table-cell table:formula="of:=[$from_i_LON.C639]" office:value-type="float" office:value="372233.536157618" calcext:value-type="float">
            <text:p>372233.536157618</text:p>
          </table:table-cell>
          <table:table-cell table:formula="of:=[.C132]/[.B132]" office:value-type="percentage" office:value="0.997023355290709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3])" office:value-type="date" office:date-value="2022-03-12" calcext:value-type="date">
            <text:p>12/03/22</text:p>
          </table:table-cell>
          <table:table-cell table:formula="of:=[$LON.B133]" office:value-type="float" office:value="384157.607533457" calcext:value-type="float">
            <text:p>384157.607533457</text:p>
          </table:table-cell>
          <table:table-cell table:formula="of:=[$from_i_LON.C640]" office:value-type="float" office:value="382952.923775906" calcext:value-type="float">
            <text:p>382952.923775906</text:p>
          </table:table-cell>
          <table:table-cell table:formula="of:=[.C133]/[.B133]" office:value-type="percentage" office:value="0.996864089806041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4])" office:value-type="date" office:date-value="2022-03-13" calcext:value-type="date">
            <text:p>13/03/22</text:p>
          </table:table-cell>
          <table:table-cell table:formula="of:=[$LON.B134]" office:value-type="float" office:value="396355.233851165" calcext:value-type="float">
            <text:p>396355.233851165</text:p>
          </table:table-cell>
          <table:table-cell table:formula="of:=[$from_i_LON.C641]" office:value-type="float" office:value="395050.390494283" calcext:value-type="float">
            <text:p>395050.390494283</text:p>
          </table:table-cell>
          <table:table-cell table:formula="of:=[.C134]/[.B134]" office:value-type="percentage" office:value="0.996707894218516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5])" office:value-type="date" office:date-value="2022-03-14" calcext:value-type="date">
            <text:p>14/03/22</text:p>
          </table:table-cell>
          <table:table-cell table:formula="of:=[$LON.B135]" office:value-type="float" office:value="409514.810212213" calcext:value-type="float">
            <text:p>409514.810212213</text:p>
          </table:table-cell>
          <table:table-cell table:formula="of:=[$from_i_LON.C642]" office:value-type="float" office:value="408115.48974373" calcext:value-type="float">
            <text:p>408115.48974373</text:p>
          </table:table-cell>
          <table:table-cell table:formula="of:=[.C135]/[.B135]" office:value-type="percentage" office:value="0.996582979580743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36])" office:value-type="date" office:date-value="2022-03-15" calcext:value-type="date">
            <text:p>15/03/22</text:p>
          </table:table-cell>
          <table:table-cell table:formula="of:=[$LON.B136]" office:value-type="float" office:value="423605.924812972" calcext:value-type="float">
            <text:p>423605.924812972</text:p>
          </table:table-cell>
          <table:table-cell table:formula="of:=[$from_i_LON.C643]" office:value-type="float" office:value="422096.298601906" calcext:value-type="float">
            <text:p>422096.298601906</text:p>
          </table:table-cell>
          <table:table-cell table:formula="of:=[.C136]/[.B136]" office:value-type="percentage" office:value="0.99643624859182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137])" office:value-type="date" office:date-value="2022-03-16" calcext:value-type="date">
            <text:p>16/03/22</text:p>
          </table:table-cell>
          <table:table-cell table:formula="of:=[$LON.B137]" office:value-type="float" office:value="438372.423012849" calcext:value-type="float">
            <text:p>438372.423012849</text:p>
          </table:table-cell>
          <table:table-cell table:formula="of:=[$from_i_LON.C644]" office:value-type="float" office:value="436769.142114288" calcext:value-type="float">
            <text:p>436769.142114288</text:p>
          </table:table-cell>
          <table:table-cell table:formula="of:=[.C137]/[.B137]" office:value-type="percentage" office:value="0.996342651101223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138])" office:value-type="date" office:date-value="2022-03-17" calcext:value-type="date">
            <text:p>17/03/22</text:p>
          </table:table-cell>
          <table:table-cell table:formula="of:=[$LON.B138]" office:value-type="float" office:value="454310.92823084" calcext:value-type="float">
            <text:p>454310.92823084</text:p>
          </table:table-cell>
          <table:table-cell table:formula="of:=[$from_i_LON.C645]" office:value-type="float" office:value="452667.204255748" calcext:value-type="float">
            <text:p>452667.204255748</text:p>
          </table:table-cell>
          <table:table-cell table:formula="of:=[.C138]/[.B138]" office:value-type="percentage" office:value="0.996381940488437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LON.A139])" office:value-type="date" office:date-value="2022-03-18" calcext:value-type="date">
            <text:p>18/03/22</text:p>
          </table:table-cell>
          <table:table-cell table:formula="of:=[$LON.B139]" office:value-type="float" office:value="471059.100756495" calcext:value-type="float">
            <text:p>471059.100756495</text:p>
          </table:table-cell>
          <table:table-cell table:formula="of:=[$from_i_LON.C646]" office:value-type="float" office:value="469454.894033595" calcext:value-type="float">
            <text:p>469454.894033595</text:p>
          </table:table-cell>
          <table:table-cell table:formula="of:=[.C139]/[.B139]" office:value-type="percentage" office:value="0.996594468251812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40])" office:value-type="date" office:date-value="2022-03-19" calcext:value-type="date">
            <text:p>19/03/22</text:p>
          </table:table-cell>
          <table:table-cell table:formula="of:=[$LON.B140]" office:value-type="float" office:value="488265.456778333" calcext:value-type="float">
            <text:p>488265.456778333</text:p>
          </table:table-cell>
          <table:table-cell table:formula="of:=[$from_i_LON.C647]" office:value-type="float" office:value="486785.384986635" calcext:value-type="float">
            <text:p>486785.384986635</text:p>
          </table:table-cell>
          <table:table-cell table:formula="of:=[.C140]/[.B140]" office:value-type="percentage" office:value="0.996968714925148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41])" office:value-type="date" office:date-value="2022-03-20" calcext:value-type="date">
            <text:p>20/03/22</text:p>
          </table:table-cell>
          <table:table-cell table:formula="of:=[$LON.B141]" office:value-type="float" office:value="506019.691130943" calcext:value-type="float">
            <text:p>506019.691130943</text:p>
          </table:table-cell>
          <table:table-cell table:formula="of:=[$from_i_LON.C648]" office:value-type="float" office:value="504744.766998795" calcext:value-type="float">
            <text:p>504744.766998795</text:p>
          </table:table-cell>
          <table:table-cell table:formula="of:=[.C141]/[.B141]" office:value-type="percentage" office:value="0.997480485138238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LON.A142])" office:value-type="date" office:date-value="2022-03-21" calcext:value-type="date">
            <text:p>21/03/22</text:p>
          </table:table-cell>
          <table:table-cell table:formula="of:=[$LON.B142]" office:value-type="float" office:value="523750.423789813" calcext:value-type="float">
            <text:p>523750.423789813</text:p>
          </table:table-cell>
          <table:table-cell table:formula="of:=[$from_i_LON.C649]" office:value-type="float" office:value="522727.867550628" calcext:value-type="float">
            <text:p>522727.867550628</text:p>
          </table:table-cell>
          <table:table-cell table:formula="of:=[.C142]/[.B142]" office:value-type="percentage" office:value="0.99804762689873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LON.A143])" office:value-type="date" office:date-value="2022-03-22" calcext:value-type="date">
            <text:p>22/03/22</text:p>
          </table:table-cell>
          <table:table-cell table:formula="of:=[$LON.B143]" office:value-type="float" office:value="540977.111631115" calcext:value-type="float">
            <text:p>540977.111631115</text:p>
          </table:table-cell>
          <table:table-cell table:formula="of:=[$from_i_LON.C650]" office:value-type="float" office:value="540223.051054059" calcext:value-type="float">
            <text:p>540223.051054059</text:p>
          </table:table-cell>
          <table:table-cell table:formula="of:=[.C143]/[.B143]" office:value-type="percentage" office:value="0.99860611371379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144])" office:value-type="date" office:date-value="2022-03-23" calcext:value-type="date">
            <text:p>23/03/22</text:p>
          </table:table-cell>
          <table:table-cell table:formula="of:=[$LON.B144]" office:value-type="float" office:value="557373.416606713" calcext:value-type="float">
            <text:p>557373.416606713</text:p>
          </table:table-cell>
          <table:table-cell table:formula="of:=[$from_i_LON.C651]" office:value-type="float" office:value="556870.052088726" calcext:value-type="float">
            <text:p>556870.052088726</text:p>
          </table:table-cell>
          <table:table-cell table:formula="of:=[.C144]/[.B144]" office:value-type="percentage" office:value="0.999096898949629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LON.A145])" office:value-type="date" office:date-value="2022-03-24" calcext:value-type="date">
            <text:p>24/03/22</text:p>
          </table:table-cell>
          <table:table-cell table:formula="of:=[$LON.B145]" office:value-type="float" office:value="573243.506760375" calcext:value-type="float">
            <text:p>573243.506760375</text:p>
          </table:table-cell>
          <table:table-cell table:formula="of:=[$from_i_LON.C652]" office:value-type="float" office:value="572975.214654436" calcext:value-type="float">
            <text:p>572975.214654436</text:p>
          </table:table-cell>
          <table:table-cell table:formula="of:=[.C145]/[.B145]" office:value-type="percentage" office:value="0.999531975325014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46])" office:value-type="date" office:date-value="2022-03-25" calcext:value-type="date">
            <text:p>25/03/22</text:p>
          </table:table-cell>
          <table:table-cell table:formula="of:=[$LON.B146]" office:value-type="float" office:value="588135.449903698" calcext:value-type="float">
            <text:p>588135.449903698</text:p>
          </table:table-cell>
          <table:table-cell table:formula="of:=[$from_i_LON.C653]" office:value-type="float" office:value="588101.68039423" calcext:value-type="float">
            <text:p>588101.68039423</text:p>
          </table:table-cell>
          <table:table-cell table:formula="of:=[.C146]/[.B146]" office:value-type="percentage" office:value="0.999942582088066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47])" office:value-type="date" office:date-value="2022-03-26" calcext:value-type="date">
            <text:p>26/03/22</text:p>
          </table:table-cell>
          <table:table-cell table:formula="of:=[$LON.B147]" office:value-type="float" office:value="602177.648757754" calcext:value-type="float">
            <text:p>602177.648757754</text:p>
          </table:table-cell>
          <table:table-cell table:formula="of:=[$from_i_LON.C654]" office:value-type="float" office:value="602380.94133656" calcext:value-type="float">
            <text:p>602380.94133656</text:p>
          </table:table-cell>
          <table:table-cell table:formula="of:=[.C147]/[.B147]" office:value-type="percentage" office:value="1.00033759568995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LON.A148])" office:value-type="date" office:date-value="2022-03-27" calcext:value-type="date">
            <text:p>27/03/22</text:p>
          </table:table-cell>
          <table:table-cell table:formula="of:=[$LON.B148]" office:value-type="float" office:value="614990.642918618" calcext:value-type="float">
            <text:p>614990.642918618</text:p>
          </table:table-cell>
          <table:table-cell table:formula="of:=[$from_i_LON.C655]" office:value-type="float" office:value="615493.308550837" calcext:value-type="float">
            <text:p>615493.308550837</text:p>
          </table:table-cell>
          <table:table-cell table:formula="of:=[.C148]/[.B148]" office:value-type="percentage" office:value="1.00081735492728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49])" office:value-type="date" office:date-value="2022-03-28" calcext:value-type="date">
            <text:p>28/03/22</text:p>
          </table:table-cell>
          <table:table-cell table:formula="of:=[$LON.B149]" office:value-type="float" office:value="626255.152727612" calcext:value-type="float">
            <text:p>626255.152727612</text:p>
          </table:table-cell>
          <table:table-cell table:formula="of:=[$from_i_LON.C656]" office:value-type="float" office:value="627103.947570644" calcext:value-type="float">
            <text:p>627103.947570644</text:p>
          </table:table-cell>
          <table:table-cell table:formula="of:=[.C149]/[.B149]" office:value-type="percentage" office:value="1.0013553498751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LON.A150])" office:value-type="date" office:date-value="2022-03-29" calcext:value-type="date">
            <text:p>29/03/22</text:p>
          </table:table-cell>
          <table:table-cell table:formula="of:=[$LON.B150]" office:value-type="float" office:value="635436.31273663" calcext:value-type="float">
            <text:p>635436.31273663</text:p>
          </table:table-cell>
          <table:table-cell table:formula="of:=[$from_i_LON.C657]" office:value-type="float" office:value="636638.5210518" calcext:value-type="float">
            <text:p>636638.5210518</text:p>
          </table:table-cell>
          <table:table-cell table:formula="of:=[.C150]/[.B150]" office:value-type="percentage" office:value="1.0018919414756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51])" office:value-type="date" office:date-value="2022-03-30" calcext:value-type="date">
            <text:p>30/03/22</text:p>
          </table:table-cell>
          <table:table-cell table:formula="of:=[$LON.B151]" office:value-type="float" office:value="642990.513882704" calcext:value-type="float">
            <text:p>642990.513882704</text:p>
          </table:table-cell>
          <table:table-cell table:formula="of:=[$from_i_LON.C658]" office:value-type="float" office:value="644497.587107226" calcext:value-type="float">
            <text:p>644497.587107226</text:p>
          </table:table-cell>
          <table:table-cell table:formula="of:=[.C151]/[.B151]" office:value-type="percentage" office:value="1.00234384985779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LON.A152])" office:value-type="date" office:date-value="2022-03-31" calcext:value-type="date">
            <text:p>31/03/22</text:p>
          </table:table-cell>
          <table:table-cell table:formula="of:=[$LON.B152]" office:value-type="float" office:value="648809.571820206" calcext:value-type="float">
            <text:p>648809.571820206</text:p>
          </table:table-cell>
          <table:table-cell table:formula="of:=[$from_i_LON.C659]" office:value-type="float" office:value="650592.673147584" calcext:value-type="float">
            <text:p>650592.673147584</text:p>
          </table:table-cell>
          <table:table-cell table:formula="of:=[.C152]/[.B152]" office:value-type="percentage" office:value="1.00274826606269" calcext:value-type="percentage">
            <text:p>100.3%</text:p>
          </table:table-cell>
          <table:table-cell table:number-columns-repeated="6"/>
        </table:table-row>
        <table:table-row table:style-name="ro1" table:number-rows-repeated="10484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3" table:target-range-address="LON.A1:LON.B10469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7:23:13.482208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2T21:00:41.978152209</dc:date>
    <meta:editing-duration>PT4H40M4S</meta:editing-duration>
    <meta:editing-cycles>12</meta:editing-cycles>
    <meta:generator>LibreOffice/7.2.5.2.0$Linux_X86_64 LibreOffice_project/20$Build-2</meta:generator>
    <meta:document-statistic meta:table-count="6" meta:cell-count="591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Sheet3.A1:Sheet3.C225" chart:data-source-has-labels="both" svg:x="0.319cm" svg:y="0.18cm" svg:width="11.423cm" svg:height="8.646cm">
          <chart:coordinate-region svg:x="1.866cm" svg:y="0.379cm" svg:width="9.876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25" chart:label-cell-address="Sheet3.B1:Sheet3.B1" chart:class="chart:line">
            <chart:data-point chart:repeated="224"/>
          </chart:series>
          <chart:series chart:style-name="ch8" chart:values-cell-range-address="Sheet3.C2:Sheet3.C225" chart:label-cell-address="Sheet3.C1:Sheet3.C1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>gamma(3.79,3.5)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196759.13608885">
                <text:p>1196759.13608885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193351.200589">
                <text:p>1193351.20058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1186426.37441467">
                <text:p>1186426.3744146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1175815.37567442">
                <text:p>1175815.37567442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1162781.79001886">
                <text:p>1162781.7900188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1147742.12234654">
                <text:p>1147742.1223465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1130704.05698556">
                <text:p>1130704.0569855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1111305.77644038">
                <text:p>1111305.77644038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1090479.96099804">
                <text:p>1090479.96099804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1070017.63239379">
                <text:p>1070017.6323937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1050066.40058895">
                <text:p>1050066.40058895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1030637.92115567">
                <text:p>1030637.92115567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1013144.42555708">
                <text:p>1013144.42555708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997414.169414934">
                <text:p>997414.16941493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984529.258566076">
                <text:p>984529.25856607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974918.098073115">
                <text:p>974918.098073115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968627.280760434">
                <text:p>968627.280760434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965763.95510971">
                <text:p>965763.95510971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966324.539618654">
                <text:p>966324.539618654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970222.555697723">
                <text:p>970222.555697723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975876.056100024">
                <text:p>975876.056100024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984339.669536817">
                <text:p>984339.669536817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993633.888179518">
                <text:p>993633.88817951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1003164.93650534">
                <text:p>1003164.93650534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1012125.8343748">
                <text:p>1012125.8343748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1020881.56610916">
                <text:p>1020881.566109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1028866.69454544">
                <text:p>1028866.69454544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1036261.36612378">
                <text:p>1036261.36612378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1042535.78510538">
                <text:p>1042535.7851053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1048143.16686485">
                <text:p>1048143.1668648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1053212.26085913">
                <text:p>1053212.26085913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1058565.75035001">
                <text:p>1058565.7503500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1063840.76924859">
                <text:p>1063840.76924859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1069137.19175628">
                <text:p>1069137.19175628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1074860.45253367">
                <text:p>1074860.4525336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1079728.44021608">
                <text:p>1079728.44021608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1083848.68411095">
                <text:p>1083848.684110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1088482.14768574">
                <text:p>1088482.1476857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1094158.41719874">
                <text:p>1094158.41719874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1100861.22713021">
                <text:p>1100861.22713021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1108700.23273662">
                <text:p>1108700.23273662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1118471.75185972">
                <text:p>1118471.7518597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1130631.37492926">
                <text:p>1130631.3749292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1146767.60472636">
                <text:p>1146767.60472636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1171002.42091975">
                <text:p>1171002.4209197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203048.9362161">
                <text:p>1203048.936216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242037.64346088">
                <text:p>1242037.64346088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287718.7798555">
                <text:p>1287718.779855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340992.65247125">
                <text:p>1340992.6524712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400641.62608605">
                <text:p>1400641.62608605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466783.445278">
                <text:p>1466783.44527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538773.99345754">
                <text:p>1538773.99345754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616807.07555272">
                <text:p>1616807.0755527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699821.39977515">
                <text:p>1699821.39977515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784840.64464254">
                <text:p>1784840.6446425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870647.73901077">
                <text:p>1870647.7390107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956048.56678581">
                <text:p>1956048.5667858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2039852.86406501">
                <text:p>2039852.86406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2120615.6294648">
                <text:p>2120615.629464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2199448.96594322">
                <text:p>2199448.96594322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2275714.39121315">
                <text:p>2275714.3912131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348359.64412712">
                <text:p>2348359.64412712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415339.85622009">
                <text:p>2415339.8562200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476820.20818522">
                <text:p>2476820.2081852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532082.60285148">
                <text:p>2532082.60285148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579526.92384544">
                <text:p>2579526.9238454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618380.4343386">
                <text:p>2618380.4343386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648651.23134036">
                <text:p>2648651.2313403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670733.12517274">
                <text:p>2670733.1251727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684414.96663695">
                <text:p>2684414.96663695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688989.16663745">
                <text:p>2688989.16663745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683376.6698455">
                <text:p>2683376.6698455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667082.93880693">
                <text:p>2667082.938806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640334.19183978">
                <text:p>2640334.1918397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605038.43814392">
                <text:p>2605038.4381439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563084.22482184">
                <text:p>2563084.2248218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516676.12082642">
                <text:p>2516676.12082642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467049.57375481">
                <text:p>2467049.5737548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414337.25501728">
                <text:p>2414337.2550172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2361683.62406801">
                <text:p>2361683.6240680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2311691.58648029">
                <text:p>2311691.58648029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2266526.10564926">
                <text:p>2266526.10564926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2227019.3650733">
                <text:p>2227019.365073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2194703.62880258">
                <text:p>2194703.62880258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2170649.09101592">
                <text:p>2170649.09101592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2155007.46035803">
                <text:p>2155007.46035803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2148245.32026245">
                <text:p>2148245.3202624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2150753.88196986">
                <text:p>2150753.88196986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2161645.8734714">
                <text:p>2161645.873471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2180578.51070301">
                <text:p>2180578.51070301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2206437.4628764">
                <text:p>2206437.462876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2237572.23809825">
                <text:p>2237572.2380982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2272888.82969012">
                <text:p>2272888.8296901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2312084.5891303">
                <text:p>2312084.5891303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354085.93281035">
                <text:p>2354085.93281035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396689.37084078">
                <text:p>2396689.3708407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439094.58303756">
                <text:p>2439094.58303756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479472.95486124">
                <text:p>2479472.9548612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516071.63184451">
                <text:p>2516071.6318445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547906.39550494">
                <text:p>2547906.3955049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574228.78425351">
                <text:p>2574228.7842535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594545.88172086">
                <text:p>2594545.88172086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609495.21457683">
                <text:p>2609495.21457683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618663.06656455">
                <text:p>2618663.06656455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621318.25810357">
                <text:p>2621318.25810357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618049.8136623">
                <text:p>2618049.8136623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608369.91896009">
                <text:p>2608369.9189600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591711.07668187">
                <text:p>2591711.0766818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571204.11544586">
                <text:p>2571204.11544586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546620.86234846">
                <text:p>2546620.86234846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518657.9399926">
                <text:p>2518657.939992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487821.82026841">
                <text:p>2487821.82026841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454910.15109517">
                <text:p>2454910.15109517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419503.22888475">
                <text:p>2419503.2288847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2382151.5120658">
                <text:p>2382151.5120658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2344261.69928253">
                <text:p>2344261.69928253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2307156.68090015">
                <text:p>2307156.68090015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2271106.29096309">
                <text:p>2271106.29096309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2237688.21385687">
                <text:p>2237688.21385687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2207176.51425179">
                <text:p>2207176.51425179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2179243.21038897">
                <text:p>2179243.210388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2156193.15077716">
                <text:p>2156193.15077716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2138060.27354166">
                <text:p>2138060.27354166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2126314.94494013">
                <text:p>2126314.94494013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2121275.72197421">
                <text:p>2121275.72197421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2123578.41746408">
                <text:p>2123578.41746408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2134860.34320582">
                <text:p>2134860.3432058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2157415.40926908">
                <text:p>2157415.40926908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2191549.35071811">
                <text:p>2191549.35071811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2238309.55352788">
                <text:p>2238309.55352788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2297543.10308393">
                <text:p>2297543.1030839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368497.14860083">
                <text:p>2368497.14860083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449734.65746704">
                <text:p>2449734.65746704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541238.59248001">
                <text:p>2541238.59248001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642118.24213754">
                <text:p>2642118.24213754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750350.89124549">
                <text:p>2750350.89124549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867765.66042945">
                <text:p>2867765.66042945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991824.06374576">
                <text:p>2991824.06374576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3119808.89332015">
                <text:p>3119808.89332015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3251181.29755149">
                <text:p>3251181.29755149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3383132.76725438">
                <text:p>3383132.76725438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514423.85000764">
                <text:p>3514423.85000764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642434.67639114">
                <text:p>3642434.67639114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765819.99130599">
                <text:p>3765819.99130599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883845.12024521">
                <text:p>3883845.12024521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995539.62188191">
                <text:p>3995539.62188191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4097804.85718892">
                <text:p>4097804.85718892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4188468.29827164">
                <text:p>4188468.2982716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4268983.31468893">
                <text:p>4268983.3146889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4337212.66999122">
                <text:p>4337212.66999122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4393113.96996979">
                <text:p>4393113.96996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Sheet3.A1:Sheet3.C225" chart:data-source-has-labels="both" svg:x="0.319cm" svg:y="0.18cm" svg:width="11.423cm" svg:height="8.646cm">
          <chart:coordinate-region svg:x="2.052cm" svg:y="0.379cm" svg:width="9.69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225" chart:label-cell-address="Sheet3.B1:Sheet3.B1" chart:class="chart:line">
            <chart:data-point chart:repeated="224"/>
          </chart:series>
          <chart:series chart:style-name="ch9" chart:values-cell-range-address="Sheet3.C2:Sheet3.C225" chart:label-cell-address="Sheet3.C1:Sheet3.C1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>gamma(3.79,3.5)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196759.13608885">
                <text:p>1196759.13608885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193351.200589">
                <text:p>1193351.20058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1186426.37441467">
                <text:p>1186426.3744146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1175815.37567442">
                <text:p>1175815.37567442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1162781.79001886">
                <text:p>1162781.7900188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1147742.12234654">
                <text:p>1147742.1223465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1130704.05698556">
                <text:p>1130704.0569855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1111305.77644038">
                <text:p>1111305.77644038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1090479.96099804">
                <text:p>1090479.96099804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1070017.63239379">
                <text:p>1070017.63239379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1050066.40058895">
                <text:p>1050066.40058895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1030637.92115567">
                <text:p>1030637.92115567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1013144.42555708">
                <text:p>1013144.42555708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997414.169414934">
                <text:p>997414.16941493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984529.258566076">
                <text:p>984529.25856607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974918.098073115">
                <text:p>974918.098073115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968627.280760434">
                <text:p>968627.280760434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965763.95510971">
                <text:p>965763.95510971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966324.539618654">
                <text:p>966324.539618654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970222.555697723">
                <text:p>970222.555697723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975876.056100024">
                <text:p>975876.056100024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984339.669536817">
                <text:p>984339.669536817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993633.888179518">
                <text:p>993633.88817951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1003164.93650534">
                <text:p>1003164.93650534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1012125.8343748">
                <text:p>1012125.8343748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1020881.56610916">
                <text:p>1020881.566109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1028866.69454544">
                <text:p>1028866.69454544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1036261.36612378">
                <text:p>1036261.36612378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1042535.78510538">
                <text:p>1042535.7851053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1048143.16686485">
                <text:p>1048143.1668648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1053212.26085913">
                <text:p>1053212.26085913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1058565.75035001">
                <text:p>1058565.7503500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1063840.76924859">
                <text:p>1063840.76924859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1069137.19175628">
                <text:p>1069137.19175628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1074860.45253367">
                <text:p>1074860.4525336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1079728.44021608">
                <text:p>1079728.44021608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1083848.68411095">
                <text:p>1083848.684110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1088482.14768574">
                <text:p>1088482.1476857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1094158.41719874">
                <text:p>1094158.41719874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1100861.22713021">
                <text:p>1100861.22713021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1108700.23273662">
                <text:p>1108700.23273662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1118471.75185972">
                <text:p>1118471.7518597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1130631.37492926">
                <text:p>1130631.3749292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1146767.60472636">
                <text:p>1146767.60472636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1171002.42091975">
                <text:p>1171002.4209197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203048.9362161">
                <text:p>1203048.936216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242037.64346088">
                <text:p>1242037.64346088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287718.7798555">
                <text:p>1287718.779855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340992.65247125">
                <text:p>1340992.6524712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400641.62608605">
                <text:p>1400641.62608605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466783.445278">
                <text:p>1466783.44527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538773.99345754">
                <text:p>1538773.99345754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616807.07555272">
                <text:p>1616807.0755527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699821.39977515">
                <text:p>1699821.39977515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784840.64464254">
                <text:p>1784840.6446425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870647.73901077">
                <text:p>1870647.7390107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956048.56678581">
                <text:p>1956048.5667858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2039852.86406501">
                <text:p>2039852.86406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2120615.6294648">
                <text:p>2120615.629464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2199448.96594322">
                <text:p>2199448.96594322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2275714.39121315">
                <text:p>2275714.3912131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348359.64412712">
                <text:p>2348359.64412712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415339.85622009">
                <text:p>2415339.8562200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476820.20818522">
                <text:p>2476820.2081852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532082.60285148">
                <text:p>2532082.60285148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579526.92384544">
                <text:p>2579526.9238454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618380.4343386">
                <text:p>2618380.4343386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648651.23134036">
                <text:p>2648651.2313403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670733.12517274">
                <text:p>2670733.1251727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684414.96663695">
                <text:p>2684414.96663695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688989.16663745">
                <text:p>2688989.16663745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683376.6698455">
                <text:p>2683376.6698455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667082.93880693">
                <text:p>2667082.938806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640334.19183978">
                <text:p>2640334.1918397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605038.43814392">
                <text:p>2605038.4381439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563084.22482184">
                <text:p>2563084.2248218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516676.12082642">
                <text:p>2516676.12082642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467049.57375481">
                <text:p>2467049.5737548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414337.25501728">
                <text:p>2414337.2550172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2361683.62406801">
                <text:p>2361683.6240680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2311691.58648029">
                <text:p>2311691.58648029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2266526.10564926">
                <text:p>2266526.10564926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2227019.3650733">
                <text:p>2227019.365073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2194703.62880258">
                <text:p>2194703.62880258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2170649.09101592">
                <text:p>2170649.09101592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2155007.46035803">
                <text:p>2155007.46035803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2148245.32026245">
                <text:p>2148245.3202624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2150753.88196986">
                <text:p>2150753.88196986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2161645.8734714">
                <text:p>2161645.873471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2180578.51070301">
                <text:p>2180578.51070301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2206437.4628764">
                <text:p>2206437.462876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2237572.23809825">
                <text:p>2237572.2380982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2272888.82969012">
                <text:p>2272888.8296901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2312084.5891303">
                <text:p>2312084.5891303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354085.93281035">
                <text:p>2354085.93281035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396689.37084078">
                <text:p>2396689.3708407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439094.58303756">
                <text:p>2439094.58303756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479472.95486124">
                <text:p>2479472.9548612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516071.63184451">
                <text:p>2516071.6318445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547906.39550494">
                <text:p>2547906.3955049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574228.78425351">
                <text:p>2574228.7842535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594545.88172086">
                <text:p>2594545.88172086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609495.21457683">
                <text:p>2609495.21457683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618663.06656455">
                <text:p>2618663.06656455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621318.25810357">
                <text:p>2621318.25810357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618049.8136623">
                <text:p>2618049.8136623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608369.91896009">
                <text:p>2608369.9189600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591711.07668187">
                <text:p>2591711.0766818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571204.11544586">
                <text:p>2571204.11544586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546620.86234846">
                <text:p>2546620.86234846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518657.9399926">
                <text:p>2518657.939992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487821.82026841">
                <text:p>2487821.82026841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454910.15109517">
                <text:p>2454910.15109517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419503.22888475">
                <text:p>2419503.2288847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2382151.5120658">
                <text:p>2382151.5120658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2344261.69928253">
                <text:p>2344261.69928253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2307156.68090015">
                <text:p>2307156.68090015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2271106.29096309">
                <text:p>2271106.29096309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2237688.21385687">
                <text:p>2237688.21385687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2207176.51425179">
                <text:p>2207176.51425179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2179243.21038897">
                <text:p>2179243.210388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2156193.15077716">
                <text:p>2156193.15077716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2138060.27354166">
                <text:p>2138060.27354166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2126314.94494013">
                <text:p>2126314.94494013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2121275.72197421">
                <text:p>2121275.72197421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2123578.41746408">
                <text:p>2123578.41746408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2134860.34320582">
                <text:p>2134860.3432058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2157415.40926908">
                <text:p>2157415.40926908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2191549.35071811">
                <text:p>2191549.35071811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2238309.55352788">
                <text:p>2238309.55352788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2297543.10308393">
                <text:p>2297543.1030839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368497.14860083">
                <text:p>2368497.14860083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449734.65746704">
                <text:p>2449734.65746704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541238.59248001">
                <text:p>2541238.59248001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642118.24213754">
                <text:p>2642118.24213754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750350.89124549">
                <text:p>2750350.89124549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867765.66042945">
                <text:p>2867765.66042945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991824.06374576">
                <text:p>2991824.06374576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3119808.89332015">
                <text:p>3119808.89332015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3251181.29755149">
                <text:p>3251181.29755149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3383132.76725438">
                <text:p>3383132.76725438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514423.85000764">
                <text:p>3514423.85000764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642434.67639114">
                <text:p>3642434.67639114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765819.99130599">
                <text:p>3765819.99130599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883845.12024521">
                <text:p>3883845.12024521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995539.62188191">
                <text:p>3995539.62188191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4097804.85718892">
                <text:p>4097804.85718892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4188468.29827164">
                <text:p>4188468.2982716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4268983.31468893">
                <text:p>4268983.3146889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4337212.66999122">
                <text:p>4337212.66999122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4393113.96996979">
                <text:p>4393113.96996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cm" svg:height="9cm" xlink:href=".." xlink:type="simple" chart:class="chart:line" chart:style-name="ch1">
        <chart:legend chart:legend-position="end" svg:x="12.195cm" svg:y="4.201cm" style:legend-expansion="high" chart:style-name="ch2"/>
        <chart:plot-area chart:style-name="ch3" table:cell-range-address="Sheet3.A2:Sheet3.A1000 Sheet3.D2:Sheet3.D1000" chart:data-source-has-labels="both" svg:x="0.294cm" svg:y="0.18cm" svg:width="11.607cm" svg:height="8.64cm">
          <chart:coordinate-region svg:x="1.524cm" svg:y="0.379cm" svg:width="10.377cm" svg:height="7.794cm"/>
          <chart:axis chart:dimension="x" chart:name="primary-x" chart:style-name="ch4" chartooo:axis-type="auto">
            <chartooo:date-scale/>
            <chart:categories table:cell-range-address="Sheet3.A2:Sheet3.A100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D2:Sheet3.D1000" loext:label-string="'percent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1000</svg:desc>
                </draw:g>
              </table:table-cell>
              <table:table-cell office:value-type="float" office:value="0.976766306607089">
                <text:p>0.976766306607089</text:p>
                <draw:g>
                  <svg:desc>Sheet3.D2:Sheet3.D1000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977226084867639">
                <text:p>0.97722608486763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97769193322582">
                <text:p>0.9776919332258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978108650541099">
                <text:p>0.978108650541099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978446386891167">
                <text:p>0.978446386891167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978749340385818">
                <text:p>0.97874934038581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979131509914014">
                <text:p>0.97913150991401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.979538678354915">
                <text:p>0.97953867835491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.979926459258623">
                <text:p>0.97992645925862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980300933967284">
                <text:p>0.980300933967284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.980603357983916">
                <text:p>0.980603357983916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.980842383309872">
                <text:p>0.980842383309872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.981047395420513">
                <text:p>0.98104739542051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.981144465556934">
                <text:p>0.98114446555693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.981107623367734">
                <text:p>0.981107623367734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980914814093572">
                <text:p>0.98091481409357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980665109260819">
                <text:p>0.98066510926081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980331403105683">
                <text:p>0.980331403105683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979838022117213">
                <text:p>0.9798380221172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97925443557118">
                <text:p>0.97925443557118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978584810234823">
                <text:p>0.97858481023482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977903347413172">
                <text:p>0.977903347413172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977224792922931">
                <text:p>0.977224792922931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976540161875962">
                <text:p>0.976540161875962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97591157848647">
                <text:p>0.97591157848647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975420912931682">
                <text:p>0.975420912931682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975136429061761">
                <text:p>0.975136429061761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974988290681167">
                <text:p>0.974988290681167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975077728455334">
                <text:p>0.975077728455334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975399068981182">
                <text:p>0.975399068981182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975844391394454">
                <text:p>0.975844391394454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976377562963116">
                <text:p>0.976377562963116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976928581285837">
                <text:p>0.97692858128583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977473626613593">
                <text:p>0.977473626613593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977972071299866">
                <text:p>0.977972071299866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97833508589754">
                <text:p>0.97833508589754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978545641474738">
                <text:p>0.97854564147473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978632794407185">
                <text:p>0.978632794407185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978656230181305">
                <text:p>0.978656230181305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978638076158733">
                <text:p>0.97863807615873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978586194875458">
                <text:p>0.978586194875458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978589286126065">
                <text:p>0.9785892861260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978589422155157">
                <text:p>0.97858942215515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97852497457751">
                <text:p>0.9785249745775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978519866085243">
                <text:p>0.978519866085243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97855816979657">
                <text:p>0.9785581697965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978598499648915">
                <text:p>0.97859849964891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978523517498506">
                <text:p>0.978523517498506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978319300424938">
                <text:p>0.978319300424938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977894692212222">
                <text:p>0.977894692212222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977247244903812">
                <text:p>0.97724724490381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976581461528171">
                <text:p>0.97658146152817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975982911709676">
                <text:p>0.975982911709676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97543556162015">
                <text:p>0.97543556162015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97494825166617">
                <text:p>0.97494825166617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974580912807734">
                <text:p>0.97458091280773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974316686564206">
                <text:p>0.974316686564206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974113528363506">
                <text:p>0.974113528363506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973960011951599">
                <text:p>0.97396001195159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973940366415814">
                <text:p>0.973940366415814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974120851841531">
                <text:p>0.974120851841531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974441507522077">
                <text:p>0.97444150752207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97484182539907">
                <text:p>0.9748418253990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975305846307902">
                <text:p>0.97530584630790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975781883415282">
                <text:p>0.97578188341528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97618376323933">
                <text:p>0.97618376323933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976514177343504">
                <text:p>0.976514177343504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976821833433252">
                <text:p>0.976821833433252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977132565036231">
                <text:p>0.977132565036231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977438606367652">
                <text:p>0.97743860636765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977745284085738">
                <text:p>0.97774528408573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978081416896028">
                <text:p>0.978081416896028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978396656734967">
                <text:p>0.978396656734967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978663118778886">
                <text:p>0.97866311877888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978902314393648">
                <text:p>0.978902314393648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979172974529892">
                <text:p>0.97917297452989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979522369717148">
                <text:p>0.97952236971714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979955356507651">
                <text:p>0.97995535650765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98043854959456">
                <text:p>0.98043854959456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980926873272312">
                <text:p>0.980926873272312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981363581052266">
                <text:p>0.981363581052266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981694664645803">
                <text:p>0.981694664645803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981888926401305">
                <text:p>0.981888926401305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981940903342626">
                <text:p>0.98194090334262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981851205363868">
                <text:p>0.981851205363868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981542970448023">
                <text:p>0.981542970448023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981044777647604">
                <text:p>0.981044777647604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980402726428409">
                <text:p>0.980402726428409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979651584598835">
                <text:p>0.97965158459883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978820409963904">
                <text:p>0.978820409963904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977957453944256">
                <text:p>0.977957453944256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977143191790963">
                <text:p>0.97714319179096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976405881339625">
                <text:p>0.976405881339625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97578475076659">
                <text:p>0.97578475076659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975308325566025">
                <text:p>0.975308325566025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974966113783603">
                <text:p>0.974966113783603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974779597213427">
                <text:p>0.97477959721342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97473674163158">
                <text:p>0.97473674163158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974793216338349">
                <text:p>0.974793216338349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97492523690995">
                <text:p>0.97492523690995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97514151222906">
                <text:p>0.97514151222906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975448116874623">
                <text:p>0.975448116874623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975817392807706">
                <text:p>0.975817392807706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976248982430815">
                <text:p>0.976248982430815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976742065193525">
                <text:p>0.976742065193525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977267335049551">
                <text:p>0.977267335049551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977797279326789">
                <text:p>0.97779727932678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978276089890088">
                <text:p>0.978276089890088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978696838756873">
                <text:p>0.978696838756873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97907658331552">
                <text:p>0.97907658331552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979428058243739">
                <text:p>0.979428058243739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97973189326753">
                <text:p>0.97973189326753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980004736302091">
                <text:p>0.98000473630209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980220249814546">
                <text:p>0.980220249814546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980309561011648">
                <text:p>0.980309561011648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980326968489714">
                <text:p>0.980326968489714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980282560897815">
                <text:p>0.980282560897815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980181293942514">
                <text:p>0.980181293942514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980067392691534">
                <text:p>0.9800673926915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979965100001782">
                <text:p>0.979965100001782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979858983768618">
                <text:p>0.979858983768618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979718525667061">
                <text:p>0.979718525667061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979529200833848">
                <text:p>0.979529200833848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979320616589966">
                <text:p>0.979320616589966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979079643808671">
                <text:p>0.979079643808671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978835374298082">
                <text:p>0.978835374298082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978609442201347">
                <text:p>0.978609442201347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978377146046079">
                <text:p>0.97837714604607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978168310871689">
                <text:p>0.978168310871689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977962937813421">
                <text:p>0.97796293781342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977739657950171">
                <text:p>0.977739657950171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977472736471042">
                <text:p>0.977472736471042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977105647761565">
                <text:p>0.977105647761565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976673121258198">
                <text:p>0.976673121258198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976217088142996">
                <text:p>0.976217088142996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975762770465709">
                <text:p>0.975762770465709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9753667222905">
                <text:p>0.9753667222905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975060937975651">
                <text:p>0.97506093797565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974853865667913">
                <text:p>0.974853865667913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974730810940074">
                <text:p>0.974730810940074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974671600671504">
                <text:p>0.974671600671504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974666948555908">
                <text:p>0.974666948555908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974666951912906">
                <text:p>0.97466695191290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974725938107796">
                <text:p>0.974725938107796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974856032726234">
                <text:p>0.974856032726234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0.975030042302807">
                <text:p>0.975030042302807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0.975269592084715">
                <text:p>0.975269592084715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0.975540670496774">
                <text:p>0.97554067049677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0.975862879294751">
                <text:p>0.975862879294751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976192899580786">
                <text:p>0.97619289958078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0.976509817712772">
                <text:p>0.97650981771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LON.A1:Graphs_LON.C225" chart:data-source-has-labels="both" svg:x="0.319cm" svg:y="0.18cm" svg:width="11.423cm" svg:height="8.646cm">
          <chart:coordinate-region svg:x="1.681cm" svg:y="0.379cm" svg:width="10.061cm" svg:height="7.8cm"/>
          <chart:axis chart:dimension="x" chart:name="primary-x" chart:style-name="ch4" chartooo:axis-type="auto">
            <chartooo:date-scale/>
            <chart:categories table:cell-range-address="Graphs_LON.A2:Graphs_LON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B2:Graphs_LON.B225" chart:label-cell-address="Graphs_LON.B1:Graphs_LON.B1" chart:class="chart:line">
            <chart:data-point chart:repeated="224"/>
          </chart:series>
          <chart:series chart:style-name="ch8" chart:values-cell-range-address="Graphs_LON.C2:Graphs_LON.C225" chart:label-cell-address="Graphs_LON.C1:Graphs_LON.C1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B1:Graphs_LON.B1</svg:desc>
                </draw:g>
              </table:table-cell>
              <table:table-cell office:value-type="string">
                <text:p>gamma(4.7,2.88)</text:p>
                <draw:g>
                  <svg:desc>Graphs_LON.C1:Graphs_LON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225</svg:desc>
                </draw:g>
              </table:table-cell>
              <table:table-cell office:value-type="float" office:value="133323.293687105">
                <text:p>133323.293687105</text:p>
                <draw:g>
                  <svg:desc>Graphs_LON.B2:Graphs_LON.B225</svg:desc>
                </draw:g>
              </table:table-cell>
              <table:table-cell office:value-type="float" office:value="133548.944697203">
                <text:p>133548.944697203</text:p>
                <draw:g>
                  <svg:desc>Graphs_LON.C2:Graphs_LON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32079.015957894">
                <text:p>132079.015957894</text:p>
              </table:table-cell>
              <table:table-cell office:value-type="float" office:value="132346.30581344">
                <text:p>132346.3058134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30421.636239044">
                <text:p>130421.636239044</text:p>
              </table:table-cell>
              <table:table-cell office:value-type="float" office:value="130738.337434035">
                <text:p>130738.33743403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8363.44449405">
                <text:p>128363.44449405</text:p>
              </table:table-cell>
              <table:table-cell office:value-type="float" office:value="128731.378783787">
                <text:p>128731.37878378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26053.596620954">
                <text:p>126053.596620954</text:p>
              </table:table-cell>
              <table:table-cell office:value-type="float" office:value="126458.314166246">
                <text:p>126458.31416624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23671.992399765">
                <text:p>123671.992399765</text:p>
              </table:table-cell>
              <table:table-cell office:value-type="float" office:value="124112.642660209">
                <text:p>124112.64266020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21107.106382345">
                <text:p>121107.106382345</text:p>
              </table:table-cell>
              <table:table-cell office:value-type="float" office:value="121591.60641598">
                <text:p>121591.60641598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8463.788163882">
                <text:p>118463.788163882</text:p>
              </table:table-cell>
              <table:table-cell office:value-type="float" office:value="118978.119324885">
                <text:p>118978.11932488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5602.891949585">
                <text:p>115602.891949585</text:p>
              </table:table-cell>
              <table:table-cell office:value-type="float" office:value="116128.68979159">
                <text:p>116128.68979159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3009.013006733">
                <text:p>113009.013006733</text:p>
              </table:table-cell>
              <table:table-cell office:value-type="float" office:value="113517.920798955">
                <text:p>113517.920798955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10375.853708846">
                <text:p>110375.853708846</text:p>
              </table:table-cell>
              <table:table-cell office:value-type="float" office:value="110841.902687134">
                <text:p>110841.902687134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7910.473634033">
                <text:p>107910.473634033</text:p>
              </table:table-cell>
              <table:table-cell office:value-type="float" office:value="108312.813561933">
                <text:p>108312.81356193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5760.282153428">
                <text:p>105760.282153428</text:p>
              </table:table-cell>
              <table:table-cell office:value-type="float" office:value="106089.683880875">
                <text:p>106089.683880875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4119.26463367">
                <text:p>104119.26463367</text:p>
              </table:table-cell>
              <table:table-cell office:value-type="float" office:value="104366.611889172">
                <text:p>104366.611889172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2853.468221783">
                <text:p>102853.468221783</text:p>
              </table:table-cell>
              <table:table-cell office:value-type="float" office:value="103015.465330071">
                <text:p>103015.46533007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02123.324544963">
                <text:p>102123.324544963</text:p>
              </table:table-cell>
              <table:table-cell office:value-type="float" office:value="102189.90079096">
                <text:p>102189.90079096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1946.108561295">
                <text:p>101946.108561295</text:p>
              </table:table-cell>
              <table:table-cell office:value-type="float" office:value="101929.576044593">
                <text:p>101929.57604459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02557.467521768">
                <text:p>102557.467521768</text:p>
              </table:table-cell>
              <table:table-cell office:value-type="float" office:value="102456.972613262">
                <text:p>102456.97261326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03463.548479271">
                <text:p>103463.548479271</text:p>
              </table:table-cell>
              <table:table-cell office:value-type="float" office:value="103256.911284174">
                <text:p>103256.911284174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04936.482871097">
                <text:p>104936.482871097</text:p>
              </table:table-cell>
              <table:table-cell office:value-type="float" office:value="104619.599517543">
                <text:p>104619.599517543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06513.010900234">
                <text:p>106513.010900234</text:p>
              </table:table-cell>
              <table:table-cell office:value-type="float" office:value="106098.270343961">
                <text:p>106098.270343961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8635.566150619">
                <text:p>108635.566150619</text:p>
              </table:table-cell>
              <table:table-cell office:value-type="float" office:value="108132.923719824">
                <text:p>108132.923719824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0958.732282953">
                <text:p>110958.732282953</text:p>
              </table:table-cell>
              <table:table-cell office:value-type="float" office:value="110376.574734308">
                <text:p>110376.57473430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3291.940534737">
                <text:p>113291.940534737</text:p>
              </table:table-cell>
              <table:table-cell office:value-type="float" office:value="112655.373170863">
                <text:p>112655.373170863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5803.193157407">
                <text:p>115803.193157407</text:p>
              </table:table-cell>
              <table:table-cell office:value-type="float" office:value="115167.364470185">
                <text:p>115167.364470185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8708.142409626">
                <text:p>118708.142409626</text:p>
              </table:table-cell>
              <table:table-cell office:value-type="float" office:value="118100.595427846">
                <text:p>118100.59542784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21637.28629993">
                <text:p>121637.28629993</text:p>
              </table:table-cell>
              <table:table-cell office:value-type="float" office:value="121091.827964562">
                <text:p>121091.82796456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24344.992480526">
                <text:p>124344.992480526</text:p>
              </table:table-cell>
              <table:table-cell office:value-type="float" office:value="123866.315266233">
                <text:p>123866.31526623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26941.221914075">
                <text:p>126941.221914075</text:p>
              </table:table-cell>
              <table:table-cell office:value-type="float" office:value="126556.458871342">
                <text:p>126556.45887134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29557.778520276">
                <text:p>129557.778520276</text:p>
              </table:table-cell>
              <table:table-cell office:value-type="float" office:value="129285.255789373">
                <text:p>129285.25578937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31557.121295832">
                <text:p>131557.121295832</text:p>
              </table:table-cell>
              <table:table-cell office:value-type="float" office:value="131369.283457351">
                <text:p>131369.28345735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33682.530582509">
                <text:p>133682.530582509</text:p>
              </table:table-cell>
              <table:table-cell office:value-type="float" office:value="133570.923876192">
                <text:p>133570.92387619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35722.521360488">
                <text:p>135722.521360488</text:p>
              </table:table-cell>
              <table:table-cell office:value-type="float" office:value="135710.872767601">
                <text:p>135710.8727676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37689.42420179">
                <text:p>137689.42420179</text:p>
              </table:table-cell>
              <table:table-cell office:value-type="float" office:value="137790.666088922">
                <text:p>137790.66608892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40201.878411146">
                <text:p>140201.878411146</text:p>
              </table:table-cell>
              <table:table-cell office:value-type="float" office:value="140403.112660977">
                <text:p>140403.11266097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42497.873131351">
                <text:p>142497.873131351</text:p>
              </table:table-cell>
              <table:table-cell office:value-type="float" office:value="142782.510847014">
                <text:p>142782.510847014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45107.77099422">
                <text:p>145107.77099422</text:p>
              </table:table-cell>
              <table:table-cell office:value-type="float" office:value="145489.372897286">
                <text:p>145489.372897286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47918.228526632">
                <text:p>147918.228526632</text:p>
              </table:table-cell>
              <table:table-cell office:value-type="float" office:value="148336.085864427">
                <text:p>148336.085864427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51292.216080783">
                <text:p>151292.216080783</text:p>
              </table:table-cell>
              <table:table-cell office:value-type="float" office:value="151708.225975451">
                <text:p>151708.225975451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55077.580599853">
                <text:p>155077.580599853</text:p>
              </table:table-cell>
              <table:table-cell office:value-type="float" office:value="155456.76229317">
                <text:p>155456.7622931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58853.891463639">
                <text:p>158853.891463639</text:p>
              </table:table-cell>
              <table:table-cell office:value-type="float" office:value="159148.376806184">
                <text:p>159148.376806184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63793.930496754">
                <text:p>163793.930496754</text:p>
              </table:table-cell>
              <table:table-cell office:value-type="float" office:value="164026.363217437">
                <text:p>164026.36321743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70100.468891224">
                <text:p>170100.468891224</text:p>
              </table:table-cell>
              <table:table-cell office:value-type="float" office:value="170243.751813955">
                <text:p>170243.751813955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79042.865547394">
                <text:p>179042.865547394</text:p>
              </table:table-cell>
              <table:table-cell office:value-type="float" office:value="179090.278216711">
                <text:p>179090.27821671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92113.183416141">
                <text:p>192113.183416141</text:p>
              </table:table-cell>
              <table:table-cell office:value-type="float" office:value="192070.028594241">
                <text:p>192070.02859424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09740.546574384">
                <text:p>209740.546574384</text:p>
              </table:table-cell>
              <table:table-cell office:value-type="float" office:value="209602.516312683">
                <text:p>209602.516312683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31085.765580486">
                <text:p>231085.765580486</text:p>
              </table:table-cell>
              <table:table-cell office:value-type="float" office:value="230848.526408267">
                <text:p>230848.52640826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56196.247432803">
                <text:p>256196.247432803</text:p>
              </table:table-cell>
              <table:table-cell office:value-type="float" office:value="255723.669251605">
                <text:p>255723.66925160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84210.463469417">
                <text:p>284210.463469417</text:p>
              </table:table-cell>
              <table:table-cell office:value-type="float" office:value="283387.314870897">
                <text:p>283387.31487089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14677.828548612">
                <text:p>314677.828548612</text:p>
              </table:table-cell>
              <table:table-cell office:value-type="float" office:value="313349.696210887">
                <text:p>313349.69621088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347947.715907797">
                <text:p>347947.715907797</text:p>
              </table:table-cell>
              <table:table-cell office:value-type="float" office:value="345980.325792242">
                <text:p>345980.32579224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382564.771954094">
                <text:p>382564.771954094</text:p>
              </table:table-cell>
              <table:table-cell office:value-type="float" office:value="379983.639839971">
                <text:p>379983.63983997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18032.678875613">
                <text:p>418032.678875613</text:p>
              </table:table-cell>
              <table:table-cell office:value-type="float" office:value="414975.657763825">
                <text:p>414975.657763825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53263.993933729">
                <text:p>453263.993933729</text:p>
              </table:table-cell>
              <table:table-cell office:value-type="float" office:value="449920.445757696">
                <text:p>449920.445757696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87055.806531647">
                <text:p>487055.806531647</text:p>
              </table:table-cell>
              <table:table-cell office:value-type="float" office:value="483670.845501566">
                <text:p>483670.845501566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18644.661126869">
                <text:p>518644.661126869</text:p>
              </table:table-cell>
              <table:table-cell office:value-type="float" office:value="515458.927136025">
                <text:p>515458.92713602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547164.896111915">
                <text:p>547164.896111915</text:p>
              </table:table-cell>
              <table:table-cell office:value-type="float" office:value="544366.108906047">
                <text:p>544366.108906047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570974.147727651">
                <text:p>570974.147727651</text:p>
              </table:table-cell>
              <table:table-cell office:value-type="float" office:value="568775.809777233">
                <text:p>568775.80977723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588366.236304579">
                <text:p>588366.236304579</text:p>
              </table:table-cell>
              <table:table-cell office:value-type="float" office:value="586914.74922353">
                <text:p>586914.7492235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600214.400284491">
                <text:p>600214.400284491</text:p>
              </table:table-cell>
              <table:table-cell office:value-type="float" office:value="599652.285776257">
                <text:p>599652.285776257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607262.733445173">
                <text:p>607262.733445173</text:p>
              </table:table-cell>
              <table:table-cell office:value-type="float" office:value="607735.220623104">
                <text:p>607735.22062310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10009.427052234">
                <text:p>610009.427052234</text:p>
              </table:table-cell>
              <table:table-cell office:value-type="float" office:value="611642.04946208">
                <text:p>611642.04946208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608489.278858166">
                <text:p>608489.278858166</text:p>
              </table:table-cell>
              <table:table-cell office:value-type="float" office:value="611397.948205405">
                <text:p>611397.948205405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602904.608124386">
                <text:p>602904.608124386</text:p>
              </table:table-cell>
              <table:table-cell office:value-type="float" office:value="607160.179480299">
                <text:p>607160.179480299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593776.556321732">
                <text:p>593776.556321732</text:p>
              </table:table-cell>
              <table:table-cell office:value-type="float" office:value="599321.902394045">
                <text:p>599321.90239404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582004.999048683">
                <text:p>582004.999048683</text:p>
              </table:table-cell>
              <table:table-cell office:value-type="float" office:value="588526.945538326">
                <text:p>588526.945538326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567783.176540248">
                <text:p>567783.176540248</text:p>
              </table:table-cell>
              <table:table-cell office:value-type="float" office:value="574923.122760047">
                <text:p>574923.122760047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552585.538931045">
                <text:p>552585.538931045</text:p>
              </table:table-cell>
              <table:table-cell office:value-type="float" office:value="560001.204611409">
                <text:p>560001.204611409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536447.60324024">
                <text:p>536447.60324024</text:p>
              </table:table-cell>
              <table:table-cell office:value-type="float" office:value="543828.342549544">
                <text:p>543828.34254954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520044.548070648">
                <text:p>520044.548070648</text:p>
              </table:table-cell>
              <table:table-cell office:value-type="float" office:value="527092.007721219">
                <text:p>527092.0077212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503331.996254647">
                <text:p>503331.996254647</text:p>
              </table:table-cell>
              <table:table-cell office:value-type="float" office:value="509767.269833527">
                <text:p>509767.269833527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86480.677616045">
                <text:p>486480.677616045</text:p>
              </table:table-cell>
              <table:table-cell office:value-type="float" office:value="492131.420711">
                <text:p>492131.42071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69807.448263099">
                <text:p>469807.448263099</text:p>
              </table:table-cell>
              <table:table-cell office:value-type="float" office:value="474564.23206276">
                <text:p>474564.2320627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53533.727201801">
                <text:p>453533.727201801</text:p>
              </table:table-cell>
              <table:table-cell office:value-type="float" office:value="457270.869319902">
                <text:p>457270.869319902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37696.581324951">
                <text:p>437696.581324951</text:p>
              </table:table-cell>
              <table:table-cell office:value-type="float" office:value="440385.59814426">
                <text:p>440385.59814426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22888.042247748">
                <text:p>422888.042247748</text:p>
              </table:table-cell>
              <table:table-cell office:value-type="float" office:value="424558.682603129">
                <text:p>424558.68260312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09098.44057337">
                <text:p>409098.44057337</text:p>
              </table:table-cell>
              <table:table-cell office:value-type="float" office:value="409836.911069109">
                <text:p>409836.911069109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395777.078044776">
                <text:p>395777.078044776</text:p>
              </table:table-cell>
              <table:table-cell office:value-type="float" office:value="395719.912835401">
                <text:p>395719.91283540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383059.806049259">
                <text:p>383059.806049259</text:p>
              </table:table-cell>
              <table:table-cell office:value-type="float" office:value="382319.708483489">
                <text:p>382319.70848348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72245.654731036">
                <text:p>372245.654731036</text:p>
              </table:table-cell>
              <table:table-cell office:value-type="float" office:value="370970.445205626">
                <text:p>370970.445205626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363100.626194288">
                <text:p>363100.626194288</text:p>
              </table:table-cell>
              <table:table-cell office:value-type="float" office:value="361436.60361358">
                <text:p>361436.6036135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355664.398916802">
                <text:p>355664.398916802</text:p>
              </table:table-cell>
              <table:table-cell office:value-type="float" office:value="353713.682966145">
                <text:p>353713.682966145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349361.494632473">
                <text:p>349361.494632473</text:p>
              </table:table-cell>
              <table:table-cell office:value-type="float" office:value="347247.283082609">
                <text:p>347247.28308260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345146.952748984">
                <text:p>345146.952748984</text:p>
              </table:table-cell>
              <table:table-cell office:value-type="float" office:value="342979.112969401">
                <text:p>342979.112969401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342799.940378053">
                <text:p>342799.940378053</text:p>
              </table:table-cell>
              <table:table-cell office:value-type="float" office:value="340622.433078625">
                <text:p>340622.43307862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342824.267017683">
                <text:p>342824.267017683</text:p>
              </table:table-cell>
              <table:table-cell office:value-type="float" office:value="340614.205337079">
                <text:p>340614.205337079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344375.994937289">
                <text:p>344375.994937289</text:p>
              </table:table-cell>
              <table:table-cell office:value-type="float" office:value="342193.404755523">
                <text:p>342193.404755523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347545.71398645">
                <text:p>347545.71398645</text:p>
              </table:table-cell>
              <table:table-cell office:value-type="float" office:value="345423.543983119">
                <text:p>345423.543983119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52099.090331794">
                <text:p>352099.090331794</text:p>
              </table:table-cell>
              <table:table-cell office:value-type="float" office:value="350019.674024826">
                <text:p>350019.674024826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358260.583693685">
                <text:p>358260.583693685</text:p>
              </table:table-cell>
              <table:table-cell office:value-type="float" office:value="356159.824775303">
                <text:p>356159.82477530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365633.771084363">
                <text:p>365633.771084363</text:p>
              </table:table-cell>
              <table:table-cell office:value-type="float" office:value="363523.979850177">
                <text:p>363523.97985017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74012.32516781">
                <text:p>374012.32516781</text:p>
              </table:table-cell>
              <table:table-cell office:value-type="float" office:value="371946.586166162">
                <text:p>371946.58616616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2778.646357687">
                <text:p>382778.646357687</text:p>
              </table:table-cell>
              <table:table-cell office:value-type="float" office:value="380831.059804744">
                <text:p>380831.05980474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391895.214082711">
                <text:p>391895.214082711</text:p>
              </table:table-cell>
              <table:table-cell office:value-type="float" office:value="390085.804572394">
                <text:p>390085.804572394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01630.533981132">
                <text:p>401630.533981132</text:p>
              </table:table-cell>
              <table:table-cell office:value-type="float" office:value="399972.595850057">
                <text:p>399972.59585005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11150.783743836">
                <text:p>411150.783743836</text:p>
              </table:table-cell>
              <table:table-cell office:value-type="float" office:value="409676.658584503">
                <text:p>409676.658584503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420276.832304516">
                <text:p>420276.832304516</text:p>
              </table:table-cell>
              <table:table-cell office:value-type="float" office:value="419031.419781464">
                <text:p>419031.41978146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428371.475225689">
                <text:p>428371.475225689</text:p>
              </table:table-cell>
              <table:table-cell office:value-type="float" office:value="427401.273239966">
                <text:p>427401.273239966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435939.31169359">
                <text:p>435939.31169359</text:p>
              </table:table-cell>
              <table:table-cell office:value-type="float" office:value="435269.288272654">
                <text:p>435269.28827265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1695.496459845">
                <text:p>441695.496459845</text:p>
              </table:table-cell>
              <table:table-cell office:value-type="float" office:value="441330.711790088">
                <text:p>441330.71179008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46432.333146876">
                <text:p>446432.333146876</text:p>
              </table:table-cell>
              <table:table-cell office:value-type="float" office:value="446377.096358754">
                <text:p>446377.09635875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449933.331791168">
                <text:p>449933.331791168</text:p>
              </table:table-cell>
              <table:table-cell office:value-type="float" office:value="450233.476384529">
                <text:p>450233.476384529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451879.813224963">
                <text:p>451879.813224963</text:p>
              </table:table-cell>
              <table:table-cell office:value-type="float" office:value="452547.85342538">
                <text:p>452547.85342538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452483.098457069">
                <text:p>452483.098457069</text:p>
              </table:table-cell>
              <table:table-cell office:value-type="float" office:value="453502.683300865">
                <text:p>453502.683300865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451454.611983361">
                <text:p>451454.611983361</text:p>
              </table:table-cell>
              <table:table-cell office:value-type="float" office:value="452792.760675242">
                <text:p>452792.76067524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449419.169961896">
                <text:p>449419.169961896</text:p>
              </table:table-cell>
              <table:table-cell office:value-type="float" office:value="451080.251304334">
                <text:p>451080.251304334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446068.684397793">
                <text:p>446068.684397793</text:p>
              </table:table-cell>
              <table:table-cell office:value-type="float" office:value="447991.078892579">
                <text:p>447991.07889257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441346.479716618">
                <text:p>441346.479716618</text:p>
              </table:table-cell>
              <table:table-cell office:value-type="float" office:value="443434.741997412">
                <text:p>443434.741997412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435760.107302801">
                <text:p>435760.107302801</text:p>
              </table:table-cell>
              <table:table-cell office:value-type="float" office:value="437969.84176401">
                <text:p>437969.8417640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430112.320399173">
                <text:p>430112.320399173</text:p>
              </table:table-cell>
              <table:table-cell office:value-type="float" office:value="432364.308637643">
                <text:p>432364.308637643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424033.119431826">
                <text:p>424033.119431826</text:p>
              </table:table-cell>
              <table:table-cell office:value-type="float" office:value="426295.504945344">
                <text:p>426295.50494534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417625.977630708">
                <text:p>417625.977630708</text:p>
              </table:table-cell>
              <table:table-cell office:value-type="float" office:value="419810.425127818">
                <text:p>419810.425127818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411054.799707352">
                <text:p>411054.799707352</text:p>
              </table:table-cell>
              <table:table-cell office:value-type="float" office:value="413123.079105584">
                <text:p>413123.079105584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403813.233905251">
                <text:p>403813.233905251</text:p>
              </table:table-cell>
              <table:table-cell office:value-type="float" office:value="405730.067253515">
                <text:p>405730.06725351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396057.503530386">
                <text:p>396057.503530386</text:p>
              </table:table-cell>
              <table:table-cell office:value-type="float" office:value="397726.764609102">
                <text:p>397726.764609102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388647.565344954">
                <text:p>388647.565344954</text:p>
              </table:table-cell>
              <table:table-cell office:value-type="float" office:value="390012.344565997">
                <text:p>390012.344565997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381736.682024011">
                <text:p>381736.682024011</text:p>
              </table:table-cell>
              <table:table-cell office:value-type="float" office:value="382799.28776978">
                <text:p>382799.28776978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375336.540409565">
                <text:p>375336.540409565</text:p>
              </table:table-cell>
              <table:table-cell office:value-type="float" office:value="376125.367877177">
                <text:p>376125.367877177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369198.30091356">
                <text:p>369198.30091356</text:p>
              </table:table-cell>
              <table:table-cell office:value-type="float" office:value="369728.812024006">
                <text:p>369728.812024006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363309.357122569">
                <text:p>363309.357122569</text:p>
              </table:table-cell>
              <table:table-cell office:value-type="float" office:value="363643.003193669">
                <text:p>363643.003193669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58220.763785764">
                <text:p>358220.763785764</text:p>
              </table:table-cell>
              <table:table-cell office:value-type="float" office:value="358373.751519941">
                <text:p>358373.751519941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54242.13539371">
                <text:p>354242.13539371</text:p>
              </table:table-cell>
              <table:table-cell office:value-type="float" office:value="354200.823176432">
                <text:p>354200.823176432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50817.822725705">
                <text:p>350817.822725705</text:p>
              </table:table-cell>
              <table:table-cell office:value-type="float" office:value="350579.509546803">
                <text:p>350579.50954680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48574.967797931">
                <text:p>348574.967797931</text:p>
              </table:table-cell>
              <table:table-cell office:value-type="float" office:value="348160.78180862">
                <text:p>348160.7818086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47332.549752626">
                <text:p>347332.549752626</text:p>
              </table:table-cell>
              <table:table-cell office:value-type="float" office:value="346773.648936773">
                <text:p>346773.648936773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47394.74342365">
                <text:p>347394.74342365</text:p>
              </table:table-cell>
              <table:table-cell office:value-type="float" office:value="346710.381134803">
                <text:p>346710.381134803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48995.422443035">
                <text:p>348995.422443035</text:p>
              </table:table-cell>
              <table:table-cell office:value-type="float" office:value="348180.34569028">
                <text:p>348180.34569028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52207.22562017">
                <text:p>352207.22562017</text:p>
              </table:table-cell>
              <table:table-cell office:value-type="float" office:value="351294.37981919">
                <text:p>351294.3798191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57160.202024657">
                <text:p>357160.202024657</text:p>
              </table:table-cell>
              <table:table-cell office:value-type="float" office:value="356209.548468949">
                <text:p>356209.548468949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64220.874190744">
                <text:p>364220.874190744</text:p>
              </table:table-cell>
              <table:table-cell office:value-type="float" office:value="363192.514813902">
                <text:p>363192.514813902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73344.851133486">
                <text:p>373344.851133486</text:p>
              </table:table-cell>
              <table:table-cell office:value-type="float" office:value="372233.536157618">
                <text:p>372233.536157618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84157.607533457">
                <text:p>384157.607533457</text:p>
              </table:table-cell>
              <table:table-cell office:value-type="float" office:value="382952.923775906">
                <text:p>382952.92377590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96355.233851165">
                <text:p>396355.233851165</text:p>
              </table:table-cell>
              <table:table-cell office:value-type="float" office:value="395050.390494283">
                <text:p>395050.390494283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09514.810212213">
                <text:p>409514.810212213</text:p>
              </table:table-cell>
              <table:table-cell office:value-type="float" office:value="408115.48974373">
                <text:p>408115.48974373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23605.924812972">
                <text:p>423605.924812972</text:p>
              </table:table-cell>
              <table:table-cell office:value-type="float" office:value="422096.298601906">
                <text:p>422096.298601906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38372.423012849">
                <text:p>438372.423012849</text:p>
              </table:table-cell>
              <table:table-cell office:value-type="float" office:value="436769.142114288">
                <text:p>436769.142114288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54310.92823084">
                <text:p>454310.92823084</text:p>
              </table:table-cell>
              <table:table-cell office:value-type="float" office:value="452667.204255748">
                <text:p>452667.204255748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71059.100756495">
                <text:p>471059.100756495</text:p>
              </table:table-cell>
              <table:table-cell office:value-type="float" office:value="469454.894033595">
                <text:p>469454.894033595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88265.456778333">
                <text:p>488265.456778333</text:p>
              </table:table-cell>
              <table:table-cell office:value-type="float" office:value="486785.384986635">
                <text:p>486785.384986635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506019.691130943">
                <text:p>506019.691130943</text:p>
              </table:table-cell>
              <table:table-cell office:value-type="float" office:value="504744.766998795">
                <text:p>504744.766998795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523750.423789813">
                <text:p>523750.423789813</text:p>
              </table:table-cell>
              <table:table-cell office:value-type="float" office:value="522727.867550628">
                <text:p>522727.867550628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540977.111631115">
                <text:p>540977.111631115</text:p>
              </table:table-cell>
              <table:table-cell office:value-type="float" office:value="540223.051054059">
                <text:p>540223.051054059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557373.416606713">
                <text:p>557373.416606713</text:p>
              </table:table-cell>
              <table:table-cell office:value-type="float" office:value="556870.052088726">
                <text:p>556870.05208872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573243.506760375">
                <text:p>573243.506760375</text:p>
              </table:table-cell>
              <table:table-cell office:value-type="float" office:value="572975.214654436">
                <text:p>572975.214654436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588135.449903698">
                <text:p>588135.449903698</text:p>
              </table:table-cell>
              <table:table-cell office:value-type="float" office:value="588101.68039423">
                <text:p>588101.68039423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602177.648757754">
                <text:p>602177.648757754</text:p>
              </table:table-cell>
              <table:table-cell office:value-type="float" office:value="602380.94133656">
                <text:p>602380.94133656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614990.642918618">
                <text:p>614990.642918618</text:p>
              </table:table-cell>
              <table:table-cell office:value-type="float" office:value="615493.308550837">
                <text:p>615493.30855083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626255.152727612">
                <text:p>626255.152727612</text:p>
              </table:table-cell>
              <table:table-cell office:value-type="float" office:value="627103.947570644">
                <text:p>627103.94757064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635436.31273663">
                <text:p>635436.31273663</text:p>
              </table:table-cell>
              <table:table-cell office:value-type="float" office:value="636638.5210518">
                <text:p>636638.5210518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642990.513882704">
                <text:p>642990.513882704</text:p>
              </table:table-cell>
              <table:table-cell office:value-type="float" office:value="644497.587107226">
                <text:p>644497.58710722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648809.571820206">
                <text:p>648809.571820206</text:p>
              </table:table-cell>
              <table:table-cell office:value-type="float" office:value="650592.673147584">
                <text:p>650592.673147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061cm" svg:y="3.955cm" style:legend-expansion="high" chart:style-name="ch2"/>
        <chart:plot-area chart:style-name="ch3" table:cell-range-address="Graphs_LON.A1:Graphs_LON.C225" chart:data-source-has-labels="both" svg:x="0.319cm" svg:y="0.18cm" svg:width="11.423cm" svg:height="8.646cm">
          <chart:coordinate-region svg:x="1.866cm" svg:y="0.379cm" svg:width="9.876cm" svg:height="7.8cm"/>
          <chart:axis chart:dimension="x" chart:name="primary-x" chart:style-name="ch4" chartooo:axis-type="auto">
            <chartooo:date-scale/>
            <chart:categories table:cell-range-address="Graphs_LON.A2:Graphs_LON.A22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B2:Graphs_LON.B225" chart:label-cell-address="Graphs_LON.B1:Graphs_LON.B1" chart:class="chart:line">
            <chart:data-point chart:repeated="224"/>
          </chart:series>
          <chart:series chart:style-name="ch9" chart:values-cell-range-address="Graphs_LON.C2:Graphs_LON.C225" chart:label-cell-address="Graphs_LON.C1:Graphs_LON.C1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B1:Graphs_LON.B1</svg:desc>
                </draw:g>
              </table:table-cell>
              <table:table-cell office:value-type="string">
                <text:p>gamma(4.7,2.88)</text:p>
                <draw:g>
                  <svg:desc>Graphs_LON.C1:Graphs_LON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225</svg:desc>
                </draw:g>
              </table:table-cell>
              <table:table-cell office:value-type="float" office:value="133323.293687105">
                <text:p>133323.293687105</text:p>
                <draw:g>
                  <svg:desc>Graphs_LON.B2:Graphs_LON.B225</svg:desc>
                </draw:g>
              </table:table-cell>
              <table:table-cell office:value-type="float" office:value="133548.944697203">
                <text:p>133548.944697203</text:p>
                <draw:g>
                  <svg:desc>Graphs_LON.C2:Graphs_LON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32079.015957894">
                <text:p>132079.015957894</text:p>
              </table:table-cell>
              <table:table-cell office:value-type="float" office:value="132346.30581344">
                <text:p>132346.3058134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30421.636239044">
                <text:p>130421.636239044</text:p>
              </table:table-cell>
              <table:table-cell office:value-type="float" office:value="130738.337434035">
                <text:p>130738.33743403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8363.44449405">
                <text:p>128363.44449405</text:p>
              </table:table-cell>
              <table:table-cell office:value-type="float" office:value="128731.378783787">
                <text:p>128731.37878378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26053.596620954">
                <text:p>126053.596620954</text:p>
              </table:table-cell>
              <table:table-cell office:value-type="float" office:value="126458.314166246">
                <text:p>126458.31416624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23671.992399765">
                <text:p>123671.992399765</text:p>
              </table:table-cell>
              <table:table-cell office:value-type="float" office:value="124112.642660209">
                <text:p>124112.64266020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21107.106382345">
                <text:p>121107.106382345</text:p>
              </table:table-cell>
              <table:table-cell office:value-type="float" office:value="121591.60641598">
                <text:p>121591.60641598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8463.788163882">
                <text:p>118463.788163882</text:p>
              </table:table-cell>
              <table:table-cell office:value-type="float" office:value="118978.119324885">
                <text:p>118978.11932488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5602.891949585">
                <text:p>115602.891949585</text:p>
              </table:table-cell>
              <table:table-cell office:value-type="float" office:value="116128.68979159">
                <text:p>116128.68979159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3009.013006733">
                <text:p>113009.013006733</text:p>
              </table:table-cell>
              <table:table-cell office:value-type="float" office:value="113517.920798955">
                <text:p>113517.920798955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10375.853708846">
                <text:p>110375.853708846</text:p>
              </table:table-cell>
              <table:table-cell office:value-type="float" office:value="110841.902687134">
                <text:p>110841.902687134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7910.473634033">
                <text:p>107910.473634033</text:p>
              </table:table-cell>
              <table:table-cell office:value-type="float" office:value="108312.813561933">
                <text:p>108312.81356193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5760.282153428">
                <text:p>105760.282153428</text:p>
              </table:table-cell>
              <table:table-cell office:value-type="float" office:value="106089.683880875">
                <text:p>106089.683880875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4119.26463367">
                <text:p>104119.26463367</text:p>
              </table:table-cell>
              <table:table-cell office:value-type="float" office:value="104366.611889172">
                <text:p>104366.611889172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2853.468221783">
                <text:p>102853.468221783</text:p>
              </table:table-cell>
              <table:table-cell office:value-type="float" office:value="103015.465330071">
                <text:p>103015.46533007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02123.324544963">
                <text:p>102123.324544963</text:p>
              </table:table-cell>
              <table:table-cell office:value-type="float" office:value="102189.90079096">
                <text:p>102189.90079096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1946.108561295">
                <text:p>101946.108561295</text:p>
              </table:table-cell>
              <table:table-cell office:value-type="float" office:value="101929.576044593">
                <text:p>101929.57604459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02557.467521768">
                <text:p>102557.467521768</text:p>
              </table:table-cell>
              <table:table-cell office:value-type="float" office:value="102456.972613262">
                <text:p>102456.97261326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03463.548479271">
                <text:p>103463.548479271</text:p>
              </table:table-cell>
              <table:table-cell office:value-type="float" office:value="103256.911284174">
                <text:p>103256.911284174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04936.482871097">
                <text:p>104936.482871097</text:p>
              </table:table-cell>
              <table:table-cell office:value-type="float" office:value="104619.599517543">
                <text:p>104619.599517543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06513.010900234">
                <text:p>106513.010900234</text:p>
              </table:table-cell>
              <table:table-cell office:value-type="float" office:value="106098.270343961">
                <text:p>106098.270343961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8635.566150619">
                <text:p>108635.566150619</text:p>
              </table:table-cell>
              <table:table-cell office:value-type="float" office:value="108132.923719824">
                <text:p>108132.923719824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0958.732282953">
                <text:p>110958.732282953</text:p>
              </table:table-cell>
              <table:table-cell office:value-type="float" office:value="110376.574734308">
                <text:p>110376.57473430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3291.940534737">
                <text:p>113291.940534737</text:p>
              </table:table-cell>
              <table:table-cell office:value-type="float" office:value="112655.373170863">
                <text:p>112655.373170863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5803.193157407">
                <text:p>115803.193157407</text:p>
              </table:table-cell>
              <table:table-cell office:value-type="float" office:value="115167.364470185">
                <text:p>115167.364470185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8708.142409626">
                <text:p>118708.142409626</text:p>
              </table:table-cell>
              <table:table-cell office:value-type="float" office:value="118100.595427846">
                <text:p>118100.59542784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21637.28629993">
                <text:p>121637.28629993</text:p>
              </table:table-cell>
              <table:table-cell office:value-type="float" office:value="121091.827964562">
                <text:p>121091.82796456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24344.992480526">
                <text:p>124344.992480526</text:p>
              </table:table-cell>
              <table:table-cell office:value-type="float" office:value="123866.315266233">
                <text:p>123866.31526623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26941.221914075">
                <text:p>126941.221914075</text:p>
              </table:table-cell>
              <table:table-cell office:value-type="float" office:value="126556.458871342">
                <text:p>126556.45887134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29557.778520276">
                <text:p>129557.778520276</text:p>
              </table:table-cell>
              <table:table-cell office:value-type="float" office:value="129285.255789373">
                <text:p>129285.25578937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31557.121295832">
                <text:p>131557.121295832</text:p>
              </table:table-cell>
              <table:table-cell office:value-type="float" office:value="131369.283457351">
                <text:p>131369.28345735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33682.530582509">
                <text:p>133682.530582509</text:p>
              </table:table-cell>
              <table:table-cell office:value-type="float" office:value="133570.923876192">
                <text:p>133570.92387619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35722.521360488">
                <text:p>135722.521360488</text:p>
              </table:table-cell>
              <table:table-cell office:value-type="float" office:value="135710.872767601">
                <text:p>135710.8727676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37689.42420179">
                <text:p>137689.42420179</text:p>
              </table:table-cell>
              <table:table-cell office:value-type="float" office:value="137790.666088922">
                <text:p>137790.66608892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40201.878411146">
                <text:p>140201.878411146</text:p>
              </table:table-cell>
              <table:table-cell office:value-type="float" office:value="140403.112660977">
                <text:p>140403.11266097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42497.873131351">
                <text:p>142497.873131351</text:p>
              </table:table-cell>
              <table:table-cell office:value-type="float" office:value="142782.510847014">
                <text:p>142782.510847014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45107.77099422">
                <text:p>145107.77099422</text:p>
              </table:table-cell>
              <table:table-cell office:value-type="float" office:value="145489.372897286">
                <text:p>145489.372897286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47918.228526632">
                <text:p>147918.228526632</text:p>
              </table:table-cell>
              <table:table-cell office:value-type="float" office:value="148336.085864427">
                <text:p>148336.085864427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51292.216080783">
                <text:p>151292.216080783</text:p>
              </table:table-cell>
              <table:table-cell office:value-type="float" office:value="151708.225975451">
                <text:p>151708.225975451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55077.580599853">
                <text:p>155077.580599853</text:p>
              </table:table-cell>
              <table:table-cell office:value-type="float" office:value="155456.76229317">
                <text:p>155456.7622931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58853.891463639">
                <text:p>158853.891463639</text:p>
              </table:table-cell>
              <table:table-cell office:value-type="float" office:value="159148.376806184">
                <text:p>159148.376806184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63793.930496754">
                <text:p>163793.930496754</text:p>
              </table:table-cell>
              <table:table-cell office:value-type="float" office:value="164026.363217437">
                <text:p>164026.36321743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70100.468891224">
                <text:p>170100.468891224</text:p>
              </table:table-cell>
              <table:table-cell office:value-type="float" office:value="170243.751813955">
                <text:p>170243.751813955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79042.865547394">
                <text:p>179042.865547394</text:p>
              </table:table-cell>
              <table:table-cell office:value-type="float" office:value="179090.278216711">
                <text:p>179090.27821671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92113.183416141">
                <text:p>192113.183416141</text:p>
              </table:table-cell>
              <table:table-cell office:value-type="float" office:value="192070.028594241">
                <text:p>192070.02859424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09740.546574384">
                <text:p>209740.546574384</text:p>
              </table:table-cell>
              <table:table-cell office:value-type="float" office:value="209602.516312683">
                <text:p>209602.516312683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31085.765580486">
                <text:p>231085.765580486</text:p>
              </table:table-cell>
              <table:table-cell office:value-type="float" office:value="230848.526408267">
                <text:p>230848.52640826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56196.247432803">
                <text:p>256196.247432803</text:p>
              </table:table-cell>
              <table:table-cell office:value-type="float" office:value="255723.669251605">
                <text:p>255723.66925160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84210.463469417">
                <text:p>284210.463469417</text:p>
              </table:table-cell>
              <table:table-cell office:value-type="float" office:value="283387.314870897">
                <text:p>283387.31487089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14677.828548612">
                <text:p>314677.828548612</text:p>
              </table:table-cell>
              <table:table-cell office:value-type="float" office:value="313349.696210887">
                <text:p>313349.69621088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347947.715907797">
                <text:p>347947.715907797</text:p>
              </table:table-cell>
              <table:table-cell office:value-type="float" office:value="345980.325792242">
                <text:p>345980.32579224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382564.771954094">
                <text:p>382564.771954094</text:p>
              </table:table-cell>
              <table:table-cell office:value-type="float" office:value="379983.639839971">
                <text:p>379983.63983997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18032.678875613">
                <text:p>418032.678875613</text:p>
              </table:table-cell>
              <table:table-cell office:value-type="float" office:value="414975.657763825">
                <text:p>414975.657763825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53263.993933729">
                <text:p>453263.993933729</text:p>
              </table:table-cell>
              <table:table-cell office:value-type="float" office:value="449920.445757696">
                <text:p>449920.445757696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87055.806531647">
                <text:p>487055.806531647</text:p>
              </table:table-cell>
              <table:table-cell office:value-type="float" office:value="483670.845501566">
                <text:p>483670.845501566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18644.661126869">
                <text:p>518644.661126869</text:p>
              </table:table-cell>
              <table:table-cell office:value-type="float" office:value="515458.927136025">
                <text:p>515458.92713602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547164.896111915">
                <text:p>547164.896111915</text:p>
              </table:table-cell>
              <table:table-cell office:value-type="float" office:value="544366.108906047">
                <text:p>544366.108906047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570974.147727651">
                <text:p>570974.147727651</text:p>
              </table:table-cell>
              <table:table-cell office:value-type="float" office:value="568775.809777233">
                <text:p>568775.80977723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588366.236304579">
                <text:p>588366.236304579</text:p>
              </table:table-cell>
              <table:table-cell office:value-type="float" office:value="586914.74922353">
                <text:p>586914.7492235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600214.400284491">
                <text:p>600214.400284491</text:p>
              </table:table-cell>
              <table:table-cell office:value-type="float" office:value="599652.285776257">
                <text:p>599652.285776257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607262.733445173">
                <text:p>607262.733445173</text:p>
              </table:table-cell>
              <table:table-cell office:value-type="float" office:value="607735.220623104">
                <text:p>607735.22062310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10009.427052234">
                <text:p>610009.427052234</text:p>
              </table:table-cell>
              <table:table-cell office:value-type="float" office:value="611642.04946208">
                <text:p>611642.04946208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608489.278858166">
                <text:p>608489.278858166</text:p>
              </table:table-cell>
              <table:table-cell office:value-type="float" office:value="611397.948205405">
                <text:p>611397.948205405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602904.608124386">
                <text:p>602904.608124386</text:p>
              </table:table-cell>
              <table:table-cell office:value-type="float" office:value="607160.179480299">
                <text:p>607160.179480299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593776.556321732">
                <text:p>593776.556321732</text:p>
              </table:table-cell>
              <table:table-cell office:value-type="float" office:value="599321.902394045">
                <text:p>599321.90239404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582004.999048683">
                <text:p>582004.999048683</text:p>
              </table:table-cell>
              <table:table-cell office:value-type="float" office:value="588526.945538326">
                <text:p>588526.945538326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567783.176540248">
                <text:p>567783.176540248</text:p>
              </table:table-cell>
              <table:table-cell office:value-type="float" office:value="574923.122760047">
                <text:p>574923.122760047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552585.538931045">
                <text:p>552585.538931045</text:p>
              </table:table-cell>
              <table:table-cell office:value-type="float" office:value="560001.204611409">
                <text:p>560001.204611409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536447.60324024">
                <text:p>536447.60324024</text:p>
              </table:table-cell>
              <table:table-cell office:value-type="float" office:value="543828.342549544">
                <text:p>543828.34254954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520044.548070648">
                <text:p>520044.548070648</text:p>
              </table:table-cell>
              <table:table-cell office:value-type="float" office:value="527092.007721219">
                <text:p>527092.0077212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503331.996254647">
                <text:p>503331.996254647</text:p>
              </table:table-cell>
              <table:table-cell office:value-type="float" office:value="509767.269833527">
                <text:p>509767.269833527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86480.677616045">
                <text:p>486480.677616045</text:p>
              </table:table-cell>
              <table:table-cell office:value-type="float" office:value="492131.420711">
                <text:p>492131.42071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69807.448263099">
                <text:p>469807.448263099</text:p>
              </table:table-cell>
              <table:table-cell office:value-type="float" office:value="474564.23206276">
                <text:p>474564.2320627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53533.727201801">
                <text:p>453533.727201801</text:p>
              </table:table-cell>
              <table:table-cell office:value-type="float" office:value="457270.869319902">
                <text:p>457270.869319902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37696.581324951">
                <text:p>437696.581324951</text:p>
              </table:table-cell>
              <table:table-cell office:value-type="float" office:value="440385.59814426">
                <text:p>440385.59814426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22888.042247748">
                <text:p>422888.042247748</text:p>
              </table:table-cell>
              <table:table-cell office:value-type="float" office:value="424558.682603129">
                <text:p>424558.68260312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09098.44057337">
                <text:p>409098.44057337</text:p>
              </table:table-cell>
              <table:table-cell office:value-type="float" office:value="409836.911069109">
                <text:p>409836.911069109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395777.078044776">
                <text:p>395777.078044776</text:p>
              </table:table-cell>
              <table:table-cell office:value-type="float" office:value="395719.912835401">
                <text:p>395719.91283540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383059.806049259">
                <text:p>383059.806049259</text:p>
              </table:table-cell>
              <table:table-cell office:value-type="float" office:value="382319.708483489">
                <text:p>382319.70848348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72245.654731036">
                <text:p>372245.654731036</text:p>
              </table:table-cell>
              <table:table-cell office:value-type="float" office:value="370970.445205626">
                <text:p>370970.445205626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363100.626194288">
                <text:p>363100.626194288</text:p>
              </table:table-cell>
              <table:table-cell office:value-type="float" office:value="361436.60361358">
                <text:p>361436.6036135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355664.398916802">
                <text:p>355664.398916802</text:p>
              </table:table-cell>
              <table:table-cell office:value-type="float" office:value="353713.682966145">
                <text:p>353713.682966145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349361.494632473">
                <text:p>349361.494632473</text:p>
              </table:table-cell>
              <table:table-cell office:value-type="float" office:value="347247.283082609">
                <text:p>347247.28308260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345146.952748984">
                <text:p>345146.952748984</text:p>
              </table:table-cell>
              <table:table-cell office:value-type="float" office:value="342979.112969401">
                <text:p>342979.112969401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342799.940378053">
                <text:p>342799.940378053</text:p>
              </table:table-cell>
              <table:table-cell office:value-type="float" office:value="340622.433078625">
                <text:p>340622.43307862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342824.267017683">
                <text:p>342824.267017683</text:p>
              </table:table-cell>
              <table:table-cell office:value-type="float" office:value="340614.205337079">
                <text:p>340614.205337079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344375.994937289">
                <text:p>344375.994937289</text:p>
              </table:table-cell>
              <table:table-cell office:value-type="float" office:value="342193.404755523">
                <text:p>342193.404755523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347545.71398645">
                <text:p>347545.71398645</text:p>
              </table:table-cell>
              <table:table-cell office:value-type="float" office:value="345423.543983119">
                <text:p>345423.543983119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52099.090331794">
                <text:p>352099.090331794</text:p>
              </table:table-cell>
              <table:table-cell office:value-type="float" office:value="350019.674024826">
                <text:p>350019.674024826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358260.583693685">
                <text:p>358260.583693685</text:p>
              </table:table-cell>
              <table:table-cell office:value-type="float" office:value="356159.824775303">
                <text:p>356159.82477530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365633.771084363">
                <text:p>365633.771084363</text:p>
              </table:table-cell>
              <table:table-cell office:value-type="float" office:value="363523.979850177">
                <text:p>363523.97985017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74012.32516781">
                <text:p>374012.32516781</text:p>
              </table:table-cell>
              <table:table-cell office:value-type="float" office:value="371946.586166162">
                <text:p>371946.58616616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2778.646357687">
                <text:p>382778.646357687</text:p>
              </table:table-cell>
              <table:table-cell office:value-type="float" office:value="380831.059804744">
                <text:p>380831.05980474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391895.214082711">
                <text:p>391895.214082711</text:p>
              </table:table-cell>
              <table:table-cell office:value-type="float" office:value="390085.804572394">
                <text:p>390085.804572394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01630.533981132">
                <text:p>401630.533981132</text:p>
              </table:table-cell>
              <table:table-cell office:value-type="float" office:value="399972.595850057">
                <text:p>399972.59585005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11150.783743836">
                <text:p>411150.783743836</text:p>
              </table:table-cell>
              <table:table-cell office:value-type="float" office:value="409676.658584503">
                <text:p>409676.658584503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420276.832304516">
                <text:p>420276.832304516</text:p>
              </table:table-cell>
              <table:table-cell office:value-type="float" office:value="419031.419781464">
                <text:p>419031.41978146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428371.475225689">
                <text:p>428371.475225689</text:p>
              </table:table-cell>
              <table:table-cell office:value-type="float" office:value="427401.273239966">
                <text:p>427401.273239966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435939.31169359">
                <text:p>435939.31169359</text:p>
              </table:table-cell>
              <table:table-cell office:value-type="float" office:value="435269.288272654">
                <text:p>435269.28827265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1695.496459845">
                <text:p>441695.496459845</text:p>
              </table:table-cell>
              <table:table-cell office:value-type="float" office:value="441330.711790088">
                <text:p>441330.71179008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46432.333146876">
                <text:p>446432.333146876</text:p>
              </table:table-cell>
              <table:table-cell office:value-type="float" office:value="446377.096358754">
                <text:p>446377.09635875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449933.331791168">
                <text:p>449933.331791168</text:p>
              </table:table-cell>
              <table:table-cell office:value-type="float" office:value="450233.476384529">
                <text:p>450233.476384529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451879.813224963">
                <text:p>451879.813224963</text:p>
              </table:table-cell>
              <table:table-cell office:value-type="float" office:value="452547.85342538">
                <text:p>452547.85342538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452483.098457069">
                <text:p>452483.098457069</text:p>
              </table:table-cell>
              <table:table-cell office:value-type="float" office:value="453502.683300865">
                <text:p>453502.683300865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451454.611983361">
                <text:p>451454.611983361</text:p>
              </table:table-cell>
              <table:table-cell office:value-type="float" office:value="452792.760675242">
                <text:p>452792.76067524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449419.169961896">
                <text:p>449419.169961896</text:p>
              </table:table-cell>
              <table:table-cell office:value-type="float" office:value="451080.251304334">
                <text:p>451080.251304334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446068.684397793">
                <text:p>446068.684397793</text:p>
              </table:table-cell>
              <table:table-cell office:value-type="float" office:value="447991.078892579">
                <text:p>447991.07889257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441346.479716618">
                <text:p>441346.479716618</text:p>
              </table:table-cell>
              <table:table-cell office:value-type="float" office:value="443434.741997412">
                <text:p>443434.741997412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435760.107302801">
                <text:p>435760.107302801</text:p>
              </table:table-cell>
              <table:table-cell office:value-type="float" office:value="437969.84176401">
                <text:p>437969.8417640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430112.320399173">
                <text:p>430112.320399173</text:p>
              </table:table-cell>
              <table:table-cell office:value-type="float" office:value="432364.308637643">
                <text:p>432364.308637643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424033.119431826">
                <text:p>424033.119431826</text:p>
              </table:table-cell>
              <table:table-cell office:value-type="float" office:value="426295.504945344">
                <text:p>426295.50494534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417625.977630708">
                <text:p>417625.977630708</text:p>
              </table:table-cell>
              <table:table-cell office:value-type="float" office:value="419810.425127818">
                <text:p>419810.425127818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411054.799707352">
                <text:p>411054.799707352</text:p>
              </table:table-cell>
              <table:table-cell office:value-type="float" office:value="413123.079105584">
                <text:p>413123.079105584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403813.233905251">
                <text:p>403813.233905251</text:p>
              </table:table-cell>
              <table:table-cell office:value-type="float" office:value="405730.067253515">
                <text:p>405730.06725351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396057.503530386">
                <text:p>396057.503530386</text:p>
              </table:table-cell>
              <table:table-cell office:value-type="float" office:value="397726.764609102">
                <text:p>397726.764609102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388647.565344954">
                <text:p>388647.565344954</text:p>
              </table:table-cell>
              <table:table-cell office:value-type="float" office:value="390012.344565997">
                <text:p>390012.344565997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381736.682024011">
                <text:p>381736.682024011</text:p>
              </table:table-cell>
              <table:table-cell office:value-type="float" office:value="382799.28776978">
                <text:p>382799.28776978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375336.540409565">
                <text:p>375336.540409565</text:p>
              </table:table-cell>
              <table:table-cell office:value-type="float" office:value="376125.367877177">
                <text:p>376125.367877177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369198.30091356">
                <text:p>369198.30091356</text:p>
              </table:table-cell>
              <table:table-cell office:value-type="float" office:value="369728.812024006">
                <text:p>369728.812024006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363309.357122569">
                <text:p>363309.357122569</text:p>
              </table:table-cell>
              <table:table-cell office:value-type="float" office:value="363643.003193669">
                <text:p>363643.003193669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58220.763785764">
                <text:p>358220.763785764</text:p>
              </table:table-cell>
              <table:table-cell office:value-type="float" office:value="358373.751519941">
                <text:p>358373.751519941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54242.13539371">
                <text:p>354242.13539371</text:p>
              </table:table-cell>
              <table:table-cell office:value-type="float" office:value="354200.823176432">
                <text:p>354200.823176432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50817.822725705">
                <text:p>350817.822725705</text:p>
              </table:table-cell>
              <table:table-cell office:value-type="float" office:value="350579.509546803">
                <text:p>350579.50954680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48574.967797931">
                <text:p>348574.967797931</text:p>
              </table:table-cell>
              <table:table-cell office:value-type="float" office:value="348160.78180862">
                <text:p>348160.7818086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47332.549752626">
                <text:p>347332.549752626</text:p>
              </table:table-cell>
              <table:table-cell office:value-type="float" office:value="346773.648936773">
                <text:p>346773.648936773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47394.74342365">
                <text:p>347394.74342365</text:p>
              </table:table-cell>
              <table:table-cell office:value-type="float" office:value="346710.381134803">
                <text:p>346710.381134803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48995.422443035">
                <text:p>348995.422443035</text:p>
              </table:table-cell>
              <table:table-cell office:value-type="float" office:value="348180.34569028">
                <text:p>348180.34569028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52207.22562017">
                <text:p>352207.22562017</text:p>
              </table:table-cell>
              <table:table-cell office:value-type="float" office:value="351294.37981919">
                <text:p>351294.3798191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57160.202024657">
                <text:p>357160.202024657</text:p>
              </table:table-cell>
              <table:table-cell office:value-type="float" office:value="356209.548468949">
                <text:p>356209.548468949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64220.874190744">
                <text:p>364220.874190744</text:p>
              </table:table-cell>
              <table:table-cell office:value-type="float" office:value="363192.514813902">
                <text:p>363192.514813902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73344.851133486">
                <text:p>373344.851133486</text:p>
              </table:table-cell>
              <table:table-cell office:value-type="float" office:value="372233.536157618">
                <text:p>372233.536157618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84157.607533457">
                <text:p>384157.607533457</text:p>
              </table:table-cell>
              <table:table-cell office:value-type="float" office:value="382952.923775906">
                <text:p>382952.92377590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96355.233851165">
                <text:p>396355.233851165</text:p>
              </table:table-cell>
              <table:table-cell office:value-type="float" office:value="395050.390494283">
                <text:p>395050.390494283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09514.810212213">
                <text:p>409514.810212213</text:p>
              </table:table-cell>
              <table:table-cell office:value-type="float" office:value="408115.48974373">
                <text:p>408115.48974373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23605.924812972">
                <text:p>423605.924812972</text:p>
              </table:table-cell>
              <table:table-cell office:value-type="float" office:value="422096.298601906">
                <text:p>422096.298601906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38372.423012849">
                <text:p>438372.423012849</text:p>
              </table:table-cell>
              <table:table-cell office:value-type="float" office:value="436769.142114288">
                <text:p>436769.142114288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54310.92823084">
                <text:p>454310.92823084</text:p>
              </table:table-cell>
              <table:table-cell office:value-type="float" office:value="452667.204255748">
                <text:p>452667.204255748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71059.100756495">
                <text:p>471059.100756495</text:p>
              </table:table-cell>
              <table:table-cell office:value-type="float" office:value="469454.894033595">
                <text:p>469454.894033595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88265.456778333">
                <text:p>488265.456778333</text:p>
              </table:table-cell>
              <table:table-cell office:value-type="float" office:value="486785.384986635">
                <text:p>486785.384986635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506019.691130943">
                <text:p>506019.691130943</text:p>
              </table:table-cell>
              <table:table-cell office:value-type="float" office:value="504744.766998795">
                <text:p>504744.766998795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523750.423789813">
                <text:p>523750.423789813</text:p>
              </table:table-cell>
              <table:table-cell office:value-type="float" office:value="522727.867550628">
                <text:p>522727.867550628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540977.111631115">
                <text:p>540977.111631115</text:p>
              </table:table-cell>
              <table:table-cell office:value-type="float" office:value="540223.051054059">
                <text:p>540223.051054059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557373.416606713">
                <text:p>557373.416606713</text:p>
              </table:table-cell>
              <table:table-cell office:value-type="float" office:value="556870.052088726">
                <text:p>556870.05208872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573243.506760375">
                <text:p>573243.506760375</text:p>
              </table:table-cell>
              <table:table-cell office:value-type="float" office:value="572975.214654436">
                <text:p>572975.214654436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588135.449903698">
                <text:p>588135.449903698</text:p>
              </table:table-cell>
              <table:table-cell office:value-type="float" office:value="588101.68039423">
                <text:p>588101.68039423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602177.648757754">
                <text:p>602177.648757754</text:p>
              </table:table-cell>
              <table:table-cell office:value-type="float" office:value="602380.94133656">
                <text:p>602380.94133656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614990.642918618">
                <text:p>614990.642918618</text:p>
              </table:table-cell>
              <table:table-cell office:value-type="float" office:value="615493.308550837">
                <text:p>615493.30855083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626255.152727612">
                <text:p>626255.152727612</text:p>
              </table:table-cell>
              <table:table-cell office:value-type="float" office:value="627103.947570644">
                <text:p>627103.94757064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635436.31273663">
                <text:p>635436.31273663</text:p>
              </table:table-cell>
              <table:table-cell office:value-type="float" office:value="636638.5210518">
                <text:p>636638.5210518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642990.513882704">
                <text:p>642990.513882704</text:p>
              </table:table-cell>
              <table:table-cell office:value-type="float" office:value="644497.587107226">
                <text:p>644497.58710722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648809.571820206">
                <text:p>648809.571820206</text:p>
              </table:table-cell>
              <table:table-cell office:value-type="float" office:value="650592.673147584">
                <text:p>650592.673147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cm" svg:height="9cm" xlink:href=".." xlink:type="simple" chart:class="chart:line" chart:style-name="ch1">
        <chart:legend chart:legend-position="end" svg:x="11.878cm" svg:y="4.201cm" style:legend-expansion="high" chart:style-name="ch2"/>
        <chart:plot-area chart:style-name="ch3" table:cell-range-address="Graphs_LON.A2:Graphs_LON.A1000 Graphs_LON.D2:Graphs_LON.D1000" chart:data-source-has-labels="column" svg:x="0.294cm" svg:y="0.18cm" svg:width="11.29cm" svg:height="8.64cm">
          <chart:coordinate-region svg:x="1.709cm" svg:y="0.38cm" svg:width="9.875cm" svg:height="7.793cm"/>
          <chart:axis chart:dimension="x" chart:name="primary-x" chart:style-name="ch4" chartooo:axis-type="auto">
            <chartooo:date-scale/>
            <chart:categories table:cell-range-address="Graphs_LON.A2:Graphs_LON.A100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D2:Graphs_LON.D1000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1000</svg:desc>
                </draw:g>
              </table:table-cell>
              <table:table-cell office:value-type="float" office:value="1.00169251001724">
                <text:p>1.00169251001724</text:p>
                <draw:g>
                  <svg:desc>Graphs_LON.D2:Graphs_LON.D1000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.00202371174261">
                <text:p>1.0020237117426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.00242828723917">
                <text:p>1.0024282872391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.00286634790136">
                <text:p>1.00286634790136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.00321067828401">
                <text:p>1.00321067828401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.00356305620936">
                <text:p>1.00356305620936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.00400059127914">
                <text:p>1.0040005912791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.00434167410121">
                <text:p>1.0043416741012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.00454831045433">
                <text:p>1.0045483104543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.00450324959648">
                <text:p>1.0045032495964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.0042223816408">
                <text:p>1.0042223816408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.00372846040195">
                <text:p>1.00372846040195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.00311460711659">
                <text:p>1.00311460711659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.0023756146989">
                <text:p>1.0023756146989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.001575028155">
                <text:p>1.001575028155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.00065192008088">
                <text:p>1.00065192008088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999837830821256">
                <text:p>0.999837830821256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999020111251432">
                <text:p>0.99902011125143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998002801970991">
                <text:p>0.998002801970991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996980236568974">
                <text:p>0.996980236568974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996106198174591">
                <text:p>0.996106198174591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995373131943758">
                <text:p>0.995373131943758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994753386807268">
                <text:p>0.99475338680726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994381176976323">
                <text:p>0.994381176976323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994509402807589">
                <text:p>0.994509402807589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994882010876023">
                <text:p>0.994882010876023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995515697924869">
                <text:p>0.99551569792486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99615041020355">
                <text:p>0.99615041020355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99696896692082">
                <text:p>0.9969689669208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997896515871024">
                <text:p>0.997896515871024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998572195585984">
                <text:p>0.998572195585984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999165136193707">
                <text:p>0.999165136193707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999914173471206">
                <text:p>0.999914173471206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.00073529167341">
                <text:p>1.0007352916734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.00143531778683">
                <text:p>1.0014353177868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.00199748746706">
                <text:p>1.00199748746706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.00262978268118">
                <text:p>1.0026297826811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.00282492118759">
                <text:p>1.00282492118759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.00274971115795">
                <text:p>1.00274971115795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.00244510967897">
                <text:p>1.0024451096789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.00185381258106">
                <text:p>1.00185381258106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.00141905576097">
                <text:p>1.0014190557609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.00084234290279">
                <text:p>1.00084234290279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.00026481183247">
                <text:p>1.00026481183247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999775367722651">
                <text:p>0.99977536772265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999341899961853">
                <text:p>0.999341899961853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998973371762544">
                <text:p>0.998973371762544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998155405530203">
                <text:p>0.998155405530203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997103735772177">
                <text:p>0.9971037357721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995779390165966">
                <text:p>0.995779390165966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994345730620987">
                <text:p>0.99434573062098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993253084697425">
                <text:p>0.993253084697425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992687124078408">
                <text:p>0.99268712407840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992623397797351">
                <text:p>0.99262339779735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99305015773411">
                <text:p>0.9930501577341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993857578743947">
                <text:p>0.99385757874394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994884929158">
                <text:p>0.994884929158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996149846785241">
                <text:p>0.99614984678524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997533021115953">
                <text:p>0.99753302111595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999063477137557">
                <text:p>0.999063477137557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1.00077806055256">
                <text:p>1.00077806055256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1.00267638881867">
                <text:p>1.0026763888186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.00478014888397">
                <text:p>1.0047801488839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.00705844887992">
                <text:p>1.0070584488799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.00933911252183">
                <text:p>1.0093391125218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.01120599737168">
                <text:p>1.011205997371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.01257512817358">
                <text:p>1.01257512817358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.01341994163421">
                <text:p>1.01341994163421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.01375854652854">
                <text:p>1.0137585465285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.01355164605939">
                <text:p>1.0135516460593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.01278534570972">
                <text:p>1.01278534570972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.01161555505687">
                <text:p>1.011615555056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.01012496463657">
                <text:p>1.01012496463657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.0082400533719">
                <text:p>1.0082400533719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.00614356367868">
                <text:p>1.00614356367868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.00395055000019">
                <text:p>1.0039505500001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.00180511686797">
                <text:p>1.0018051168679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999855562101632">
                <text:p>0.999855562101632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99806793207201">
                <text:p>0.99806793207201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996574279620991">
                <text:p>0.99657427962099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995417186144378">
                <text:p>0.9954171861443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9945152903788">
                <text:p>0.9945152903788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993948355550491">
                <text:p>0.99394835555049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993719081793086">
                <text:p>0.99371908179308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993647877251594">
                <text:p>0.993647877251594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993553368611186">
                <text:p>0.993553368611186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993662188381731">
                <text:p>0.99366218838173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993893839233437">
                <text:p>0.993893839233437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994094229823177">
                <text:p>0.99409422982317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994136226495466">
                <text:p>0.99413622649546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994229769236223">
                <text:p>0.994229769236223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994476815701938">
                <text:p>0.994476815701938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994911977009494">
                <text:p>0.99491197700949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995382925217517">
                <text:p>0.995382925217517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995871981856955">
                <text:p>0.995871981856955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996414636144168">
                <text:p>0.99641463614416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997036685281405">
                <text:p>0.997036685281405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997735138677914">
                <text:p>0.99773513867791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998463035099235">
                <text:p>0.99846303509923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999174126354739">
                <text:p>0.999174126354739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99987627063718">
                <text:p>0.99987627063718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.00066708681521">
                <text:p>1.00066708681521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.00147835814052">
                <text:p>1.00147835814052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.0022533103386">
                <text:p>1.0022533103386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.00296408244896">
                <text:p>1.00296408244896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.00369606250347">
                <text:p>1.00369606250347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.00430963786974">
                <text:p>1.00430963786974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.00473157117314">
                <text:p>1.00473157117314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.00507098842729">
                <text:p>1.00507098842729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.00523581430167">
                <text:p>1.0052358143016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1.00533539813246">
                <text:p>1.0053353981324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1.00523063126844">
                <text:p>1.0052306312684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1.00503163908974">
                <text:p>1.00503163908974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1.00474683142434">
                <text:p>1.00474683142434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1.00421469373471">
                <text:p>1.0042146937347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1.00351161139999">
                <text:p>1.00351161139999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1.00278360921496">
                <text:p>1.00278360921496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1.00210165380315">
                <text:p>1.00210165380315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1.00143692728036">
                <text:p>1.00143692728036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1.0009183525405">
                <text:p>1.0009183525405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1.00042707667909">
                <text:p>1.00042707667909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999883378590094">
                <text:p>0.99988337859009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999320692497747">
                <text:p>0.999320692497747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998811773570754">
                <text:p>0.998811773570754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998390876938395">
                <text:p>0.998390876938395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998030015416751">
                <text:p>0.998030015416751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997664505892228">
                <text:p>0.997664505892228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997408213873599">
                <text:p>0.99740821387359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997338299311292">
                <text:p>0.997338299311292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997176550138357">
                <text:p>0.997176550138357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997023355290709">
                <text:p>0.997023355290709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996864089806041">
                <text:p>0.996864089806041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996707894218516">
                <text:p>0.996707894218516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996582979580743">
                <text:p>0.996582979580743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99643624859182">
                <text:p>0.99643624859182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996342651101223">
                <text:p>0.99634265110122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996381940488437">
                <text:p>0.99638194048843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996594468251812">
                <text:p>0.996594468251812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996968714925148">
                <text:p>0.996968714925148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997480485138238">
                <text:p>0.997480485138238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99804762689873">
                <text:p>0.99804762689873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99860611371379">
                <text:p>0.99860611371379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999096898949629">
                <text:p>0.999096898949629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999531975325014">
                <text:p>0.999531975325014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999942582088066">
                <text:p>0.999942582088066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1.00033759568995">
                <text:p>1.00033759568995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1.00081735492728">
                <text:p>1.00081735492728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1.0013553498751">
                <text:p>1.0013553498751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1.0018919414756">
                <text:p>1.001891941475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1.00234384985779">
                <text:p>1.00234384985779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1.00274826606269">
                <text:p>1.0027482660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